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31%" fo:margin-top="0.141cm" fo:margin-bottom="0.212cm" style:writing-mode="lr-tb"/>
    </style:style>
    <style:style style:name="T1_1" style:family="text">
      <style:text-properties fo:background-color="#ffffff" fo:font-size="12pt" style:font-size-asian="12pt" style:font-size-complex="12pt"/>
    </style:style>
    <style:style style:name="T1_2" style:family="text">
      <style:text-properties fo:background-color="#ffffff" fo:font-size="12pt" style:font-size-asian="12pt" style:font-size-complex="12pt"/>
    </style:style>
    <style:style style:name="T1_3" style:family="text">
      <style:text-properties fo:background-color="#ffffff" fo:font-size="12pt" style:font-size-asian="12pt" style:font-size-complex="12pt"/>
    </style:style>
    <style:style style:name="T1_4" style:family="text">
      <style:text-properties fo:background-color="#ffffff" fo:font-size="12pt" style:font-size-asian="12pt" style:font-size-complex="12pt"/>
    </style:style>
    <style:style style:name="T1_5" style:family="text">
      <style:text-properties fo:background-color="#ffffff" fo:font-size="12pt" style:font-size-asian="12pt" style:font-size-complex="12pt"/>
    </style:style>
    <style:style style:name="T1_6" style:family="text">
      <style:text-properties fo:background-color="#ffffff" fo:font-size="12pt" style:font-size-asian="12pt" style:font-size-complex="12pt"/>
    </style:style>
    <style:style style:name="T1_7" style:family="text">
      <style:text-properties fo:background-color="#ffffff" fo:font-size="12pt" style:font-size-asian="12pt" style:font-size-complex="12pt"/>
    </style:style>
    <style:style style:name="T1_8" style:family="text">
      <style:text-properties fo:background-color="#ffffff" fo:font-size="12pt" style:font-size-asian="12pt" style:font-size-complex="12pt"/>
    </style:style>
    <style:style style:name="T1_9" style:family="text">
      <style:text-properties fo:background-color="#ffffff" fo:font-size="12pt" style:font-size-asian="12pt" style:font-size-complex="12pt"/>
    </style:style>
    <style:style style:name="T1_10" style:family="text">
      <style:text-properties fo:background-color="#ffffff" fo:font-size="12pt" style:font-size-asian="12pt" style:font-size-complex="12pt"/>
    </style:style>
    <style:style style:name="T1_11" style:family="text">
      <style:text-properties fo:background-color="#ffffff" fo:font-size="12pt" style:font-size-asian="12pt" style:font-size-complex="12pt"/>
    </style:style>
    <style:style style:name="T1_12" style:family="text">
      <style:text-properties fo:background-color="#ffffff" fo:font-size="12pt" style:font-size-asian="12pt" style:font-size-complex="12pt"/>
    </style:style>
    <style:style style:name="T1_13" style:family="text">
      <style:text-properties fo:background-color="#ffffff" fo:font-size="12pt" style:font-size-asian="12pt" style:font-size-complex="12pt"/>
    </style:style>
    <style:style style:name="T1_14" style:family="text">
      <style:text-properties fo:background-color="#ffffff" fo:font-size="12pt" style:font-size-asian="12pt" style:font-size-complex="12pt"/>
    </style:style>
    <style:style style:name="P2" style:family="paragraph" style:parent-style-name="Standard">
      <style:paragraph-properties fo:break-before="auto" fo:line-height="131%" fo:margin-top="0.141cm" fo:margin-bottom="0.212cm" style:writing-mode="lr-tb"/>
    </style:style>
    <style:style style:name="T2_1" style:family="text">
      <style:text-properties fo:background-color="#ffffff" fo:font-size="12pt" style:font-size-asian="12pt" style:font-size-complex="12pt"/>
    </style:style>
    <style:style style:name="T2_2" style:family="text">
      <style:text-properties fo:background-color="#ffffff" fo:font-size="12pt" style:font-size-asian="12pt" style:font-size-complex="12pt"/>
    </style:style>
    <style:style style:name="T2_3" style:family="text">
      <style:text-properties fo:background-color="#ffffff" fo:font-size="12pt" style:font-size-asian="12pt" style:font-size-complex="12pt"/>
    </style:style>
    <style:style style:name="T2_4" style:family="text">
      <style:text-properties fo:background-color="#ffffff" fo:font-size="12pt" style:font-size-asian="12pt" style:font-size-complex="12pt"/>
    </style:style>
    <style:style style:name="T2_5" style:family="text">
      <style:text-properties fo:background-color="#ffffff" fo:font-size="12pt" style:font-size-asian="12pt" style:font-size-complex="12pt"/>
    </style:style>
    <style:style style:name="T2_6" style:family="text">
      <style:text-properties fo:background-color="#ffffff" fo:font-size="12pt" style:font-size-asian="12pt" style:font-size-complex="12pt"/>
    </style:style>
    <style:style style:name="T2_7" style:family="text">
      <style:text-properties fo:background-color="#ffffff" fo:font-size="12pt" style:font-size-asian="12pt" style:font-size-complex="12pt"/>
    </style:style>
    <style:style style:name="T2_8" style:family="text">
      <style:text-properties fo:background-color="#ffffff" fo:font-size="12pt" style:font-size-asian="12pt" style:font-size-complex="12pt"/>
    </style:style>
    <style:style style:name="T2_9" style:family="text">
      <style:text-properties fo:background-color="#ffffff" fo:font-size="12pt" style:font-size-asian="12pt" style:font-size-complex="12pt"/>
    </style:style>
    <style:style style:name="T2_10" style:family="text">
      <style:text-properties fo:background-color="#ffffff" fo:font-size="12pt" style:font-size-asian="12pt" style:font-size-complex="12pt"/>
    </style:style>
    <style:style style:name="T2_11" style:family="text">
      <style:text-properties fo:background-color="#ffffff" fo:font-size="12pt" style:font-size-asian="12pt" style:font-size-complex="12pt"/>
    </style:style>
    <style:style style:name="T2_12" style:family="text">
      <style:text-properties fo:background-color="#ffffff" fo:font-size="12pt" style:font-size-asian="12pt" style:font-size-complex="12pt"/>
    </style:style>
    <style:style style:name="T2_13" style:family="text">
      <style:text-properties fo:background-color="#ffffff" fo:font-size="12pt" style:font-size-asian="12pt" style:font-size-complex="12pt"/>
    </style:style>
    <style:style style:name="T2_14" style:family="text">
      <style:text-properties fo:background-color="#ffffff" fo:font-size="12pt" style:font-size-asian="12pt" style:font-size-complex="12pt"/>
    </style:style>
    <style:style style:name="T2_15" style:family="text">
      <style:text-properties fo:background-color="#ffffff" fo:font-size="12pt" style:font-size-asian="12pt" style:font-size-complex="12pt"/>
    </style:style>
    <style:style style:name="T2_16" style:family="text">
      <style:text-properties fo:background-color="#ffffff" fo:font-size="12pt" style:font-size-asian="12pt" style:font-size-complex="12pt"/>
    </style:style>
    <style:style style:name="T2_17" style:family="text">
      <style:text-properties fo:background-color="#ffffff" fo:font-size="12pt" style:font-size-asian="12pt" style:font-size-complex="12pt"/>
    </style:style>
    <style:style style:name="T2_18" style:family="text">
      <style:text-properties fo:background-color="#ffffff" fo:font-size="12pt" style:font-size-asian="12pt" style:font-size-complex="12pt"/>
    </style:style>
    <style:style style:name="T2_19" style:family="text">
      <style:text-properties fo:background-color="#ffffff" fo:font-size="12pt" style:font-size-asian="12pt" style:font-size-complex="12pt"/>
    </style:style>
    <style:style style:name="T2_20" style:family="text">
      <style:text-properties fo:background-color="#ffffff" fo:font-size="12pt" style:font-size-asian="12pt" style:font-size-complex="12pt"/>
    </style:style>
    <style:style style:name="T2_21" style:family="text">
      <style:text-properties fo:background-color="#ffffff" fo:font-size="12pt" style:font-size-asian="12pt" style:font-size-complex="12pt"/>
    </style:style>
    <style:style style:name="T2_22" style:family="text">
      <style:text-properties fo:background-color="#ffffff" fo:font-size="12pt" style:font-size-asian="12pt" style:font-size-complex="12pt"/>
    </style:style>
    <style:style style:name="T2_23" style:family="text">
      <style:text-properties fo:background-color="#ffffff" fo:font-size="12pt" style:font-size-asian="12pt" style:font-size-complex="12pt"/>
    </style:style>
    <style:style style:name="T2_24" style:family="text">
      <style:text-properties fo:background-color="#ffffff" fo:font-size="12pt" style:font-size-asian="12pt" style:font-size-complex="12pt"/>
    </style:style>
    <style:style style:name="T2_25" style:family="text">
      <style:text-properties fo:background-color="#ffffff" fo:font-size="12pt" style:font-size-asian="12pt" style:font-size-complex="12pt"/>
    </style:style>
    <style:style style:name="T2_26" style:family="text">
      <style:text-properties fo:background-color="#ffffff" fo:font-size="12pt" style:font-size-asian="12pt" style:font-size-complex="12pt"/>
    </style:style>
    <style:style style:name="T2_27" style:family="text">
      <style:text-properties fo:background-color="#ffffff" fo:font-size="12pt" style:font-size-asian="12pt" style:font-size-complex="12pt"/>
    </style:style>
    <style:style style:name="T2_28" style:family="text">
      <style:text-properties fo:background-color="#ffffff" fo:font-size="12pt" style:font-size-asian="12pt" style:font-size-complex="12pt"/>
    </style:style>
    <style:style style:name="T2_29" style:family="text">
      <style:text-properties fo:background-color="#ffffff" fo:font-size="12pt" style:font-size-asian="12pt" style:font-size-complex="12pt"/>
    </style:style>
    <style:style style:name="T2_30" style:family="text">
      <style:text-properties fo:background-color="#ffffff" fo:font-size="12pt" style:font-size-asian="12pt" style:font-size-complex="12pt"/>
    </style:style>
    <style:style style:name="T2_31" style:family="text">
      <style:text-properties fo:background-color="#ffffff" fo:font-size="12pt" style:font-size-asian="12pt" style:font-size-complex="12pt"/>
    </style:style>
    <style:style style:name="T2_32" style:family="text">
      <style:text-properties fo:background-color="#ffffff" fo:font-size="12pt" style:font-size-asian="12pt" style:font-size-complex="12pt"/>
    </style:style>
    <style:style style:name="T2_33" style:family="text">
      <style:text-properties fo:background-color="#ffffff" fo:font-size="12pt" style:font-size-asian="12pt" style:font-size-complex="12pt"/>
    </style:style>
    <style:style style:name="T2_34" style:family="text">
      <style:text-properties fo:background-color="#ffffff" fo:font-size="12pt" style:font-size-asian="12pt" style:font-size-complex="12pt"/>
    </style:style>
    <style:style style:name="T2_35" style:family="text">
      <style:text-properties fo:background-color="#ffffff" fo:font-size="12pt" style:font-size-asian="12pt" style:font-size-complex="12pt"/>
    </style:style>
    <style:style style:name="T2_36" style:family="text">
      <style:text-properties fo:background-color="#ffffff" fo:font-size="12pt" style:font-size-asian="12pt" style:font-size-complex="12pt"/>
    </style:style>
    <style:style style:name="T2_37" style:family="text">
      <style:text-properties fo:background-color="#ffffff" fo:font-size="12pt" style:font-size-asian="12pt" style:font-size-complex="12pt"/>
    </style:style>
    <style:style style:name="T2_38" style:family="text">
      <style:text-properties fo:background-color="#ffffff" fo:font-size="12pt" style:font-size-asian="12pt" style:font-size-complex="12pt"/>
    </style:style>
    <style:style style:name="T2_39" style:family="text">
      <style:text-properties fo:background-color="#ffffff" fo:font-size="12pt" style:font-size-asian="12pt" style:font-size-complex="12pt"/>
    </style:style>
    <style:style style:name="T2_40" style:family="text">
      <style:text-properties fo:background-color="#ffffff" fo:font-size="12pt" style:font-size-asian="12pt" style:font-size-complex="12pt"/>
    </style:style>
    <style:style style:name="T2_41" style:family="text">
      <style:text-properties fo:background-color="#ffffff" fo:font-size="12pt" style:font-size-asian="12pt" style:font-size-complex="12pt"/>
    </style:style>
    <style:style style:name="T2_42" style:family="text">
      <style:text-properties fo:background-color="#ffffff" fo:font-size="12pt" style:font-size-asian="12pt" style:font-size-complex="12pt"/>
    </style:style>
    <style:style style:name="T2_43" style:family="text">
      <style:text-properties fo:background-color="#ffffff" fo:font-size="12pt" style:font-size-asian="12pt" style:font-size-complex="12pt"/>
    </style:style>
    <style:style style:name="T2_44" style:family="text">
      <style:text-properties fo:background-color="#ffffff" fo:font-size="12pt" style:font-size-asian="12pt" style:font-size-complex="12pt"/>
    </style:style>
    <style:style style:name="T2_45" style:family="text">
      <style:text-properties fo:background-color="#ffffff" fo:font-size="12pt" style:font-size-asian="12pt" style:font-size-complex="12pt"/>
    </style:style>
    <style:style style:name="T2_46" style:family="text">
      <style:text-properties fo:background-color="#ffffff" fo:font-size="12pt" style:font-size-asian="12pt" style:font-size-complex="12pt"/>
    </style:style>
    <style:style style:name="T2_47" style:family="text">
      <style:text-properties fo:background-color="#ffffff" fo:font-size="12pt" style:font-size-asian="12pt" style:font-size-complex="12pt"/>
    </style:style>
    <style:style style:name="T2_48" style:family="text">
      <style:text-properties fo:background-color="#ffffff" fo:font-size="12pt" style:font-size-asian="12pt" style:font-size-complex="12pt"/>
    </style:style>
    <style:style style:name="T2_49" style:family="text">
      <style:text-properties fo:background-color="#ffffff" fo:font-size="12pt" style:font-size-asian="12pt" style:font-size-complex="12pt"/>
    </style:style>
    <style:style style:name="T2_50" style:family="text">
      <style:text-properties fo:background-color="#ffffff" fo:font-size="12pt" style:font-size-asian="12pt" style:font-size-complex="12pt"/>
    </style:style>
    <style:style style:name="T2_51" style:family="text">
      <style:text-properties fo:background-color="#ffffff" fo:font-size="12pt" style:font-size-asian="12pt" style:font-size-complex="12pt"/>
    </style:style>
    <style:style style:name="T2_52" style:family="text">
      <style:text-properties fo:background-color="#ffffff" fo:font-size="12pt" style:font-size-asian="12pt" style:font-size-complex="12pt"/>
    </style:style>
    <style:style style:name="T2_53" style:family="text">
      <style:text-properties fo:background-color="#ffffff" fo:font-size="12pt" style:font-size-asian="12pt" style:font-size-complex="12pt"/>
    </style:style>
    <style:style style:name="T2_54" style:family="text">
      <style:text-properties fo:background-color="#ffffff" fo:font-size="12pt" style:font-size-asian="12pt" style:font-size-complex="12pt"/>
    </style:style>
    <style:style style:name="T2_55" style:family="text">
      <style:text-properties fo:background-color="#ffffff" fo:font-size="12pt" style:font-size-asian="12pt" style:font-size-complex="12pt"/>
    </style:style>
    <style:style style:name="T2_56" style:family="text">
      <style:text-properties fo:background-color="#ffffff" fo:font-size="12pt" style:font-size-asian="12pt" style:font-size-complex="12pt"/>
    </style:style>
    <style:style style:name="T2_57" style:family="text">
      <style:text-properties fo:background-color="#ffffff" fo:font-size="12pt" style:font-size-asian="12pt" style:font-size-complex="12pt"/>
    </style:style>
    <style:style style:name="T2_58" style:family="text">
      <style:text-properties fo:background-color="#ffffff" fo:font-size="12pt" style:font-size-asian="12pt" style:font-size-complex="12pt"/>
    </style:style>
    <style:style style:name="T2_59" style:family="text">
      <style:text-properties fo:background-color="#ffffff" fo:font-size="12pt" style:font-size-asian="12pt" style:font-size-complex="12pt"/>
    </style:style>
    <style:style style:name="T2_60" style:family="text">
      <style:text-properties fo:background-color="#ffffff" fo:font-size="12pt" style:font-size-asian="12pt" style:font-size-complex="12pt"/>
    </style:style>
    <style:style style:name="T2_61" style:family="text">
      <style:text-properties fo:background-color="#ffffff" fo:font-size="12pt" style:font-size-asian="12pt" style:font-size-complex="12pt"/>
    </style:style>
    <style:style style:name="T2_62" style:family="text">
      <style:text-properties fo:background-color="#ffffff" fo:font-size="12pt" style:font-size-asian="12pt" style:font-size-complex="12pt"/>
    </style:style>
    <style:style style:name="T2_63" style:family="text">
      <style:text-properties fo:background-color="#ffffff" fo:font-size="12pt" style:font-size-asian="12pt" style:font-size-complex="12pt"/>
    </style:style>
    <style:style style:name="T2_64" style:family="text">
      <style:text-properties fo:background-color="#ffffff" fo:font-size="12pt" style:font-size-asian="12pt" style:font-size-complex="12pt"/>
    </style:style>
    <style:style style:name="T2_65" style:family="text">
      <style:text-properties fo:background-color="#ffffff" fo:font-size="12pt" style:font-size-asian="12pt" style:font-size-complex="12pt"/>
    </style:style>
    <style:style style:name="T2_66" style:family="text">
      <style:text-properties fo:background-color="#ffffff" fo:font-size="12pt" style:font-size-asian="12pt" style:font-size-complex="12pt"/>
    </style:style>
    <style:style style:name="T2_67" style:family="text">
      <style:text-properties fo:background-color="#ffffff" fo:font-size="12pt" style:font-size-asian="12pt" style:font-size-complex="12pt"/>
    </style:style>
    <style:style style:name="T2_68" style:family="text">
      <style:text-properties fo:background-color="#ffffff" fo:font-size="12pt" style:font-size-asian="12pt" style:font-size-complex="12pt"/>
    </style:style>
    <style:style style:name="T2_69" style:family="text">
      <style:text-properties fo:background-color="#ffffff" fo:font-size="12pt" style:font-size-asian="12pt" style:font-size-complex="12pt"/>
    </style:style>
    <style:style style:name="T2_70" style:family="text">
      <style:text-properties fo:background-color="#ffffff" fo:font-size="12pt" style:font-size-asian="12pt" style:font-size-complex="12pt"/>
    </style:style>
    <style:style style:name="T2_71" style:family="text">
      <style:text-properties fo:background-color="#ffffff" fo:font-size="12pt" style:font-size-asian="12pt" style:font-size-complex="12pt"/>
    </style:style>
    <style:style style:name="T2_72" style:family="text">
      <style:text-properties fo:background-color="#ffffff" fo:font-size="12pt" style:font-size-asian="12pt" style:font-size-complex="12pt"/>
    </style:style>
    <style:style style:name="T2_73" style:family="text">
      <style:text-properties fo:background-color="#ffffff" fo:font-size="12pt" style:font-size-asian="12pt" style:font-size-complex="12pt"/>
    </style:style>
    <style:style style:name="T2_74" style:family="text">
      <style:text-properties fo:background-color="#ffffff" fo:font-size="12pt" style:font-size-asian="12pt" style:font-size-complex="12pt"/>
    </style:style>
    <style:style style:name="T2_75" style:family="text">
      <style:text-properties fo:background-color="#ffffff" fo:font-size="12pt" style:font-size-asian="12pt" style:font-size-complex="12pt"/>
    </style:style>
    <style:style style:name="T2_76" style:family="text">
      <style:text-properties fo:background-color="#ffffff" fo:font-size="12pt" style:font-size-asian="12pt" style:font-size-complex="12pt"/>
    </style:style>
    <style:style style:name="T2_77" style:family="text">
      <style:text-properties fo:background-color="#ffffff" fo:font-size="12pt" style:font-size-asian="12pt" style:font-size-complex="12pt"/>
    </style:style>
    <style:style style:name="T2_78" style:family="text">
      <style:text-properties fo:background-color="#ffffff" fo:font-size="12pt" style:font-size-asian="12pt" style:font-size-complex="12pt"/>
    </style:style>
    <style:style style:name="T2_79" style:family="text">
      <style:text-properties fo:background-color="#ffffff" fo:font-size="12pt" style:font-size-asian="12pt" style:font-size-complex="12pt"/>
    </style:style>
    <style:style style:name="T2_80" style:family="text">
      <style:text-properties fo:background-color="#ffffff" fo:font-size="12pt" style:font-size-asian="12pt" style:font-size-complex="12pt"/>
    </style:style>
    <style:style style:name="T2_81" style:family="text">
      <style:text-properties fo:background-color="#ffffff" fo:font-size="12pt" style:font-size-asian="12pt" style:font-size-complex="12pt"/>
    </style:style>
    <style:style style:name="T2_82" style:family="text">
      <style:text-properties fo:background-color="#ffffff" fo:font-size="12pt" style:font-size-asian="12pt" style:font-size-complex="12pt"/>
    </style:style>
    <style:style style:name="T2_83" style:family="text">
      <style:text-properties fo:background-color="#ffffff" fo:font-size="12pt" style:font-size-asian="12pt" style:font-size-complex="12pt"/>
    </style:style>
    <style:style style:name="T2_84" style:family="text">
      <style:text-properties fo:background-color="#ffffff" fo:font-size="12pt" style:font-size-asian="12pt" style:font-size-complex="12pt"/>
    </style:style>
    <style:style style:name="T2_85" style:family="text">
      <style:text-properties fo:background-color="#ffffff" fo:font-size="12pt" style:font-size-asian="12pt" style:font-size-complex="12pt"/>
    </style:style>
    <style:style style:name="T2_86" style:family="text">
      <style:text-properties fo:background-color="#ffffff" fo:font-size="12pt" style:font-size-asian="12pt" style:font-size-complex="12pt"/>
    </style:style>
    <style:style style:name="T2_87" style:family="text">
      <style:text-properties fo:background-color="#ffffff" fo:font-size="12pt" style:font-size-asian="12pt" style:font-size-complex="12pt"/>
    </style:style>
    <style:style style:name="T2_88" style:family="text">
      <style:text-properties fo:background-color="#ffffff" fo:font-size="12pt" style:font-size-asian="12pt" style:font-size-complex="12pt"/>
    </style:style>
    <style:style style:name="T2_89" style:family="text">
      <style:text-properties fo:background-color="#ffffff" fo:font-size="12pt" style:font-size-asian="12pt" style:font-size-complex="12pt"/>
    </style:style>
    <style:style style:name="T2_90" style:family="text">
      <style:text-properties fo:background-color="#ffffff" fo:font-size="12pt" style:font-size-asian="12pt" style:font-size-complex="12pt"/>
    </style:style>
    <style:style style:name="T2_91" style:family="text">
      <style:text-properties fo:background-color="#ffffff" fo:font-size="12pt" style:font-size-asian="12pt" style:font-size-complex="12pt"/>
    </style:style>
    <style:style style:name="T2_92" style:family="text">
      <style:text-properties fo:background-color="#ffffff" fo:font-size="12pt" style:font-size-asian="12pt" style:font-size-complex="12pt"/>
    </style:style>
    <style:style style:name="T2_93" style:family="text">
      <style:text-properties fo:background-color="#ffffff" fo:font-size="12pt" style:font-size-asian="12pt" style:font-size-complex="12pt"/>
    </style:style>
    <style:style style:name="T2_94" style:family="text">
      <style:text-properties fo:background-color="#ffffff" fo:font-size="12pt" style:font-size-asian="12pt" style:font-size-complex="12pt"/>
    </style:style>
    <style:style style:name="T2_95" style:family="text">
      <style:text-properties fo:background-color="#ffffff" fo:font-size="12pt" style:font-size-asian="12pt" style:font-size-complex="12pt"/>
    </style:style>
    <style:style style:name="T2_96" style:family="text">
      <style:text-properties fo:background-color="#ffffff" fo:font-size="12pt" style:font-size-asian="12pt" style:font-size-complex="12pt"/>
    </style:style>
    <style:style style:name="T2_97" style:family="text">
      <style:text-properties fo:background-color="#ffffff" fo:font-size="12pt" style:font-size-asian="12pt" style:font-size-complex="12pt"/>
    </style:style>
    <style:style style:name="T2_98" style:family="text">
      <style:text-properties fo:background-color="#ffffff" fo:font-size="12pt" style:font-size-asian="12pt" style:font-size-complex="12pt"/>
    </style:style>
    <style:style style:name="T2_99" style:family="text">
      <style:text-properties fo:background-color="#ffffff" fo:font-size="12pt" style:font-size-asian="12pt" style:font-size-complex="12pt"/>
    </style:style>
    <style:style style:name="T2_100" style:family="text">
      <style:text-properties fo:background-color="#ffffff" fo:font-size="12pt" style:font-size-asian="12pt" style:font-size-complex="12pt"/>
    </style:style>
    <style:style style:name="T2_101" style:family="text">
      <style:text-properties fo:background-color="#ffffff" fo:font-size="12pt" style:font-size-asian="12pt" style:font-size-complex="12pt"/>
    </style:style>
    <style:style style:name="T2_102" style:family="text">
      <style:text-properties fo:background-color="#ffffff" fo:font-size="12pt" style:font-size-asian="12pt" style:font-size-complex="12pt"/>
    </style:style>
    <style:style style:name="T2_103" style:family="text">
      <style:text-properties fo:background-color="#ffffff" fo:font-size="12pt" style:font-size-asian="12pt" style:font-size-complex="12pt"/>
    </style:style>
    <style:style style:name="T2_104" style:family="text">
      <style:text-properties fo:background-color="#ffffff" fo:font-size="12pt" style:font-size-asian="12pt" style:font-size-complex="12pt"/>
    </style:style>
    <style:style style:name="T2_105" style:family="text">
      <style:text-properties fo:background-color="#ffffff" fo:font-size="12pt" style:font-size-asian="12pt" style:font-size-complex="12pt"/>
    </style:style>
    <style:style style:name="T2_106" style:family="text">
      <style:text-properties fo:background-color="#ffffff" fo:font-size="12pt" style:font-size-asian="12pt" style:font-size-complex="12pt"/>
    </style:style>
    <style:style style:name="T2_107" style:family="text">
      <style:text-properties fo:background-color="#ffffff" fo:font-size="12pt" style:font-size-asian="12pt" style:font-size-complex="12pt"/>
    </style:style>
    <style:style style:name="T2_108" style:family="text">
      <style:text-properties fo:background-color="#ffffff" fo:font-size="12pt" style:font-size-asian="12pt" style:font-size-complex="12pt"/>
    </style:style>
    <style:style style:name="T2_109" style:family="text">
      <style:text-properties fo:background-color="#ffffff" fo:font-size="12pt" style:font-size-asian="12pt" style:font-size-complex="12pt"/>
    </style:style>
    <style:style style:name="T2_110" style:family="text">
      <style:text-properties fo:background-color="#ffffff" fo:font-size="12pt" style:font-size-asian="12pt" style:font-size-complex="12pt"/>
    </style:style>
    <style:style style:name="T2_111" style:family="text">
      <style:text-properties fo:background-color="#ffffff" fo:font-size="12pt" style:font-size-asian="12pt" style:font-size-complex="12pt"/>
    </style:style>
    <style:style style:name="T2_112" style:family="text">
      <style:text-properties fo:background-color="#ffffff" fo:font-size="12pt" style:font-size-asian="12pt" style:font-size-complex="12pt"/>
    </style:style>
    <style:style style:name="T2_113" style:family="text">
      <style:text-properties fo:background-color="#ffffff" fo:font-size="12pt" style:font-size-asian="12pt" style:font-size-complex="12pt"/>
    </style:style>
    <style:style style:name="T2_114" style:family="text">
      <style:text-properties fo:background-color="#ffffff" fo:font-size="12pt" style:font-size-asian="12pt" style:font-size-complex="12pt"/>
    </style:style>
    <style:style style:name="T2_115" style:family="text">
      <style:text-properties fo:background-color="#ffffff" fo:font-size="12pt" style:font-size-asian="12pt" style:font-size-complex="12pt"/>
    </style:style>
    <style:style style:name="T2_116" style:family="text">
      <style:text-properties fo:background-color="#ffffff" fo:font-size="12pt" style:font-size-asian="12pt" style:font-size-complex="12pt"/>
    </style:style>
    <style:style style:name="T2_117" style:family="text">
      <style:text-properties fo:background-color="#ffffff" fo:font-size="12pt" style:font-size-asian="12pt" style:font-size-complex="12pt"/>
    </style:style>
    <style:style style:name="T2_118" style:family="text">
      <style:text-properties fo:background-color="#ffffff" fo:font-size="12pt" style:font-size-asian="12pt" style:font-size-complex="12pt"/>
    </style:style>
    <style:style style:name="T2_119" style:family="text">
      <style:text-properties fo:background-color="#ffffff" fo:font-size="12pt" style:font-size-asian="12pt" style:font-size-complex="12pt"/>
    </style:style>
    <style:style style:name="T2_120" style:family="text">
      <style:text-properties fo:background-color="#ffffff" fo:font-size="12pt" style:font-size-asian="12pt" style:font-size-complex="12pt"/>
    </style:style>
    <style:style style:name="T2_121" style:family="text">
      <style:text-properties fo:background-color="#ffffff" fo:font-size="12pt" style:font-size-asian="12pt" style:font-size-complex="12pt"/>
    </style:style>
    <style:style style:name="T2_122" style:family="text">
      <style:text-properties fo:background-color="#ffffff" fo:font-size="12pt" style:font-size-asian="12pt" style:font-size-complex="12pt"/>
    </style:style>
    <style:style style:name="T2_123" style:family="text">
      <style:text-properties fo:background-color="#ffffff" fo:font-size="12pt" style:font-size-asian="12pt" style:font-size-complex="12pt"/>
    </style:style>
    <style:style style:name="T2_124" style:family="text">
      <style:text-properties fo:background-color="#ffffff" fo:font-size="12pt" style:font-size-asian="12pt" style:font-size-complex="12pt"/>
    </style:style>
    <style:style style:name="T2_125" style:family="text">
      <style:text-properties fo:background-color="#ffffff" fo:font-size="12pt" style:font-size-asian="12pt" style:font-size-complex="12pt"/>
    </style:style>
    <style:style style:name="T2_126" style:family="text">
      <style:text-properties fo:background-color="#ffffff" fo:font-size="12pt" style:font-size-asian="12pt" style:font-size-complex="12pt"/>
    </style:style>
    <style:style style:name="T2_127" style:family="text">
      <style:text-properties fo:background-color="#ffffff" fo:font-size="12pt" style:font-size-asian="12pt" style:font-size-complex="12pt"/>
    </style:style>
    <style:style style:name="T2_128" style:family="text">
      <style:text-properties fo:background-color="#ffffff" fo:font-size="12pt" style:font-size-asian="12pt" style:font-size-complex="12pt"/>
    </style:style>
    <style:style style:name="T2_129" style:family="text">
      <style:text-properties fo:background-color="#ffffff" fo:font-size="12pt" style:font-size-asian="12pt" style:font-size-complex="12pt"/>
    </style:style>
    <style:style style:name="T2_130" style:family="text">
      <style:text-properties fo:background-color="#ffffff" fo:font-size="12pt" style:font-size-asian="12pt" style:font-size-complex="12pt"/>
    </style:style>
    <style:style style:name="T2_131" style:family="text">
      <style:text-properties fo:background-color="#ffffff" fo:font-size="12pt" style:font-size-asian="12pt" style:font-size-complex="12pt"/>
    </style:style>
    <style:style style:name="T2_132" style:family="text">
      <style:text-properties fo:background-color="#ffffff" fo:font-size="12pt" style:font-size-asian="12pt" style:font-size-complex="12pt"/>
    </style:style>
    <style:style style:name="T2_133" style:family="text">
      <style:text-properties fo:background-color="#ffffff" fo:font-size="12pt" style:font-size-asian="12pt" style:font-size-complex="12pt"/>
    </style:style>
    <style:style style:name="T2_134" style:family="text">
      <style:text-properties fo:background-color="#ffffff" fo:font-size="12pt" style:font-size-asian="12pt" style:font-size-complex="12pt"/>
    </style:style>
    <style:style style:name="T2_135" style:family="text">
      <style:text-properties fo:background-color="#ffffff" fo:font-size="12pt" style:font-size-asian="12pt" style:font-size-complex="12pt"/>
    </style:style>
    <style:style style:name="T2_136" style:family="text">
      <style:text-properties fo:background-color="#ffffff" fo:font-size="12pt" style:font-size-asian="12pt" style:font-size-complex="12pt"/>
    </style:style>
    <style:style style:name="T2_137" style:family="text">
      <style:text-properties fo:background-color="#ffffff" fo:font-size="12pt" style:font-size-asian="12pt" style:font-size-complex="12pt"/>
    </style:style>
    <style:style style:name="T2_138" style:family="text">
      <style:text-properties fo:background-color="#ffffff" fo:font-size="12pt" style:font-size-asian="12pt" style:font-size-complex="12pt"/>
    </style:style>
    <style:style style:name="T2_139" style:family="text">
      <style:text-properties fo:background-color="#ffffff" fo:font-size="12pt" style:font-size-asian="12pt" style:font-size-complex="12pt"/>
    </style:style>
    <style:style style:name="T2_140" style:family="text">
      <style:text-properties fo:background-color="#ffffff" fo:font-size="12pt" style:font-size-asian="12pt" style:font-size-complex="12pt"/>
    </style:style>
    <style:style style:name="P3" style:family="paragraph" style:parent-style-name="Standard">
      <style:paragraph-properties fo:break-before="auto" fo:line-height="131%" fo:margin-top="0cm" style:writing-mode="lr-tb"/>
    </style:style>
    <style:style style:name="T3_1" style:family="text">
      <style:text-properties fo:background-color="#ffffff" fo:font-size="12pt" style:font-size-asian="12pt" style:font-size-complex="12pt"/>
    </style:style>
    <style:style style:name="T3_2" style:family="text">
      <style:text-properties fo:background-color="#ffffff" fo:font-size="12pt" style:font-size-asian="12pt" style:font-size-complex="12pt"/>
    </style:style>
    <style:style style:name="T3_3" style:family="text">
      <style:text-properties fo:background-color="#ffffff" fo:font-size="12pt" style:font-size-asian="12pt" style:font-size-complex="12pt"/>
    </style:style>
    <style:style style:name="T3_4" style:family="text">
      <style:text-properties fo:background-color="#ffffff" fo:font-size="12pt" style:font-size-asian="12pt" style:font-size-complex="12pt"/>
    </style:style>
    <style:style style:name="T3_5" style:family="text">
      <style:text-properties fo:background-color="#ffffff" fo:font-size="12pt" style:font-size-asian="12pt" style:font-size-complex="12pt"/>
    </style:style>
    <style:style style:name="T3_6" style:family="text">
      <style:text-properties fo:background-color="#ffffff" fo:font-size="12pt" style:font-size-asian="12pt" style:font-size-complex="12pt"/>
    </style:style>
    <style:style style:name="T3_7" style:family="text">
      <style:text-properties fo:background-color="#ffffff" fo:font-size="12pt" style:font-size-asian="12pt" style:font-size-complex="12pt"/>
    </style:style>
    <style:style style:name="T3_8" style:family="text">
      <style:text-properties fo:background-color="#ffffff" fo:font-size="12pt" style:font-size-asian="12pt" style:font-size-complex="12pt"/>
    </style:style>
    <style:style style:name="T3_9" style:family="text">
      <style:text-properties fo:background-color="#ffffff" fo:font-size="12pt" style:font-size-asian="12pt" style:font-size-complex="12pt"/>
    </style:style>
    <style:style style:name="T3_10" style:family="text">
      <style:text-properties fo:background-color="#ffffff" fo:font-size="12pt" style:font-size-asian="12pt" style:font-size-complex="12pt"/>
    </style:style>
    <style:style style:name="T3_11" style:family="text">
      <style:text-properties fo:background-color="#ffffff" fo:font-size="12pt" style:font-size-asian="12pt" style:font-size-complex="12pt"/>
    </style:style>
    <style:style style:name="T3_12" style:family="text">
      <style:text-properties fo:background-color="#ffffff" fo:font-size="12pt" style:font-size-asian="12pt" style:font-size-complex="12pt"/>
    </style:style>
    <style:style style:name="T3_13" style:family="text">
      <style:text-properties fo:background-color="#ffffff" fo:font-size="12pt" style:font-size-asian="12pt" style:font-size-complex="12pt"/>
    </style:style>
    <style:style style:name="T3_14" style:family="text">
      <style:text-properties fo:background-color="#ffffff" fo:font-size="12pt" style:font-size-asian="12pt" style:font-size-complex="12pt"/>
    </style:style>
    <style:style style:name="T3_15" style:family="text">
      <style:text-properties fo:background-color="#ffffff" fo:font-size="12pt" style:font-size-asian="12pt" style:font-size-complex="12pt"/>
    </style:style>
    <style:style style:name="T3_16" style:family="text">
      <style:text-properties fo:background-color="#ffffff" fo:font-size="12pt" style:font-size-asian="12pt" style:font-size-complex="12pt"/>
    </style:style>
    <style:style style:name="T3_17" style:family="text">
      <style:text-properties fo:background-color="#ffffff" fo:font-size="12pt" style:font-size-asian="12pt" style:font-size-complex="12pt"/>
    </style:style>
    <style:style style:name="T3_18" style:family="text">
      <style:text-properties fo:background-color="#ffffff" fo:font-size="12pt" style:font-size-asian="12pt" style:font-size-complex="12pt"/>
    </style:style>
    <style:style style:name="T3_19" style:family="text">
      <style:text-properties fo:background-color="#ffffff" fo:font-size="12pt" style:font-size-asian="12pt" style:font-size-complex="12pt"/>
    </style:style>
    <style:style style:name="T3_20" style:family="text">
      <style:text-properties fo:background-color="#ffffff" fo:font-size="12pt" style:font-size-asian="12pt" style:font-size-complex="12pt"/>
    </style:style>
    <style:style style:name="T3_21" style:family="text">
      <style:text-properties fo:background-color="#ffffff" fo:font-size="12pt" style:font-size-asian="12pt" style:font-size-complex="12pt"/>
    </style:style>
    <style:style style:name="T3_22" style:family="text">
      <style:text-properties fo:background-color="#ffffff" fo:font-size="12pt" style:font-size-asian="12pt" style:font-size-complex="12pt"/>
    </style:style>
    <style:style style:name="T3_23" style:family="text">
      <style:text-properties fo:background-color="#ffffff" fo:font-size="12pt" style:font-size-asian="12pt" style:font-size-complex="12pt"/>
    </style:style>
    <style:style style:name="T3_24" style:family="text">
      <style:text-properties fo:background-color="#ffffff" fo:font-size="12pt" style:font-size-asian="12pt" style:font-size-complex="12pt"/>
    </style:style>
    <style:style style:name="T3_25" style:family="text">
      <style:text-properties fo:background-color="#ffffff" fo:font-size="12pt" style:font-size-asian="12pt" style:font-size-complex="12pt"/>
    </style:style>
    <style:style style:name="T3_26" style:family="text">
      <style:text-properties fo:background-color="#ffffff" fo:font-size="12pt" style:font-size-asian="12pt" style:font-size-complex="12pt"/>
    </style:style>
    <style:style style:name="T3_27" style:family="text">
      <style:text-properties fo:background-color="#ffffff" fo:font-size="12pt" style:font-size-asian="12pt" style:font-size-complex="12pt"/>
    </style:style>
    <style:style style:name="T3_28" style:family="text">
      <style:text-properties fo:background-color="#ffffff" fo:font-size="12pt" style:font-size-asian="12pt" style:font-size-complex="12pt"/>
    </style:style>
    <style:style style:name="T3_29" style:family="text">
      <style:text-properties fo:background-color="#ffffff" fo:font-size="12pt" style:font-size-asian="12pt" style:font-size-complex="12pt"/>
    </style:style>
    <style:style style:name="T3_30" style:family="text">
      <style:text-properties fo:background-color="#ffffff" fo:font-size="12pt" style:font-size-asian="12pt" style:font-size-complex="12pt"/>
    </style:style>
    <style:style style:name="T3_31" style:family="text">
      <style:text-properties fo:background-color="#ffffff" fo:font-size="12pt" style:font-size-asian="12pt" style:font-size-complex="12pt"/>
    </style:style>
    <style:style style:name="T3_32" style:family="text">
      <style:text-properties fo:background-color="#ffffff" fo:font-size="12pt" style:font-size-asian="12pt" style:font-size-complex="12pt"/>
    </style:style>
    <style:style style:name="T3_33" style:family="text">
      <style:text-properties fo:background-color="#ffffff" fo:font-size="12pt" style:font-size-asian="12pt" style:font-size-complex="12pt"/>
    </style:style>
    <style:style style:name="T3_34" style:family="text">
      <style:text-properties fo:background-color="#ffffff" fo:font-size="12pt" style:font-size-asian="12pt" style:font-size-complex="12pt"/>
    </style:style>
    <style:style style:name="T3_35" style:family="text">
      <style:text-properties fo:background-color="#ffffff" fo:font-size="12pt" style:font-size-asian="12pt" style:font-size-complex="12pt"/>
    </style:style>
    <style:style style:name="T3_36" style:family="text">
      <style:text-properties fo:background-color="#ffffff" fo:font-size="12pt" style:font-size-asian="12pt" style:font-size-complex="12pt"/>
    </style:style>
    <style:style style:name="T3_37" style:family="text">
      <style:text-properties fo:background-color="#ffffff" fo:font-size="12pt" style:font-size-asian="12pt" style:font-size-complex="12pt"/>
    </style:style>
    <style:style style:name="T3_38" style:family="text">
      <style:text-properties fo:background-color="#ffffff" fo:font-size="12pt" style:font-size-asian="12pt" style:font-size-complex="12pt"/>
    </style:style>
    <style:style style:name="T3_39" style:family="text">
      <style:text-properties fo:background-color="#ffffff" fo:font-size="12pt" style:font-size-asian="12pt" style:font-size-complex="12pt"/>
    </style:style>
    <style:style style:name="T3_40" style:family="text">
      <style:text-properties fo:background-color="#ffffff" fo:font-size="12pt" style:font-size-asian="12pt" style:font-size-complex="12pt"/>
    </style:style>
    <style:style style:name="T3_41" style:family="text">
      <style:text-properties fo:background-color="#ffffff" fo:font-size="12pt" style:font-size-asian="12pt" style:font-size-complex="12pt"/>
    </style:style>
    <style:style style:name="T3_42" style:family="text">
      <style:text-properties fo:background-color="#ffffff" fo:font-size="12pt" style:font-size-asian="12pt" style:font-size-complex="12pt"/>
    </style:style>
    <style:style style:name="T3_43" style:family="text">
      <style:text-properties fo:background-color="#ffffff" fo:font-size="12pt" style:font-size-asian="12pt" style:font-size-complex="12pt"/>
    </style:style>
    <style:style style:name="T3_44" style:family="text">
      <style:text-properties fo:background-color="#ffffff" fo:font-size="12pt" style:font-size-asian="12pt" style:font-size-complex="12pt"/>
    </style:style>
    <style:style style:name="T3_45" style:family="text">
      <style:text-properties fo:background-color="#ffffff" fo:font-size="12pt" style:font-size-asian="12pt" style:font-size-complex="12pt"/>
    </style:style>
    <style:style style:name="T3_46" style:family="text">
      <style:text-properties fo:background-color="#ffffff" fo:font-size="12pt" style:font-size-asian="12pt" style:font-size-complex="12pt"/>
    </style:style>
    <style:style style:name="T3_47" style:family="text">
      <style:text-properties fo:background-color="#ffffff" fo:font-size="12pt" style:font-size-asian="12pt" style:font-size-complex="12pt"/>
    </style:style>
    <style:style style:name="T3_48" style:family="text">
      <style:text-properties fo:background-color="#ffffff" fo:font-size="12pt" style:font-size-asian="12pt" style:font-size-complex="12pt"/>
    </style:style>
    <style:style style:name="T3_49" style:family="text">
      <style:text-properties fo:background-color="#ffffff" fo:font-size="12pt" style:font-size-asian="12pt" style:font-size-complex="12pt"/>
    </style:style>
    <style:style style:name="T3_50" style:family="text">
      <style:text-properties fo:background-color="#ffffff" fo:font-size="12pt" style:font-size-asian="12pt" style:font-size-complex="12pt"/>
    </style:style>
    <style:style style:name="T3_51" style:family="text">
      <style:text-properties fo:background-color="#ffffff" fo:font-size="12pt" style:font-size-asian="12pt" style:font-size-complex="12pt"/>
    </style:style>
    <style:style style:name="T3_52" style:family="text">
      <style:text-properties fo:background-color="#ffffff" fo:font-size="12pt" style:font-size-asian="12pt" style:font-size-complex="12pt"/>
    </style:style>
    <style:style style:name="T3_53" style:family="text">
      <style:text-properties fo:background-color="#ffffff" fo:font-size="12pt" style:font-size-asian="12pt" style:font-size-complex="12pt"/>
    </style:style>
    <style:style style:name="T3_54" style:family="text">
      <style:text-properties fo:background-color="#ffffff" fo:font-size="12pt" style:font-size-asian="12pt" style:font-size-complex="12pt"/>
    </style:style>
    <style:style style:name="T3_55" style:family="text">
      <style:text-properties fo:background-color="#ffffff" fo:font-size="12pt" style:font-size-asian="12pt" style:font-size-complex="12pt"/>
    </style:style>
    <style:style style:name="T3_56" style:family="text">
      <style:text-properties fo:background-color="#ffffff" fo:font-size="12pt" style:font-size-asian="12pt" style:font-size-complex="12pt"/>
    </style:style>
    <style:style style:name="T3_57" style:family="text">
      <style:text-properties fo:background-color="#ffffff" fo:font-size="12pt" style:font-size-asian="12pt" style:font-size-complex="12pt"/>
    </style:style>
    <style:style style:name="T3_58" style:family="text">
      <style:text-properties fo:background-color="#ffffff" fo:font-size="12pt" style:font-size-asian="12pt" style:font-size-complex="12pt"/>
    </style:style>
    <style:style style:name="T3_59" style:family="text">
      <style:text-properties fo:background-color="#ffffff" fo:font-size="12pt" style:font-size-asian="12pt" style:font-size-complex="12pt"/>
    </style:style>
    <style:style style:name="T3_60" style:family="text">
      <style:text-properties fo:background-color="#ffffff" fo:font-size="12pt" style:font-size-asian="12pt" style:font-size-complex="12pt"/>
    </style:style>
    <style:style style:name="P4" style:family="paragraph" style:parent-style-name="Standard">
      <style:paragraph-properties fo:break-before="auto" fo:line-height="131%" fo:margin-top="0cm" style:writing-mode="lr-tb"/>
    </style:style>
    <style:style style:name="T4_1" style:family="text">
      <style:text-properties fo:background-color="#ffffff" fo:font-size="12pt" style:font-size-asian="12pt" style:font-size-complex="12pt"/>
    </style:style>
    <style:style style:name="T4_2" style:family="text">
      <style:text-properties fo:background-color="#ffffff" fo:font-size="12pt" style:font-size-asian="12pt" style:font-size-complex="12pt"/>
    </style:style>
    <style:style style:name="T4_3" style:family="text">
      <style:text-properties fo:background-color="#ffffff" fo:font-size="12pt" style:font-size-asian="12pt" style:font-size-complex="12pt"/>
    </style:style>
    <style:style style:name="T4_4" style:family="text">
      <style:text-properties fo:background-color="#ffffff" fo:font-size="12pt" style:font-size-asian="12pt" style:font-size-complex="12pt"/>
    </style:style>
    <style:style style:name="T4_5" style:family="text">
      <style:text-properties fo:background-color="#ffffff" fo:font-size="12pt" style:font-size-asian="12pt" style:font-size-complex="12pt"/>
    </style:style>
    <style:style style:name="T4_6" style:family="text">
      <style:text-properties fo:background-color="#ffffff" fo:font-size="12pt" style:font-size-asian="12pt" style:font-size-complex="12pt"/>
    </style:style>
    <style:style style:name="T4_7" style:family="text">
      <style:text-properties fo:background-color="#ffffff" fo:font-size="12pt" style:font-size-asian="12pt" style:font-size-complex="12pt"/>
    </style:style>
    <style:style style:name="T4_8" style:family="text">
      <style:text-properties fo:background-color="#ffffff" fo:font-size="12pt" style:font-size-asian="12pt" style:font-size-complex="12pt"/>
    </style:style>
    <style:style style:name="T4_9" style:family="text">
      <style:text-properties fo:background-color="#ffffff" fo:font-size="12pt" style:font-size-asian="12pt" style:font-size-complex="12pt"/>
    </style:style>
    <style:style style:name="T4_10" style:family="text">
      <style:text-properties fo:background-color="#ffffff" fo:font-size="12pt" style:font-size-asian="12pt" style:font-size-complex="12pt"/>
    </style:style>
    <style:style style:name="T4_11" style:family="text">
      <style:text-properties fo:background-color="#ffffff" fo:font-size="12pt" style:font-size-asian="12pt" style:font-size-complex="12pt"/>
    </style:style>
    <style:style style:name="T4_12" style:family="text">
      <style:text-properties fo:background-color="#ffffff" fo:font-size="12pt" style:font-size-asian="12pt" style:font-size-complex="12pt"/>
    </style:style>
    <style:style style:name="T4_13" style:family="text">
      <style:text-properties fo:background-color="#ffffff" fo:font-size="12pt" style:font-size-asian="12pt" style:font-size-complex="12pt"/>
    </style:style>
    <style:style style:name="T4_14" style:family="text">
      <style:text-properties fo:background-color="#ffffff" fo:font-size="12pt" style:font-size-asian="12pt" style:font-size-complex="12pt"/>
    </style:style>
    <style:style style:name="T4_15" style:family="text">
      <style:text-properties fo:background-color="#ffffff" fo:font-size="12pt" style:font-size-asian="12pt" style:font-size-complex="12pt"/>
    </style:style>
    <style:style style:name="T4_16" style:family="text">
      <style:text-properties fo:background-color="#ffffff" fo:font-size="12pt" style:font-size-asian="12pt" style:font-size-complex="12pt"/>
    </style:style>
    <style:style style:name="T4_17" style:family="text">
      <style:text-properties fo:background-color="#ffffff" fo:font-size="12pt" style:font-size-asian="12pt" style:font-size-complex="12pt"/>
    </style:style>
    <style:style style:name="T4_18" style:family="text">
      <style:text-properties fo:background-color="#ffffff" fo:font-size="12pt" style:font-size-asian="12pt" style:font-size-complex="12pt"/>
    </style:style>
    <style:style style:name="T4_19" style:family="text">
      <style:text-properties fo:background-color="#ffffff" fo:font-size="12pt" style:font-size-asian="12pt" style:font-size-complex="12pt"/>
    </style:style>
    <style:style style:name="T4_20" style:family="text">
      <style:text-properties fo:background-color="#ffffff" fo:font-size="12pt" style:font-size-asian="12pt" style:font-size-complex="12pt"/>
    </style:style>
    <style:style style:name="T4_21" style:family="text">
      <style:text-properties fo:background-color="#ffffff" fo:font-size="12pt" style:font-size-asian="12pt" style:font-size-complex="12pt"/>
    </style:style>
    <style:style style:name="T4_22" style:family="text">
      <style:text-properties fo:background-color="#ffffff" fo:font-size="12pt" style:font-size-asian="12pt" style:font-size-complex="12pt"/>
    </style:style>
    <style:style style:name="T4_23" style:family="text">
      <style:text-properties fo:background-color="#ffffff" fo:font-size="12pt" style:font-size-asian="12pt" style:font-size-complex="12pt"/>
    </style:style>
    <style:style style:name="T4_24" style:family="text">
      <style:text-properties fo:background-color="#ffffff" fo:font-size="12pt" style:font-size-asian="12pt" style:font-size-complex="12pt"/>
    </style:style>
    <style:style style:name="T4_25" style:family="text">
      <style:text-properties fo:background-color="#ffffff" fo:font-size="12pt" style:font-size-asian="12pt" style:font-size-complex="12pt"/>
    </style:style>
    <style:style style:name="T4_26" style:family="text">
      <style:text-properties fo:background-color="#ffffff" fo:font-size="12pt" style:font-size-asian="12pt" style:font-size-complex="12pt"/>
    </style:style>
    <style:style style:name="T4_27" style:family="text">
      <style:text-properties fo:background-color="#ffffff" fo:font-size="12pt" style:font-size-asian="12pt" style:font-size-complex="12pt"/>
    </style:style>
    <style:style style:name="T4_28" style:family="text">
      <style:text-properties fo:background-color="#ffffff" fo:font-size="12pt" style:font-size-asian="12pt" style:font-size-complex="12pt"/>
    </style:style>
    <style:style style:name="T4_29" style:family="text">
      <style:text-properties fo:background-color="#ffffff" fo:font-size="12pt" style:font-size-asian="12pt" style:font-size-complex="12pt"/>
    </style:style>
    <style:style style:name="T4_30" style:family="text">
      <style:text-properties fo:background-color="#ffffff" fo:font-size="12pt" style:font-size-asian="12pt" style:font-size-complex="12pt"/>
    </style:style>
    <style:style style:name="T4_31" style:family="text">
      <style:text-properties fo:background-color="#ffffff" fo:font-size="12pt" style:font-size-asian="12pt" style:font-size-complex="12pt"/>
    </style:style>
    <style:style style:name="T4_32" style:family="text">
      <style:text-properties fo:background-color="#ffffff" fo:font-size="12pt" style:font-size-asian="12pt" style:font-size-complex="12pt"/>
    </style:style>
    <style:style style:name="T4_33" style:family="text">
      <style:text-properties fo:background-color="#ffffff" fo:font-size="12pt" style:font-size-asian="12pt" style:font-size-complex="12pt"/>
    </style:style>
    <style:style style:name="T4_34" style:family="text">
      <style:text-properties fo:background-color="#ffffff" fo:font-size="12pt" style:font-size-asian="12pt" style:font-size-complex="12pt"/>
    </style:style>
    <style:style style:name="T4_35" style:family="text">
      <style:text-properties fo:background-color="#ffffff" fo:font-size="12pt" style:font-size-asian="12pt" style:font-size-complex="12pt"/>
    </style:style>
    <style:style style:name="T4_36" style:family="text">
      <style:text-properties fo:background-color="#ffffff" fo:font-size="12pt" style:font-size-asian="12pt" style:font-size-complex="12pt"/>
    </style:style>
    <style:style style:name="T4_37" style:family="text">
      <style:text-properties fo:background-color="#ffffff" fo:font-size="12pt" style:font-size-asian="12pt" style:font-size-complex="12pt"/>
    </style:style>
    <style:style style:name="T4_38" style:family="text">
      <style:text-properties fo:background-color="#ffffff" fo:font-size="12pt" style:font-size-asian="12pt" style:font-size-complex="12pt"/>
    </style:style>
    <style:style style:name="T4_39" style:family="text">
      <style:text-properties fo:background-color="#ffffff" fo:font-size="12pt" style:font-size-asian="12pt" style:font-size-complex="12pt"/>
    </style:style>
    <style:style style:name="T4_40" style:family="text">
      <style:text-properties fo:background-color="#ffffff" fo:font-size="12pt" style:font-size-asian="12pt" style:font-size-complex="12pt"/>
    </style:style>
    <style:style style:name="T4_41" style:family="text">
      <style:text-properties fo:background-color="#ffffff" fo:font-size="12pt" style:font-size-asian="12pt" style:font-size-complex="12pt"/>
    </style:style>
    <style:style style:name="T4_42" style:family="text">
      <style:text-properties fo:background-color="#ffffff" fo:font-size="12pt" style:font-size-asian="12pt" style:font-size-complex="12pt"/>
    </style:style>
    <style:style style:name="T4_43" style:family="text">
      <style:text-properties fo:background-color="#ffffff" fo:font-size="12pt" style:font-size-asian="12pt" style:font-size-complex="12pt"/>
    </style:style>
    <style:style style:name="T4_44" style:family="text">
      <style:text-properties fo:background-color="#ffffff" fo:font-size="12pt" style:font-size-asian="12pt" style:font-size-complex="12pt"/>
    </style:style>
    <style:style style:name="T4_45" style:family="text">
      <style:text-properties fo:background-color="#ffffff" fo:font-size="12pt" style:font-size-asian="12pt" style:font-size-complex="12pt"/>
    </style:style>
    <style:style style:name="T4_46" style:family="text">
      <style:text-properties fo:background-color="#ffffff" fo:font-size="12pt" style:font-size-asian="12pt" style:font-size-complex="12pt"/>
    </style:style>
    <style:style style:name="T4_47" style:family="text">
      <style:text-properties fo:background-color="#ffffff" fo:font-size="12pt" style:font-size-asian="12pt" style:font-size-complex="12pt"/>
    </style:style>
    <style:style style:name="T4_48" style:family="text">
      <style:text-properties fo:background-color="#ffffff" fo:font-size="12pt" style:font-size-asian="12pt" style:font-size-complex="12pt"/>
    </style:style>
    <style:style style:name="T4_49" style:family="text">
      <style:text-properties fo:background-color="#ffffff" fo:font-size="12pt" style:font-size-asian="12pt" style:font-size-complex="12pt"/>
    </style:style>
    <style:style style:name="T4_50" style:family="text">
      <style:text-properties fo:background-color="#ffffff" fo:font-size="12pt" style:font-size-asian="12pt" style:font-size-complex="12pt"/>
    </style:style>
    <style:style style:name="T4_51" style:family="text">
      <style:text-properties fo:background-color="#ffffff" fo:font-size="12pt" style:font-size-asian="12pt" style:font-size-complex="12pt"/>
    </style:style>
    <style:style style:name="T4_52" style:family="text">
      <style:text-properties fo:background-color="#ffffff" fo:font-size="12pt" style:font-size-asian="12pt" style:font-size-complex="12pt"/>
    </style:style>
    <style:style style:name="T4_53" style:family="text">
      <style:text-properties fo:background-color="#ffffff" fo:font-size="12pt" style:font-size-asian="12pt" style:font-size-complex="12pt"/>
    </style:style>
    <style:style style:name="T4_54" style:family="text">
      <style:text-properties fo:background-color="#ffffff" fo:font-size="12pt" style:font-size-asian="12pt" style:font-size-complex="12pt"/>
    </style:style>
    <style:style style:name="T4_55" style:family="text">
      <style:text-properties fo:background-color="#ffffff" fo:font-size="12pt" style:font-size-asian="12pt" style:font-size-complex="12pt"/>
    </style:style>
    <style:style style:name="T4_56" style:family="text">
      <style:text-properties fo:background-color="#ffffff" fo:font-size="12pt" style:font-size-asian="12pt" style:font-size-complex="12pt"/>
    </style:style>
    <style:style style:name="P5" style:family="paragraph" style:parent-style-name="Standard">
      <style:paragraph-properties fo:break-before="auto" fo:line-height="131%" fo:margin-top="0cm" style:writing-mode="lr-tb"/>
    </style:style>
    <style:style style:name="T5_1" style:family="text">
      <style:text-properties fo:background-color="#ffffff" fo:font-size="12pt" style:font-size-asian="12pt" style:font-size-complex="12pt"/>
    </style:style>
    <style:style style:name="T5_2" style:family="text">
      <style:text-properties fo:background-color="#ffffff" fo:font-size="12pt" style:font-size-asian="12pt" style:font-size-complex="12pt"/>
    </style:style>
    <style:style style:name="T5_3" style:family="text">
      <style:text-properties fo:background-color="#ffffff" fo:font-size="12pt" style:font-size-asian="12pt" style:font-size-complex="12pt"/>
    </style:style>
    <style:style style:name="T5_4" style:family="text">
      <style:text-properties fo:background-color="#ffffff" fo:font-size="12pt" style:font-size-asian="12pt" style:font-size-complex="12pt"/>
    </style:style>
    <style:style style:name="T5_5" style:family="text">
      <style:text-properties fo:background-color="#ffffff" fo:font-size="12pt" style:font-size-asian="12pt" style:font-size-complex="12pt"/>
    </style:style>
    <style:style style:name="T5_6" style:family="text">
      <style:text-properties fo:background-color="#ffffff" fo:font-size="12pt" style:font-size-asian="12pt" style:font-size-complex="12pt"/>
    </style:style>
    <style:style style:name="T5_7" style:family="text">
      <style:text-properties fo:background-color="#ffffff" fo:font-size="12pt" style:font-size-asian="12pt" style:font-size-complex="12pt"/>
    </style:style>
    <style:style style:name="T5_8" style:family="text">
      <style:text-properties fo:background-color="#ffffff" fo:font-size="12pt" style:font-size-asian="12pt" style:font-size-complex="12pt"/>
    </style:style>
    <style:style style:name="T5_9" style:family="text">
      <style:text-properties fo:background-color="#ffffff" fo:font-size="12pt" style:font-size-asian="12pt" style:font-size-complex="12pt"/>
    </style:style>
    <style:style style:name="T5_10" style:family="text">
      <style:text-properties fo:background-color="#ffffff" fo:font-size="12pt" style:font-size-asian="12pt" style:font-size-complex="12pt"/>
    </style:style>
    <style:style style:name="T5_11" style:family="text">
      <style:text-properties fo:background-color="#ffffff" fo:font-size="12pt" style:font-size-asian="12pt" style:font-size-complex="12pt"/>
    </style:style>
    <style:style style:name="T5_12" style:family="text">
      <style:text-properties fo:background-color="#ffffff" fo:font-size="12pt" style:font-size-asian="12pt" style:font-size-complex="12pt"/>
    </style:style>
    <style:style style:name="T5_13" style:family="text">
      <style:text-properties fo:background-color="#ffffff" fo:font-size="12pt" style:font-size-asian="12pt" style:font-size-complex="12pt"/>
    </style:style>
    <style:style style:name="T5_14" style:family="text">
      <style:text-properties fo:background-color="#ffffff" fo:font-size="12pt" style:font-size-asian="12pt" style:font-size-complex="12pt"/>
    </style:style>
    <style:style style:name="T5_15" style:family="text">
      <style:text-properties fo:background-color="#ffffff" fo:font-size="12pt" style:font-size-asian="12pt" style:font-size-complex="12pt"/>
    </style:style>
    <style:style style:name="T5_16" style:family="text">
      <style:text-properties fo:background-color="#ffffff" fo:font-size="12pt" style:font-size-asian="12pt" style:font-size-complex="12pt"/>
    </style:style>
    <style:style style:name="T5_17" style:family="text">
      <style:text-properties fo:background-color="#ffffff" fo:font-size="12pt" style:font-size-asian="12pt" style:font-size-complex="12pt"/>
    </style:style>
    <style:style style:name="T5_18" style:family="text">
      <style:text-properties fo:background-color="#ffffff" fo:font-size="12pt" style:font-size-asian="12pt" style:font-size-complex="12pt"/>
    </style:style>
    <style:style style:name="T5_19" style:family="text">
      <style:text-properties fo:background-color="#ffffff" fo:font-size="12pt" style:font-size-asian="12pt" style:font-size-complex="12pt"/>
    </style:style>
    <style:style style:name="T5_20" style:family="text">
      <style:text-properties fo:background-color="#ffffff" fo:font-size="12pt" style:font-size-asian="12pt" style:font-size-complex="12pt"/>
    </style:style>
    <style:style style:name="T5_21" style:family="text">
      <style:text-properties fo:background-color="#ffffff" fo:font-size="12pt" style:font-size-asian="12pt" style:font-size-complex="12pt"/>
    </style:style>
    <style:style style:name="T5_22" style:family="text">
      <style:text-properties fo:background-color="#ffffff" fo:font-size="12pt" style:font-size-asian="12pt" style:font-size-complex="12pt"/>
    </style:style>
    <style:style style:name="P6" style:family="paragraph" style:parent-style-name="Standard">
      <style:paragraph-properties fo:break-before="auto" fo:line-height="131%" fo:margin-top="0cm" style:writing-mode="lr-tb"/>
    </style:style>
    <style:style style:name="T6_1" style:family="text">
      <style:text-properties fo:background-color="#ffffff" fo:font-size="12pt" style:font-size-asian="12pt" style:font-size-complex="12pt"/>
    </style:style>
    <style:style style:name="T6_2" style:family="text">
      <style:text-properties fo:background-color="#ffffff" fo:font-size="12pt" style:font-size-asian="12pt" style:font-size-complex="12pt"/>
    </style:style>
    <style:style style:name="T6_3" style:family="text">
      <style:text-properties fo:background-color="#ffffff" fo:font-size="12pt" style:font-size-asian="12pt" style:font-size-complex="12pt"/>
    </style:style>
    <style:style style:name="T6_4" style:family="text">
      <style:text-properties fo:background-color="#ffffff" fo:font-size="12pt" style:font-size-asian="12pt" style:font-size-complex="12pt"/>
    </style:style>
    <style:style style:name="T6_5" style:family="text">
      <style:text-properties fo:background-color="#ffffff" fo:font-size="12pt" style:font-size-asian="12pt" style:font-size-complex="12pt"/>
    </style:style>
    <style:style style:name="T6_6" style:family="text">
      <style:text-properties fo:background-color="#ffffff" fo:font-size="12pt" style:font-size-asian="12pt" style:font-size-complex="12pt"/>
    </style:style>
    <style:style style:name="T6_7" style:family="text">
      <style:text-properties fo:background-color="#ffffff" fo:font-size="12pt" style:font-size-asian="12pt" style:font-size-complex="12pt"/>
    </style:style>
    <style:style style:name="T6_8" style:family="text">
      <style:text-properties fo:background-color="#ffffff" fo:font-size="12pt" style:font-size-asian="12pt" style:font-size-complex="12pt"/>
    </style:style>
    <style:style style:name="T6_9" style:family="text">
      <style:text-properties fo:background-color="#ffffff" fo:font-size="12pt" style:font-size-asian="12pt" style:font-size-complex="12pt"/>
    </style:style>
    <style:style style:name="T6_10" style:family="text">
      <style:text-properties fo:background-color="#ffffff" fo:font-size="12pt" style:font-size-asian="12pt" style:font-size-complex="12pt"/>
    </style:style>
    <style:style style:name="T6_11" style:family="text">
      <style:text-properties fo:background-color="#ffffff" fo:font-size="12pt" style:font-size-asian="12pt" style:font-size-complex="12pt"/>
    </style:style>
    <style:style style:name="T6_12" style:family="text">
      <style:text-properties fo:background-color="#ffffff" fo:font-size="12pt" style:font-size-asian="12pt" style:font-size-complex="12pt"/>
    </style:style>
    <style:style style:name="T6_13" style:family="text">
      <style:text-properties fo:background-color="#ffffff" fo:font-size="12pt" style:font-size-asian="12pt" style:font-size-complex="12pt"/>
    </style:style>
    <style:style style:name="T6_14" style:family="text">
      <style:text-properties fo:background-color="#ffffff" fo:font-size="12pt" style:font-size-asian="12pt" style:font-size-complex="12pt"/>
    </style:style>
    <style:style style:name="T6_15" style:family="text">
      <style:text-properties fo:background-color="#ffffff" fo:font-size="12pt" style:font-size-asian="12pt" style:font-size-complex="12pt"/>
    </style:style>
    <style:style style:name="T6_16" style:family="text">
      <style:text-properties fo:background-color="#ffffff" fo:font-size="12pt" style:font-size-asian="12pt" style:font-size-complex="12pt"/>
    </style:style>
    <style:style style:name="T6_17" style:family="text">
      <style:text-properties fo:background-color="#ffffff" fo:font-size="12pt" style:font-size-asian="12pt" style:font-size-complex="12pt"/>
    </style:style>
    <style:style style:name="T6_18" style:family="text">
      <style:text-properties fo:background-color="#ffffff" fo:font-size="12pt" style:font-size-asian="12pt" style:font-size-complex="12pt"/>
    </style:style>
    <style:style style:name="T6_19" style:family="text">
      <style:text-properties fo:background-color="#ffffff" fo:font-size="12pt" style:font-size-asian="12pt" style:font-size-complex="12pt"/>
    </style:style>
    <style:style style:name="T6_20" style:family="text">
      <style:text-properties fo:background-color="#ffffff" fo:font-size="12pt" style:font-size-asian="12pt" style:font-size-complex="12pt"/>
    </style:style>
    <style:style style:name="T6_21" style:family="text">
      <style:text-properties fo:background-color="#ffffff" fo:font-size="12pt" style:font-size-asian="12pt" style:font-size-complex="12pt"/>
    </style:style>
    <style:style style:name="T6_22" style:family="text">
      <style:text-properties fo:background-color="#ffffff" fo:font-size="12pt" style:font-size-asian="12pt" style:font-size-complex="12pt"/>
    </style:style>
    <style:style style:name="T6_23" style:family="text">
      <style:text-properties fo:background-color="#ffffff" fo:font-size="12pt" style:font-size-asian="12pt" style:font-size-complex="12pt"/>
    </style:style>
    <style:style style:name="T6_24" style:family="text">
      <style:text-properties fo:background-color="#ffffff" fo:font-size="12pt" style:font-size-asian="12pt" style:font-size-complex="12pt"/>
    </style:style>
    <style:style style:name="T6_25" style:family="text">
      <style:text-properties fo:background-color="#ffffff" fo:font-size="12pt" style:font-size-asian="12pt" style:font-size-complex="12pt"/>
    </style:style>
    <style:style style:name="T6_26" style:family="text">
      <style:text-properties fo:background-color="#ffffff" fo:font-size="12pt" style:font-size-asian="12pt" style:font-size-complex="12pt"/>
    </style:style>
    <style:style style:name="T6_27" style:family="text">
      <style:text-properties fo:background-color="#ffffff" fo:font-size="12pt" style:font-size-asian="12pt" style:font-size-complex="12pt"/>
    </style:style>
    <style:style style:name="T6_28" style:family="text">
      <style:text-properties fo:background-color="#ffffff" fo:font-size="12pt" style:font-size-asian="12pt" style:font-size-complex="12pt"/>
    </style:style>
    <style:style style:name="T6_29" style:family="text">
      <style:text-properties fo:background-color="#ffffff" fo:font-size="12pt" style:font-size-asian="12pt" style:font-size-complex="12pt"/>
    </style:style>
    <style:style style:name="T6_30" style:family="text">
      <style:text-properties fo:background-color="#ffffff" fo:font-size="12pt" style:font-size-asian="12pt" style:font-size-complex="12pt"/>
    </style:style>
    <style:style style:name="T6_31" style:family="text">
      <style:text-properties fo:background-color="#ffffff" fo:font-size="12pt" style:font-size-asian="12pt" style:font-size-complex="12pt"/>
    </style:style>
    <style:style style:name="T6_32" style:family="text">
      <style:text-properties fo:background-color="#ffffff" fo:font-size="12pt" style:font-size-asian="12pt" style:font-size-complex="12pt"/>
    </style:style>
    <style:style style:name="P7" style:family="paragraph" style:parent-style-name="Standard">
      <style:paragraph-properties fo:break-before="auto" fo:line-height="131%" fo:margin-top="0cm" style:writing-mode="lr-tb"/>
    </style:style>
    <style:style style:name="T7_1" style:family="text">
      <style:text-properties fo:background-color="#ffffff" fo:font-size="12pt" style:font-size-asian="12pt" style:font-size-complex="12pt"/>
    </style:style>
    <style:style style:name="T7_2" style:family="text">
      <style:text-properties fo:background-color="#ffffff" fo:font-size="12pt" style:font-size-asian="12pt" style:font-size-complex="12pt"/>
    </style:style>
    <style:style style:name="T7_3" style:family="text">
      <style:text-properties fo:background-color="#ffffff" fo:font-size="12pt" style:font-size-asian="12pt" style:font-size-complex="12pt"/>
    </style:style>
    <style:style style:name="T7_4" style:family="text">
      <style:text-properties fo:background-color="#ffffff" fo:font-size="12pt" style:font-size-asian="12pt" style:font-size-complex="12pt"/>
    </style:style>
    <style:style style:name="T7_5" style:family="text">
      <style:text-properties fo:background-color="#ffffff" fo:font-size="12pt" style:font-size-asian="12pt" style:font-size-complex="12pt"/>
    </style:style>
    <style:style style:name="T7_6" style:family="text">
      <style:text-properties fo:background-color="#ffffff" fo:font-size="12pt" style:font-size-asian="12pt" style:font-size-complex="12pt"/>
    </style:style>
    <style:style style:name="T7_7" style:family="text">
      <style:text-properties fo:background-color="#ffffff" fo:font-size="12pt" style:font-size-asian="12pt" style:font-size-complex="12pt"/>
    </style:style>
    <style:style style:name="T7_8" style:family="text">
      <style:text-properties fo:background-color="#ffffff" fo:font-size="12pt" style:font-size-asian="12pt" style:font-size-complex="12pt"/>
    </style:style>
    <style:style style:name="T7_9" style:family="text">
      <style:text-properties fo:background-color="#ffffff" fo:font-size="12pt" style:font-size-asian="12pt" style:font-size-complex="12pt"/>
    </style:style>
    <style:style style:name="T7_10" style:family="text">
      <style:text-properties fo:background-color="#ffffff" fo:font-size="12pt" style:font-size-asian="12pt" style:font-size-complex="12pt"/>
    </style:style>
    <style:style style:name="T7_11" style:family="text">
      <style:text-properties fo:background-color="#ffffff" fo:font-size="12pt" style:font-size-asian="12pt" style:font-size-complex="12pt"/>
    </style:style>
    <style:style style:name="T7_12" style:family="text">
      <style:text-properties fo:background-color="#ffffff" fo:font-size="12pt" style:font-size-asian="12pt" style:font-size-complex="12pt"/>
    </style:style>
    <style:style style:name="P8" style:family="paragraph" style:parent-style-name="Standard">
      <style:paragraph-properties fo:break-before="auto" fo:line-height="131%" fo:margin-top="0cm" style:writing-mode="lr-tb"/>
    </style:style>
    <style:style style:name="T8_1" style:family="text">
      <style:text-properties fo:background-color="#ffffff" fo:font-size="12pt" style:font-size-asian="12pt" style:font-size-complex="12pt"/>
    </style:style>
    <style:style style:name="T8_2" style:family="text">
      <style:text-properties fo:background-color="#ffffff" fo:font-size="12pt" style:font-size-asian="12pt" style:font-size-complex="12pt"/>
    </style:style>
    <style:style style:name="T8_3" style:family="text">
      <style:text-properties fo:background-color="#ffffff" fo:font-size="12pt" style:font-size-asian="12pt" style:font-size-complex="12pt"/>
    </style:style>
    <style:style style:name="T8_4" style:family="text">
      <style:text-properties fo:background-color="#ffffff" fo:font-size="12pt" style:font-size-asian="12pt" style:font-size-complex="12pt"/>
    </style:style>
    <style:style style:name="T8_5" style:family="text">
      <style:text-properties fo:background-color="#ffffff" fo:font-size="12pt" style:font-size-asian="12pt" style:font-size-complex="12pt"/>
    </style:style>
    <style:style style:name="T8_6" style:family="text">
      <style:text-properties fo:background-color="#ffffff" fo:font-size="12pt" style:font-size-asian="12pt" style:font-size-complex="12pt"/>
    </style:style>
    <style:style style:name="T8_7" style:family="text">
      <style:text-properties fo:background-color="#ffffff" fo:font-size="12pt" style:font-size-asian="12pt" style:font-size-complex="12pt"/>
    </style:style>
    <style:style style:name="T8_8" style:family="text">
      <style:text-properties fo:background-color="#ffffff" fo:font-size="12pt" style:font-size-asian="12pt" style:font-size-complex="12pt"/>
    </style:style>
    <style:style style:name="T8_9" style:family="text">
      <style:text-properties fo:background-color="#ffffff" fo:font-size="12pt" style:font-size-asian="12pt" style:font-size-complex="12pt"/>
    </style:style>
    <style:style style:name="T8_10" style:family="text">
      <style:text-properties fo:background-color="#ffffff" fo:font-size="12pt" style:font-size-asian="12pt" style:font-size-complex="12pt"/>
    </style:style>
    <style:style style:name="T8_11" style:family="text">
      <style:text-properties fo:background-color="#ffffff" fo:font-size="12pt" style:font-size-asian="12pt" style:font-size-complex="12pt"/>
    </style:style>
    <style:style style:name="T8_12" style:family="text">
      <style:text-properties fo:background-color="#ffffff" fo:font-size="12pt" style:font-size-asian="12pt" style:font-size-complex="12pt"/>
    </style:style>
    <style:style style:name="T8_13" style:family="text">
      <style:text-properties fo:background-color="#ffffff" fo:font-size="12pt" style:font-size-asian="12pt" style:font-size-complex="12pt"/>
    </style:style>
    <style:style style:name="T8_14" style:family="text">
      <style:text-properties fo:background-color="#ffffff" fo:font-size="12pt" style:font-size-asian="12pt" style:font-size-complex="12pt"/>
    </style:style>
    <style:style style:name="T8_15" style:family="text">
      <style:text-properties fo:background-color="#ffffff" fo:font-size="12pt" style:font-size-asian="12pt" style:font-size-complex="12pt"/>
    </style:style>
    <style:style style:name="T8_16" style:family="text">
      <style:text-properties fo:background-color="#ffffff" fo:font-size="12pt" style:font-size-asian="12pt" style:font-size-complex="12pt"/>
    </style:style>
    <style:style style:name="T8_17" style:family="text">
      <style:text-properties fo:background-color="#ffffff" fo:font-size="12pt" style:font-size-asian="12pt" style:font-size-complex="12pt"/>
    </style:style>
    <style:style style:name="T8_18" style:family="text">
      <style:text-properties fo:background-color="#ffffff" fo:font-size="12pt" style:font-size-asian="12pt" style:font-size-complex="12pt"/>
    </style:style>
    <style:style style:name="T8_19" style:family="text">
      <style:text-properties fo:background-color="#ffffff" fo:font-size="12pt" style:font-size-asian="12pt" style:font-size-complex="12pt"/>
    </style:style>
    <style:style style:name="T8_20" style:family="text">
      <style:text-properties fo:background-color="#ffffff" fo:font-size="12pt" style:font-size-asian="12pt" style:font-size-complex="12pt"/>
    </style:style>
    <style:style style:name="T8_21" style:family="text">
      <style:text-properties fo:background-color="#ffffff" fo:font-size="12pt" style:font-size-asian="12pt" style:font-size-complex="12pt"/>
    </style:style>
    <style:style style:name="T8_22" style:family="text">
      <style:text-properties fo:background-color="#ffffff" fo:font-size="12pt" style:font-size-asian="12pt" style:font-size-complex="12pt"/>
    </style:style>
    <style:style style:name="T8_23" style:family="text">
      <style:text-properties fo:background-color="#ffffff" fo:font-size="12pt" style:font-size-asian="12pt" style:font-size-complex="12pt"/>
    </style:style>
    <style:style style:name="T8_24" style:family="text">
      <style:text-properties fo:background-color="#ffffff" fo:font-size="12pt" style:font-size-asian="12pt" style:font-size-complex="12pt"/>
    </style:style>
    <style:style style:name="T8_25" style:family="text">
      <style:text-properties fo:background-color="#ffffff" fo:font-size="12pt" style:font-size-asian="12pt" style:font-size-complex="12pt"/>
    </style:style>
    <style:style style:name="T8_26" style:family="text">
      <style:text-properties fo:background-color="#ffffff" fo:font-size="12pt" style:font-size-asian="12pt" style:font-size-complex="12pt"/>
    </style:style>
    <style:style style:name="T8_27" style:family="text">
      <style:text-properties fo:background-color="#ffffff" fo:font-size="12pt" style:font-size-asian="12pt" style:font-size-complex="12pt"/>
    </style:style>
    <style:style style:name="T8_28" style:family="text">
      <style:text-properties fo:background-color="#ffffff" fo:font-size="12pt" style:font-size-asian="12pt" style:font-size-complex="12pt"/>
    </style:style>
    <style:style style:name="T8_29" style:family="text">
      <style:text-properties fo:background-color="#ffffff" fo:font-size="12pt" style:font-size-asian="12pt" style:font-size-complex="12pt"/>
    </style:style>
    <style:style style:name="T8_30" style:family="text">
      <style:text-properties fo:background-color="#ffffff" fo:font-size="12pt" style:font-size-asian="12pt" style:font-size-complex="12pt"/>
    </style:style>
    <style:style style:name="T8_31" style:family="text">
      <style:text-properties fo:background-color="#ffffff" fo:font-size="12pt" style:font-size-asian="12pt" style:font-size-complex="12pt"/>
    </style:style>
    <style:style style:name="T8_32" style:family="text">
      <style:text-properties fo:background-color="#ffffff" fo:font-size="12pt" style:font-size-asian="12pt" style:font-size-complex="12pt"/>
    </style:style>
    <style:style style:name="T8_33" style:family="text">
      <style:text-properties fo:background-color="#ffffff" fo:font-size="12pt" style:font-size-asian="12pt" style:font-size-complex="12pt"/>
    </style:style>
    <style:style style:name="T8_34" style:family="text">
      <style:text-properties fo:background-color="#ffffff" fo:font-size="12pt" style:font-size-asian="12pt" style:font-size-complex="12pt"/>
    </style:style>
    <style:style style:name="T8_35" style:family="text">
      <style:text-properties fo:background-color="#ffffff" fo:font-size="12pt" style:font-size-asian="12pt" style:font-size-complex="12pt"/>
    </style:style>
    <style:style style:name="T8_36" style:family="text">
      <style:text-properties fo:background-color="#ffffff" fo:font-size="12pt" style:font-size-asian="12pt" style:font-size-complex="12pt"/>
    </style:style>
    <style:style style:name="T8_37" style:family="text">
      <style:text-properties fo:background-color="#ffffff" fo:font-size="12pt" style:font-size-asian="12pt" style:font-size-complex="12pt"/>
    </style:style>
    <style:style style:name="T8_38" style:family="text">
      <style:text-properties fo:background-color="#ffffff" fo:font-size="12pt" style:font-size-asian="12pt" style:font-size-complex="12pt"/>
    </style:style>
    <style:style style:name="T8_39" style:family="text">
      <style:text-properties fo:background-color="#ffffff" fo:font-size="12pt" style:font-size-asian="12pt" style:font-size-complex="12pt"/>
    </style:style>
    <style:style style:name="T8_40" style:family="text">
      <style:text-properties fo:background-color="#ffffff" fo:font-size="12pt" style:font-size-asian="12pt" style:font-size-complex="12pt"/>
    </style:style>
    <style:style style:name="T8_41" style:family="text">
      <style:text-properties fo:background-color="#ffffff" fo:font-size="12pt" style:font-size-asian="12pt" style:font-size-complex="12pt"/>
    </style:style>
    <style:style style:name="T8_42" style:family="text">
      <style:text-properties fo:background-color="#ffffff" fo:font-size="12pt" style:font-size-asian="12pt" style:font-size-complex="12pt"/>
    </style:style>
    <style:style style:name="P9" style:family="paragraph" style:parent-style-name="Standard">
      <style:paragraph-properties fo:break-before="auto" fo:line-height="131%" fo:margin-top="0cm" style:writing-mode="lr-tb"/>
    </style:style>
    <style:style style:name="T9_1" style:family="text">
      <style:text-properties fo:background-color="#ffffff" fo:font-size="12pt" style:font-size-asian="12pt" style:font-size-complex="12pt"/>
    </style:style>
    <style:style style:name="T9_2" style:family="text">
      <style:text-properties fo:background-color="#ffffff" fo:font-size="12pt" style:font-size-asian="12pt" style:font-size-complex="12pt"/>
    </style:style>
    <style:style style:name="T9_3" style:family="text">
      <style:text-properties fo:background-color="#ffffff" fo:font-size="12pt" style:font-size-asian="12pt" style:font-size-complex="12pt"/>
    </style:style>
    <style:style style:name="T9_4" style:family="text">
      <style:text-properties fo:background-color="#ffffff" fo:font-size="12pt" style:font-size-asian="12pt" style:font-size-complex="12pt"/>
    </style:style>
    <style:style style:name="T9_5" style:family="text">
      <style:text-properties fo:background-color="#ffffff" fo:font-size="12pt" style:font-size-asian="12pt" style:font-size-complex="12pt"/>
    </style:style>
    <style:style style:name="T9_6" style:family="text">
      <style:text-properties fo:background-color="#ffffff" fo:font-size="12pt" style:font-size-asian="12pt" style:font-size-complex="12pt"/>
    </style:style>
    <style:style style:name="T9_7" style:family="text">
      <style:text-properties fo:background-color="#ffffff" fo:font-size="12pt" style:font-size-asian="12pt" style:font-size-complex="12pt"/>
    </style:style>
    <style:style style:name="T9_8" style:family="text">
      <style:text-properties fo:background-color="#ffffff" fo:font-size="12pt" style:font-size-asian="12pt" style:font-size-complex="12pt"/>
    </style:style>
    <style:style style:name="T9_9" style:family="text">
      <style:text-properties fo:background-color="#ffffff" fo:font-size="12pt" style:font-size-asian="12pt" style:font-size-complex="12pt"/>
    </style:style>
    <style:style style:name="T9_10" style:family="text">
      <style:text-properties fo:background-color="#ffffff" fo:font-size="12pt" style:font-size-asian="12pt" style:font-size-complex="12pt"/>
    </style:style>
    <style:style style:name="T9_11" style:family="text">
      <style:text-properties fo:background-color="#ffffff" fo:font-size="12pt" style:font-size-asian="12pt" style:font-size-complex="12pt"/>
    </style:style>
    <style:style style:name="T9_12" style:family="text">
      <style:text-properties fo:background-color="#ffffff" fo:font-size="12pt" style:font-size-asian="12pt" style:font-size-complex="12pt"/>
    </style:style>
    <style:style style:name="T9_13" style:family="text">
      <style:text-properties fo:background-color="#ffffff" fo:font-size="12pt" style:font-size-asian="12pt" style:font-size-complex="12pt"/>
    </style:style>
    <style:style style:name="T9_14" style:family="text">
      <style:text-properties fo:background-color="#ffffff" fo:font-size="12pt" style:font-size-asian="12pt" style:font-size-complex="12pt"/>
    </style:style>
    <style:style style:name="T9_15" style:family="text">
      <style:text-properties fo:background-color="#ffffff" fo:font-size="12pt" style:font-size-asian="12pt" style:font-size-complex="12pt"/>
    </style:style>
    <style:style style:name="T9_16" style:family="text">
      <style:text-properties fo:background-color="#ffffff" fo:font-size="12pt" style:font-size-asian="12pt" style:font-size-complex="12pt"/>
    </style:style>
    <style:style style:name="T9_17" style:family="text">
      <style:text-properties fo:background-color="#ffffff" fo:font-size="12pt" style:font-size-asian="12pt" style:font-size-complex="12pt"/>
    </style:style>
    <style:style style:name="T9_18" style:family="text">
      <style:text-properties fo:background-color="#ffffff" fo:font-size="12pt" style:font-size-asian="12pt" style:font-size-complex="12pt"/>
    </style:style>
    <style:style style:name="T9_19" style:family="text">
      <style:text-properties fo:background-color="#ffffff" fo:font-size="12pt" style:font-size-asian="12pt" style:font-size-complex="12pt"/>
    </style:style>
    <style:style style:name="T9_20" style:family="text">
      <style:text-properties fo:background-color="#ffffff" fo:font-size="12pt" style:font-size-asian="12pt" style:font-size-complex="12pt"/>
    </style:style>
    <style:style style:name="T9_21" style:family="text">
      <style:text-properties fo:background-color="#ffffff" fo:font-size="12pt" style:font-size-asian="12pt" style:font-size-complex="12pt"/>
    </style:style>
    <style:style style:name="T9_22" style:family="text">
      <style:text-properties fo:background-color="#ffffff" fo:font-size="12pt" style:font-size-asian="12pt" style:font-size-complex="12pt"/>
    </style:style>
    <style:style style:name="T9_23" style:family="text">
      <style:text-properties fo:background-color="#ffffff" fo:font-size="12pt" style:font-size-asian="12pt" style:font-size-complex="12pt"/>
    </style:style>
    <style:style style:name="T9_24" style:family="text">
      <style:text-properties fo:background-color="#ffffff" fo:font-size="12pt" style:font-size-asian="12pt" style:font-size-complex="12pt"/>
    </style:style>
    <style:style style:name="T9_25" style:family="text">
      <style:text-properties fo:background-color="#ffffff" fo:font-size="12pt" style:font-size-asian="12pt" style:font-size-complex="12pt"/>
    </style:style>
    <style:style style:name="T9_26" style:family="text">
      <style:text-properties fo:background-color="#ffffff" fo:font-size="12pt" style:font-size-asian="12pt" style:font-size-complex="12pt"/>
    </style:style>
    <style:style style:name="T9_27" style:family="text">
      <style:text-properties fo:background-color="#ffffff" fo:font-size="12pt" style:font-size-asian="12pt" style:font-size-complex="12pt"/>
    </style:style>
    <style:style style:name="T9_28" style:family="text">
      <style:text-properties fo:background-color="#ffffff" fo:font-size="12pt" style:font-size-asian="12pt" style:font-size-complex="12pt"/>
    </style:style>
    <style:style style:name="T9_29" style:family="text">
      <style:text-properties fo:background-color="#ffffff" fo:font-size="12pt" style:font-size-asian="12pt" style:font-size-complex="12pt"/>
    </style:style>
    <style:style style:name="T9_30" style:family="text">
      <style:text-properties fo:background-color="#ffffff" fo:font-size="12pt" style:font-size-asian="12pt" style:font-size-complex="12pt"/>
    </style:style>
    <style:style style:name="T9_31" style:family="text">
      <style:text-properties fo:background-color="#ffffff" fo:font-size="12pt" style:font-size-asian="12pt" style:font-size-complex="12pt"/>
    </style:style>
    <style:style style:name="T9_32" style:family="text">
      <style:text-properties fo:background-color="#ffffff" fo:font-size="12pt" style:font-size-asian="12pt" style:font-size-complex="12pt"/>
    </style:style>
    <style:style style:name="T9_33" style:family="text">
      <style:text-properties fo:background-color="#ffffff" fo:font-size="12pt" style:font-size-asian="12pt" style:font-size-complex="12pt"/>
    </style:style>
    <style:style style:name="T9_34" style:family="text">
      <style:text-properties fo:background-color="#ffffff" fo:font-size="12pt" style:font-size-asian="12pt" style:font-size-complex="12pt"/>
    </style:style>
    <style:style style:name="T9_35" style:family="text">
      <style:text-properties fo:background-color="#ffffff" fo:font-size="12pt" style:font-size-asian="12pt" style:font-size-complex="12pt"/>
    </style:style>
    <style:style style:name="T9_36" style:family="text">
      <style:text-properties fo:background-color="#ffffff" fo:font-size="12pt" style:font-size-asian="12pt" style:font-size-complex="12pt"/>
    </style:style>
    <style:style style:name="T9_37" style:family="text">
      <style:text-properties fo:background-color="#ffffff" fo:font-size="12pt" style:font-size-asian="12pt" style:font-size-complex="12pt"/>
    </style:style>
    <style:style style:name="T9_38" style:family="text">
      <style:text-properties fo:background-color="#ffffff" fo:font-size="12pt" style:font-size-asian="12pt" style:font-size-complex="12pt"/>
    </style:style>
    <style:style style:name="P10" style:family="paragraph" style:parent-style-name="Standard">
      <style:paragraph-properties fo:break-before="auto" fo:line-height="131%" fo:margin-top="0cm" style:writing-mode="lr-tb"/>
    </style:style>
    <style:style style:name="T10_1" style:family="text">
      <style:text-properties fo:background-color="#ffffff" fo:font-size="12pt" style:font-size-asian="12pt" style:font-size-complex="12pt"/>
    </style:style>
    <style:style style:name="T10_2" style:family="text">
      <style:text-properties fo:background-color="#ffffff" fo:font-size="12pt" style:font-size-asian="12pt" style:font-size-complex="12pt"/>
    </style:style>
    <style:style style:name="T10_3" style:family="text">
      <style:text-properties fo:background-color="#ffffff" fo:font-size="12pt" style:font-size-asian="12pt" style:font-size-complex="12pt"/>
    </style:style>
    <style:style style:name="T10_4" style:family="text">
      <style:text-properties fo:background-color="#ffffff" fo:font-size="12pt" style:font-size-asian="12pt" style:font-size-complex="12pt"/>
    </style:style>
    <style:style style:name="T10_5" style:family="text">
      <style:text-properties fo:background-color="#ffffff" fo:font-size="12pt" style:font-size-asian="12pt" style:font-size-complex="12pt"/>
    </style:style>
    <style:style style:name="T10_6" style:family="text">
      <style:text-properties fo:background-color="#ffffff" fo:font-size="12pt" style:font-size-asian="12pt" style:font-size-complex="12pt"/>
    </style:style>
    <style:style style:name="T10_7" style:family="text">
      <style:text-properties fo:background-color="#ffffff" fo:font-size="12pt" style:font-size-asian="12pt" style:font-size-complex="12pt"/>
    </style:style>
    <style:style style:name="T10_8" style:family="text">
      <style:text-properties fo:background-color="#ffffff" fo:font-size="12pt" style:font-size-asian="12pt" style:font-size-complex="12pt"/>
    </style:style>
    <style:style style:name="T10_9" style:family="text">
      <style:text-properties fo:background-color="#ffffff" fo:font-size="12pt" style:font-size-asian="12pt" style:font-size-complex="12pt"/>
    </style:style>
    <style:style style:name="T10_10" style:family="text">
      <style:text-properties fo:background-color="#ffffff" fo:font-size="12pt" style:font-size-asian="12pt" style:font-size-complex="12pt"/>
    </style:style>
    <style:style style:name="T10_11" style:family="text">
      <style:text-properties fo:background-color="#ffffff" fo:font-size="12pt" style:font-size-asian="12pt" style:font-size-complex="12pt"/>
    </style:style>
    <style:style style:name="T10_12" style:family="text">
      <style:text-properties fo:background-color="#ffffff" fo:font-size="12pt" style:font-size-asian="12pt" style:font-size-complex="12pt"/>
    </style:style>
    <style:style style:name="T10_13" style:family="text">
      <style:text-properties fo:background-color="#ffffff" fo:font-size="12pt" style:font-size-asian="12pt" style:font-size-complex="12pt"/>
    </style:style>
    <style:style style:name="T10_14" style:family="text">
      <style:text-properties fo:background-color="#ffffff" fo:font-size="12pt" style:font-size-asian="12pt" style:font-size-complex="12pt"/>
    </style:style>
    <style:style style:name="T10_15" style:family="text">
      <style:text-properties fo:background-color="#ffffff" fo:font-size="12pt" style:font-size-asian="12pt" style:font-size-complex="12pt"/>
    </style:style>
    <style:style style:name="T10_16" style:family="text">
      <style:text-properties fo:background-color="#ffffff" fo:font-size="12pt" style:font-size-asian="12pt" style:font-size-complex="12pt"/>
    </style:style>
    <style:style style:name="T10_17" style:family="text">
      <style:text-properties fo:background-color="#ffffff" fo:font-size="12pt" style:font-size-asian="12pt" style:font-size-complex="12pt"/>
    </style:style>
    <style:style style:name="T10_18" style:family="text">
      <style:text-properties fo:background-color="#ffffff" fo:font-size="12pt" style:font-size-asian="12pt" style:font-size-complex="12pt"/>
    </style:style>
    <style:style style:name="T10_19" style:family="text">
      <style:text-properties fo:background-color="#ffffff" fo:font-size="12pt" style:font-size-asian="12pt" style:font-size-complex="12pt"/>
    </style:style>
    <style:style style:name="T10_20" style:family="text">
      <style:text-properties fo:background-color="#ffffff" fo:font-size="12pt" style:font-size-asian="12pt" style:font-size-complex="12pt"/>
    </style:style>
    <style:style style:name="T10_21" style:family="text">
      <style:text-properties fo:background-color="#ffffff" fo:font-size="12pt" style:font-size-asian="12pt" style:font-size-complex="12pt"/>
    </style:style>
    <style:style style:name="T10_22" style:family="text">
      <style:text-properties fo:background-color="#ffffff" fo:font-size="12pt" style:font-size-asian="12pt" style:font-size-complex="12pt"/>
    </style:style>
    <style:style style:name="T10_23" style:family="text">
      <style:text-properties fo:background-color="#ffffff" fo:font-size="12pt" style:font-size-asian="12pt" style:font-size-complex="12pt"/>
    </style:style>
    <style:style style:name="T10_24" style:family="text">
      <style:text-properties fo:background-color="#ffffff" fo:font-size="12pt" style:font-size-asian="12pt" style:font-size-complex="12pt"/>
    </style:style>
    <style:style style:name="T10_25" style:family="text">
      <style:text-properties fo:background-color="#ffffff" fo:font-size="12pt" style:font-size-asian="12pt" style:font-size-complex="12pt"/>
    </style:style>
    <style:style style:name="T10_26" style:family="text">
      <style:text-properties fo:background-color="#ffffff" fo:font-size="12pt" style:font-size-asian="12pt" style:font-size-complex="12pt"/>
    </style:style>
    <style:style style:name="T10_27" style:family="text">
      <style:text-properties fo:background-color="#ffffff" fo:font-size="12pt" style:font-size-asian="12pt" style:font-size-complex="12pt"/>
    </style:style>
    <style:style style:name="T10_28" style:family="text">
      <style:text-properties fo:background-color="#ffffff" fo:font-size="12pt" style:font-size-asian="12pt" style:font-size-complex="12pt"/>
    </style:style>
    <style:style style:name="T10_29" style:family="text">
      <style:text-properties fo:background-color="#ffffff" fo:font-size="12pt" style:font-size-asian="12pt" style:font-size-complex="12pt"/>
    </style:style>
    <style:style style:name="T10_30" style:family="text">
      <style:text-properties fo:background-color="#ffffff" fo:font-size="12pt" style:font-size-asian="12pt" style:font-size-complex="12pt"/>
    </style:style>
    <style:style style:name="T10_31" style:family="text">
      <style:text-properties fo:background-color="#ffffff" fo:font-size="12pt" style:font-size-asian="12pt" style:font-size-complex="12pt"/>
    </style:style>
    <style:style style:name="T10_32" style:family="text">
      <style:text-properties fo:background-color="#ffffff" fo:font-size="12pt" style:font-size-asian="12pt" style:font-size-complex="12pt"/>
    </style:style>
    <style:style style:name="P11" style:family="paragraph" style:parent-style-name="Standard">
      <style:paragraph-properties fo:break-before="auto" fo:line-height="131%" fo:margin-top="0cm" style:writing-mode="lr-tb"/>
    </style:style>
    <style:style style:name="T11_1" style:family="text">
      <style:text-properties fo:background-color="#ffffff" fo:font-size="12pt" style:font-size-asian="12pt" style:font-size-complex="12pt"/>
    </style:style>
    <style:style style:name="T11_2" style:family="text">
      <style:text-properties fo:background-color="#ffffff" fo:font-size="12pt" style:font-size-asian="12pt" style:font-size-complex="12pt"/>
    </style:style>
    <style:style style:name="T11_3" style:family="text">
      <style:text-properties fo:background-color="#ffffff" fo:font-size="12pt" style:font-size-asian="12pt" style:font-size-complex="12pt"/>
    </style:style>
    <style:style style:name="T11_4" style:family="text">
      <style:text-properties fo:background-color="#ffffff" fo:font-size="12pt" style:font-size-asian="12pt" style:font-size-complex="12pt"/>
    </style:style>
    <style:style style:name="T11_5" style:family="text">
      <style:text-properties fo:background-color="#ffffff" fo:font-size="12pt" style:font-size-asian="12pt" style:font-size-complex="12pt"/>
    </style:style>
    <style:style style:name="T11_6" style:family="text">
      <style:text-properties fo:background-color="#ffffff" fo:font-size="12pt" style:font-size-asian="12pt" style:font-size-complex="12pt"/>
    </style:style>
    <style:style style:name="T11_7" style:family="text">
      <style:text-properties fo:background-color="#ffffff" fo:font-size="12pt" style:font-size-asian="12pt" style:font-size-complex="12pt"/>
    </style:style>
    <style:style style:name="T11_8" style:family="text">
      <style:text-properties fo:background-color="#ffffff" fo:font-size="12pt" style:font-size-asian="12pt" style:font-size-complex="12pt"/>
    </style:style>
    <style:style style:name="T11_9" style:family="text">
      <style:text-properties fo:background-color="#ffffff" fo:font-size="12pt" style:font-size-asian="12pt" style:font-size-complex="12pt"/>
    </style:style>
    <style:style style:name="T11_10" style:family="text">
      <style:text-properties fo:background-color="#ffffff" fo:font-size="12pt" style:font-size-asian="12pt" style:font-size-complex="12pt"/>
    </style:style>
    <style:style style:name="T11_11" style:family="text">
      <style:text-properties fo:background-color="#ffffff" fo:font-size="12pt" style:font-size-asian="12pt" style:font-size-complex="12pt"/>
    </style:style>
    <style:style style:name="T11_12" style:family="text">
      <style:text-properties fo:background-color="#ffffff" fo:font-size="12pt" style:font-size-asian="12pt" style:font-size-complex="12pt"/>
    </style:style>
    <style:style style:name="T11_13" style:family="text">
      <style:text-properties fo:background-color="#ffffff" fo:font-size="12pt" style:font-size-asian="12pt" style:font-size-complex="12pt"/>
    </style:style>
    <style:style style:name="T11_14" style:family="text">
      <style:text-properties fo:background-color="#ffffff" fo:font-size="12pt" style:font-size-asian="12pt" style:font-size-complex="12pt"/>
    </style:style>
    <style:style style:name="T11_15" style:family="text">
      <style:text-properties fo:background-color="#ffffff" fo:font-size="12pt" style:font-size-asian="12pt" style:font-size-complex="12pt"/>
    </style:style>
    <style:style style:name="T11_16" style:family="text">
      <style:text-properties fo:background-color="#ffffff" fo:font-size="12pt" style:font-size-asian="12pt" style:font-size-complex="12pt"/>
    </style:style>
    <style:style style:name="T11_17" style:family="text">
      <style:text-properties fo:background-color="#ffffff" fo:font-size="12pt" style:font-size-asian="12pt" style:font-size-complex="12pt"/>
    </style:style>
    <style:style style:name="T11_18" style:family="text">
      <style:text-properties fo:background-color="#ffffff" fo:font-size="12pt" style:font-size-asian="12pt" style:font-size-complex="12pt"/>
    </style:style>
    <style:style style:name="T11_19" style:family="text">
      <style:text-properties fo:background-color="#ffffff" fo:font-size="12pt" style:font-size-asian="12pt" style:font-size-complex="12pt"/>
    </style:style>
    <style:style style:name="T11_20" style:family="text">
      <style:text-properties fo:background-color="#ffffff" fo:font-size="12pt" style:font-size-asian="12pt" style:font-size-complex="12pt"/>
    </style:style>
    <style:style style:name="T11_21" style:family="text">
      <style:text-properties fo:background-color="#ffffff" fo:font-size="12pt" style:font-size-asian="12pt" style:font-size-complex="12pt"/>
    </style:style>
    <style:style style:name="T11_22" style:family="text">
      <style:text-properties fo:background-color="#ffffff" fo:font-size="12pt" style:font-size-asian="12pt" style:font-size-complex="12pt"/>
    </style:style>
    <style:style style:name="T11_23" style:family="text">
      <style:text-properties fo:background-color="#ffffff" fo:font-size="12pt" style:font-size-asian="12pt" style:font-size-complex="12pt"/>
    </style:style>
    <style:style style:name="T11_24" style:family="text">
      <style:text-properties fo:background-color="#ffffff" fo:font-size="12pt" style:font-size-asian="12pt" style:font-size-complex="12pt"/>
    </style:style>
    <style:style style:name="T11_25" style:family="text">
      <style:text-properties fo:background-color="#ffffff" fo:font-size="12pt" style:font-size-asian="12pt" style:font-size-complex="12pt"/>
    </style:style>
    <style:style style:name="T11_26" style:family="text">
      <style:text-properties fo:background-color="#ffffff" fo:font-size="12pt" style:font-size-asian="12pt" style:font-size-complex="12pt"/>
    </style:style>
    <style:style style:name="T11_27" style:family="text">
      <style:text-properties fo:background-color="#ffffff" fo:font-size="12pt" style:font-size-asian="12pt" style:font-size-complex="12pt"/>
    </style:style>
    <style:style style:name="T11_28" style:family="text">
      <style:text-properties fo:background-color="#ffffff" fo:font-size="12pt" style:font-size-asian="12pt" style:font-size-complex="12pt"/>
    </style:style>
    <style:style style:name="T11_29" style:family="text">
      <style:text-properties fo:background-color="#ffffff" fo:font-size="12pt" style:font-size-asian="12pt" style:font-size-complex="12pt"/>
    </style:style>
    <style:style style:name="T11_30" style:family="text">
      <style:text-properties fo:background-color="#ffffff" fo:font-size="12pt" style:font-size-asian="12pt" style:font-size-complex="12pt"/>
    </style:style>
    <style:style style:name="T11_31" style:family="text">
      <style:text-properties fo:background-color="#ffffff" fo:font-size="12pt" style:font-size-asian="12pt" style:font-size-complex="12pt"/>
    </style:style>
    <style:style style:name="T11_32" style:family="text">
      <style:text-properties fo:background-color="#ffffff" fo:font-size="12pt" style:font-size-asian="12pt" style:font-size-complex="12pt"/>
    </style:style>
    <style:style style:name="T11_33" style:family="text">
      <style:text-properties fo:background-color="#ffffff" fo:font-size="12pt" style:font-size-asian="12pt" style:font-size-complex="12pt"/>
    </style:style>
    <style:style style:name="T11_34" style:family="text">
      <style:text-properties fo:background-color="#ffffff" fo:font-size="12pt" style:font-size-asian="12pt" style:font-size-complex="12pt"/>
    </style:style>
    <style:style style:name="T11_35" style:family="text">
      <style:text-properties fo:background-color="#ffffff" fo:font-size="12pt" style:font-size-asian="12pt" style:font-size-complex="12pt"/>
    </style:style>
    <style:style style:name="T11_36" style:family="text">
      <style:text-properties fo:background-color="#ffffff" fo:font-size="12pt" style:font-size-asian="12pt" style:font-size-complex="12pt"/>
    </style:style>
    <style:style style:name="T11_37" style:family="text">
      <style:text-properties fo:background-color="#ffffff" fo:font-size="12pt" style:font-size-asian="12pt" style:font-size-complex="12pt"/>
    </style:style>
    <style:style style:name="T11_38" style:family="text">
      <style:text-properties fo:background-color="#ffffff" fo:font-size="12pt" style:font-size-asian="12pt" style:font-size-complex="12pt"/>
    </style:style>
    <style:style style:name="T11_39" style:family="text">
      <style:text-properties fo:background-color="#ffffff" fo:font-size="12pt" style:font-size-asian="12pt" style:font-size-complex="12pt"/>
    </style:style>
    <style:style style:name="T11_40" style:family="text">
      <style:text-properties fo:background-color="#ffffff" fo:font-size="12pt" style:font-size-asian="12pt" style:font-size-complex="12pt"/>
    </style:style>
    <style:style style:name="P12" style:family="paragraph" style:parent-style-name="Standard">
      <style:paragraph-properties fo:break-before="auto" fo:line-height="131%" fo:margin-top="0cm" style:writing-mode="lr-tb"/>
    </style:style>
    <style:style style:name="T12_1" style:family="text">
      <style:text-properties fo:background-color="#ffffff" fo:font-size="12pt" style:font-size-asian="12pt" style:font-size-complex="12pt"/>
    </style:style>
    <style:style style:name="T12_2" style:family="text">
      <style:text-properties fo:background-color="#ffffff" fo:font-size="12pt" style:font-size-asian="12pt" style:font-size-complex="12pt"/>
    </style:style>
    <style:style style:name="T12_3" style:family="text">
      <style:text-properties fo:background-color="#ffffff" fo:font-size="12pt" style:font-size-asian="12pt" style:font-size-complex="12pt"/>
    </style:style>
    <style:style style:name="T12_4" style:family="text">
      <style:text-properties fo:background-color="#ffffff" fo:font-size="12pt" style:font-size-asian="12pt" style:font-size-complex="12pt"/>
    </style:style>
    <style:style style:name="T12_5" style:family="text">
      <style:text-properties fo:background-color="#ffffff" fo:font-size="12pt" style:font-size-asian="12pt" style:font-size-complex="12pt"/>
    </style:style>
    <style:style style:name="T12_6" style:family="text">
      <style:text-properties fo:background-color="#ffffff" fo:font-size="12pt" style:font-size-asian="12pt" style:font-size-complex="12pt"/>
    </style:style>
    <style:style style:name="T12_7" style:family="text">
      <style:text-properties fo:background-color="#ffffff" fo:font-size="12pt" style:font-size-asian="12pt" style:font-size-complex="12pt"/>
    </style:style>
    <style:style style:name="T12_8" style:family="text">
      <style:text-properties fo:background-color="#ffffff" fo:font-size="12pt" style:font-size-asian="12pt" style:font-size-complex="12pt"/>
    </style:style>
    <style:style style:name="T12_9" style:family="text">
      <style:text-properties fo:background-color="#ffffff" fo:font-size="12pt" style:font-size-asian="12pt" style:font-size-complex="12pt"/>
    </style:style>
    <style:style style:name="T12_10" style:family="text">
      <style:text-properties fo:background-color="#ffffff" fo:font-size="12pt" style:font-size-asian="12pt" style:font-size-complex="12pt"/>
    </style:style>
    <style:style style:name="T12_11" style:family="text">
      <style:text-properties fo:background-color="#ffffff" fo:font-size="12pt" style:font-size-asian="12pt" style:font-size-complex="12pt"/>
    </style:style>
    <style:style style:name="T12_12" style:family="text">
      <style:text-properties fo:background-color="#ffffff" fo:font-size="12pt" style:font-size-asian="12pt" style:font-size-complex="12pt"/>
    </style:style>
    <style:style style:name="T12_13" style:family="text">
      <style:text-properties fo:background-color="#ffffff" fo:font-size="12pt" style:font-size-asian="12pt" style:font-size-complex="12pt"/>
    </style:style>
    <style:style style:name="T12_14" style:family="text">
      <style:text-properties fo:background-color="#ffffff" fo:font-size="12pt" style:font-size-asian="12pt" style:font-size-complex="12pt"/>
    </style:style>
    <style:style style:name="T12_15" style:family="text">
      <style:text-properties fo:background-color="#ffffff" fo:font-size="12pt" style:font-size-asian="12pt" style:font-size-complex="12pt"/>
    </style:style>
    <style:style style:name="T12_16" style:family="text">
      <style:text-properties fo:background-color="#ffffff" fo:font-size="12pt" style:font-size-asian="12pt" style:font-size-complex="12pt"/>
    </style:style>
    <style:style style:name="T12_17" style:family="text">
      <style:text-properties fo:background-color="#ffffff" fo:font-size="12pt" style:font-size-asian="12pt" style:font-size-complex="12pt"/>
    </style:style>
    <style:style style:name="T12_18" style:family="text">
      <style:text-properties fo:background-color="#ffffff" fo:font-size="12pt" style:font-size-asian="12pt" style:font-size-complex="12pt"/>
    </style:style>
    <style:style style:name="T12_19" style:family="text">
      <style:text-properties fo:background-color="#ffffff" fo:font-size="12pt" style:font-size-asian="12pt" style:font-size-complex="12pt"/>
    </style:style>
    <style:style style:name="T12_20" style:family="text">
      <style:text-properties fo:background-color="#ffffff" fo:font-size="12pt" style:font-size-asian="12pt" style:font-size-complex="12pt"/>
    </style:style>
    <style:style style:name="T12_21" style:family="text">
      <style:text-properties fo:background-color="#ffffff" fo:font-size="12pt" style:font-size-asian="12pt" style:font-size-complex="12pt"/>
    </style:style>
    <style:style style:name="T12_22" style:family="text">
      <style:text-properties fo:background-color="#ffffff" fo:font-size="12pt" style:font-size-asian="12pt" style:font-size-complex="12pt"/>
    </style:style>
    <style:style style:name="T12_23" style:family="text">
      <style:text-properties fo:background-color="#ffffff" fo:font-size="12pt" style:font-size-asian="12pt" style:font-size-complex="12pt"/>
    </style:style>
    <style:style style:name="T12_24" style:family="text">
      <style:text-properties fo:background-color="#ffffff" fo:font-size="12pt" style:font-size-asian="12pt" style:font-size-complex="12pt"/>
    </style:style>
    <style:style style:name="T12_25" style:family="text">
      <style:text-properties fo:background-color="#ffffff" fo:font-size="12pt" style:font-size-asian="12pt" style:font-size-complex="12pt"/>
    </style:style>
    <style:style style:name="T12_26" style:family="text">
      <style:text-properties fo:background-color="#ffffff" fo:font-size="12pt" style:font-size-asian="12pt" style:font-size-complex="12pt"/>
    </style:style>
    <style:style style:name="T12_27" style:family="text">
      <style:text-properties fo:background-color="#ffffff" fo:font-size="12pt" style:font-size-asian="12pt" style:font-size-complex="12pt"/>
    </style:style>
    <style:style style:name="T12_28" style:family="text">
      <style:text-properties fo:background-color="#ffffff" fo:font-size="12pt" style:font-size-asian="12pt" style:font-size-complex="12pt"/>
    </style:style>
    <style:style style:name="T12_29" style:family="text">
      <style:text-properties fo:background-color="#ffffff" fo:font-size="12pt" style:font-size-asian="12pt" style:font-size-complex="12pt"/>
    </style:style>
    <style:style style:name="T12_30" style:family="text">
      <style:text-properties fo:background-color="#ffffff" fo:font-size="12pt" style:font-size-asian="12pt" style:font-size-complex="12pt"/>
    </style:style>
    <style:style style:name="T12_31" style:family="text">
      <style:text-properties fo:background-color="#ffffff" fo:font-size="12pt" style:font-size-asian="12pt" style:font-size-complex="12pt"/>
    </style:style>
    <style:style style:name="T12_32" style:family="text">
      <style:text-properties fo:background-color="#ffffff" fo:font-size="12pt" style:font-size-asian="12pt" style:font-size-complex="12pt"/>
    </style:style>
    <style:style style:name="T12_33" style:family="text">
      <style:text-properties fo:background-color="#ffffff" fo:font-size="12pt" style:font-size-asian="12pt" style:font-size-complex="12pt"/>
    </style:style>
    <style:style style:name="T12_34" style:family="text">
      <style:text-properties fo:background-color="#ffffff" fo:font-size="12pt" style:font-size-asian="12pt" style:font-size-complex="12pt"/>
    </style:style>
    <style:style style:name="T12_35" style:family="text">
      <style:text-properties fo:background-color="#ffffff" fo:font-size="12pt" style:font-size-asian="12pt" style:font-size-complex="12pt"/>
    </style:style>
    <style:style style:name="T12_36" style:family="text">
      <style:text-properties fo:background-color="#ffffff" fo:font-size="12pt" style:font-size-asian="12pt" style:font-size-complex="12pt"/>
    </style:style>
    <style:style style:name="P13" style:family="paragraph" style:parent-style-name="Standard">
      <style:paragraph-properties fo:break-before="auto" fo:line-height="131%" fo:margin-top="0.141cm" fo:margin-bottom="0.212cm" style:writing-mode="lr-tb"/>
    </style:style>
    <style:style style:name="T13_1" style:family="text">
      <style:text-properties fo:background-color="#ffffff" fo:font-size="12pt" style:font-size-asian="12pt" style:font-size-complex="12pt"/>
    </style:style>
    <style:style style:name="T13_2" style:family="text">
      <style:text-properties fo:background-color="#ffffff" fo:font-size="12pt" style:font-size-asian="12pt" style:font-size-complex="12pt"/>
    </style:style>
    <style:style style:name="T13_3" style:family="text">
      <style:text-properties fo:background-color="#ffffff" fo:font-size="12pt" style:font-size-asian="12pt" style:font-size-complex="12pt"/>
    </style:style>
    <style:style style:name="T13_4" style:family="text">
      <style:text-properties fo:background-color="#ffffff" fo:font-size="12pt" style:font-size-asian="12pt" style:font-size-complex="12pt"/>
    </style:style>
    <style:style style:name="T13_5" style:family="text">
      <style:text-properties fo:background-color="#ffffff" fo:font-size="12pt" style:font-size-asian="12pt" style:font-size-complex="12pt"/>
    </style:style>
    <style:style style:name="T13_6" style:family="text">
      <style:text-properties fo:background-color="#ffffff" fo:font-size="12pt" style:font-size-asian="12pt" style:font-size-complex="12pt"/>
    </style:style>
    <style:style style:name="T13_7" style:family="text">
      <style:text-properties fo:background-color="#ffffff" fo:font-size="12pt" style:font-size-asian="12pt" style:font-size-complex="12pt"/>
    </style:style>
    <style:style style:name="T13_8" style:family="text">
      <style:text-properties fo:background-color="#ffffff" fo:font-size="12pt" style:font-size-asian="12pt" style:font-size-complex="12pt"/>
    </style:style>
    <style:style style:name="T13_9" style:family="text">
      <style:text-properties fo:background-color="#ffffff" fo:font-size="12pt" style:font-size-asian="12pt" style:font-size-complex="12pt"/>
    </style:style>
    <style:style style:name="T13_10" style:family="text">
      <style:text-properties fo:background-color="#ffffff" fo:font-size="12pt" style:font-size-asian="12pt" style:font-size-complex="12pt"/>
    </style:style>
    <style:style style:name="T13_11" style:family="text">
      <style:text-properties fo:background-color="#ffffff" fo:font-size="12pt" style:font-size-asian="12pt" style:font-size-complex="12pt"/>
    </style:style>
    <style:style style:name="T13_12" style:family="text">
      <style:text-properties fo:background-color="#ffffff" fo:font-size="12pt" style:font-size-asian="12pt" style:font-size-complex="12pt"/>
    </style:style>
    <style:style style:name="T13_13" style:family="text">
      <style:text-properties fo:background-color="#ffffff" fo:font-size="12pt" style:font-size-asian="12pt" style:font-size-complex="12pt"/>
    </style:style>
    <style:style style:name="T13_14" style:family="text">
      <style:text-properties fo:background-color="#ffffff" fo:font-size="12pt" style:font-size-asian="12pt" style:font-size-complex="12pt"/>
    </style:style>
    <style:style style:name="T13_15" style:family="text">
      <style:text-properties fo:background-color="#ffffff" fo:font-size="12pt" style:font-size-asian="12pt" style:font-size-complex="12pt"/>
    </style:style>
    <style:style style:name="T13_16" style:family="text">
      <style:text-properties fo:background-color="#ffffff" fo:font-size="12pt" style:font-size-asian="12pt" style:font-size-complex="12pt"/>
    </style:style>
    <style:style style:name="T13_17" style:family="text">
      <style:text-properties fo:background-color="#ffffff" fo:font-size="12pt" style:font-size-asian="12pt" style:font-size-complex="12pt"/>
    </style:style>
    <style:style style:name="T13_18" style:family="text">
      <style:text-properties fo:background-color="#ffffff" fo:font-size="12pt" style:font-size-asian="12pt" style:font-size-complex="12pt"/>
    </style:style>
    <style:style style:name="T13_19" style:family="text">
      <style:text-properties fo:background-color="#ffffff" fo:font-size="12pt" style:font-size-asian="12pt" style:font-size-complex="12pt"/>
    </style:style>
    <style:style style:name="T13_20" style:family="text">
      <style:text-properties fo:background-color="#ffffff" fo:font-size="12pt" style:font-size-asian="12pt" style:font-size-complex="12pt"/>
    </style:style>
    <style:style style:name="T13_21" style:family="text">
      <style:text-properties fo:background-color="#ffffff" fo:font-size="12pt" style:font-size-asian="12pt" style:font-size-complex="12pt"/>
    </style:style>
    <style:style style:name="T13_22" style:family="text">
      <style:text-properties fo:background-color="#ffffff" fo:font-size="12pt" style:font-size-asian="12pt" style:font-size-complex="12pt"/>
    </style:style>
    <style:style style:name="T13_23" style:family="text">
      <style:text-properties fo:background-color="#ffffff" fo:font-size="12pt" style:font-size-asian="12pt" style:font-size-complex="12pt"/>
    </style:style>
    <style:style style:name="T13_24" style:family="text">
      <style:text-properties fo:background-color="#ffffff" fo:font-size="12pt" style:font-size-asian="12pt" style:font-size-complex="12pt"/>
    </style:style>
    <style:style style:name="T13_25" style:family="text">
      <style:text-properties fo:background-color="#ffffff" fo:font-size="12pt" style:font-size-asian="12pt" style:font-size-complex="12pt"/>
    </style:style>
    <style:style style:name="T13_26" style:family="text">
      <style:text-properties fo:background-color="#ffffff" fo:font-size="12pt" style:font-size-asian="12pt" style:font-size-complex="12pt"/>
    </style:style>
    <style:style style:name="T13_27" style:family="text">
      <style:text-properties fo:background-color="#ffffff" fo:font-size="12pt" style:font-size-asian="12pt" style:font-size-complex="12pt"/>
    </style:style>
    <style:style style:name="T13_28" style:family="text">
      <style:text-properties fo:background-color="#ffffff" fo:font-size="12pt" style:font-size-asian="12pt" style:font-size-complex="12pt"/>
    </style:style>
    <style:style style:name="T13_29" style:family="text">
      <style:text-properties fo:background-color="#ffffff" fo:font-size="12pt" style:font-size-asian="12pt" style:font-size-complex="12pt"/>
    </style:style>
    <style:style style:name="T13_30" style:family="text">
      <style:text-properties fo:background-color="#ffffff" fo:font-size="12pt" style:font-size-asian="12pt" style:font-size-complex="12pt"/>
    </style:style>
    <style:style style:name="T13_31" style:family="text">
      <style:text-properties fo:background-color="#ffffff" fo:font-size="12pt" style:font-size-asian="12pt" style:font-size-complex="12pt"/>
    </style:style>
    <style:style style:name="T13_32" style:family="text">
      <style:text-properties fo:background-color="#ffffff" fo:font-size="12pt" style:font-size-asian="12pt" style:font-size-complex="12pt"/>
    </style:style>
    <style:style style:name="T13_33" style:family="text">
      <style:text-properties fo:background-color="#ffffff" fo:font-size="12pt" style:font-size-asian="12pt" style:font-size-complex="12pt"/>
    </style:style>
    <style:style style:name="T13_34" style:family="text">
      <style:text-properties fo:background-color="#ffffff" fo:font-size="12pt" style:font-size-asian="12pt" style:font-size-complex="12pt"/>
    </style:style>
    <style:style style:name="T13_35" style:family="text">
      <style:text-properties fo:background-color="#ffffff" fo:font-size="12pt" style:font-size-asian="12pt" style:font-size-complex="12pt"/>
    </style:style>
    <style:style style:name="T13_36" style:family="text">
      <style:text-properties fo:background-color="#ffffff" fo:font-size="12pt" style:font-size-asian="12pt" style:font-size-complex="12pt"/>
    </style:style>
    <style:style style:name="T13_37" style:family="text">
      <style:text-properties fo:background-color="#ffffff" fo:font-size="12pt" style:font-size-asian="12pt" style:font-size-complex="12pt"/>
    </style:style>
    <style:style style:name="T13_38" style:family="text">
      <style:text-properties fo:background-color="#ffffff" fo:font-size="12pt" style:font-size-asian="12pt" style:font-size-complex="12pt"/>
    </style:style>
    <style:style style:name="T13_39" style:family="text">
      <style:text-properties fo:background-color="#ffffff" fo:font-size="12pt" style:font-size-asian="12pt" style:font-size-complex="12pt"/>
    </style:style>
    <style:style style:name="T13_40" style:family="text">
      <style:text-properties fo:background-color="#ffffff" fo:font-size="12pt" style:font-size-asian="12pt" style:font-size-complex="12pt"/>
    </style:style>
    <style:style style:name="T13_41" style:family="text">
      <style:text-properties fo:background-color="#ffffff" fo:font-size="12pt" style:font-size-asian="12pt" style:font-size-complex="12pt"/>
    </style:style>
    <style:style style:name="T13_42" style:family="text">
      <style:text-properties fo:background-color="#ffffff" fo:font-size="12pt" style:font-size-asian="12pt" style:font-size-complex="12pt"/>
    </style:style>
    <style:style style:name="T13_43" style:family="text">
      <style:text-properties fo:background-color="#ffffff" fo:font-size="12pt" style:font-size-asian="12pt" style:font-size-complex="12pt"/>
    </style:style>
    <style:style style:name="T13_44" style:family="text">
      <style:text-properties fo:background-color="#ffffff" fo:font-size="12pt" style:font-size-asian="12pt" style:font-size-complex="12pt"/>
    </style:style>
    <style:style style:name="T13_45" style:family="text">
      <style:text-properties fo:background-color="#ffffff" fo:font-size="12pt" style:font-size-asian="12pt" style:font-size-complex="12pt"/>
    </style:style>
    <style:style style:name="T13_46" style:family="text">
      <style:text-properties fo:background-color="#ffffff" fo:font-size="12pt" style:font-size-asian="12pt" style:font-size-complex="12pt"/>
    </style:style>
    <style:style style:name="T13_47" style:family="text">
      <style:text-properties fo:background-color="#ffffff" fo:font-size="12pt" style:font-size-asian="12pt" style:font-size-complex="12pt"/>
    </style:style>
    <style:style style:name="T13_48" style:family="text">
      <style:text-properties fo:background-color="#ffffff" fo:font-size="12pt" style:font-size-asian="12pt" style:font-size-complex="12pt"/>
    </style:style>
    <style:style style:name="T13_49" style:family="text">
      <style:text-properties fo:background-color="#ffffff" fo:font-size="12pt" style:font-size-asian="12pt" style:font-size-complex="12pt"/>
    </style:style>
    <style:style style:name="T13_50" style:family="text">
      <style:text-properties fo:background-color="#ffffff" fo:font-size="12pt" style:font-size-asian="12pt" style:font-size-complex="12pt"/>
    </style:style>
    <style:style style:name="T13_51" style:family="text">
      <style:text-properties fo:background-color="#ffffff" fo:font-size="12pt" style:font-size-asian="12pt" style:font-size-complex="12pt"/>
    </style:style>
    <style:style style:name="T13_52" style:family="text">
      <style:text-properties fo:background-color="#ffffff" fo:font-size="12pt" style:font-size-asian="12pt" style:font-size-complex="12pt"/>
    </style:style>
    <style:style style:name="T13_53" style:family="text">
      <style:text-properties fo:background-color="#ffffff" fo:font-size="12pt" style:font-size-asian="12pt" style:font-size-complex="12pt"/>
    </style:style>
    <style:style style:name="T13_54" style:family="text">
      <style:text-properties fo:background-color="#ffffff" fo:font-size="12pt" style:font-size-asian="12pt" style:font-size-complex="12pt"/>
    </style:style>
    <style:style style:name="T13_55" style:family="text">
      <style:text-properties fo:background-color="#ffffff" fo:font-size="12pt" style:font-size-asian="12pt" style:font-size-complex="12pt"/>
    </style:style>
    <style:style style:name="T13_56" style:family="text">
      <style:text-properties fo:background-color="#ffffff" fo:font-size="12pt" style:font-size-asian="12pt" style:font-size-complex="12pt"/>
    </style:style>
    <style:style style:name="T13_57" style:family="text">
      <style:text-properties fo:background-color="#ffffff" fo:font-size="12pt" style:font-size-asian="12pt" style:font-size-complex="12pt"/>
    </style:style>
    <style:style style:name="T13_58" style:family="text">
      <style:text-properties fo:background-color="#ffffff" fo:font-size="12pt" style:font-size-asian="12pt" style:font-size-complex="12pt"/>
    </style:style>
    <style:style style:name="T13_59" style:family="text">
      <style:text-properties fo:background-color="#ffffff" fo:font-size="12pt" style:font-size-asian="12pt" style:font-size-complex="12pt"/>
    </style:style>
    <style:style style:name="T13_60" style:family="text">
      <style:text-properties fo:background-color="#ffffff" fo:font-size="12pt" style:font-size-asian="12pt" style:font-size-complex="12pt"/>
    </style:style>
    <style:style style:name="T13_61" style:family="text">
      <style:text-properties fo:background-color="#ffffff" fo:font-size="12pt" style:font-size-asian="12pt" style:font-size-complex="12pt"/>
    </style:style>
    <style:style style:name="T13_62" style:family="text">
      <style:text-properties fo:background-color="#ffffff" fo:font-size="12pt" style:font-size-asian="12pt" style:font-size-complex="12pt"/>
    </style:style>
    <style:style style:name="T13_63" style:family="text">
      <style:text-properties fo:background-color="#ffffff" fo:font-size="12pt" style:font-size-asian="12pt" style:font-size-complex="12pt"/>
    </style:style>
    <style:style style:name="T13_64" style:family="text">
      <style:text-properties fo:background-color="#ffffff" fo:font-size="12pt" style:font-size-asian="12pt" style:font-size-complex="12pt"/>
    </style:style>
    <style:style style:name="T13_65" style:family="text">
      <style:text-properties fo:background-color="#ffffff" fo:font-size="12pt" style:font-size-asian="12pt" style:font-size-complex="12pt"/>
    </style:style>
    <style:style style:name="T13_66" style:family="text">
      <style:text-properties fo:background-color="#ffffff" fo:font-size="12pt" style:font-size-asian="12pt" style:font-size-complex="12pt"/>
    </style:style>
    <style:style style:name="T13_67" style:family="text">
      <style:text-properties fo:background-color="#ffffff" fo:font-size="12pt" style:font-size-asian="12pt" style:font-size-complex="12pt"/>
    </style:style>
    <style:style style:name="T13_68" style:family="text">
      <style:text-properties fo:background-color="#ffffff" fo:font-size="12pt" style:font-size-asian="12pt" style:font-size-complex="12pt"/>
    </style:style>
    <style:style style:name="T13_69" style:family="text">
      <style:text-properties fo:background-color="#ffffff" fo:font-size="12pt" style:font-size-asian="12pt" style:font-size-complex="12pt"/>
    </style:style>
    <style:style style:name="T13_70" style:family="text">
      <style:text-properties fo:background-color="#ffffff" fo:font-size="12pt" style:font-size-asian="12pt" style:font-size-complex="12pt"/>
    </style:style>
    <style:style style:name="T13_71" style:family="text">
      <style:text-properties fo:background-color="#ffffff" fo:font-size="12pt" style:font-size-asian="12pt" style:font-size-complex="12pt"/>
    </style:style>
    <style:style style:name="T13_72" style:family="text">
      <style:text-properties fo:background-color="#ffffff" fo:font-size="12pt" style:font-size-asian="12pt" style:font-size-complex="12pt"/>
    </style:style>
    <style:style style:name="T13_73" style:family="text">
      <style:text-properties fo:background-color="#ffffff" fo:font-size="12pt" style:font-size-asian="12pt" style:font-size-complex="12pt"/>
    </style:style>
    <style:style style:name="T13_74" style:family="text">
      <style:text-properties fo:background-color="#ffffff" fo:font-size="12pt" style:font-size-asian="12pt" style:font-size-complex="12pt"/>
    </style:style>
    <style:style style:name="T13_75" style:family="text">
      <style:text-properties fo:background-color="#ffffff" fo:font-size="12pt" style:font-size-asian="12pt" style:font-size-complex="12pt"/>
    </style:style>
    <style:style style:name="T13_76" style:family="text">
      <style:text-properties fo:background-color="#ffffff" fo:font-size="12pt" style:font-size-asian="12pt" style:font-size-complex="12pt"/>
    </style:style>
    <style:style style:name="T13_77" style:family="text">
      <style:text-properties fo:background-color="#ffffff" fo:font-size="12pt" style:font-size-asian="12pt" style:font-size-complex="12pt"/>
    </style:style>
    <style:style style:name="T13_78" style:family="text">
      <style:text-properties fo:background-color="#ffffff" fo:font-size="12pt" style:font-size-asian="12pt" style:font-size-complex="12pt"/>
    </style:style>
    <style:style style:name="P14" style:family="paragraph" style:parent-style-name="Standard">
      <style:paragraph-properties fo:break-before="auto" fo:line-height="131%" fo:margin-top="0.141cm" fo:margin-bottom="0.212cm" style:writing-mode="lr-tb"/>
      <style:text-properties fo:background-color="#ffffff" fo:font-size="12pt" style:font-size-asian="12pt" style:font-size-complex="12pt"/>
    </style:style>
    <style:style style:name="P15" style:family="paragraph" style:parent-style-name="Standard">
      <style:paragraph-properties fo:break-before="auto" fo:line-height="131%" fo:margin-top="0.141cm" fo:margin-bottom="0.212cm" style:writing-mode="lr-tb"/>
      <style:text-properties fo:background-color="#ffffff" fo:font-size="12pt" style:font-size-asian="12pt" style:font-size-complex="12pt"/>
    </style:style>
    <style:style style:name="P16" style:family="paragraph" style:parent-style-name="Heading_20_2">
      <style:paragraph-properties fo:break-before="auto" fo:line-height="103%" fo:margin-bottom="0.388cm" style:writing-mode="lr-tb"/>
    </style:style>
    <style:style style:name="T16_1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_2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_3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_4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_5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_6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_7" style:family="text">
      <style:text-properties fo:background-color="#ffffff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31%" fo:margin-top="0.141cm" fo:margin-bottom="0.212cm" style:writing-mode="lr-tb"/>
    </style:style>
    <style:style style:name="T17_1" style:family="text">
      <style:text-properties fo:background-color="#ffffff" fo:font-size="12pt" style:font-size-asian="12pt" style:font-size-complex="12pt"/>
    </style:style>
    <style:style style:name="T17_2" style:family="text">
      <style:text-properties fo:background-color="#ffffff" fo:font-size="12pt" style:font-size-asian="12pt" style:font-size-complex="12pt"/>
    </style:style>
    <style:style style:name="T17_3" style:family="text">
      <style:text-properties fo:background-color="#ffffff" fo:font-size="12pt" style:font-size-asian="12pt" style:font-size-complex="12pt"/>
    </style:style>
    <style:style style:name="T17_4" style:family="text">
      <style:text-properties fo:background-color="#ffffff" fo:font-size="12pt" style:font-size-asian="12pt" style:font-size-complex="12pt"/>
    </style:style>
    <style:style style:name="T17_5" style:family="text">
      <style:text-properties fo:background-color="#ffffff" fo:font-size="12pt" style:font-size-asian="12pt" style:font-size-complex="12pt"/>
    </style:style>
    <style:style style:name="T17_6" style:family="text">
      <style:text-properties fo:background-color="#ffffff" fo:font-size="12pt" style:font-size-asian="12pt" style:font-size-complex="12pt"/>
    </style:style>
    <style:style style:name="T17_7" style:family="text">
      <style:text-properties fo:background-color="#ffffff" fo:font-size="12pt" style:font-size-asian="12pt" style:font-size-complex="12pt"/>
    </style:style>
    <style:style style:name="T17_8" style:family="text">
      <style:text-properties fo:background-color="#ffffff" fo:font-size="12pt" style:font-size-asian="12pt" style:font-size-complex="12pt"/>
    </style:style>
    <style:style style:name="T17_9" style:family="text">
      <style:text-properties fo:background-color="#ffffff" fo:font-size="12pt" style:font-size-asian="12pt" style:font-size-complex="12pt"/>
    </style:style>
    <style:style style:name="T17_10" style:family="text">
      <style:text-properties fo:background-color="#ffffff" fo:font-size="12pt" style:font-size-asian="12pt" style:font-size-complex="12pt"/>
    </style:style>
    <style:style style:name="T17_11" style:family="text">
      <style:text-properties fo:background-color="#ffffff" fo:font-size="12pt" style:font-size-asian="12pt" style:font-size-complex="12pt"/>
    </style:style>
    <style:style style:name="T17_12" style:family="text">
      <style:text-properties fo:background-color="#ffffff" fo:font-size="12pt" style:font-size-asian="12pt" style:font-size-complex="12pt"/>
    </style:style>
    <style:style style:name="T17_13" style:family="text">
      <style:text-properties fo:background-color="#ffffff" fo:font-size="12pt" style:font-size-asian="12pt" style:font-size-complex="12pt"/>
    </style:style>
    <style:style style:name="T17_14" style:family="text">
      <style:text-properties fo:background-color="#ffffff" fo:font-size="12pt" style:font-size-asian="12pt" style:font-size-complex="12pt"/>
    </style:style>
    <style:style style:name="T17_15" style:family="text">
      <style:text-properties fo:background-color="#ffffff" fo:font-size="12pt" style:font-size-asian="12pt" style:font-size-complex="12pt"/>
    </style:style>
    <style:style style:name="T17_16" style:family="text">
      <style:text-properties fo:background-color="#ffffff" fo:font-size="12pt" style:font-size-asian="12pt" style:font-size-complex="12pt"/>
    </style:style>
    <style:style style:name="T17_17" style:family="text">
      <style:text-properties fo:background-color="#ffffff" fo:font-size="12pt" style:font-size-asian="12pt" style:font-size-complex="12pt"/>
    </style:style>
    <style:style style:name="T17_18" style:family="text">
      <style:text-properties fo:background-color="#ffffff" fo:font-size="12pt" style:font-size-asian="12pt" style:font-size-complex="12pt"/>
    </style:style>
    <style:style style:name="T17_19" style:family="text">
      <style:text-properties fo:background-color="#ffffff" fo:font-size="12pt" style:font-size-asian="12pt" style:font-size-complex="12pt"/>
    </style:style>
    <style:style style:name="T17_20" style:family="text">
      <style:text-properties fo:background-color="#ffffff" fo:font-size="12pt" style:font-size-asian="12pt" style:font-size-complex="12pt"/>
    </style:style>
    <style:style style:name="T17_21" style:family="text">
      <style:text-properties fo:background-color="#ffffff" fo:font-size="12pt" style:font-size-asian="12pt" style:font-size-complex="12pt"/>
    </style:style>
    <style:style style:name="T17_22" style:family="text">
      <style:text-properties fo:background-color="#ffffff" fo:font-size="12pt" style:font-size-asian="12pt" style:font-size-complex="12pt"/>
    </style:style>
    <style:style style:name="T17_23" style:family="text">
      <style:text-properties fo:background-color="#ffffff" fo:font-size="12pt" style:font-size-asian="12pt" style:font-size-complex="12pt"/>
    </style:style>
    <style:style style:name="T17_24" style:family="text">
      <style:text-properties fo:background-color="#ffffff" fo:font-size="12pt" style:font-size-asian="12pt" style:font-size-complex="12pt"/>
    </style:style>
    <style:style style:name="T17_25" style:family="text">
      <style:text-properties fo:background-color="#ffffff" fo:font-size="12pt" style:font-size-asian="12pt" style:font-size-complex="12pt"/>
    </style:style>
    <style:style style:name="T17_26" style:family="text">
      <style:text-properties fo:background-color="#ffffff" fo:font-size="12pt" style:font-size-asian="12pt" style:font-size-complex="12pt"/>
    </style:style>
    <style:style style:name="T17_27" style:family="text">
      <style:text-properties fo:background-color="#ffffff" fo:font-size="12pt" style:font-size-asian="12pt" style:font-size-complex="12pt"/>
    </style:style>
    <style:style style:name="T17_28" style:family="text">
      <style:text-properties fo:background-color="#ffffff" fo:font-size="12pt" style:font-size-asian="12pt" style:font-size-complex="12pt"/>
    </style:style>
    <style:style style:name="T17_29" style:family="text">
      <style:text-properties fo:background-color="#ffffff" fo:font-size="12pt" style:font-size-asian="12pt" style:font-size-complex="12pt"/>
    </style:style>
    <style:style style:name="T17_30" style:family="text">
      <style:text-properties fo:background-color="#ffffff" fo:font-size="12pt" style:font-size-asian="12pt" style:font-size-complex="12pt"/>
    </style:style>
    <style:style style:name="T17_31" style:family="text">
      <style:text-properties fo:background-color="#ffffff" fo:font-size="12pt" style:font-size-asian="12pt" style:font-size-complex="12pt"/>
    </style:style>
    <style:style style:name="T17_32" style:family="text">
      <style:text-properties fo:background-color="#ffffff" fo:font-size="12pt" style:font-size-asian="12pt" style:font-size-complex="12pt"/>
    </style:style>
    <style:style style:name="T17_33" style:family="text">
      <style:text-properties fo:background-color="#ffffff" fo:font-size="12pt" style:font-size-asian="12pt" style:font-size-complex="12pt"/>
    </style:style>
    <style:style style:name="T17_34" style:family="text">
      <style:text-properties fo:background-color="#ffffff" fo:font-size="12pt" style:font-size-asian="12pt" style:font-size-complex="12pt"/>
    </style:style>
    <style:style style:name="T17_35" style:family="text">
      <style:text-properties fo:background-color="#ffffff" fo:font-size="12pt" style:font-size-asian="12pt" style:font-size-complex="12pt"/>
    </style:style>
    <style:style style:name="T17_36" style:family="text">
      <style:text-properties fo:background-color="#ffffff" fo:font-size="12pt" style:font-size-asian="12pt" style:font-size-complex="12pt"/>
    </style:style>
    <style:style style:name="T17_37" style:family="text">
      <style:text-properties fo:background-color="#ffffff" fo:font-size="12pt" style:font-size-asian="12pt" style:font-size-complex="12pt"/>
    </style:style>
    <style:style style:name="T17_38" style:family="text">
      <style:text-properties fo:background-color="#ffffff" fo:font-size="12pt" style:font-size-asian="12pt" style:font-size-complex="12pt"/>
    </style:style>
    <style:style style:name="T17_39" style:family="text">
      <style:text-properties fo:background-color="#ffffff" fo:font-size="12pt" style:font-size-asian="12pt" style:font-size-complex="12pt"/>
    </style:style>
    <style:style style:name="T17_40" style:family="text">
      <style:text-properties fo:background-color="#ffffff" fo:font-size="12pt" style:font-size-asian="12pt" style:font-size-complex="12pt"/>
    </style:style>
    <style:style style:name="T17_41" style:family="text">
      <style:text-properties fo:background-color="#ffffff" fo:font-size="12pt" style:font-size-asian="12pt" style:font-size-complex="12pt"/>
    </style:style>
    <style:style style:name="T17_42" style:family="text">
      <style:text-properties fo:background-color="#ffffff" fo:font-size="12pt" style:font-size-asian="12pt" style:font-size-complex="12pt"/>
    </style:style>
    <style:style style:name="T17_43" style:family="text">
      <style:text-properties fo:background-color="#ffffff" fo:font-size="12pt" style:font-size-asian="12pt" style:font-size-complex="12pt"/>
    </style:style>
    <style:style style:name="T17_44" style:family="text">
      <style:text-properties fo:background-color="#ffffff" fo:font-size="12pt" style:font-size-asian="12pt" style:font-size-complex="12pt"/>
    </style:style>
    <style:style style:name="T17_45" style:family="text">
      <style:text-properties fo:background-color="#ffffff" fo:font-size="12pt" style:font-size-asian="12pt" style:font-size-complex="12pt"/>
    </style:style>
    <style:style style:name="T17_46" style:family="text">
      <style:text-properties fo:background-color="#ffffff" fo:font-size="12pt" style:font-size-asian="12pt" style:font-size-complex="12pt"/>
    </style:style>
    <style:style style:name="T17_47" style:family="text">
      <style:text-properties fo:background-color="#ffffff" fo:font-size="12pt" style:font-size-asian="12pt" style:font-size-complex="12pt"/>
    </style:style>
    <style:style style:name="T17_48" style:family="text">
      <style:text-properties fo:background-color="#ffffff" fo:font-size="12pt" style:font-size-asian="12pt" style:font-size-complex="12pt"/>
    </style:style>
    <style:style style:name="T17_49" style:family="text">
      <style:text-properties fo:background-color="#ffffff" fo:font-size="12pt" style:font-size-asian="12pt" style:font-size-complex="12pt"/>
    </style:style>
    <style:style style:name="T17_50" style:family="text">
      <style:text-properties fo:background-color="#ffffff" fo:font-size="12pt" style:font-size-asian="12pt" style:font-size-complex="12pt"/>
    </style:style>
    <style:style style:name="T17_51" style:family="text">
      <style:text-properties fo:background-color="#ffffff" fo:font-size="12pt" style:font-size-asian="12pt" style:font-size-complex="12pt"/>
    </style:style>
    <style:style style:name="T17_52" style:family="text">
      <style:text-properties fo:background-color="#ffffff" fo:font-size="12pt" style:font-size-asian="12pt" style:font-size-complex="12pt"/>
    </style:style>
    <style:style style:name="T17_53" style:family="text">
      <style:text-properties fo:background-color="#ffffff" fo:font-size="12pt" style:font-size-asian="12pt" style:font-size-complex="12pt"/>
    </style:style>
    <style:style style:name="T17_54" style:family="text">
      <style:text-properties fo:background-color="#ffffff" fo:font-size="12pt" style:font-size-asian="12pt" style:font-size-complex="12pt"/>
    </style:style>
    <style:style style:name="T17_55" style:family="text">
      <style:text-properties fo:background-color="#ffffff" fo:font-size="12pt" style:font-size-asian="12pt" style:font-size-complex="12pt"/>
    </style:style>
    <style:style style:name="T17_56" style:family="text">
      <style:text-properties fo:background-color="#ffffff" fo:font-size="12pt" style:font-size-asian="12pt" style:font-size-complex="12pt"/>
    </style:style>
    <style:style style:name="T17_57" style:family="text">
      <style:text-properties fo:background-color="#ffffff" fo:font-size="12pt" style:font-size-asian="12pt" style:font-size-complex="12pt"/>
    </style:style>
    <style:style style:name="T17_58" style:family="text">
      <style:text-properties fo:background-color="#ffffff" fo:font-size="12pt" style:font-size-asian="12pt" style:font-size-complex="12pt"/>
    </style:style>
    <style:style style:name="T17_59" style:family="text">
      <style:text-properties fo:background-color="#ffffff" fo:font-size="12pt" style:font-size-asian="12pt" style:font-size-complex="12pt"/>
    </style:style>
    <style:style style:name="T17_60" style:family="text">
      <style:text-properties fo:background-color="#ffffff" fo:font-size="12pt" style:font-size-asian="12pt" style:font-size-complex="12pt"/>
    </style:style>
    <style:style style:name="T17_61" style:family="text">
      <style:text-properties fo:background-color="#ffffff" fo:font-size="12pt" style:font-size-asian="12pt" style:font-size-complex="12pt"/>
    </style:style>
    <style:style style:name="T17_62" style:family="text">
      <style:text-properties fo:background-color="#ffffff" fo:font-size="12pt" style:font-size-asian="12pt" style:font-size-complex="12pt"/>
    </style:style>
    <style:style style:name="T17_63" style:family="text">
      <style:text-properties fo:background-color="#ffffff" fo:font-size="12pt" style:font-size-asian="12pt" style:font-size-complex="12pt"/>
    </style:style>
    <style:style style:name="T17_64" style:family="text">
      <style:text-properties fo:background-color="#ffffff" fo:font-size="12pt" style:font-size-asian="12pt" style:font-size-complex="12pt"/>
    </style:style>
    <style:style style:name="T17_65" style:family="text">
      <style:text-properties fo:background-color="#ffffff" fo:font-size="12pt" style:font-size-asian="12pt" style:font-size-complex="12pt"/>
    </style:style>
    <style:style style:name="T17_66" style:family="text">
      <style:text-properties fo:background-color="#ffffff" fo:font-size="12pt" style:font-size-asian="12pt" style:font-size-complex="12pt"/>
    </style:style>
    <style:style style:name="T17_67" style:family="text">
      <style:text-properties fo:background-color="#ffffff" fo:font-size="12pt" style:font-size-asian="12pt" style:font-size-complex="12pt"/>
    </style:style>
    <style:style style:name="T17_68" style:family="text">
      <style:text-properties fo:background-color="#ffffff" fo:font-size="12pt" style:font-size-asian="12pt" style:font-size-complex="12pt"/>
    </style:style>
    <style:style style:name="T17_69" style:family="text">
      <style:text-properties fo:background-color="#ffffff" fo:font-size="12pt" style:font-size-asian="12pt" style:font-size-complex="12pt"/>
    </style:style>
    <style:style style:name="T17_70" style:family="text">
      <style:text-properties fo:background-color="#ffffff" fo:font-size="12pt" style:font-size-asian="12pt" style:font-size-complex="12pt"/>
    </style:style>
    <style:style style:name="T17_71" style:family="text">
      <style:text-properties fo:background-color="#ffffff" fo:font-size="12pt" style:font-size-asian="12pt" style:font-size-complex="12pt"/>
    </style:style>
    <style:style style:name="T17_72" style:family="text">
      <style:text-properties fo:background-color="#ffffff" fo:font-size="12pt" style:font-size-asian="12pt" style:font-size-complex="12pt"/>
    </style:style>
    <style:style style:name="T17_73" style:family="text">
      <style:text-properties fo:background-color="#ffffff" fo:font-size="12pt" style:font-size-asian="12pt" style:font-size-complex="12pt"/>
    </style:style>
    <style:style style:name="T17_74" style:family="text">
      <style:text-properties fo:background-color="#ffffff" fo:font-size="12pt" style:font-size-asian="12pt" style:font-size-complex="12pt"/>
    </style:style>
    <style:style style:name="T17_75" style:family="text">
      <style:text-properties fo:background-color="#ffffff" fo:font-size="12pt" style:font-size-asian="12pt" style:font-size-complex="12pt"/>
    </style:style>
    <style:style style:name="T17_76" style:family="text">
      <style:text-properties fo:background-color="#ffffff" fo:font-size="12pt" style:font-size-asian="12pt" style:font-size-complex="12pt"/>
    </style:style>
    <style:style style:name="T17_77" style:family="text">
      <style:text-properties fo:background-color="#ffffff" fo:font-size="12pt" style:font-size-asian="12pt" style:font-size-complex="12pt"/>
    </style:style>
    <style:style style:name="T17_78" style:family="text">
      <style:text-properties fo:background-color="#ffffff" fo:font-size="12pt" style:font-size-asian="12pt" style:font-size-complex="12pt"/>
    </style:style>
    <style:style style:name="T17_79" style:family="text">
      <style:text-properties fo:background-color="#ffffff" fo:font-size="12pt" style:font-size-asian="12pt" style:font-size-complex="12pt"/>
    </style:style>
    <style:style style:name="T17_80" style:family="text">
      <style:text-properties fo:background-color="#ffffff" fo:font-size="12pt" style:font-size-asian="12pt" style:font-size-complex="12pt"/>
    </style:style>
    <style:style style:name="T17_81" style:family="text">
      <style:text-properties fo:background-color="#ffffff" fo:font-size="12pt" style:font-size-asian="12pt" style:font-size-complex="12pt"/>
    </style:style>
    <style:style style:name="T17_82" style:family="text">
      <style:text-properties fo:background-color="#ffffff" fo:font-size="12pt" style:font-size-asian="12pt" style:font-size-complex="12pt"/>
    </style:style>
    <style:style style:name="T17_83" style:family="text">
      <style:text-properties fo:background-color="#ffffff" fo:font-size="12pt" style:font-size-asian="12pt" style:font-size-complex="12pt"/>
    </style:style>
    <style:style style:name="T17_84" style:family="text">
      <style:text-properties fo:background-color="#ffffff" fo:font-size="12pt" style:font-size-asian="12pt" style:font-size-complex="12pt"/>
    </style:style>
    <style:style style:name="T17_85" style:family="text">
      <style:text-properties fo:background-color="#ffffff" fo:font-size="12pt" style:font-size-asian="12pt" style:font-size-complex="12pt"/>
    </style:style>
    <style:style style:name="T17_86" style:family="text">
      <style:text-properties fo:background-color="#ffffff" fo:font-size="12pt" style:font-size-asian="12pt" style:font-size-complex="12pt"/>
    </style:style>
    <style:style style:name="T17_87" style:family="text">
      <style:text-properties fo:background-color="#ffffff" fo:font-size="12pt" style:font-size-asian="12pt" style:font-size-complex="12pt"/>
    </style:style>
    <style:style style:name="T17_88" style:family="text">
      <style:text-properties fo:background-color="#ffffff" fo:font-size="12pt" style:font-size-asian="12pt" style:font-size-complex="12pt"/>
    </style:style>
    <style:style style:name="T17_89" style:family="text">
      <style:text-properties fo:background-color="#ffffff" fo:font-size="12pt" style:font-size-asian="12pt" style:font-size-complex="12pt"/>
    </style:style>
    <style:style style:name="T17_90" style:family="text">
      <style:text-properties fo:background-color="#ffffff" fo:font-size="12pt" style:font-size-asian="12pt" style:font-size-complex="12pt"/>
    </style:style>
    <style:style style:name="T17_91" style:family="text">
      <style:text-properties fo:background-color="#ffffff" fo:font-size="12pt" style:font-size-asian="12pt" style:font-size-complex="12pt"/>
    </style:style>
    <style:style style:name="T17_92" style:family="text">
      <style:text-properties fo:background-color="#ffffff" fo:font-size="12pt" style:font-size-asian="12pt" style:font-size-complex="12pt"/>
    </style:style>
    <style:style style:name="T17_93" style:family="text">
      <style:text-properties fo:background-color="#ffffff" fo:font-size="12pt" style:font-size-asian="12pt" style:font-size-complex="12pt"/>
    </style:style>
    <style:style style:name="T17_94" style:family="text">
      <style:text-properties fo:background-color="#ffffff" fo:font-size="12pt" style:font-size-asian="12pt" style:font-size-complex="12pt"/>
    </style:style>
    <style:style style:name="T17_95" style:family="text">
      <style:text-properties fo:background-color="#ffffff" fo:font-size="12pt" style:font-size-asian="12pt" style:font-size-complex="12pt"/>
    </style:style>
    <style:style style:name="T17_96" style:family="text">
      <style:text-properties fo:background-color="#ffffff" fo:font-size="12pt" style:font-size-asian="12pt" style:font-size-complex="12pt"/>
    </style:style>
    <style:style style:name="T17_97" style:family="text">
      <style:text-properties fo:background-color="#ffffff" fo:font-size="12pt" style:font-size-asian="12pt" style:font-size-complex="12pt"/>
    </style:style>
    <style:style style:name="T17_98" style:family="text">
      <style:text-properties fo:background-color="#ffffff" fo:font-size="12pt" style:font-size-asian="12pt" style:font-size-complex="12pt"/>
    </style:style>
    <style:style style:name="T17_99" style:family="text">
      <style:text-properties fo:background-color="#ffffff" fo:font-size="12pt" style:font-size-asian="12pt" style:font-size-complex="12pt"/>
    </style:style>
    <style:style style:name="T17_100" style:family="text">
      <style:text-properties fo:background-color="#ffffff" fo:font-size="12pt" style:font-size-asian="12pt" style:font-size-complex="12pt"/>
    </style:style>
    <style:style style:name="T17_101" style:family="text">
      <style:text-properties fo:background-color="#ffffff" fo:font-size="12pt" style:font-size-asian="12pt" style:font-size-complex="12pt"/>
    </style:style>
    <style:style style:name="T17_102" style:family="text">
      <style:text-properties fo:background-color="#ffffff" fo:font-size="12pt" style:font-size-asian="12pt" style:font-size-complex="12pt"/>
    </style:style>
    <style:style style:name="T17_103" style:family="text">
      <style:text-properties fo:background-color="#ffffff" fo:font-size="12pt" style:font-size-asian="12pt" style:font-size-complex="12pt"/>
    </style:style>
    <style:style style:name="T17_104" style:family="text">
      <style:text-properties fo:background-color="#ffffff" fo:font-size="12pt" style:font-size-asian="12pt" style:font-size-complex="12pt"/>
    </style:style>
    <style:style style:name="T17_105" style:family="text">
      <style:text-properties fo:background-color="#ffffff" fo:font-size="12pt" style:font-size-asian="12pt" style:font-size-complex="12pt"/>
    </style:style>
    <style:style style:name="T17_106" style:family="text">
      <style:text-properties fo:background-color="#ffffff" fo:font-size="12pt" style:font-size-asian="12pt" style:font-size-complex="12pt"/>
    </style:style>
    <style:style style:name="T17_107" style:family="text">
      <style:text-properties fo:background-color="#ffffff" fo:font-size="12pt" style:font-size-asian="12pt" style:font-size-complex="12pt"/>
    </style:style>
    <style:style style:name="T17_108" style:family="text">
      <style:text-properties fo:background-color="#ffffff" fo:font-size="12pt" style:font-size-asian="12pt" style:font-size-complex="12pt"/>
    </style:style>
    <style:style style:name="T17_109" style:family="text">
      <style:text-properties fo:background-color="#ffffff" fo:font-size="12pt" style:font-size-asian="12pt" style:font-size-complex="12pt"/>
    </style:style>
    <style:style style:name="T17_110" style:family="text">
      <style:text-properties fo:background-color="#ffffff" fo:font-size="12pt" style:font-size-asian="12pt" style:font-size-complex="12pt"/>
    </style:style>
    <style:style style:name="T17_111" style:family="text">
      <style:text-properties fo:background-color="#ffffff" fo:font-size="12pt" style:font-size-asian="12pt" style:font-size-complex="12pt"/>
    </style:style>
    <style:style style:name="T17_112" style:family="text">
      <style:text-properties fo:background-color="#ffffff" fo:font-size="12pt" style:font-size-asian="12pt" style:font-size-complex="12pt"/>
    </style:style>
    <style:style style:name="T17_113" style:family="text">
      <style:text-properties fo:background-color="#ffffff" fo:font-size="12pt" style:font-size-asian="12pt" style:font-size-complex="12pt"/>
    </style:style>
    <style:style style:name="T17_114" style:family="text">
      <style:text-properties fo:background-color="#ffffff" fo:font-size="12pt" style:font-size-asian="12pt" style:font-size-complex="12pt"/>
    </style:style>
    <style:style style:name="T17_115" style:family="text">
      <style:text-properties fo:background-color="#ffffff" fo:font-size="12pt" style:font-size-asian="12pt" style:font-size-complex="12pt"/>
    </style:style>
    <style:style style:name="T17_116" style:family="text">
      <style:text-properties fo:background-color="#ffffff" fo:font-size="12pt" style:font-size-asian="12pt" style:font-size-complex="12pt"/>
    </style:style>
    <style:style style:name="T17_117" style:family="text">
      <style:text-properties fo:background-color="#ffffff" fo:font-size="12pt" style:font-size-asian="12pt" style:font-size-complex="12pt"/>
    </style:style>
    <style:style style:name="T17_118" style:family="text">
      <style:text-properties fo:background-color="#ffffff" fo:font-size="12pt" style:font-size-asian="12pt" style:font-size-complex="12pt"/>
    </style:style>
    <style:style style:name="T17_119" style:family="text">
      <style:text-properties fo:background-color="#ffffff" fo:font-size="12pt" style:font-size-asian="12pt" style:font-size-complex="12pt"/>
    </style:style>
    <style:style style:name="T17_120" style:family="text">
      <style:text-properties fo:background-color="#ffffff" fo:font-size="12pt" style:font-size-asian="12pt" style:font-size-complex="12pt"/>
    </style:style>
    <style:style style:name="T17_121" style:family="text">
      <style:text-properties fo:background-color="#ffffff" fo:font-size="12pt" style:font-size-asian="12pt" style:font-size-complex="12pt"/>
    </style:style>
    <style:style style:name="T17_122" style:family="text">
      <style:text-properties fo:background-color="#ffffff" fo:font-size="12pt" style:font-size-asian="12pt" style:font-size-complex="12pt"/>
    </style:style>
    <style:style style:name="T17_123" style:family="text">
      <style:text-properties fo:background-color="#ffffff" fo:font-size="12pt" style:font-size-asian="12pt" style:font-size-complex="12pt"/>
    </style:style>
    <style:style style:name="T17_124" style:family="text">
      <style:text-properties fo:background-color="#ffffff" fo:font-size="12pt" style:font-size-asian="12pt" style:font-size-complex="12pt"/>
    </style:style>
    <style:style style:name="T17_125" style:family="text">
      <style:text-properties fo:background-color="#ffffff" fo:font-size="12pt" style:font-size-asian="12pt" style:font-size-complex="12pt"/>
    </style:style>
    <style:style style:name="T17_126" style:family="text">
      <style:text-properties fo:background-color="#ffffff" fo:font-size="12pt" style:font-size-asian="12pt" style:font-size-complex="12pt"/>
    </style:style>
    <style:style style:name="T17_127" style:family="text">
      <style:text-properties fo:background-color="#ffffff" fo:font-size="12pt" style:font-size-asian="12pt" style:font-size-complex="12pt"/>
    </style:style>
    <style:style style:name="T17_128" style:family="text">
      <style:text-properties fo:background-color="#ffffff" fo:font-size="12pt" style:font-size-asian="12pt" style:font-size-complex="12pt"/>
    </style:style>
    <style:style style:name="T17_129" style:family="text">
      <style:text-properties fo:background-color="#ffffff" fo:font-size="12pt" style:font-size-asian="12pt" style:font-size-complex="12pt"/>
    </style:style>
    <style:style style:name="T17_130" style:family="text">
      <style:text-properties fo:background-color="#ffffff" fo:font-size="12pt" style:font-size-asian="12pt" style:font-size-complex="12pt"/>
    </style:style>
    <style:style style:name="T17_131" style:family="text">
      <style:text-properties fo:background-color="#ffffff" fo:font-size="12pt" style:font-size-asian="12pt" style:font-size-complex="12pt"/>
    </style:style>
    <style:style style:name="T17_132" style:family="text">
      <style:text-properties fo:background-color="#ffffff" fo:font-size="12pt" style:font-size-asian="12pt" style:font-size-complex="12pt"/>
    </style:style>
    <style:style style:name="T17_133" style:family="text">
      <style:text-properties fo:background-color="#ffffff" fo:font-size="12pt" style:font-size-asian="12pt" style:font-size-complex="12pt"/>
    </style:style>
    <style:style style:name="T17_134" style:family="text">
      <style:text-properties fo:background-color="#ffffff" fo:font-size="12pt" style:font-size-asian="12pt" style:font-size-complex="12pt"/>
    </style:style>
    <style:style style:name="P18" style:family="paragraph" style:parent-style-name="Standard">
      <style:paragraph-properties fo:break-before="auto" fo:line-height="131%" fo:margin-top="0.141cm" fo:margin-bottom="0.212cm" style:writing-mode="lr-tb"/>
      <style:text-properties fo:background-color="#ffffff" fo:font-size="12pt" style:font-size-asian="12pt" style:font-size-complex="12pt"/>
    </style:style>
    <style:style style:name="P19" style:family="paragraph" style:parent-style-name="Heading_20_3">
      <style:paragraph-properties fo:break-before="auto" fo:line-height="111%" style:writing-mode="lr-tb"/>
    </style:style>
    <style:style style:name="T19_1" style:family="text">
      <style:text-properties fo:background-color="#ffffff" fo:color="#000000" style:font-name="Arial" style:font-name-asian="Arial" style:font-name-complex="Arial"/>
    </style:style>
    <style:style style:name="T19_2" style:family="text">
      <style:text-properties fo:background-color="#ffffff" fo:color="#000000" style:font-name="Arial" style:font-name-asian="Arial" style:font-name-complex="Arial"/>
    </style:style>
    <style:style style:name="T19_3" style:family="text">
      <style:text-properties fo:background-color="#ffffff" fo:color="#000000" style:font-name="Arial" style:font-name-asian="Arial" style:font-name-complex="Arial"/>
    </style:style>
    <style:style style:name="T19_4" style:family="text">
      <style:text-properties fo:background-color="#ffffff" fo:color="#000000" style:font-name="Arial" style:font-name-asian="Arial" style:font-name-complex="Arial"/>
    </style:style>
    <style:style style:name="T19_5" style:family="text">
      <style:text-properties fo:background-color="#ffffff" fo:color="#000000" style:font-name="Arial" style:font-name-asian="Arial" style:font-name-complex="Arial"/>
    </style:style>
    <style:style style:name="T19_6" style:family="text">
      <style:text-properties fo:background-color="#ffffff" fo:color="#000000" style:font-name="Arial" style:font-name-asian="Arial" style:font-name-complex="Arial"/>
    </style:style>
    <style:style style:name="T19_7" style:family="text">
      <style:text-properties fo:background-color="#ffffff" fo:color="#000000" style:font-name="Arial" style:font-name-asian="Arial" style:font-name-complex="Arial"/>
    </style:style>
    <style:style style:name="T19_8" style:family="text">
      <style:text-properties fo:background-color="#ffffff" fo:color="#000000" style:font-name="Arial" style:font-name-asian="Arial" style:font-name-complex="Arial"/>
    </style:style>
    <style:style style:name="T19_9" style:family="text">
      <style:text-properties fo:background-color="#ffffff" fo:color="#000000" style:font-name="Arial" style:font-name-asian="Arial" style:font-name-complex="Arial"/>
    </style:style>
    <style:style style:name="T19_10" style:family="text">
      <style:text-properties fo:background-color="#ffffff" fo:color="#000000" style:font-name="Arial" style:font-name-asian="Arial" style:font-name-complex="Arial"/>
    </style:style>
    <style:style style:name="T19_11" style:family="text">
      <style:text-properties fo:background-color="#ffffff" fo:color="#000000" style:font-name="Arial" style:font-name-asian="Arial" style:font-name-complex="Arial"/>
    </style:style>
    <style:style style:name="P20" style:family="paragraph" style:parent-style-name="Standard">
      <style:paragraph-properties fo:break-before="auto" fo:line-height="131%" fo:margin-top="0.141cm" fo:margin-bottom="0.212cm" style:writing-mode="lr-tb"/>
    </style:style>
    <style:style style:name="T20_1" style:family="text">
      <style:text-properties fo:background-color="#ffffff" fo:font-size="12pt" style:font-size-asian="12pt" style:font-size-complex="12pt"/>
    </style:style>
    <style:style style:name="T20_2" style:family="text">
      <style:text-properties fo:background-color="#ffffff" fo:font-size="12pt" style:font-size-asian="12pt" style:font-size-complex="12pt"/>
    </style:style>
    <style:style style:name="T20_3" style:family="text">
      <style:text-properties fo:background-color="#ffffff" fo:font-size="12pt" style:font-size-asian="12pt" style:font-size-complex="12pt"/>
    </style:style>
    <style:style style:name="T20_4" style:family="text">
      <style:text-properties fo:background-color="#ffffff" fo:font-size="12pt" style:font-size-asian="12pt" style:font-size-complex="12pt"/>
    </style:style>
    <style:style style:name="T20_5" style:family="text">
      <style:text-properties fo:background-color="#ffffff" fo:font-size="12pt" style:font-size-asian="12pt" style:font-size-complex="12pt"/>
    </style:style>
    <style:style style:name="T20_6" style:family="text">
      <style:text-properties fo:background-color="#ffffff" fo:font-size="12pt" style:font-size-asian="12pt" style:font-size-complex="12pt"/>
    </style:style>
    <style:style style:name="T20_7" style:family="text">
      <style:text-properties fo:background-color="#ffffff" fo:font-size="12pt" style:font-size-asian="12pt" style:font-size-complex="12pt"/>
    </style:style>
    <style:style style:name="T20_8" style:family="text">
      <style:text-properties fo:background-color="#ffffff" fo:font-size="12pt" style:font-size-asian="12pt" style:font-size-complex="12pt"/>
    </style:style>
    <style:style style:name="T20_9" style:family="text">
      <style:text-properties fo:background-color="#ffffff" fo:font-size="12pt" style:font-size-asian="12pt" style:font-size-complex="12pt"/>
    </style:style>
    <style:style style:name="T20_10" style:family="text">
      <style:text-properties fo:background-color="#ffffff" fo:font-size="12pt" style:font-size-asian="12pt" style:font-size-complex="12pt"/>
    </style:style>
    <style:style style:name="T20_11" style:family="text">
      <style:text-properties fo:background-color="#ffffff" fo:font-size="12pt" style:font-size-asian="12pt" style:font-size-complex="12pt"/>
    </style:style>
    <style:style style:name="T20_12" style:family="text">
      <style:text-properties fo:background-color="#ffffff" fo:font-size="12pt" style:font-size-asian="12pt" style:font-size-complex="12pt"/>
    </style:style>
    <style:style style:name="T20_13" style:family="text">
      <style:text-properties fo:background-color="#ffffff" fo:font-size="12pt" style:font-size-asian="12pt" style:font-size-complex="12pt"/>
    </style:style>
    <style:style style:name="T20_14" style:family="text">
      <style:text-properties fo:background-color="#ffffff" fo:font-size="12pt" style:font-size-asian="12pt" style:font-size-complex="12pt"/>
    </style:style>
    <style:style style:name="T20_15" style:family="text">
      <style:text-properties fo:background-color="#ffffff" fo:font-size="12pt" style:font-size-asian="12pt" style:font-size-complex="12pt"/>
    </style:style>
    <style:style style:name="T20_16" style:family="text">
      <style:text-properties fo:background-color="#ffffff" fo:font-size="12pt" style:font-size-asian="12pt" style:font-size-complex="12pt"/>
    </style:style>
    <style:style style:name="T20_17" style:family="text">
      <style:text-properties fo:background-color="#ffffff" fo:font-size="12pt" style:font-size-asian="12pt" style:font-size-complex="12pt"/>
    </style:style>
    <style:style style:name="T20_18" style:family="text">
      <style:text-properties fo:background-color="#ffffff" fo:font-size="12pt" style:font-size-asian="12pt" style:font-size-complex="12pt"/>
    </style:style>
    <style:style style:name="T20_19" style:family="text">
      <style:text-properties fo:background-color="#ffffff" fo:font-size="12pt" style:font-size-asian="12pt" style:font-size-complex="12pt"/>
    </style:style>
    <style:style style:name="T20_20" style:family="text">
      <style:text-properties fo:background-color="#ffffff" fo:font-size="12pt" style:font-size-asian="12pt" style:font-size-complex="12pt"/>
    </style:style>
    <style:style style:name="P21" style:family="paragraph" style:parent-style-name="Standard">
      <style:paragraph-properties fo:break-before="auto" fo:line-height="131%" fo:margin-top="0.141cm" fo:margin-bottom="0.212cm" style:writing-mode="lr-tb"/>
      <style:text-properties fo:background-color="#ffffff" fo:font-size="12pt" style:font-size-asian="12pt" style:font-size-complex="12pt"/>
    </style:style>
    <style:style style:name="P22" style:family="paragraph" style:parent-style-name="Standard">
      <style:paragraph-properties fo:break-before="auto" fo:line-height="131%" fo:margin-top="0.141cm" fo:margin-bottom="0.212cm" style:writing-mode="lr-tb"/>
    </style:style>
    <style:style style:name="T22_1" style:family="text">
      <style:text-properties fo:background-color="#ffffff" fo:font-size="12pt" style:font-size-asian="12pt" style:font-size-complex="12pt"/>
    </style:style>
    <style:style style:name="T22_2" style:family="text">
      <style:text-properties fo:background-color="#ffffff" fo:font-size="12pt" style:font-size-asian="12pt" style:font-size-complex="12pt"/>
    </style:style>
    <style:style style:name="T22_3" style:family="text">
      <style:text-properties fo:background-color="#ffffff" fo:font-size="12pt" style:font-size-asian="12pt" style:font-size-complex="12pt"/>
    </style:style>
    <style:style style:name="T22_4" style:family="text">
      <style:text-properties fo:background-color="#ffffff" fo:font-size="12pt" style:font-size-asian="12pt" style:font-size-complex="12pt"/>
    </style:style>
    <style:style style:name="T22_5" style:family="text">
      <style:text-properties fo:background-color="#ffffff" fo:font-size="12pt" style:font-size-asian="12pt" style:font-size-complex="12pt"/>
    </style:style>
    <style:style style:name="T22_6" style:family="text">
      <style:text-properties fo:background-color="#ffffff" fo:font-size="12pt" style:font-size-asian="12pt" style:font-size-complex="12pt"/>
    </style:style>
    <style:style style:name="T22_7" style:family="text">
      <style:text-properties fo:background-color="#ffffff" fo:font-size="12pt" style:font-size-asian="12pt" style:font-size-complex="12pt"/>
    </style:style>
    <style:style style:name="T22_8" style:family="text">
      <style:text-properties fo:background-color="#ffffff" fo:font-size="12pt" style:font-size-asian="12pt" style:font-size-complex="12pt"/>
    </style:style>
    <style:style style:name="T22_9" style:family="text">
      <style:text-properties fo:background-color="#ffffff" fo:font-size="12pt" style:font-size-asian="12pt" style:font-size-complex="12pt"/>
    </style:style>
    <style:style style:name="T22_10" style:family="text">
      <style:text-properties fo:background-color="#ffffff" fo:font-size="12pt" style:font-size-asian="12pt" style:font-size-complex="12pt"/>
    </style:style>
    <style:style style:name="T22_11" style:family="text">
      <style:text-properties fo:background-color="#ffffff" fo:font-size="12pt" style:font-size-asian="12pt" style:font-size-complex="12pt"/>
    </style:style>
    <style:style style:name="T22_12" style:family="text">
      <style:text-properties fo:background-color="#ffffff" fo:font-size="12pt" style:font-size-asian="12pt" style:font-size-complex="12pt"/>
    </style:style>
    <style:style style:name="T22_13" style:family="text">
      <style:text-properties fo:background-color="#ffffff" fo:font-size="12pt" style:font-size-asian="12pt" style:font-size-complex="12pt"/>
    </style:style>
    <style:style style:name="T22_14" style:family="text">
      <style:text-properties fo:background-color="#ffffff" fo:font-size="12pt" style:font-size-asian="12pt" style:font-size-complex="12pt"/>
    </style:style>
    <style:style style:name="T22_15" style:family="text">
      <style:text-properties fo:background-color="#ffffff" fo:font-size="12pt" style:font-size-asian="12pt" style:font-size-complex="12pt"/>
    </style:style>
    <style:style style:name="T22_16" style:family="text">
      <style:text-properties fo:background-color="#ffffff" fo:font-size="12pt" style:font-size-asian="12pt" style:font-size-complex="12pt"/>
    </style:style>
    <style:style style:name="T22_17" style:family="text">
      <style:text-properties fo:background-color="#ffffff" fo:font-size="12pt" style:font-size-asian="12pt" style:font-size-complex="12pt"/>
    </style:style>
    <style:style style:name="T22_18" style:family="text">
      <style:text-properties fo:background-color="#ffffff" fo:font-size="12pt" style:font-size-asian="12pt" style:font-size-complex="12pt"/>
    </style:style>
    <style:style style:name="T22_19" style:family="text">
      <style:text-properties fo:background-color="#ffffff" fo:font-size="12pt" style:font-size-asian="12pt" style:font-size-complex="12pt"/>
    </style:style>
    <style:style style:name="T22_20" style:family="text">
      <style:text-properties fo:background-color="#ffffff" fo:font-size="12pt" style:font-size-asian="12pt" style:font-size-complex="12pt"/>
    </style:style>
    <style:style style:name="T22_21" style:family="text">
      <style:text-properties fo:background-color="#ffffff" fo:font-size="12pt" style:font-size-asian="12pt" style:font-size-complex="12pt"/>
    </style:style>
    <style:style style:name="T22_22" style:family="text">
      <style:text-properties fo:background-color="#ffffff" fo:font-size="12pt" style:font-size-asian="12pt" style:font-size-complex="12pt"/>
    </style:style>
    <style:style style:name="T22_23" style:family="text">
      <style:text-properties fo:background-color="#ffffff" fo:font-size="12pt" style:font-size-asian="12pt" style:font-size-complex="12pt"/>
    </style:style>
    <style:style style:name="T22_24" style:family="text">
      <style:text-properties fo:background-color="#ffffff" fo:font-size="12pt" style:font-size-asian="12pt" style:font-size-complex="12pt"/>
    </style:style>
    <style:style style:name="T22_25" style:family="text">
      <style:text-properties fo:background-color="#ffffff" fo:font-size="12pt" style:font-size-asian="12pt" style:font-size-complex="12pt"/>
    </style:style>
    <style:style style:name="T22_26" style:family="text">
      <style:text-properties fo:background-color="#ffffff" fo:font-size="12pt" style:font-size-asian="12pt" style:font-size-complex="12pt"/>
    </style:style>
    <style:style style:name="T22_27" style:family="text">
      <style:text-properties fo:background-color="#ffffff" fo:font-size="12pt" style:font-size-asian="12pt" style:font-size-complex="12pt"/>
    </style:style>
    <style:style style:name="T22_28" style:family="text">
      <style:text-properties fo:background-color="#ffffff" fo:font-size="12pt" style:font-size-asian="12pt" style:font-size-complex="12pt"/>
    </style:style>
    <style:style style:name="T22_29" style:family="text">
      <style:text-properties fo:background-color="#ffffff" fo:font-size="12pt" style:font-size-asian="12pt" style:font-size-complex="12pt"/>
    </style:style>
    <style:style style:name="T22_30" style:family="text">
      <style:text-properties fo:background-color="#ffffff" fo:font-size="12pt" style:font-size-asian="12pt" style:font-size-complex="12pt"/>
    </style:style>
    <style:style style:name="T22_31" style:family="text">
      <style:text-properties fo:background-color="#ffffff" fo:font-size="12pt" style:font-size-asian="12pt" style:font-size-complex="12pt"/>
    </style:style>
    <style:style style:name="T22_32" style:family="text">
      <style:text-properties fo:background-color="#ffffff" fo:font-size="12pt" style:font-size-asian="12pt" style:font-size-complex="12pt"/>
    </style:style>
    <style:style style:name="T22_33" style:family="text">
      <style:text-properties fo:background-color="#ffffff" fo:font-size="12pt" style:font-size-asian="12pt" style:font-size-complex="12pt"/>
    </style:style>
    <style:style style:name="T22_34" style:family="text">
      <style:text-properties fo:background-color="#ffffff" fo:font-size="12pt" style:font-size-asian="12pt" style:font-size-complex="12pt"/>
    </style:style>
    <style:style style:name="T22_35" style:family="text">
      <style:text-properties fo:background-color="#ffffff" fo:font-size="12pt" style:font-size-asian="12pt" style:font-size-complex="12pt"/>
    </style:style>
    <style:style style:name="T22_36" style:family="text">
      <style:text-properties fo:background-color="#ffffff" fo:font-size="12pt" style:font-size-asian="12pt" style:font-size-complex="12pt"/>
    </style:style>
    <style:style style:name="T22_37" style:family="text">
      <style:text-properties fo:background-color="#ffffff" fo:font-size="12pt" style:font-size-asian="12pt" style:font-size-complex="12pt"/>
    </style:style>
    <style:style style:name="T22_38" style:family="text">
      <style:text-properties fo:background-color="#ffffff" fo:font-size="12pt" style:font-size-asian="12pt" style:font-size-complex="12pt"/>
    </style:style>
    <style:style style:name="T22_39" style:family="text">
      <style:text-properties fo:background-color="#ffffff" fo:font-size="12pt" style:font-size-asian="12pt" style:font-size-complex="12pt"/>
    </style:style>
    <style:style style:name="T22_40" style:family="text">
      <style:text-properties fo:background-color="#ffffff" fo:font-size="12pt" style:font-size-asian="12pt" style:font-size-complex="12pt"/>
    </style:style>
    <style:style style:name="T22_41" style:family="text">
      <style:text-properties fo:background-color="#ffffff" fo:font-size="12pt" style:font-size-asian="12pt" style:font-size-complex="12pt"/>
    </style:style>
    <style:style style:name="T22_42" style:family="text">
      <style:text-properties fo:background-color="#ffffff" fo:font-size="12pt" style:font-size-asian="12pt" style:font-size-complex="12pt"/>
    </style:style>
    <style:style style:name="T22_43" style:family="text">
      <style:text-properties fo:background-color="#ffffff" fo:font-size="12pt" style:font-size-asian="12pt" style:font-size-complex="12pt"/>
    </style:style>
    <style:style style:name="T22_44" style:family="text">
      <style:text-properties fo:background-color="#ffffff" fo:font-size="12pt" style:font-size-asian="12pt" style:font-size-complex="12pt"/>
    </style:style>
    <style:style style:name="T22_45" style:family="text">
      <style:text-properties fo:background-color="#ffffff" fo:font-size="12pt" style:font-size-asian="12pt" style:font-size-complex="12pt"/>
    </style:style>
    <style:style style:name="T22_46" style:family="text">
      <style:text-properties fo:background-color="#ffffff" fo:font-size="12pt" style:font-size-asian="12pt" style:font-size-complex="12pt"/>
    </style:style>
    <style:style style:name="T22_47" style:family="text">
      <style:text-properties fo:background-color="#ffffff" fo:font-size="12pt" style:font-size-asian="12pt" style:font-size-complex="12pt"/>
    </style:style>
    <style:style style:name="T22_48" style:family="text">
      <style:text-properties fo:background-color="#ffffff" fo:font-size="12pt" style:font-size-asian="12pt" style:font-size-complex="12pt"/>
    </style:style>
    <style:style style:name="T22_49" style:family="text">
      <style:text-properties fo:background-color="#ffffff" fo:font-size="12pt" style:font-size-asian="12pt" style:font-size-complex="12pt"/>
    </style:style>
    <style:style style:name="T22_50" style:family="text">
      <style:text-properties fo:background-color="#ffffff" fo:font-size="12pt" style:font-size-asian="12pt" style:font-size-complex="12pt"/>
    </style:style>
    <style:style style:name="T22_51" style:family="text">
      <style:text-properties fo:background-color="#ffffff" fo:font-size="12pt" style:font-size-asian="12pt" style:font-size-complex="12pt"/>
    </style:style>
    <style:style style:name="P23" style:family="paragraph" style:parent-style-name="Standard">
      <style:paragraph-properties fo:break-before="auto" fo:line-height="131%" fo:margin-top="0.141cm" fo:margin-bottom="0.212cm" style:writing-mode="lr-tb"/>
    </style:style>
    <style:style style:name="T23_1" style:family="text">
      <style:text-properties fo:background-color="#ffffff" fo:font-size="12pt" style:font-size-asian="12pt" style:font-size-complex="12pt"/>
    </style:style>
    <style:style style:name="T23_2" style:family="text">
      <style:text-properties fo:background-color="#ffffff" fo:font-size="12pt" style:font-size-asian="12pt" style:font-size-complex="12pt"/>
    </style:style>
    <style:style style:name="T23_3" style:family="text">
      <style:text-properties fo:background-color="#ffffff" fo:font-size="12pt" style:font-size-asian="12pt" style:font-size-complex="12pt"/>
    </style:style>
    <style:style style:name="T23_4" style:family="text">
      <style:text-properties fo:background-color="#ffffff" fo:font-size="12pt" style:font-size-asian="12pt" style:font-size-complex="12pt"/>
    </style:style>
    <style:style style:name="T23_5" style:family="text">
      <style:text-properties fo:background-color="#ffffff" fo:font-size="12pt" style:font-size-asian="12pt" style:font-size-complex="12pt"/>
    </style:style>
    <style:style style:name="T23_6" style:family="text">
      <style:text-properties fo:background-color="#ffffff" fo:font-size="12pt" style:font-size-asian="12pt" style:font-size-complex="12pt"/>
    </style:style>
    <style:style style:name="P24" style:family="paragraph" style:parent-style-name="Standard">
      <style:paragraph-properties fo:break-before="auto" fo:line-height="131%" fo:margin-top="0.141cm" fo:margin-bottom="0.212cm" style:writing-mode="lr-tb"/>
    </style:style>
    <style:style style:name="T24_1" style:family="text">
      <style:text-properties fo:background-color="#ffffff" fo:font-size="12pt" style:font-size-asian="12pt" style:font-size-complex="12pt"/>
    </style:style>
    <style:style style:name="T24_2" style:family="text">
      <style:text-properties fo:background-color="#ffffff" fo:font-size="12pt" style:font-size-asian="12pt" style:font-size-complex="12pt"/>
    </style:style>
    <style:style style:name="T24_3" style:family="text">
      <style:text-properties fo:background-color="#ffffff" fo:font-size="12pt" style:font-size-asian="12pt" style:font-size-complex="12pt"/>
    </style:style>
    <style:style style:name="T24_4" style:family="text">
      <style:text-properties fo:background-color="#ffffff" fo:font-size="12pt" style:font-size-asian="12pt" style:font-size-complex="12pt"/>
    </style:style>
    <style:style style:name="T24_5" style:family="text">
      <style:text-properties fo:background-color="#ffffff" fo:font-size="12pt" style:font-size-asian="12pt" style:font-size-complex="12pt"/>
    </style:style>
    <style:style style:name="T24_6" style:family="text">
      <style:text-properties fo:background-color="#ffffff" fo:font-size="12pt" style:font-size-asian="12pt" style:font-size-complex="12pt"/>
    </style:style>
    <style:style style:name="T24_7" style:family="text">
      <style:text-properties fo:background-color="#ffffff" fo:font-size="12pt" style:font-size-asian="12pt" style:font-size-complex="12pt"/>
    </style:style>
    <style:style style:name="T24_8" style:family="text">
      <style:text-properties fo:background-color="#ffffff" fo:font-size="12pt" style:font-size-asian="12pt" style:font-size-complex="12pt"/>
    </style:style>
    <style:style style:name="T24_9" style:family="text">
      <style:text-properties fo:background-color="#ffffff" fo:font-size="12pt" style:font-size-asian="12pt" style:font-size-complex="12pt"/>
    </style:style>
    <style:style style:name="T24_10" style:family="text">
      <style:text-properties fo:background-color="#ffffff" fo:font-size="12pt" style:font-size-asian="12pt" style:font-size-complex="12pt"/>
    </style:style>
    <style:style style:name="T24_11" style:family="text">
      <style:text-properties fo:background-color="#ffffff" fo:font-size="12pt" style:font-size-asian="12pt" style:font-size-complex="12pt"/>
    </style:style>
    <style:style style:name="T24_12" style:family="text">
      <style:text-properties fo:background-color="#ffffff" fo:font-size="12pt" style:font-size-asian="12pt" style:font-size-complex="12pt"/>
    </style:style>
    <style:style style:name="T24_13" style:family="text">
      <style:text-properties fo:background-color="#ffffff" fo:font-size="12pt" style:font-size-asian="12pt" style:font-size-complex="12pt"/>
    </style:style>
    <style:style style:name="T24_14" style:family="text">
      <style:text-properties fo:background-color="#ffffff" fo:font-size="12pt" style:font-size-asian="12pt" style:font-size-complex="12pt"/>
    </style:style>
    <style:style style:name="T24_15" style:family="text">
      <style:text-properties fo:background-color="#ffffff" fo:font-size="12pt" style:font-size-asian="12pt" style:font-size-complex="12pt"/>
    </style:style>
    <style:style style:name="T24_16" style:family="text">
      <style:text-properties fo:background-color="#ffffff" fo:font-size="12pt" style:font-size-asian="12pt" style:font-size-complex="12pt"/>
    </style:style>
    <style:style style:name="T24_17" style:family="text">
      <style:text-properties fo:background-color="#ffffff" fo:font-size="12pt" style:font-size-asian="12pt" style:font-size-complex="12pt"/>
    </style:style>
    <style:style style:name="P25" style:family="paragraph" style:parent-style-name="Standard">
      <style:paragraph-properties fo:break-before="auto" fo:line-height="131%" fo:margin-top="0.141cm" fo:margin-bottom="0.212cm" style:writing-mode="lr-tb"/>
      <style:text-properties fo:background-color="#ffffff" fo:font-size="12pt" style:font-size-asian="12pt" style:font-size-complex="12pt"/>
    </style:style>
    <style:style style:name="P26" style:family="paragraph" style:parent-style-name="Standard">
      <style:paragraph-properties fo:break-before="auto" fo:line-height="131%" fo:margin-top="0.141cm" fo:margin-bottom="0.212cm" style:writing-mode="lr-tb"/>
    </style:style>
    <style:style style:name="T26_1" style:family="text">
      <style:text-properties fo:background-color="#ffffff" fo:font-size="12pt" style:font-size-asian="12pt" style:font-size-complex="12pt"/>
    </style:style>
    <style:style style:name="T26_2" style:family="text">
      <style:text-properties fo:background-color="#ffffff" fo:font-size="12pt" style:font-size-asian="12pt" style:font-size-complex="12pt"/>
    </style:style>
    <style:style style:name="T26_3" style:family="text">
      <style:text-properties fo:background-color="#ffffff" fo:font-size="12pt" style:font-size-asian="12pt" style:font-size-complex="12pt"/>
    </style:style>
    <style:style style:name="T26_4" style:family="text">
      <style:text-properties fo:background-color="#ffffff" fo:font-size="12pt" style:font-size-asian="12pt" style:font-size-complex="12pt"/>
    </style:style>
    <style:style style:name="T26_5" style:family="text">
      <style:text-properties fo:background-color="#ffffff" fo:font-size="12pt" style:font-size-asian="12pt" style:font-size-complex="12pt"/>
    </style:style>
    <style:style style:name="T26_6" style:family="text">
      <style:text-properties fo:background-color="#ffffff" fo:font-size="12pt" style:font-size-asian="12pt" style:font-size-complex="12pt"/>
    </style:style>
    <style:style style:name="T26_7" style:family="text">
      <style:text-properties fo:background-color="#ffffff" fo:font-size="12pt" style:font-size-asian="12pt" style:font-size-complex="12pt"/>
    </style:style>
    <style:style style:name="T26_8" style:family="text">
      <style:text-properties fo:background-color="#ffffff" fo:font-size="12pt" style:font-size-asian="12pt" style:font-size-complex="12pt"/>
    </style:style>
    <style:style style:name="T26_9" style:family="text">
      <style:text-properties fo:background-color="#ffffff" fo:font-size="12pt" style:font-size-asian="12pt" style:font-size-complex="12pt"/>
    </style:style>
    <style:style style:name="T26_10" style:family="text">
      <style:text-properties fo:background-color="#ffffff" fo:font-size="12pt" style:font-size-asian="12pt" style:font-size-complex="12pt"/>
    </style:style>
    <style:style style:name="T26_11" style:family="text">
      <style:text-properties fo:background-color="#ffffff" fo:font-size="12pt" style:font-size-asian="12pt" style:font-size-complex="12pt"/>
    </style:style>
    <style:style style:name="T26_12" style:family="text">
      <style:text-properties fo:background-color="#ffffff" fo:font-size="12pt" style:font-size-asian="12pt" style:font-size-complex="12pt"/>
    </style:style>
    <style:style style:name="T26_13" style:family="text">
      <style:text-properties fo:background-color="#ffffff" fo:font-size="12pt" style:font-size-asian="12pt" style:font-size-complex="12pt"/>
    </style:style>
    <style:style style:name="T26_14" style:family="text">
      <style:text-properties fo:background-color="#ffffff" fo:font-size="12pt" style:font-size-asian="12pt" style:font-size-complex="12pt"/>
    </style:style>
    <style:style style:name="T26_15" style:family="text">
      <style:text-properties fo:background-color="#ffffff" fo:font-size="12pt" style:font-size-asian="12pt" style:font-size-complex="12pt"/>
    </style:style>
    <style:style style:name="T26_16" style:family="text">
      <style:text-properties fo:background-color="#ffffff" fo:font-size="12pt" style:font-size-asian="12pt" style:font-size-complex="12pt"/>
    </style:style>
    <style:style style:name="T26_17" style:family="text">
      <style:text-properties fo:background-color="#ffffff" fo:font-size="12pt" style:font-size-asian="12pt" style:font-size-complex="12pt"/>
    </style:style>
    <style:style style:name="T26_18" style:family="text">
      <style:text-properties fo:background-color="#ffffff" fo:font-size="12pt" style:font-size-asian="12pt" style:font-size-complex="12pt"/>
    </style:style>
    <style:style style:name="T26_19" style:family="text">
      <style:text-properties fo:background-color="#ffffff" fo:font-size="12pt" style:font-size-asian="12pt" style:font-size-complex="12pt"/>
    </style:style>
    <style:style style:name="T26_20" style:family="text">
      <style:text-properties fo:background-color="#ffffff" fo:font-size="12pt" style:font-size-asian="12pt" style:font-size-complex="12pt"/>
    </style:style>
    <style:style style:name="T26_21" style:family="text">
      <style:text-properties fo:background-color="#ffffff" fo:font-size="12pt" style:font-size-asian="12pt" style:font-size-complex="12pt"/>
    </style:style>
    <style:style style:name="T26_22" style:family="text">
      <style:text-properties fo:background-color="#ffffff" fo:font-size="12pt" style:font-size-asian="12pt" style:font-size-complex="12pt"/>
    </style:style>
    <style:style style:name="T26_23" style:family="text">
      <style:text-properties fo:background-color="#ffffff" fo:font-size="12pt" style:font-size-asian="12pt" style:font-size-complex="12pt"/>
    </style:style>
    <style:style style:name="T26_24" style:family="text">
      <style:text-properties fo:background-color="#ffffff" fo:font-size="12pt" style:font-size-asian="12pt" style:font-size-complex="12pt"/>
    </style:style>
    <style:style style:name="T26_25" style:family="text">
      <style:text-properties fo:background-color="#ffffff" fo:font-size="12pt" style:font-size-asian="12pt" style:font-size-complex="12pt"/>
    </style:style>
    <style:style style:name="T26_26" style:family="text">
      <style:text-properties fo:background-color="#ffffff" fo:font-size="12pt" style:font-size-asian="12pt" style:font-size-complex="12pt"/>
    </style:style>
    <style:style style:name="T26_27" style:family="text">
      <style:text-properties fo:background-color="#ffffff" fo:font-size="12pt" style:font-size-asian="12pt" style:font-size-complex="12pt"/>
    </style:style>
    <style:style style:name="T26_28" style:family="text">
      <style:text-properties fo:background-color="#ffffff" fo:font-size="12pt" style:font-size-asian="12pt" style:font-size-complex="12pt"/>
    </style:style>
    <style:style style:name="T26_29" style:family="text">
      <style:text-properties fo:background-color="#ffffff" fo:font-size="12pt" style:font-size-asian="12pt" style:font-size-complex="12pt"/>
    </style:style>
    <style:style style:name="T26_30" style:family="text">
      <style:text-properties fo:background-color="#ffffff" fo:font-size="12pt" style:font-size-asian="12pt" style:font-size-complex="12pt"/>
    </style:style>
    <style:style style:name="T26_31" style:family="text">
      <style:text-properties fo:background-color="#ffffff" fo:font-size="12pt" style:font-size-asian="12pt" style:font-size-complex="12pt"/>
    </style:style>
    <style:style style:name="T26_32" style:family="text">
      <style:text-properties fo:background-color="#ffffff" fo:font-size="12pt" style:font-size-asian="12pt" style:font-size-complex="12pt"/>
    </style:style>
    <style:style style:name="T26_33" style:family="text">
      <style:text-properties fo:background-color="#ffffff" fo:font-size="12pt" style:font-size-asian="12pt" style:font-size-complex="12pt"/>
    </style:style>
    <style:style style:name="T26_34" style:family="text">
      <style:text-properties fo:background-color="#ffffff" fo:font-size="12pt" style:font-size-asian="12pt" style:font-size-complex="12pt"/>
    </style:style>
    <style:style style:name="T26_35" style:family="text">
      <style:text-properties fo:background-color="#ffffff" fo:font-size="12pt" style:font-size-asian="12pt" style:font-size-complex="12pt"/>
    </style:style>
    <style:style style:name="T26_36" style:family="text">
      <style:text-properties fo:background-color="#ffffff" fo:font-size="12pt" style:font-size-asian="12pt" style:font-size-complex="12pt"/>
    </style:style>
    <style:style style:name="T26_37" style:family="text">
      <style:text-properties fo:background-color="#ffffff" fo:font-size="12pt" style:font-size-asian="12pt" style:font-size-complex="12pt"/>
    </style:style>
    <style:style style:name="T26_38" style:family="text">
      <style:text-properties fo:background-color="#ffffff" fo:font-size="12pt" style:font-size-asian="12pt" style:font-size-complex="12pt"/>
    </style:style>
    <style:style style:name="T26_39" style:family="text">
      <style:text-properties fo:background-color="#ffffff" fo:font-size="12pt" style:font-size-asian="12pt" style:font-size-complex="12pt"/>
    </style:style>
    <style:style style:name="T26_40" style:family="text">
      <style:text-properties fo:background-color="#ffffff" fo:font-size="12pt" style:font-size-asian="12pt" style:font-size-complex="12pt"/>
    </style:style>
    <style:style style:name="T26_41" style:family="text">
      <style:text-properties fo:background-color="#ffffff" fo:font-size="12pt" style:font-size-asian="12pt" style:font-size-complex="12pt"/>
    </style:style>
    <style:style style:name="T26_42" style:family="text">
      <style:text-properties fo:background-color="#ffffff" fo:font-size="12pt" style:font-size-asian="12pt" style:font-size-complex="12pt"/>
    </style:style>
    <style:style style:name="T26_43" style:family="text">
      <style:text-properties fo:background-color="#ffffff" fo:font-size="12pt" style:font-size-asian="12pt" style:font-size-complex="12pt"/>
    </style:style>
    <style:style style:name="T26_44" style:family="text">
      <style:text-properties fo:background-color="#ffffff" fo:font-size="12pt" style:font-size-asian="12pt" style:font-size-complex="12pt"/>
    </style:style>
    <style:style style:name="T26_45" style:family="text">
      <style:text-properties fo:background-color="#ffffff" fo:font-size="12pt" style:font-size-asian="12pt" style:font-size-complex="12pt"/>
    </style:style>
    <style:style style:name="T26_46" style:family="text">
      <style:text-properties fo:background-color="#ffffff" fo:font-size="12pt" style:font-size-asian="12pt" style:font-size-complex="12pt"/>
    </style:style>
    <style:style style:name="T26_47" style:family="text">
      <style:text-properties fo:background-color="#ffffff" fo:font-size="12pt" style:font-size-asian="12pt" style:font-size-complex="12pt"/>
    </style:style>
    <style:style style:name="T26_48" style:family="text">
      <style:text-properties fo:background-color="#ffffff" fo:font-size="12pt" style:font-size-asian="12pt" style:font-size-complex="12pt"/>
    </style:style>
    <style:style style:name="T26_49" style:family="text">
      <style:text-properties fo:background-color="#ffffff" fo:font-size="12pt" style:font-size-asian="12pt" style:font-size-complex="12pt"/>
    </style:style>
    <style:style style:name="T26_50" style:family="text">
      <style:text-properties fo:background-color="#ffffff" fo:font-size="12pt" style:font-size-asian="12pt" style:font-size-complex="12pt"/>
    </style:style>
    <style:style style:name="T26_51" style:family="text">
      <style:text-properties fo:background-color="#ffffff" fo:font-size="12pt" style:font-size-asian="12pt" style:font-size-complex="12pt"/>
    </style:style>
    <style:style style:name="T26_52" style:family="text">
      <style:text-properties fo:background-color="#ffffff" fo:font-size="12pt" style:font-size-asian="12pt" style:font-size-complex="12pt"/>
    </style:style>
    <style:style style:name="T26_53" style:family="text">
      <style:text-properties fo:background-color="#ffffff" fo:font-size="12pt" style:font-size-asian="12pt" style:font-size-complex="12pt"/>
    </style:style>
    <style:style style:name="T26_54" style:family="text">
      <style:text-properties fo:background-color="#ffffff" fo:font-size="12pt" style:font-size-asian="12pt" style:font-size-complex="12pt"/>
    </style:style>
    <style:style style:name="T26_55" style:family="text">
      <style:text-properties fo:background-color="#ffffff" fo:font-size="12pt" style:font-size-asian="12pt" style:font-size-complex="12pt"/>
    </style:style>
    <style:style style:name="T26_56" style:family="text">
      <style:text-properties fo:background-color="#ffffff" fo:font-size="12pt" style:font-size-asian="12pt" style:font-size-complex="12pt"/>
    </style:style>
    <style:style style:name="T26_57" style:family="text">
      <style:text-properties fo:background-color="#ffffff" fo:font-size="12pt" style:font-size-asian="12pt" style:font-size-complex="12pt"/>
    </style:style>
    <style:style style:name="T26_58" style:family="text">
      <style:text-properties fo:background-color="#ffffff" fo:font-size="12pt" style:font-size-asian="12pt" style:font-size-complex="12pt"/>
    </style:style>
    <style:style style:name="T26_59" style:family="text">
      <style:text-properties fo:background-color="#ffffff" fo:font-size="12pt" style:font-size-asian="12pt" style:font-size-complex="12pt"/>
    </style:style>
    <style:style style:name="T26_60" style:family="text">
      <style:text-properties fo:background-color="#ffffff" fo:font-size="12pt" style:font-size-asian="12pt" style:font-size-complex="12pt"/>
    </style:style>
    <style:style style:name="T26_61" style:family="text">
      <style:text-properties fo:background-color="#ffffff" fo:font-size="12pt" style:font-size-asian="12pt" style:font-size-complex="12pt"/>
    </style:style>
    <style:style style:name="T26_62" style:family="text">
      <style:text-properties fo:background-color="#ffffff" fo:font-size="12pt" style:font-size-asian="12pt" style:font-size-complex="12pt"/>
    </style:style>
    <style:style style:name="T26_63" style:family="text">
      <style:text-properties fo:background-color="#ffffff" fo:font-size="12pt" style:font-size-asian="12pt" style:font-size-complex="12pt"/>
    </style:style>
    <style:style style:name="T26_64" style:family="text">
      <style:text-properties fo:background-color="#ffffff" fo:font-size="12pt" style:font-size-asian="12pt" style:font-size-complex="12pt"/>
    </style:style>
    <style:style style:name="T26_65" style:family="text">
      <style:text-properties fo:background-color="#ffffff" fo:font-size="12pt" style:font-size-asian="12pt" style:font-size-complex="12pt"/>
    </style:style>
    <style:style style:name="T26_66" style:family="text">
      <style:text-properties fo:background-color="#ffffff" fo:font-size="12pt" style:font-size-asian="12pt" style:font-size-complex="12pt"/>
    </style:style>
    <style:style style:name="T26_67" style:family="text">
      <style:text-properties fo:background-color="#ffffff" fo:font-size="12pt" style:font-size-asian="12pt" style:font-size-complex="12pt"/>
    </style:style>
    <style:style style:name="T26_68" style:family="text">
      <style:text-properties fo:background-color="#ffffff" fo:font-size="12pt" style:font-size-asian="12pt" style:font-size-complex="12pt"/>
    </style:style>
    <style:style style:name="T26_69" style:family="text">
      <style:text-properties fo:background-color="#ffffff" fo:font-size="12pt" style:font-size-asian="12pt" style:font-size-complex="12pt"/>
    </style:style>
    <style:style style:name="T26_70" style:family="text">
      <style:text-properties fo:background-color="#ffffff" fo:font-size="12pt" style:font-size-asian="12pt" style:font-size-complex="12pt"/>
    </style:style>
    <style:style style:name="T26_71" style:family="text">
      <style:text-properties fo:background-color="#ffffff" fo:font-size="12pt" style:font-size-asian="12pt" style:font-size-complex="12pt"/>
    </style:style>
    <style:style style:name="T26_72" style:family="text">
      <style:text-properties fo:background-color="#ffffff" fo:font-size="12pt" style:font-size-asian="12pt" style:font-size-complex="12pt"/>
    </style:style>
    <style:style style:name="T26_73" style:family="text">
      <style:text-properties fo:background-color="#ffffff" fo:font-size="12pt" style:font-size-asian="12pt" style:font-size-complex="12pt"/>
    </style:style>
    <style:style style:name="T26_74" style:family="text">
      <style:text-properties fo:background-color="#ffffff" fo:font-size="12pt" style:font-size-asian="12pt" style:font-size-complex="12pt"/>
    </style:style>
    <style:style style:name="P27" style:family="paragraph" style:parent-style-name="Standard">
      <style:paragraph-properties fo:break-before="auto" fo:line-height="131%" fo:margin-top="0.141cm" fo:margin-bottom="0.212cm" style:writing-mode="lr-tb"/>
    </style:style>
    <style:style style:name="T27_1" style:family="text">
      <style:text-properties fo:background-color="#ffffff" fo:font-size="12pt" style:font-size-asian="12pt" style:font-size-complex="12pt"/>
    </style:style>
    <style:style style:name="T27_2" style:family="text">
      <style:text-properties fo:background-color="#ffffff" fo:font-size="12pt" style:font-size-asian="12pt" style:font-size-complex="12pt"/>
    </style:style>
    <style:style style:name="T27_3" style:family="text">
      <style:text-properties fo:background-color="#ffffff" fo:font-size="12pt" style:font-size-asian="12pt" style:font-size-complex="12pt"/>
    </style:style>
    <style:style style:name="T27_4" style:family="text">
      <style:text-properties fo:background-color="#ffffff" fo:font-size="12pt" style:font-size-asian="12pt" style:font-size-complex="12pt"/>
    </style:style>
    <style:style style:name="T27_5" style:family="text">
      <style:text-properties fo:background-color="#ffffff" fo:font-size="12pt" style:font-size-asian="12pt" style:font-size-complex="12pt"/>
    </style:style>
    <style:style style:name="T27_6" style:family="text">
      <style:text-properties fo:background-color="#ffffff" fo:font-size="12pt" style:font-size-asian="12pt" style:font-size-complex="12pt"/>
    </style:style>
    <style:style style:name="T27_7" style:family="text">
      <style:text-properties fo:background-color="#ffffff" fo:font-size="12pt" style:font-size-asian="12pt" style:font-size-complex="12pt"/>
    </style:style>
    <style:style style:name="T27_8" style:family="text">
      <style:text-properties fo:background-color="#ffffff" fo:font-size="12pt" style:font-size-asian="12pt" style:font-size-complex="12pt"/>
    </style:style>
    <style:style style:name="T27_9" style:family="text">
      <style:text-properties fo:background-color="#ffffff" fo:font-size="12pt" style:font-size-asian="12pt" style:font-size-complex="12pt"/>
    </style:style>
    <style:style style:name="T27_10" style:family="text">
      <style:text-properties fo:background-color="#ffffff" fo:font-size="12pt" style:font-size-asian="12pt" style:font-size-complex="12pt"/>
    </style:style>
    <style:style style:name="T27_11" style:family="text">
      <style:text-properties fo:background-color="#ffffff" fo:font-size="12pt" style:font-size-asian="12pt" style:font-size-complex="12pt"/>
    </style:style>
    <style:style style:name="T27_12" style:family="text">
      <style:text-properties fo:background-color="#ffffff" fo:font-size="12pt" style:font-size-asian="12pt" style:font-size-complex="12pt"/>
    </style:style>
    <style:style style:name="T27_13" style:family="text">
      <style:text-properties fo:background-color="#ffffff" fo:font-size="12pt" style:font-size-asian="12pt" style:font-size-complex="12pt"/>
    </style:style>
    <style:style style:name="T27_14" style:family="text">
      <style:text-properties fo:background-color="#ffffff" fo:font-size="12pt" style:font-size-asian="12pt" style:font-size-complex="12pt"/>
    </style:style>
    <style:style style:name="T27_15" style:family="text">
      <style:text-properties fo:background-color="#ffffff" fo:font-size="12pt" style:font-size-asian="12pt" style:font-size-complex="12pt"/>
    </style:style>
    <style:style style:name="T27_16" style:family="text">
      <style:text-properties fo:background-color="#ffffff" fo:font-size="12pt" style:font-size-asian="12pt" style:font-size-complex="12pt"/>
    </style:style>
    <style:style style:name="T27_17" style:family="text">
      <style:text-properties fo:background-color="#ffffff" fo:font-size="12pt" style:font-size-asian="12pt" style:font-size-complex="12pt"/>
    </style:style>
    <style:style style:name="T27_18" style:family="text">
      <style:text-properties fo:background-color="#ffffff" fo:font-size="12pt" style:font-size-asian="12pt" style:font-size-complex="12pt"/>
    </style:style>
    <style:style style:name="T27_19" style:family="text">
      <style:text-properties fo:background-color="#ffffff" fo:font-size="12pt" style:font-size-asian="12pt" style:font-size-complex="12pt"/>
    </style:style>
    <style:style style:name="T27_20" style:family="text">
      <style:text-properties fo:background-color="#ffffff" fo:font-size="12pt" style:font-size-asian="12pt" style:font-size-complex="12pt"/>
    </style:style>
    <style:style style:name="T27_21" style:family="text">
      <style:text-properties fo:background-color="#ffffff" fo:font-size="12pt" style:font-size-asian="12pt" style:font-size-complex="12pt"/>
    </style:style>
    <style:style style:name="T27_22" style:family="text">
      <style:text-properties fo:background-color="#ffffff" fo:font-size="12pt" style:font-size-asian="12pt" style:font-size-complex="12pt"/>
    </style:style>
    <style:style style:name="T27_23" style:family="text">
      <style:text-properties fo:background-color="#ffffff" fo:font-size="12pt" style:font-size-asian="12pt" style:font-size-complex="12pt"/>
    </style:style>
    <style:style style:name="T27_24" style:family="text">
      <style:text-properties fo:background-color="#ffffff" fo:font-size="12pt" style:font-size-asian="12pt" style:font-size-complex="12pt"/>
    </style:style>
    <style:style style:name="T27_25" style:family="text">
      <style:text-properties fo:background-color="#ffffff" fo:font-size="12pt" style:font-size-asian="12pt" style:font-size-complex="12pt"/>
    </style:style>
    <style:style style:name="T27_26" style:family="text">
      <style:text-properties fo:background-color="#ffffff" fo:font-size="12pt" style:font-size-asian="12pt" style:font-size-complex="12pt"/>
    </style:style>
    <style:style style:name="T27_27" style:family="text">
      <style:text-properties fo:background-color="#ffffff" fo:font-size="12pt" style:font-size-asian="12pt" style:font-size-complex="12pt"/>
    </style:style>
    <style:style style:name="T27_28" style:family="text">
      <style:text-properties fo:background-color="#ffffff" fo:font-size="12pt" style:font-size-asian="12pt" style:font-size-complex="12pt"/>
    </style:style>
    <style:style style:name="T27_29" style:family="text">
      <style:text-properties fo:background-color="#ffffff" fo:font-size="12pt" style:font-size-asian="12pt" style:font-size-complex="12pt"/>
    </style:style>
    <style:style style:name="T27_30" style:family="text">
      <style:text-properties fo:background-color="#ffffff" fo:font-size="12pt" style:font-size-asian="12pt" style:font-size-complex="12pt"/>
    </style:style>
    <style:style style:name="T27_31" style:family="text">
      <style:text-properties fo:background-color="#ffffff" fo:font-size="12pt" style:font-size-asian="12pt" style:font-size-complex="12pt"/>
    </style:style>
    <style:style style:name="T27_32" style:family="text">
      <style:text-properties fo:background-color="#ffffff" fo:font-size="12pt" style:font-size-asian="12pt" style:font-size-complex="12pt"/>
    </style:style>
    <style:style style:name="T27_33" style:family="text">
      <style:text-properties fo:background-color="#ffffff" fo:font-size="12pt" style:font-size-asian="12pt" style:font-size-complex="12pt"/>
    </style:style>
    <style:style style:name="T27_34" style:family="text">
      <style:text-properties fo:background-color="#ffffff" fo:font-size="12pt" style:font-size-asian="12pt" style:font-size-complex="12pt"/>
    </style:style>
    <style:style style:name="T27_35" style:family="text">
      <style:text-properties fo:background-color="#ffffff" fo:font-size="12pt" style:font-size-asian="12pt" style:font-size-complex="12pt"/>
    </style:style>
    <style:style style:name="T27_36" style:family="text">
      <style:text-properties fo:background-color="#ffffff" fo:font-size="12pt" style:font-size-asian="12pt" style:font-size-complex="12pt"/>
    </style:style>
    <style:style style:name="T27_37" style:family="text">
      <style:text-properties fo:background-color="#ffffff" fo:font-size="12pt" style:font-size-asian="12pt" style:font-size-complex="12pt"/>
    </style:style>
    <style:style style:name="T27_38" style:family="text">
      <style:text-properties fo:background-color="#ffffff" fo:font-size="12pt" style:font-size-asian="12pt" style:font-size-complex="12pt"/>
    </style:style>
    <style:style style:name="T27_39" style:family="text">
      <style:text-properties fo:background-color="#ffffff" fo:font-size="12pt" style:font-size-asian="12pt" style:font-size-complex="12pt"/>
    </style:style>
    <style:style style:name="T27_40" style:family="text">
      <style:text-properties fo:background-color="#ffffff" fo:font-size="12pt" style:font-size-asian="12pt" style:font-size-complex="12pt"/>
    </style:style>
    <style:style style:name="T27_41" style:family="text">
      <style:text-properties fo:background-color="#ffffff" fo:font-size="12pt" style:font-size-asian="12pt" style:font-size-complex="12pt"/>
    </style:style>
    <style:style style:name="T27_42" style:family="text">
      <style:text-properties fo:background-color="#ffffff" fo:font-size="12pt" style:font-size-asian="12pt" style:font-size-complex="12pt"/>
    </style:style>
    <style:style style:name="T27_43" style:family="text">
      <style:text-properties fo:background-color="#ffffff" fo:font-size="12pt" style:font-size-asian="12pt" style:font-size-complex="12pt"/>
    </style:style>
    <style:style style:name="T27_44" style:family="text">
      <style:text-properties fo:background-color="#ffffff" fo:font-size="12pt" style:font-size-asian="12pt" style:font-size-complex="12pt"/>
    </style:style>
    <style:style style:name="T27_45" style:family="text">
      <style:text-properties fo:background-color="#ffffff" fo:font-size="12pt" style:font-size-asian="12pt" style:font-size-complex="12pt"/>
    </style:style>
    <style:style style:name="T27_46" style:family="text">
      <style:text-properties fo:background-color="#ffffff" fo:font-size="12pt" style:font-size-asian="12pt" style:font-size-complex="12pt"/>
    </style:style>
    <style:style style:name="T27_47" style:family="text">
      <style:text-properties fo:background-color="#ffffff" fo:font-size="12pt" style:font-size-asian="12pt" style:font-size-complex="12pt"/>
    </style:style>
    <style:style style:name="T27_48" style:family="text">
      <style:text-properties fo:background-color="#ffffff" fo:font-size="12pt" style:font-size-asian="12pt" style:font-size-complex="12pt"/>
    </style:style>
    <style:style style:name="T27_49" style:family="text">
      <style:text-properties fo:background-color="#ffffff" fo:font-size="12pt" style:font-size-asian="12pt" style:font-size-complex="12pt"/>
    </style:style>
    <style:style style:name="T27_50" style:family="text">
      <style:text-properties fo:background-color="#ffffff" fo:font-size="12pt" style:font-size-asian="12pt" style:font-size-complex="12pt"/>
    </style:style>
    <style:style style:name="T27_51" style:family="text">
      <style:text-properties fo:background-color="#ffffff" fo:font-size="12pt" style:font-size-asian="12pt" style:font-size-complex="12pt"/>
    </style:style>
    <style:style style:name="T27_52" style:family="text">
      <style:text-properties fo:background-color="#ffffff" fo:font-size="12pt" style:font-size-asian="12pt" style:font-size-complex="12pt"/>
    </style:style>
    <style:style style:name="T27_53" style:family="text">
      <style:text-properties fo:background-color="#ffffff" fo:font-size="12pt" style:font-size-asian="12pt" style:font-size-complex="12pt"/>
    </style:style>
    <style:style style:name="T27_54" style:family="text">
      <style:text-properties fo:background-color="#ffffff" fo:font-size="12pt" style:font-size-asian="12pt" style:font-size-complex="12pt"/>
    </style:style>
    <style:style style:name="T27_55" style:family="text">
      <style:text-properties fo:background-color="#ffffff" fo:font-size="12pt" style:font-size-asian="12pt" style:font-size-complex="12pt"/>
    </style:style>
    <style:style style:name="T27_56" style:family="text">
      <style:text-properties fo:background-color="#ffffff" fo:font-size="12pt" style:font-size-asian="12pt" style:font-size-complex="12pt"/>
    </style:style>
    <style:style style:name="T27_57" style:family="text">
      <style:text-properties fo:background-color="#ffffff" fo:font-size="12pt" style:font-size-asian="12pt" style:font-size-complex="12pt"/>
    </style:style>
    <style:style style:name="T27_58" style:family="text">
      <style:text-properties fo:background-color="#ffffff" fo:font-size="12pt" style:font-size-asian="12pt" style:font-size-complex="12pt"/>
    </style:style>
    <style:style style:name="T27_59" style:family="text">
      <style:text-properties fo:background-color="#ffffff" fo:font-size="12pt" style:font-size-asian="12pt" style:font-size-complex="12pt"/>
    </style:style>
    <style:style style:name="T27_60" style:family="text">
      <style:text-properties fo:background-color="#ffffff" fo:font-size="12pt" style:font-size-asian="12pt" style:font-size-complex="12pt"/>
    </style:style>
    <style:style style:name="T27_61" style:family="text">
      <style:text-properties fo:background-color="#ffffff" fo:font-size="12pt" style:font-size-asian="12pt" style:font-size-complex="12pt"/>
    </style:style>
    <style:style style:name="T27_62" style:family="text">
      <style:text-properties fo:background-color="#ffffff" fo:font-size="12pt" style:font-size-asian="12pt" style:font-size-complex="12pt"/>
    </style:style>
    <style:style style:name="T27_63" style:family="text">
      <style:text-properties fo:background-color="#ffffff" fo:font-size="12pt" style:font-size-asian="12pt" style:font-size-complex="12pt"/>
    </style:style>
    <style:style style:name="T27_64" style:family="text">
      <style:text-properties fo:background-color="#ffffff" fo:font-size="12pt" style:font-size-asian="12pt" style:font-size-complex="12pt"/>
    </style:style>
    <style:style style:name="T27_65" style:family="text">
      <style:text-properties fo:background-color="#ffffff" fo:font-size="12pt" style:font-size-asian="12pt" style:font-size-complex="12pt"/>
    </style:style>
    <style:style style:name="T27_66" style:family="text">
      <style:text-properties fo:background-color="#ffffff" fo:font-size="12pt" style:font-size-asian="12pt" style:font-size-complex="12pt"/>
    </style:style>
    <style:style style:name="T27_67" style:family="text">
      <style:text-properties fo:background-color="#ffffff" fo:font-size="12pt" style:font-size-asian="12pt" style:font-size-complex="12pt"/>
    </style:style>
    <style:style style:name="T27_68" style:family="text">
      <style:text-properties fo:background-color="#ffffff" fo:font-size="12pt" style:font-size-asian="12pt" style:font-size-complex="12pt"/>
    </style:style>
    <style:style style:name="T27_69" style:family="text">
      <style:text-properties fo:background-color="#ffffff" fo:font-size="12pt" style:font-size-asian="12pt" style:font-size-complex="12pt"/>
    </style:style>
    <style:style style:name="T27_70" style:family="text">
      <style:text-properties fo:background-color="#ffffff" fo:font-size="12pt" style:font-size-asian="12pt" style:font-size-complex="12pt"/>
    </style:style>
    <style:style style:name="T27_71" style:family="text">
      <style:text-properties fo:background-color="#ffffff" fo:font-size="12pt" style:font-size-asian="12pt" style:font-size-complex="12pt"/>
    </style:style>
    <style:style style:name="T27_72" style:family="text">
      <style:text-properties fo:background-color="#ffffff" fo:font-size="12pt" style:font-size-asian="12pt" style:font-size-complex="12pt"/>
    </style:style>
    <style:style style:name="T27_73" style:family="text">
      <style:text-properties fo:background-color="#ffffff" fo:font-size="12pt" style:font-size-asian="12pt" style:font-size-complex="12pt"/>
    </style:style>
    <style:style style:name="T27_74" style:family="text">
      <style:text-properties fo:background-color="#ffffff" fo:font-size="12pt" style:font-size-asian="12pt" style:font-size-complex="12pt"/>
    </style:style>
    <style:style style:name="T27_75" style:family="text">
      <style:text-properties fo:background-color="#ffffff" fo:font-size="12pt" style:font-size-asian="12pt" style:font-size-complex="12pt"/>
    </style:style>
    <style:style style:name="T27_76" style:family="text">
      <style:text-properties fo:background-color="#ffffff" fo:font-size="12pt" style:font-size-asian="12pt" style:font-size-complex="12pt"/>
    </style:style>
    <style:style style:name="T27_77" style:family="text">
      <style:text-properties fo:background-color="#ffffff" fo:font-size="12pt" style:font-size-asian="12pt" style:font-size-complex="12pt"/>
    </style:style>
    <style:style style:name="T27_78" style:family="text">
      <style:text-properties fo:background-color="#ffffff" fo:font-size="12pt" style:font-size-asian="12pt" style:font-size-complex="12pt"/>
    </style:style>
    <style:style style:name="T27_79" style:family="text">
      <style:text-properties fo:background-color="#ffffff" fo:font-size="12pt" style:font-size-asian="12pt" style:font-size-complex="12pt"/>
    </style:style>
    <style:style style:name="T27_80" style:family="text">
      <style:text-properties fo:background-color="#ffffff" fo:font-size="12pt" style:font-size-asian="12pt" style:font-size-complex="12pt"/>
    </style:style>
    <style:style style:name="T27_81" style:family="text">
      <style:text-properties fo:background-color="#ffffff" fo:font-size="12pt" style:font-size-asian="12pt" style:font-size-complex="12pt"/>
    </style:style>
    <style:style style:name="T27_82" style:family="text">
      <style:text-properties fo:background-color="#ffffff" fo:font-size="12pt" style:font-size-asian="12pt" style:font-size-complex="12pt"/>
    </style:style>
    <style:style style:name="T27_83" style:family="text">
      <style:text-properties fo:background-color="#ffffff" fo:font-size="12pt" style:font-size-asian="12pt" style:font-size-complex="12pt"/>
    </style:style>
    <style:style style:name="T27_84" style:family="text">
      <style:text-properties fo:background-color="#ffffff" fo:font-size="12pt" style:font-size-asian="12pt" style:font-size-complex="12pt"/>
    </style:style>
    <style:style style:name="T27_85" style:family="text">
      <style:text-properties fo:background-color="#ffffff" fo:font-size="12pt" style:font-size-asian="12pt" style:font-size-complex="12pt"/>
    </style:style>
    <style:style style:name="T27_86" style:family="text">
      <style:text-properties fo:background-color="#ffffff" fo:font-size="12pt" style:font-size-asian="12pt" style:font-size-complex="12pt"/>
    </style:style>
    <style:style style:name="T27_87" style:family="text">
      <style:text-properties fo:background-color="#ffffff" fo:font-size="12pt" style:font-size-asian="12pt" style:font-size-complex="12pt"/>
    </style:style>
    <style:style style:name="T27_88" style:family="text">
      <style:text-properties fo:background-color="#ffffff" fo:font-size="12pt" style:font-size-asian="12pt" style:font-size-complex="12pt"/>
    </style:style>
    <style:style style:name="T27_89" style:family="text">
      <style:text-properties fo:background-color="#ffffff" fo:font-size="12pt" style:font-size-asian="12pt" style:font-size-complex="12pt"/>
    </style:style>
    <style:style style:name="T27_90" style:family="text">
      <style:text-properties fo:background-color="#ffffff" fo:font-size="12pt" style:font-size-asian="12pt" style:font-size-complex="12pt"/>
    </style:style>
    <style:style style:name="T27_91" style:family="text">
      <style:text-properties fo:background-color="#ffffff" fo:font-size="12pt" style:font-size-asian="12pt" style:font-size-complex="12pt"/>
    </style:style>
    <style:style style:name="T27_92" style:family="text">
      <style:text-properties fo:background-color="#ffffff" fo:font-size="12pt" style:font-size-asian="12pt" style:font-size-complex="12pt"/>
    </style:style>
    <style:style style:name="T27_93" style:family="text">
      <style:text-properties fo:background-color="#ffffff" fo:font-size="12pt" style:font-size-asian="12pt" style:font-size-complex="12pt"/>
    </style:style>
    <style:style style:name="T27_94" style:family="text">
      <style:text-properties fo:background-color="#ffffff" fo:font-size="12pt" style:font-size-asian="12pt" style:font-size-complex="12pt"/>
    </style:style>
    <style:style style:name="T27_95" style:family="text">
      <style:text-properties fo:background-color="#ffffff" fo:font-size="12pt" style:font-size-asian="12pt" style:font-size-complex="12pt"/>
    </style:style>
    <style:style style:name="T27_96" style:family="text">
      <style:text-properties fo:background-color="#ffffff" fo:font-size="12pt" style:font-size-asian="12pt" style:font-size-complex="12pt"/>
    </style:style>
    <style:style style:name="T27_97" style:family="text">
      <style:text-properties fo:background-color="#ffffff" fo:font-size="12pt" style:font-size-asian="12pt" style:font-size-complex="12pt"/>
    </style:style>
    <style:style style:name="T27_98" style:family="text">
      <style:text-properties fo:background-color="#ffffff" fo:font-size="12pt" style:font-size-asian="12pt" style:font-size-complex="12pt"/>
    </style:style>
    <style:style style:name="T27_99" style:family="text">
      <style:text-properties fo:background-color="#ffffff" fo:font-size="12pt" style:font-size-asian="12pt" style:font-size-complex="12pt"/>
    </style:style>
    <style:style style:name="T27_100" style:family="text">
      <style:text-properties fo:background-color="#ffffff" fo:font-size="12pt" style:font-size-asian="12pt" style:font-size-complex="12pt"/>
    </style:style>
    <style:style style:name="T27_101" style:family="text">
      <style:text-properties fo:background-color="#ffffff" fo:font-size="12pt" style:font-size-asian="12pt" style:font-size-complex="12pt"/>
    </style:style>
    <style:style style:name="T27_102" style:family="text">
      <style:text-properties fo:background-color="#ffffff" fo:font-size="12pt" style:font-size-asian="12pt" style:font-size-complex="12pt"/>
    </style:style>
    <style:style style:name="T27_103" style:family="text">
      <style:text-properties fo:background-color="#ffffff" fo:font-size="12pt" style:font-size-asian="12pt" style:font-size-complex="12pt"/>
    </style:style>
    <style:style style:name="T27_104" style:family="text">
      <style:text-properties fo:background-color="#ffffff" fo:font-size="12pt" style:font-size-asian="12pt" style:font-size-complex="12pt"/>
    </style:style>
    <style:style style:name="T27_105" style:family="text">
      <style:text-properties fo:background-color="#ffffff" fo:font-size="12pt" style:font-size-asian="12pt" style:font-size-complex="12pt"/>
    </style:style>
    <style:style style:name="T27_106" style:family="text">
      <style:text-properties fo:background-color="#ffffff" fo:font-size="12pt" style:font-size-asian="12pt" style:font-size-complex="12pt"/>
    </style:style>
    <style:style style:name="T27_107" style:family="text">
      <style:text-properties fo:background-color="#ffffff" fo:font-size="12pt" style:font-size-asian="12pt" style:font-size-complex="12pt"/>
    </style:style>
    <style:style style:name="T27_108" style:family="text">
      <style:text-properties fo:background-color="#ffffff" fo:font-size="12pt" style:font-size-asian="12pt" style:font-size-complex="12pt"/>
    </style:style>
    <style:style style:name="T27_109" style:family="text">
      <style:text-properties fo:background-color="#ffffff" fo:font-size="12pt" style:font-size-asian="12pt" style:font-size-complex="12pt"/>
    </style:style>
    <style:style style:name="T27_110" style:family="text">
      <style:text-properties fo:background-color="#ffffff" fo:font-size="12pt" style:font-size-asian="12pt" style:font-size-complex="12pt"/>
    </style:style>
    <style:style style:name="T27_111" style:family="text">
      <style:text-properties fo:background-color="#ffffff" fo:font-size="12pt" style:font-size-asian="12pt" style:font-size-complex="12pt"/>
    </style:style>
    <style:style style:name="T27_112" style:family="text">
      <style:text-properties fo:background-color="#ffffff" fo:font-size="12pt" style:font-size-asian="12pt" style:font-size-complex="12pt"/>
    </style:style>
    <style:style style:name="T27_113" style:family="text">
      <style:text-properties fo:background-color="#ffffff" fo:font-size="12pt" style:font-size-asian="12pt" style:font-size-complex="12pt"/>
    </style:style>
    <style:style style:name="T27_114" style:family="text">
      <style:text-properties fo:background-color="#ffffff" fo:font-size="12pt" style:font-size-asian="12pt" style:font-size-complex="12pt"/>
    </style:style>
    <style:style style:name="T27_115" style:family="text">
      <style:text-properties fo:background-color="#ffffff" fo:font-size="12pt" style:font-size-asian="12pt" style:font-size-complex="12pt"/>
    </style:style>
    <style:style style:name="T27_116" style:family="text">
      <style:text-properties fo:background-color="#ffffff" fo:font-size="12pt" style:font-size-asian="12pt" style:font-size-complex="12pt"/>
    </style:style>
    <style:style style:name="T27_117" style:family="text">
      <style:text-properties fo:background-color="#ffffff" fo:font-size="12pt" style:font-size-asian="12pt" style:font-size-complex="12pt"/>
    </style:style>
    <style:style style:name="T27_118" style:family="text">
      <style:text-properties fo:background-color="#ffffff" fo:font-size="12pt" style:font-size-asian="12pt" style:font-size-complex="12pt"/>
    </style:style>
    <style:style style:name="T27_119" style:family="text">
      <style:text-properties fo:background-color="#ffffff" fo:font-size="12pt" style:font-size-asian="12pt" style:font-size-complex="12pt"/>
    </style:style>
    <style:style style:name="T27_120" style:family="text">
      <style:text-properties fo:background-color="#ffffff" fo:font-size="12pt" style:font-size-asian="12pt" style:font-size-complex="12pt"/>
    </style:style>
    <style:style style:name="T27_121" style:family="text">
      <style:text-properties fo:background-color="#ffffff" fo:font-size="12pt" style:font-size-asian="12pt" style:font-size-complex="12pt"/>
    </style:style>
    <style:style style:name="T27_122" style:family="text">
      <style:text-properties fo:background-color="#ffffff" fo:font-size="12pt" style:font-size-asian="12pt" style:font-size-complex="12pt"/>
    </style:style>
    <style:style style:name="T27_123" style:family="text">
      <style:text-properties fo:background-color="#ffffff" fo:font-size="12pt" style:font-size-asian="12pt" style:font-size-complex="12pt"/>
    </style:style>
    <style:style style:name="T27_124" style:family="text">
      <style:text-properties fo:background-color="#ffffff" fo:font-size="12pt" style:font-size-asian="12pt" style:font-size-complex="12pt"/>
    </style:style>
    <style:style style:name="T27_125" style:family="text">
      <style:text-properties fo:background-color="#ffffff" fo:font-size="12pt" style:font-size-asian="12pt" style:font-size-complex="12pt"/>
    </style:style>
    <style:style style:name="T27_126" style:family="text">
      <style:text-properties fo:background-color="#ffffff" fo:font-size="12pt" style:font-size-asian="12pt" style:font-size-complex="12pt"/>
    </style:style>
    <style:style style:name="T27_127" style:family="text">
      <style:text-properties fo:background-color="#ffffff" fo:font-size="12pt" style:font-size-asian="12pt" style:font-size-complex="12pt"/>
    </style:style>
    <style:style style:name="T27_128" style:family="text">
      <style:text-properties fo:background-color="#ffffff" fo:font-size="12pt" style:font-size-asian="12pt" style:font-size-complex="12pt"/>
    </style:style>
    <style:style style:name="T27_129" style:family="text">
      <style:text-properties fo:background-color="#ffffff" fo:font-size="12pt" style:font-size-asian="12pt" style:font-size-complex="12pt"/>
    </style:style>
    <style:style style:name="T27_130" style:family="text">
      <style:text-properties fo:background-color="#ffffff" fo:font-size="12pt" style:font-size-asian="12pt" style:font-size-complex="12pt"/>
    </style:style>
    <style:style style:name="T27_131" style:family="text">
      <style:text-properties fo:background-color="#ffffff" fo:font-size="12pt" style:font-size-asian="12pt" style:font-size-complex="12pt"/>
    </style:style>
    <style:style style:name="T27_132" style:family="text">
      <style:text-properties fo:background-color="#ffffff" fo:font-size="12pt" style:font-size-asian="12pt" style:font-size-complex="12pt"/>
    </style:style>
    <style:style style:name="T27_133" style:family="text">
      <style:text-properties fo:background-color="#ffffff" fo:font-size="12pt" style:font-size-asian="12pt" style:font-size-complex="12pt"/>
    </style:style>
    <style:style style:name="T27_134" style:family="text">
      <style:text-properties fo:background-color="#ffffff" fo:font-size="12pt" style:font-size-asian="12pt" style:font-size-complex="12pt"/>
    </style:style>
    <style:style style:name="T27_135" style:family="text">
      <style:text-properties fo:background-color="#ffffff" fo:font-size="12pt" style:font-size-asian="12pt" style:font-size-complex="12pt"/>
    </style:style>
    <style:style style:name="T27_136" style:family="text">
      <style:text-properties fo:background-color="#ffffff" fo:font-size="12pt" style:font-size-asian="12pt" style:font-size-complex="12pt"/>
    </style:style>
    <style:style style:name="T27_137" style:family="text">
      <style:text-properties fo:background-color="#ffffff" fo:font-size="12pt" style:font-size-asian="12pt" style:font-size-complex="12pt"/>
    </style:style>
    <style:style style:name="T27_138" style:family="text">
      <style:text-properties fo:background-color="#ffffff" fo:font-size="12pt" style:font-size-asian="12pt" style:font-size-complex="12pt"/>
    </style:style>
    <style:style style:name="T27_139" style:family="text">
      <style:text-properties fo:background-color="#ffffff" fo:font-size="12pt" style:font-size-asian="12pt" style:font-size-complex="12pt"/>
    </style:style>
    <style:style style:name="T27_140" style:family="text">
      <style:text-properties fo:background-color="#ffffff" fo:font-size="12pt" style:font-size-asian="12pt" style:font-size-complex="12pt"/>
    </style:style>
    <style:style style:name="T27_141" style:family="text">
      <style:text-properties fo:background-color="#ffffff" fo:font-size="12pt" style:font-size-asian="12pt" style:font-size-complex="12pt"/>
    </style:style>
    <style:style style:name="T27_142" style:family="text">
      <style:text-properties fo:background-color="#ffffff" fo:font-size="12pt" style:font-size-asian="12pt" style:font-size-complex="12pt"/>
    </style:style>
    <style:style style:name="T27_143" style:family="text">
      <style:text-properties fo:background-color="#ffffff" fo:font-size="12pt" style:font-size-asian="12pt" style:font-size-complex="12pt"/>
    </style:style>
    <style:style style:name="T27_144" style:family="text">
      <style:text-properties fo:background-color="#ffffff" fo:font-size="12pt" style:font-size-asian="12pt" style:font-size-complex="12pt"/>
    </style:style>
    <style:style style:name="T27_145" style:family="text">
      <style:text-properties fo:background-color="#ffffff" fo:font-size="12pt" style:font-size-asian="12pt" style:font-size-complex="12pt"/>
    </style:style>
    <style:style style:name="T27_146" style:family="text">
      <style:text-properties fo:background-color="#ffffff" fo:font-size="12pt" style:font-size-asian="12pt" style:font-size-complex="12pt"/>
    </style:style>
    <style:style style:name="T27_147" style:family="text">
      <style:text-properties fo:background-color="#ffffff" fo:font-size="12pt" style:font-size-asian="12pt" style:font-size-complex="12pt"/>
    </style:style>
    <style:style style:name="T27_148" style:family="text">
      <style:text-properties fo:background-color="#ffffff" fo:font-size="12pt" style:font-size-asian="12pt" style:font-size-complex="12pt"/>
    </style:style>
    <style:style style:name="T27_149" style:family="text">
      <style:text-properties fo:background-color="#ffffff" fo:font-size="12pt" style:font-size-asian="12pt" style:font-size-complex="12pt"/>
    </style:style>
    <style:style style:name="T27_150" style:family="text">
      <style:text-properties fo:background-color="#ffffff" fo:font-size="12pt" style:font-size-asian="12pt" style:font-size-complex="12pt"/>
    </style:style>
    <style:style style:name="T27_151" style:family="text">
      <style:text-properties fo:background-color="#ffffff" fo:font-size="12pt" style:font-size-asian="12pt" style:font-size-complex="12pt"/>
    </style:style>
    <style:style style:name="T27_152" style:family="text">
      <style:text-properties fo:background-color="#ffffff" fo:font-size="12pt" style:font-size-asian="12pt" style:font-size-complex="12pt"/>
    </style:style>
    <style:style style:name="T27_153" style:family="text">
      <style:text-properties fo:background-color="#ffffff" fo:font-size="12pt" style:font-size-asian="12pt" style:font-size-complex="12pt"/>
    </style:style>
    <style:style style:name="T27_154" style:family="text">
      <style:text-properties fo:background-color="#ffffff" fo:font-size="12pt" style:font-size-asian="12pt" style:font-size-complex="12pt"/>
    </style:style>
    <style:style style:name="T27_155" style:family="text">
      <style:text-properties fo:background-color="#ffffff" fo:font-size="12pt" style:font-size-asian="12pt" style:font-size-complex="12pt"/>
    </style:style>
    <style:style style:name="T27_156" style:family="text">
      <style:text-properties fo:background-color="#ffffff" fo:font-size="12pt" style:font-size-asian="12pt" style:font-size-complex="12pt"/>
    </style:style>
    <style:style style:name="T27_157" style:family="text">
      <style:text-properties fo:background-color="#ffffff" fo:font-size="12pt" style:font-size-asian="12pt" style:font-size-complex="12pt"/>
    </style:style>
    <style:style style:name="T27_158" style:family="text">
      <style:text-properties fo:background-color="#ffffff" fo:font-size="12pt" style:font-size-asian="12pt" style:font-size-complex="12pt"/>
    </style:style>
    <style:style style:name="T27_159" style:family="text">
      <style:text-properties fo:background-color="#ffffff" fo:font-size="12pt" style:font-size-asian="12pt" style:font-size-complex="12pt"/>
    </style:style>
    <style:style style:name="T27_160" style:family="text">
      <style:text-properties fo:background-color="#ffffff" fo:font-size="12pt" style:font-size-asian="12pt" style:font-size-complex="12pt"/>
    </style:style>
    <style:style style:name="T27_161" style:family="text">
      <style:text-properties fo:background-color="#ffffff" fo:font-size="12pt" style:font-size-asian="12pt" style:font-size-complex="12pt"/>
    </style:style>
    <style:style style:name="T27_162" style:family="text">
      <style:text-properties fo:background-color="#ffffff" fo:font-size="12pt" style:font-size-asian="12pt" style:font-size-complex="12pt"/>
    </style:style>
    <style:style style:name="T27_163" style:family="text">
      <style:text-properties fo:background-color="#ffffff" fo:font-size="12pt" style:font-size-asian="12pt" style:font-size-complex="12pt"/>
    </style:style>
    <style:style style:name="T27_164" style:family="text">
      <style:text-properties fo:background-color="#ffffff" fo:font-size="12pt" style:font-size-asian="12pt" style:font-size-complex="12pt"/>
    </style:style>
    <style:style style:name="T27_165" style:family="text">
      <style:text-properties fo:background-color="#ffffff" fo:font-size="12pt" style:font-size-asian="12pt" style:font-size-complex="12pt"/>
    </style:style>
    <style:style style:name="T27_166" style:family="text">
      <style:text-properties fo:background-color="#ffffff" fo:font-size="12pt" style:font-size-asian="12pt" style:font-size-complex="12pt"/>
    </style:style>
    <style:style style:name="P28" style:family="paragraph" style:parent-style-name="Standard">
      <style:paragraph-properties fo:break-before="auto" fo:line-height="131%" fo:margin-top="0.141cm" fo:margin-bottom="0.212cm" style:writing-mode="lr-tb"/>
    </style:style>
    <style:style style:name="T28_1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2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3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4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5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6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7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8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9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10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11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12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8_13" style:family="text">
      <style:text-properties fo:background-color="#ffffff" fo:font-size="12pt" style:font-size-asian="12pt" style:font-size-complex="12pt"/>
    </style:style>
    <style:style style:name="T28_14" style:family="text">
      <style:text-properties fo:background-color="#ffffff" fo:font-size="12pt" style:font-size-asian="12pt" style:font-size-complex="12pt"/>
    </style:style>
    <style:style style:name="T28_15" style:family="text">
      <style:text-properties fo:background-color="#ffffff" fo:font-size="12pt" style:font-size-asian="12pt" style:font-size-complex="12pt"/>
    </style:style>
    <style:style style:name="T28_16" style:family="text">
      <style:text-properties fo:background-color="#ffffff" fo:font-size="12pt" style:font-size-asian="12pt" style:font-size-complex="12pt"/>
    </style:style>
    <style:style style:name="T28_17" style:family="text">
      <style:text-properties fo:background-color="#ffffff" fo:font-size="12pt" style:font-size-asian="12pt" style:font-size-complex="12pt"/>
    </style:style>
    <style:style style:name="T28_18" style:family="text">
      <style:text-properties fo:background-color="#ffffff" fo:font-size="12pt" style:font-size-asian="12pt" style:font-size-complex="12pt"/>
    </style:style>
    <style:style style:name="T28_19" style:family="text">
      <style:text-properties fo:background-color="#ffffff" fo:font-size="12pt" style:font-size-asian="12pt" style:font-size-complex="12pt"/>
    </style:style>
    <style:style style:name="T28_20" style:family="text">
      <style:text-properties fo:background-color="#ffffff" fo:font-size="12pt" style:font-size-asian="12pt" style:font-size-complex="12pt"/>
    </style:style>
    <style:style style:name="T28_21" style:family="text">
      <style:text-properties fo:background-color="#ffffff" fo:font-size="12pt" style:font-size-asian="12pt" style:font-size-complex="12pt"/>
    </style:style>
    <style:style style:name="T28_22" style:family="text">
      <style:text-properties fo:background-color="#ffffff" fo:font-size="12pt" style:font-size-asian="12pt" style:font-size-complex="12pt"/>
    </style:style>
    <style:style style:name="T28_23" style:family="text">
      <style:text-properties fo:background-color="#ffffff" fo:font-size="12pt" style:font-size-asian="12pt" style:font-size-complex="12pt"/>
    </style:style>
    <style:style style:name="T28_24" style:family="text">
      <style:text-properties fo:background-color="#ffffff" fo:font-size="12pt" style:font-size-asian="12pt" style:font-size-complex="12pt"/>
    </style:style>
    <style:style style:name="T28_25" style:family="text">
      <style:text-properties fo:background-color="#ffffff" fo:font-size="12pt" style:font-size-asian="12pt" style:font-size-complex="12pt"/>
    </style:style>
    <style:style style:name="T28_26" style:family="text">
      <style:text-properties fo:background-color="#ffffff" fo:font-size="12pt" style:font-size-asian="12pt" style:font-size-complex="12pt"/>
    </style:style>
    <style:style style:name="T28_27" style:family="text">
      <style:text-properties fo:background-color="#ffffff" fo:font-size="12pt" style:font-size-asian="12pt" style:font-size-complex="12pt"/>
    </style:style>
    <style:style style:name="T28_28" style:family="text">
      <style:text-properties fo:background-color="#ffffff" fo:font-size="12pt" style:font-size-asian="12pt" style:font-size-complex="12pt"/>
    </style:style>
    <style:style style:name="T28_29" style:family="text">
      <style:text-properties fo:background-color="#ffffff" fo:font-size="12pt" style:font-size-asian="12pt" style:font-size-complex="12pt"/>
    </style:style>
    <style:style style:name="T28_30" style:family="text">
      <style:text-properties fo:background-color="#ffffff" fo:font-size="12pt" style:font-size-asian="12pt" style:font-size-complex="12pt"/>
    </style:style>
    <style:style style:name="T28_31" style:family="text">
      <style:text-properties fo:background-color="#ffffff" fo:font-size="12pt" style:font-size-asian="12pt" style:font-size-complex="12pt"/>
    </style:style>
    <style:style style:name="T28_32" style:family="text">
      <style:text-properties fo:background-color="#ffffff" fo:font-size="12pt" style:font-size-asian="12pt" style:font-size-complex="12pt"/>
    </style:style>
    <style:style style:name="T28_33" style:family="text">
      <style:text-properties fo:background-color="#ffffff" fo:font-size="12pt" style:font-size-asian="12pt" style:font-size-complex="12pt"/>
    </style:style>
    <style:style style:name="T28_34" style:family="text">
      <style:text-properties fo:background-color="#ffffff" fo:font-size="12pt" style:font-size-asian="12pt" style:font-size-complex="12pt"/>
    </style:style>
    <style:style style:name="T28_35" style:family="text">
      <style:text-properties fo:background-color="#ffffff" fo:font-size="12pt" style:font-size-asian="12pt" style:font-size-complex="12pt"/>
    </style:style>
    <style:style style:name="T28_36" style:family="text">
      <style:text-properties fo:background-color="#ffffff" fo:font-size="12pt" style:font-size-asian="12pt" style:font-size-complex="12pt"/>
    </style:style>
    <style:style style:name="T28_37" style:family="text">
      <style:text-properties fo:background-color="#ffffff" fo:font-size="12pt" style:font-size-asian="12pt" style:font-size-complex="12pt"/>
    </style:style>
    <style:style style:name="T28_38" style:family="text">
      <style:text-properties fo:background-color="#ffffff" fo:font-size="12pt" style:font-size-asian="12pt" style:font-size-complex="12pt"/>
    </style:style>
    <style:style style:name="T28_39" style:family="text">
      <style:text-properties fo:background-color="#ffffff" fo:font-size="12pt" style:font-size-asian="12pt" style:font-size-complex="12pt"/>
    </style:style>
    <style:style style:name="T28_40" style:family="text">
      <style:text-properties fo:background-color="#ffffff" fo:font-size="12pt" style:font-size-asian="12pt" style:font-size-complex="12pt"/>
    </style:style>
    <style:style style:name="T28_41" style:family="text">
      <style:text-properties fo:background-color="#ffffff" fo:font-size="12pt" style:font-size-asian="12pt" style:font-size-complex="12pt"/>
    </style:style>
    <style:style style:name="T28_42" style:family="text">
      <style:text-properties fo:background-color="#ffffff" fo:font-size="12pt" style:font-size-asian="12pt" style:font-size-complex="12pt"/>
    </style:style>
    <style:style style:name="T28_43" style:family="text">
      <style:text-properties fo:background-color="#ffffff" fo:font-size="12pt" style:font-size-asian="12pt" style:font-size-complex="12pt"/>
    </style:style>
    <style:style style:name="T28_44" style:family="text">
      <style:text-properties fo:background-color="#ffffff" fo:font-size="12pt" style:font-size-asian="12pt" style:font-size-complex="12pt"/>
    </style:style>
    <style:style style:name="T28_45" style:family="text">
      <style:text-properties fo:background-color="#ffffff" fo:font-size="12pt" style:font-size-asian="12pt" style:font-size-complex="12pt"/>
    </style:style>
    <style:style style:name="T28_46" style:family="text">
      <style:text-properties fo:background-color="#ffffff" fo:font-size="12pt" style:font-size-asian="12pt" style:font-size-complex="12pt"/>
    </style:style>
    <style:style style:name="T28_47" style:family="text">
      <style:text-properties fo:background-color="#ffffff" fo:font-size="12pt" style:font-size-asian="12pt" style:font-size-complex="12pt"/>
    </style:style>
    <style:style style:name="T28_48" style:family="text">
      <style:text-properties fo:background-color="#ffffff" fo:font-size="12pt" style:font-size-asian="12pt" style:font-size-complex="12pt"/>
    </style:style>
    <style:style style:name="T28_49" style:family="text">
      <style:text-properties fo:background-color="#ffffff" fo:font-size="12pt" style:font-size-asian="12pt" style:font-size-complex="12pt"/>
    </style:style>
    <style:style style:name="T28_50" style:family="text">
      <style:text-properties fo:background-color="#ffffff" fo:font-size="12pt" style:font-size-asian="12pt" style:font-size-complex="12pt"/>
    </style:style>
    <style:style style:name="T28_51" style:family="text">
      <style:text-properties fo:background-color="#ffffff" fo:font-size="12pt" style:font-size-asian="12pt" style:font-size-complex="12pt"/>
    </style:style>
    <style:style style:name="T28_52" style:family="text">
      <style:text-properties fo:background-color="#ffffff" fo:font-size="12pt" style:font-size-asian="12pt" style:font-size-complex="12pt"/>
    </style:style>
    <style:style style:name="T28_53" style:family="text">
      <style:text-properties fo:background-color="#ffffff" fo:font-size="12pt" style:font-size-asian="12pt" style:font-size-complex="12pt"/>
    </style:style>
    <style:style style:name="T28_54" style:family="text">
      <style:text-properties fo:background-color="#ffffff" fo:font-size="12pt" style:font-size-asian="12pt" style:font-size-complex="12pt"/>
    </style:style>
    <style:style style:name="T28_55" style:family="text">
      <style:text-properties fo:background-color="#ffffff" fo:font-size="12pt" style:font-size-asian="12pt" style:font-size-complex="12pt"/>
    </style:style>
    <style:style style:name="T28_56" style:family="text">
      <style:text-properties fo:background-color="#ffffff" fo:font-size="12pt" style:font-size-asian="12pt" style:font-size-complex="12pt"/>
    </style:style>
    <style:style style:name="T28_57" style:family="text">
      <style:text-properties fo:background-color="#ffffff" fo:font-size="12pt" style:font-size-asian="12pt" style:font-size-complex="12pt"/>
    </style:style>
    <style:style style:name="T28_58" style:family="text">
      <style:text-properties fo:background-color="#ffffff" fo:font-size="12pt" style:font-size-asian="12pt" style:font-size-complex="12pt"/>
    </style:style>
    <style:style style:name="T28_59" style:family="text">
      <style:text-properties fo:background-color="#ffffff" fo:font-size="12pt" style:font-size-asian="12pt" style:font-size-complex="12pt"/>
    </style:style>
    <style:style style:name="T28_60" style:family="text">
      <style:text-properties fo:background-color="#ffffff" fo:font-size="12pt" style:font-size-asian="12pt" style:font-size-complex="12pt"/>
    </style:style>
    <style:style style:name="T28_61" style:family="text">
      <style:text-properties fo:background-color="#ffffff" fo:font-size="12pt" style:font-size-asian="12pt" style:font-size-complex="12pt"/>
    </style:style>
    <style:style style:name="T28_62" style:family="text">
      <style:text-properties fo:background-color="#ffffff" fo:font-size="12pt" style:font-size-asian="12pt" style:font-size-complex="12pt"/>
    </style:style>
    <style:style style:name="T28_63" style:family="text">
      <style:text-properties fo:background-color="#ffffff" fo:font-size="12pt" style:font-size-asian="12pt" style:font-size-complex="12pt"/>
    </style:style>
    <style:style style:name="T28_64" style:family="text">
      <style:text-properties fo:background-color="#ffffff" fo:font-size="12pt" style:font-size-asian="12pt" style:font-size-complex="12pt"/>
    </style:style>
    <style:style style:name="T28_65" style:family="text">
      <style:text-properties fo:background-color="#ffffff" fo:font-size="12pt" style:font-size-asian="12pt" style:font-size-complex="12pt"/>
    </style:style>
    <style:style style:name="T28_66" style:family="text">
      <style:text-properties fo:background-color="#ffffff" fo:font-size="12pt" style:font-size-asian="12pt" style:font-size-complex="12pt"/>
    </style:style>
    <style:style style:name="T28_67" style:family="text">
      <style:text-properties fo:background-color="#ffffff" fo:font-size="12pt" style:font-size-asian="12pt" style:font-size-complex="12pt"/>
    </style:style>
    <style:style style:name="T28_68" style:family="text">
      <style:text-properties fo:background-color="#ffffff" fo:font-size="12pt" style:font-size-asian="12pt" style:font-size-complex="12pt"/>
    </style:style>
    <style:style style:name="T28_69" style:family="text">
      <style:text-properties fo:background-color="#ffffff" fo:font-size="12pt" style:font-size-asian="12pt" style:font-size-complex="12pt"/>
    </style:style>
    <style:style style:name="T28_70" style:family="text">
      <style:text-properties fo:background-color="#ffffff" fo:font-size="12pt" style:font-size-asian="12pt" style:font-size-complex="12pt"/>
    </style:style>
    <style:style style:name="T28_71" style:family="text">
      <style:text-properties fo:background-color="#ffffff" fo:font-size="12pt" style:font-size-asian="12pt" style:font-size-complex="12pt"/>
    </style:style>
    <style:style style:name="T28_72" style:family="text">
      <style:text-properties fo:background-color="#ffffff" fo:font-size="12pt" style:font-size-asian="12pt" style:font-size-complex="12pt"/>
    </style:style>
    <style:style style:name="T28_73" style:family="text">
      <style:text-properties fo:background-color="#ffffff" fo:font-size="12pt" style:font-size-asian="12pt" style:font-size-complex="12pt"/>
    </style:style>
    <style:style style:name="T28_74" style:family="text">
      <style:text-properties fo:background-color="#ffffff" fo:font-size="12pt" style:font-size-asian="12pt" style:font-size-complex="12pt"/>
    </style:style>
    <style:style style:name="T28_75" style:family="text">
      <style:text-properties fo:background-color="#ffffff" fo:font-size="12pt" style:font-size-asian="12pt" style:font-size-complex="12pt"/>
    </style:style>
    <style:style style:name="T28_76" style:family="text">
      <style:text-properties fo:background-color="#ffffff" fo:font-size="12pt" style:font-size-asian="12pt" style:font-size-complex="12pt"/>
    </style:style>
    <style:style style:name="T28_77" style:family="text">
      <style:text-properties fo:background-color="#ffffff" fo:font-size="12pt" style:font-size-asian="12pt" style:font-size-complex="12pt"/>
    </style:style>
    <style:style style:name="T28_78" style:family="text">
      <style:text-properties fo:background-color="#ffffff" fo:font-size="12pt" style:font-size-asian="12pt" style:font-size-complex="12pt"/>
    </style:style>
    <style:style style:name="T28_79" style:family="text">
      <style:text-properties fo:background-color="#ffffff" fo:font-size="12pt" style:font-size-asian="12pt" style:font-size-complex="12pt"/>
    </style:style>
    <style:style style:name="T28_80" style:family="text">
      <style:text-properties fo:background-color="#ffffff" fo:font-size="12pt" style:font-size-asian="12pt" style:font-size-complex="12pt"/>
    </style:style>
    <style:style style:name="T28_81" style:family="text">
      <style:text-properties fo:background-color="#ffffff" fo:font-size="12pt" style:font-size-asian="12pt" style:font-size-complex="12pt"/>
    </style:style>
    <style:style style:name="T28_82" style:family="text">
      <style:text-properties fo:background-color="#ffffff" fo:font-size="12pt" style:font-size-asian="12pt" style:font-size-complex="12pt"/>
    </style:style>
    <style:style style:name="T28_83" style:family="text">
      <style:text-properties fo:background-color="#ffffff" fo:font-size="12pt" style:font-size-asian="12pt" style:font-size-complex="12pt"/>
    </style:style>
    <style:style style:name="T28_84" style:family="text">
      <style:text-properties fo:background-color="#ffffff" fo:font-size="12pt" style:font-size-asian="12pt" style:font-size-complex="12pt"/>
    </style:style>
    <style:style style:name="T28_85" style:family="text">
      <style:text-properties fo:background-color="#ffffff" fo:font-size="12pt" style:font-size-asian="12pt" style:font-size-complex="12pt"/>
    </style:style>
    <style:style style:name="T28_86" style:family="text">
      <style:text-properties fo:background-color="#ffffff" fo:font-size="12pt" style:font-size-asian="12pt" style:font-size-complex="12pt"/>
    </style:style>
    <style:style style:name="T28_87" style:family="text">
      <style:text-properties fo:background-color="#ffffff" fo:font-size="12pt" style:font-size-asian="12pt" style:font-size-complex="12pt"/>
    </style:style>
    <style:style style:name="T28_88" style:family="text">
      <style:text-properties fo:background-color="#ffffff" fo:font-size="12pt" style:font-size-asian="12pt" style:font-size-complex="12pt"/>
    </style:style>
    <style:style style:name="T28_89" style:family="text">
      <style:text-properties fo:background-color="#ffffff" fo:font-size="12pt" style:font-size-asian="12pt" style:font-size-complex="12pt"/>
    </style:style>
    <style:style style:name="T28_90" style:family="text">
      <style:text-properties fo:background-color="#ffffff" fo:font-size="12pt" style:font-size-asian="12pt" style:font-size-complex="12pt"/>
    </style:style>
    <style:style style:name="T28_91" style:family="text">
      <style:text-properties fo:background-color="#ffffff" fo:font-size="12pt" style:font-size-asian="12pt" style:font-size-complex="12pt"/>
    </style:style>
    <style:style style:name="T28_92" style:family="text">
      <style:text-properties fo:background-color="#ffffff" fo:font-size="12pt" style:font-size-asian="12pt" style:font-size-complex="12pt"/>
    </style:style>
    <style:style style:name="T28_93" style:family="text">
      <style:text-properties fo:background-color="#ffffff" fo:font-size="12pt" style:font-size-asian="12pt" style:font-size-complex="12pt"/>
    </style:style>
    <style:style style:name="T28_94" style:family="text">
      <style:text-properties fo:background-color="#ffffff" fo:font-size="12pt" style:font-size-asian="12pt" style:font-size-complex="12pt"/>
    </style:style>
    <style:style style:name="T28_95" style:family="text">
      <style:text-properties fo:background-color="#ffffff" fo:font-size="12pt" style:font-size-asian="12pt" style:font-size-complex="12pt"/>
    </style:style>
    <style:style style:name="T28_96" style:family="text">
      <style:text-properties fo:background-color="#ffffff" fo:font-size="12pt" style:font-size-asian="12pt" style:font-size-complex="12pt"/>
    </style:style>
    <style:style style:name="T28_97" style:family="text">
      <style:text-properties fo:background-color="#ffffff" fo:font-size="12pt" style:font-size-asian="12pt" style:font-size-complex="12pt"/>
    </style:style>
    <style:style style:name="T28_98" style:family="text">
      <style:text-properties fo:background-color="#ffffff" fo:font-size="12pt" style:font-size-asian="12pt" style:font-size-complex="12pt"/>
    </style:style>
    <style:style style:name="T28_99" style:family="text">
      <style:text-properties fo:background-color="#ffffff" fo:font-size="12pt" style:font-size-asian="12pt" style:font-size-complex="12pt"/>
    </style:style>
    <style:style style:name="T28_100" style:family="text">
      <style:text-properties fo:background-color="#ffffff" fo:font-size="12pt" style:font-size-asian="12pt" style:font-size-complex="12pt"/>
    </style:style>
    <style:style style:name="T28_101" style:family="text">
      <style:text-properties fo:background-color="#ffffff" fo:font-size="12pt" style:font-size-asian="12pt" style:font-size-complex="12pt"/>
    </style:style>
    <style:style style:name="T28_102" style:family="text">
      <style:text-properties fo:background-color="#ffffff" fo:font-size="12pt" style:font-size-asian="12pt" style:font-size-complex="12pt"/>
    </style:style>
    <style:style style:name="T28_103" style:family="text">
      <style:text-properties fo:background-color="#ffffff" fo:font-size="12pt" style:font-size-asian="12pt" style:font-size-complex="12pt"/>
    </style:style>
    <style:style style:name="P29" style:family="paragraph" style:parent-style-name="Standard">
      <style:paragraph-properties fo:break-before="auto" fo:line-height="131%" fo:margin-top="0.141cm" fo:margin-bottom="0.212cm" style:writing-mode="lr-tb"/>
    </style:style>
    <style:style style:name="T29_1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9_2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9_3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9_4" style:family="text">
      <style:text-properties fo:background-color="#ffffff" fo:font-size="12pt" style:font-size-asian="12pt" style:font-size-complex="12pt" style:text-underline-style="solid" style:text-underline-color="font-color"/>
    </style:style>
    <style:style style:name="T29_5" style:family="text">
      <style:text-properties fo:background-color="#ffffff" fo:font-size="12pt" style:font-size-asian="12pt" style:font-size-complex="12pt"/>
    </style:style>
    <style:style style:name="T29_6" style:family="text">
      <style:text-properties fo:background-color="#ffffff" fo:font-size="12pt" style:font-size-asian="12pt" style:font-size-complex="12pt"/>
    </style:style>
    <style:style style:name="T29_7" style:family="text">
      <style:text-properties fo:background-color="#ffffff" fo:font-size="12pt" style:font-size-asian="12pt" style:font-size-complex="12pt"/>
    </style:style>
    <style:style style:name="T29_8" style:family="text">
      <style:text-properties fo:background-color="#ffffff" fo:font-size="12pt" style:font-size-asian="12pt" style:font-size-complex="12pt"/>
    </style:style>
    <style:style style:name="T29_9" style:family="text">
      <style:text-properties fo:background-color="#ffffff" fo:font-size="12pt" style:font-size-asian="12pt" style:font-size-complex="12pt"/>
    </style:style>
    <style:style style:name="T29_10" style:family="text">
      <style:text-properties fo:background-color="#ffffff" fo:font-size="12pt" style:font-size-asian="12pt" style:font-size-complex="12pt"/>
    </style:style>
    <style:style style:name="T29_11" style:family="text">
      <style:text-properties fo:background-color="#ffffff" fo:font-size="12pt" style:font-size-asian="12pt" style:font-size-complex="12pt"/>
    </style:style>
    <style:style style:name="T29_12" style:family="text">
      <style:text-properties fo:background-color="#ffffff" fo:font-size="12pt" style:font-size-asian="12pt" style:font-size-complex="12pt"/>
    </style:style>
    <style:style style:name="T29_13" style:family="text">
      <style:text-properties fo:background-color="#ffffff" fo:font-size="12pt" style:font-size-asian="12pt" style:font-size-complex="12pt"/>
    </style:style>
    <style:style style:name="T29_14" style:family="text">
      <style:text-properties fo:background-color="#ffffff" fo:font-size="12pt" style:font-size-asian="12pt" style:font-size-complex="12pt"/>
    </style:style>
    <style:style style:name="T29_15" style:family="text">
      <style:text-properties fo:background-color="#ffffff" fo:font-size="12pt" style:font-size-asian="12pt" style:font-size-complex="12pt"/>
    </style:style>
    <style:style style:name="T29_16" style:family="text">
      <style:text-properties fo:background-color="#ffffff" fo:font-size="12pt" style:font-size-asian="12pt" style:font-size-complex="12pt"/>
    </style:style>
    <style:style style:name="T29_17" style:family="text">
      <style:text-properties fo:background-color="#ffffff" fo:font-size="12pt" style:font-size-asian="12pt" style:font-size-complex="12pt"/>
    </style:style>
    <style:style style:name="T29_18" style:family="text">
      <style:text-properties fo:background-color="#ffffff" fo:font-size="12pt" style:font-size-asian="12pt" style:font-size-complex="12pt"/>
    </style:style>
    <style:style style:name="T29_19" style:family="text">
      <style:text-properties fo:background-color="#ffffff" fo:font-size="12pt" style:font-size-asian="12pt" style:font-size-complex="12pt"/>
    </style:style>
    <style:style style:name="T29_20" style:family="text">
      <style:text-properties fo:background-color="#ffffff" fo:font-size="12pt" style:font-size-asian="12pt" style:font-size-complex="12pt"/>
    </style:style>
    <style:style style:name="T29_21" style:family="text">
      <style:text-properties fo:background-color="#ffffff" fo:font-size="12pt" style:font-size-asian="12pt" style:font-size-complex="12pt"/>
    </style:style>
    <style:style style:name="P30" style:family="paragraph" style:parent-style-name="Standard">
      <style:paragraph-properties fo:break-before="auto" fo:line-height="131%" fo:margin-top="0cm" style:writing-mode="lr-tb"/>
    </style:style>
    <style:style style:name="T30_1" style:family="text">
      <style:text-properties fo:background-color="#ffffff" fo:font-size="12pt" style:font-size-asian="12pt" style:font-size-complex="12pt"/>
    </style:style>
    <style:style style:name="T30_2" style:family="text">
      <style:text-properties fo:background-color="#ffffff" fo:font-size="12pt" style:font-size-asian="12pt" style:font-size-complex="12pt"/>
    </style:style>
    <style:style style:name="T30_3" style:family="text">
      <style:text-properties fo:background-color="#ffffff" fo:font-size="12pt" style:font-size-asian="12pt" style:font-size-complex="12pt"/>
    </style:style>
    <style:style style:name="T30_4" style:family="text">
      <style:text-properties fo:background-color="#ffffff" fo:font-size="12pt" style:font-size-asian="12pt" style:font-size-complex="12pt"/>
    </style:style>
    <style:style style:name="T30_5" style:family="text">
      <style:text-properties fo:background-color="#ffffff" fo:font-size="12pt" style:font-size-asian="12pt" style:font-size-complex="12pt"/>
    </style:style>
    <style:style style:name="T30_6" style:family="text">
      <style:text-properties fo:background-color="#ffffff" fo:font-size="12pt" style:font-size-asian="12pt" style:font-size-complex="12pt"/>
    </style:style>
    <style:style style:name="T30_7" style:family="text">
      <style:text-properties fo:background-color="#ffffff" fo:font-size="12pt" style:font-size-asian="12pt" style:font-size-complex="12pt"/>
    </style:style>
    <style:style style:name="T30_8" style:family="text">
      <style:text-properties fo:background-color="#ffffff" fo:font-size="12pt" style:font-size-asian="12pt" style:font-size-complex="12pt"/>
    </style:style>
    <style:style style:name="T30_9" style:family="text">
      <style:text-properties fo:background-color="#ffffff" fo:font-size="12pt" style:font-size-asian="12pt" style:font-size-complex="12pt"/>
    </style:style>
    <style:style style:name="T30_10" style:family="text">
      <style:text-properties fo:background-color="#ffffff" fo:font-size="12pt" style:font-size-asian="12pt" style:font-size-complex="12pt"/>
    </style:style>
    <style:style style:name="T30_11" style:family="text">
      <style:text-properties fo:background-color="#ffffff" fo:font-size="12pt" style:font-size-asian="12pt" style:font-size-complex="12pt"/>
    </style:style>
    <style:style style:name="T30_12" style:family="text">
      <style:text-properties fo:background-color="#ffffff" fo:font-size="12pt" style:font-size-asian="12pt" style:font-size-complex="12pt"/>
    </style:style>
    <style:style style:name="T30_13" style:family="text">
      <style:text-properties fo:background-color="#ffffff" fo:font-size="12pt" style:font-size-asian="12pt" style:font-size-complex="12pt"/>
    </style:style>
    <style:style style:name="P31" style:family="paragraph" style:parent-style-name="Standard">
      <style:paragraph-properties fo:break-before="auto" fo:line-height="131%" fo:margin-top="0cm" style:writing-mode="lr-tb"/>
    </style:style>
    <style:style style:name="T31_1" style:family="text">
      <style:text-properties fo:background-color="#ffffff" fo:font-size="12pt" style:font-size-asian="12pt" style:font-size-complex="12pt"/>
    </style:style>
    <style:style style:name="T31_2" style:family="text">
      <style:text-properties fo:background-color="#ffffff" fo:font-size="12pt" style:font-size-asian="12pt" style:font-size-complex="12pt"/>
    </style:style>
    <style:style style:name="T31_3" style:family="text">
      <style:text-properties fo:background-color="#ffffff" fo:font-size="12pt" style:font-size-asian="12pt" style:font-size-complex="12pt"/>
    </style:style>
    <style:style style:name="T31_4" style:family="text">
      <style:text-properties fo:background-color="#ffffff" fo:font-size="12pt" style:font-size-asian="12pt" style:font-size-complex="12pt"/>
    </style:style>
    <style:style style:name="T31_5" style:family="text">
      <style:text-properties fo:background-color="#ffffff" fo:font-size="12pt" style:font-size-asian="12pt" style:font-size-complex="12pt"/>
    </style:style>
    <style:style style:name="T31_6" style:family="text">
      <style:text-properties fo:background-color="#ffffff" fo:font-size="12pt" style:font-size-asian="12pt" style:font-size-complex="12pt"/>
    </style:style>
    <style:style style:name="T31_7" style:family="text">
      <style:text-properties fo:background-color="#ffffff" fo:font-size="12pt" style:font-size-asian="12pt" style:font-size-complex="12pt"/>
    </style:style>
    <style:style style:name="T31_8" style:family="text">
      <style:text-properties fo:background-color="#ffffff" fo:font-size="12pt" style:font-size-asian="12pt" style:font-size-complex="12pt"/>
    </style:style>
    <style:style style:name="T31_9" style:family="text">
      <style:text-properties fo:background-color="#ffffff" fo:font-size="12pt" style:font-size-asian="12pt" style:font-size-complex="12pt"/>
    </style:style>
    <style:style style:name="T31_10" style:family="text">
      <style:text-properties fo:background-color="#ffffff" fo:font-size="12pt" style:font-size-asian="12pt" style:font-size-complex="12pt"/>
    </style:style>
    <style:style style:name="T31_11" style:family="text">
      <style:text-properties fo:background-color="#ffffff" fo:font-size="12pt" style:font-size-asian="12pt" style:font-size-complex="12pt"/>
    </style:style>
    <style:style style:name="T31_12" style:family="text">
      <style:text-properties fo:background-color="#ffffff" fo:font-size="12pt" style:font-size-asian="12pt" style:font-size-complex="12pt"/>
    </style:style>
    <style:style style:name="T31_13" style:family="text">
      <style:text-properties fo:background-color="#ffffff" fo:font-size="12pt" style:font-size-asian="12pt" style:font-size-complex="12pt"/>
    </style:style>
    <style:style style:name="T31_14" style:family="text">
      <style:text-properties fo:background-color="#ffffff" fo:font-size="12pt" style:font-size-asian="12pt" style:font-size-complex="12pt"/>
    </style:style>
    <style:style style:name="T31_15" style:family="text">
      <style:text-properties fo:background-color="#ffffff" fo:font-size="12pt" style:font-size-asian="12pt" style:font-size-complex="12pt"/>
    </style:style>
    <style:style style:name="T31_16" style:family="text">
      <style:text-properties fo:background-color="#ffffff" fo:font-size="12pt" style:font-size-asian="12pt" style:font-size-complex="12pt"/>
    </style:style>
    <style:style style:name="T31_17" style:family="text">
      <style:text-properties fo:background-color="#ffffff" fo:font-size="12pt" style:font-size-asian="12pt" style:font-size-complex="12pt"/>
    </style:style>
    <style:style style:name="T31_18" style:family="text">
      <style:text-properties fo:background-color="#ffffff" fo:font-size="12pt" style:font-size-asian="12pt" style:font-size-complex="12pt"/>
    </style:style>
    <style:style style:name="T31_19" style:family="text">
      <style:text-properties fo:background-color="#ffffff" fo:font-size="12pt" style:font-size-asian="12pt" style:font-size-complex="12pt"/>
    </style:style>
    <style:style style:name="T31_20" style:family="text">
      <style:text-properties fo:background-color="#ffffff" fo:font-size="12pt" style:font-size-asian="12pt" style:font-size-complex="12pt"/>
    </style:style>
    <style:style style:name="T31_21" style:family="text">
      <style:text-properties fo:background-color="#ffffff" fo:font-size="12pt" style:font-size-asian="12pt" style:font-size-complex="12pt"/>
    </style:style>
    <style:style style:name="P32" style:family="paragraph" style:parent-style-name="Standard">
      <style:paragraph-properties fo:break-before="auto" fo:line-height="131%" fo:margin-top="0cm" style:writing-mode="lr-tb"/>
    </style:style>
    <style:style style:name="T32_1" style:family="text">
      <style:text-properties fo:background-color="#ffffff" fo:font-size="12pt" style:font-size-asian="12pt" style:font-size-complex="12pt"/>
    </style:style>
    <style:style style:name="T32_2" style:family="text">
      <style:text-properties fo:background-color="#ffffff" fo:font-size="12pt" style:font-size-asian="12pt" style:font-size-complex="12pt"/>
    </style:style>
    <style:style style:name="T32_3" style:family="text">
      <style:text-properties fo:background-color="#ffffff" fo:font-size="12pt" style:font-size-asian="12pt" style:font-size-complex="12pt"/>
    </style:style>
    <style:style style:name="P33" style:family="paragraph" style:parent-style-name="Standard">
      <style:paragraph-properties fo:break-before="auto" fo:line-height="131%" fo:margin-top="0cm" style:writing-mode="lr-tb"/>
    </style:style>
    <style:style style:name="T33_1" style:family="text">
      <style:text-properties fo:background-color="#ffffff" fo:font-size="12pt" style:font-size-asian="12pt" style:font-size-complex="12pt"/>
    </style:style>
    <style:style style:name="T33_2" style:family="text">
      <style:text-properties fo:background-color="#ffffff" fo:font-size="12pt" style:font-size-asian="12pt" style:font-size-complex="12pt"/>
    </style:style>
    <style:style style:name="T33_3" style:family="text">
      <style:text-properties fo:background-color="#ffffff" fo:font-size="12pt" style:font-size-asian="12pt" style:font-size-complex="12pt"/>
    </style:style>
    <style:style style:name="T33_4" style:family="text">
      <style:text-properties fo:background-color="#ffffff" fo:font-size="12pt" style:font-size-asian="12pt" style:font-size-complex="12pt"/>
    </style:style>
    <style:style style:name="T33_5" style:family="text">
      <style:text-properties fo:background-color="#ffffff" fo:font-size="12pt" style:font-size-asian="12pt" style:font-size-complex="12pt"/>
    </style:style>
    <style:style style:name="T33_6" style:family="text">
      <style:text-properties fo:background-color="#ffffff" fo:font-size="12pt" style:font-size-asian="12pt" style:font-size-complex="12pt"/>
    </style:style>
    <style:style style:name="T33_7" style:family="text">
      <style:text-properties fo:background-color="#ffffff" fo:font-size="12pt" style:font-size-asian="12pt" style:font-size-complex="12pt"/>
    </style:style>
    <style:style style:name="T33_8" style:family="text">
      <style:text-properties fo:background-color="#ffffff" fo:font-size="12pt" style:font-size-asian="12pt" style:font-size-complex="12pt"/>
    </style:style>
    <style:style style:name="T33_9" style:family="text">
      <style:text-properties fo:background-color="#ffffff" fo:font-size="12pt" style:font-size-asian="12pt" style:font-size-complex="12pt"/>
    </style:style>
    <style:style style:name="T33_10" style:family="text">
      <style:text-properties fo:background-color="#ffffff" fo:font-size="12pt" style:font-size-asian="12pt" style:font-size-complex="12pt"/>
    </style:style>
    <style:style style:name="T33_11" style:family="text">
      <style:text-properties fo:background-color="#ffffff" fo:font-size="12pt" style:font-size-asian="12pt" style:font-size-complex="12pt"/>
    </style:style>
    <style:style style:name="T33_12" style:family="text">
      <style:text-properties fo:background-color="#ffffff" fo:font-size="12pt" style:font-size-asian="12pt" style:font-size-complex="12pt"/>
    </style:style>
    <style:style style:name="T33_13" style:family="text">
      <style:text-properties fo:background-color="#ffffff" fo:font-size="12pt" style:font-size-asian="12pt" style:font-size-complex="12pt"/>
    </style:style>
    <style:style style:name="T33_14" style:family="text">
      <style:text-properties fo:background-color="#ffffff" fo:font-size="12pt" style:font-size-asian="12pt" style:font-size-complex="12pt"/>
    </style:style>
    <style:style style:name="T33_15" style:family="text">
      <style:text-properties fo:background-color="#ffffff" fo:font-size="12pt" style:font-size-asian="12pt" style:font-size-complex="12pt"/>
    </style:style>
    <style:style style:name="T33_16" style:family="text">
      <style:text-properties fo:background-color="#ffffff" fo:font-size="12pt" style:font-size-asian="12pt" style:font-size-complex="12pt"/>
    </style:style>
    <style:style style:name="T33_17" style:family="text">
      <style:text-properties fo:background-color="#ffffff" fo:font-size="12pt" style:font-size-asian="12pt" style:font-size-complex="12pt"/>
    </style:style>
    <style:style style:name="T33_18" style:family="text">
      <style:text-properties fo:background-color="#ffffff" fo:font-size="12pt" style:font-size-asian="12pt" style:font-size-complex="12pt"/>
    </style:style>
    <style:style style:name="P34" style:family="paragraph" style:parent-style-name="Standard">
      <style:paragraph-properties fo:break-before="auto" fo:line-height="131%" fo:margin-top="0.141cm" fo:margin-bottom="0.212cm" style:writing-mode="lr-tb"/>
    </style:style>
    <style:style style:name="T34_1" style:family="text">
      <style:text-properties fo:background-color="#ffffff" fo:font-size="12pt" style:font-size-asian="12pt" style:font-size-complex="12pt"/>
    </style:style>
    <style:style style:name="T34_2" style:family="text">
      <style:text-properties fo:background-color="#ffffff" fo:font-size="12pt" style:font-size-asian="12pt" style:font-size-complex="12pt"/>
    </style:style>
    <style:style style:name="T34_3" style:family="text">
      <style:text-properties fo:background-color="#ffffff" fo:font-size="12pt" style:font-size-asian="12pt" style:font-size-complex="12pt"/>
    </style:style>
    <style:style style:name="T34_4" style:family="text">
      <style:text-properties fo:background-color="#ffffff" fo:font-size="12pt" style:font-size-asian="12pt" style:font-size-complex="12pt"/>
    </style:style>
    <style:style style:name="T34_5" style:family="text">
      <style:text-properties fo:background-color="#ffffff" fo:font-size="12pt" style:font-size-asian="12pt" style:font-size-complex="12pt"/>
    </style:style>
    <style:style style:name="T34_6" style:family="text">
      <style:text-properties fo:background-color="#ffffff" fo:font-size="12pt" style:font-size-asian="12pt" style:font-size-complex="12pt"/>
    </style:style>
    <style:style style:name="T34_7" style:family="text">
      <style:text-properties fo:background-color="#ffffff" fo:font-size="12pt" style:font-size-asian="12pt" style:font-size-complex="12pt"/>
    </style:style>
    <style:style style:name="T34_8" style:family="text">
      <style:text-properties fo:background-color="#ffffff" fo:font-size="12pt" style:font-size-asian="12pt" style:font-size-complex="12pt"/>
    </style:style>
    <style:style style:name="T34_9" style:family="text">
      <style:text-properties fo:background-color="#ffffff" fo:font-size="12pt" style:font-size-asian="12pt" style:font-size-complex="12pt"/>
    </style:style>
    <style:style style:name="T34_10" style:family="text">
      <style:text-properties fo:background-color="#ffffff" fo:font-size="12pt" style:font-size-asian="12pt" style:font-size-complex="12pt"/>
    </style:style>
    <style:style style:name="T34_11" style:family="text">
      <style:text-properties fo:background-color="#ffffff" fo:font-size="12pt" style:font-size-asian="12pt" style:font-size-complex="12pt"/>
    </style:style>
    <style:style style:name="T34_12" style:family="text">
      <style:text-properties fo:background-color="#ffffff" fo:font-size="12pt" style:font-size-asian="12pt" style:font-size-complex="12pt"/>
    </style:style>
    <style:style style:name="T34_13" style:family="text">
      <style:text-properties fo:background-color="#ffffff" fo:font-size="12pt" style:font-size-asian="12pt" style:font-size-complex="12pt"/>
    </style:style>
    <style:style style:name="T34_14" style:family="text">
      <style:text-properties fo:background-color="#ffffff" fo:font-size="12pt" style:font-size-asian="12pt" style:font-size-complex="12pt"/>
    </style:style>
    <style:style style:name="T34_15" style:family="text">
      <style:text-properties fo:background-color="#ffffff" fo:font-size="12pt" style:font-size-asian="12pt" style:font-size-complex="12pt"/>
    </style:style>
    <style:style style:name="T34_16" style:family="text">
      <style:text-properties fo:background-color="#ffffff" fo:font-size="12pt" style:font-size-asian="12pt" style:font-size-complex="12pt"/>
    </style:style>
    <style:style style:name="T34_17" style:family="text">
      <style:text-properties fo:background-color="#ffffff" fo:font-size="12pt" style:font-size-asian="12pt" style:font-size-complex="12pt"/>
    </style:style>
    <style:style style:name="T34_18" style:family="text">
      <style:text-properties fo:background-color="#ffffff" fo:font-size="12pt" style:font-size-asian="12pt" style:font-size-complex="12pt"/>
    </style:style>
    <style:style style:name="T34_19" style:family="text">
      <style:text-properties fo:background-color="#ffffff" fo:font-size="12pt" style:font-size-asian="12pt" style:font-size-complex="12pt"/>
    </style:style>
    <style:style style:name="T34_20" style:family="text">
      <style:text-properties fo:background-color="#ffffff" fo:font-size="12pt" style:font-size-asian="12pt" style:font-size-complex="12pt"/>
    </style:style>
    <style:style style:name="T34_21" style:family="text">
      <style:text-properties fo:background-color="#ffffff" fo:font-size="12pt" style:font-size-asian="12pt" style:font-size-complex="12pt"/>
    </style:style>
    <style:style style:name="T34_22" style:family="text">
      <style:text-properties fo:background-color="#ffffff" fo:font-size="12pt" style:font-size-asian="12pt" style:font-size-complex="12pt"/>
    </style:style>
    <style:style style:name="T34_23" style:family="text">
      <style:text-properties fo:background-color="#ffffff" fo:font-size="12pt" style:font-size-asian="12pt" style:font-size-complex="12pt"/>
    </style:style>
    <style:style style:name="T34_24" style:family="text">
      <style:text-properties fo:background-color="#ffffff" fo:font-size="12pt" style:font-size-asian="12pt" style:font-size-complex="12pt"/>
    </style:style>
    <style:style style:name="T34_25" style:family="text">
      <style:text-properties fo:background-color="#ffffff" fo:font-size="12pt" style:font-size-asian="12pt" style:font-size-complex="12pt"/>
    </style:style>
    <style:style style:name="T34_26" style:family="text">
      <style:text-properties fo:background-color="#ffffff" fo:font-size="12pt" style:font-size-asian="12pt" style:font-size-complex="12pt"/>
    </style:style>
    <style:style style:name="T34_27" style:family="text">
      <style:text-properties fo:background-color="#ffffff" fo:font-size="12pt" style:font-size-asian="12pt" style:font-size-complex="12pt"/>
    </style:style>
    <style:style style:name="T34_28" style:family="text">
      <style:text-properties fo:background-color="#ffffff" fo:font-size="12pt" style:font-size-asian="12pt" style:font-size-complex="12pt"/>
    </style:style>
    <style:style style:name="T34_29" style:family="text">
      <style:text-properties fo:background-color="#ffffff" fo:font-size="12pt" style:font-size-asian="12pt" style:font-size-complex="12pt"/>
    </style:style>
    <style:style style:name="T34_30" style:family="text">
      <style:text-properties fo:background-color="#ffffff" fo:font-size="12pt" style:font-size-asian="12pt" style:font-size-complex="12pt"/>
    </style:style>
    <style:style style:name="T34_31" style:family="text">
      <style:text-properties fo:background-color="#ffffff" fo:font-size="12pt" style:font-size-asian="12pt" style:font-size-complex="12pt"/>
    </style:style>
    <style:style style:name="T34_32" style:family="text">
      <style:text-properties fo:background-color="#ffffff" fo:font-size="12pt" style:font-size-asian="12pt" style:font-size-complex="12pt"/>
    </style:style>
    <style:style style:name="T34_33" style:family="text">
      <style:text-properties fo:background-color="#ffffff" fo:font-size="12pt" style:font-size-asian="12pt" style:font-size-complex="12pt"/>
    </style:style>
    <style:style style:name="T34_34" style:family="text">
      <style:text-properties fo:background-color="#ffffff" fo:font-size="12pt" style:font-size-asian="12pt" style:font-size-complex="12pt"/>
    </style:style>
    <style:style style:name="T34_35" style:family="text">
      <style:text-properties fo:background-color="#ffffff" fo:font-size="12pt" style:font-size-asian="12pt" style:font-size-complex="12pt"/>
    </style:style>
    <style:style style:name="T34_36" style:family="text">
      <style:text-properties fo:background-color="#ffffff" fo:font-size="12pt" style:font-size-asian="12pt" style:font-size-complex="12pt"/>
    </style:style>
    <style:style style:name="T34_37" style:family="text">
      <style:text-properties fo:background-color="#ffffff" fo:font-size="12pt" style:font-size-asian="12pt" style:font-size-complex="12pt"/>
    </style:style>
    <style:style style:name="T34_38" style:family="text">
      <style:text-properties fo:background-color="#ffffff" fo:font-size="12pt" style:font-size-asian="12pt" style:font-size-complex="12pt"/>
    </style:style>
    <style:style style:name="T34_39" style:family="text">
      <style:text-properties fo:background-color="#ffffff" fo:font-size="12pt" style:font-size-asian="12pt" style:font-size-complex="12pt"/>
    </style:style>
    <style:style style:name="T34_40" style:family="text">
      <style:text-properties fo:background-color="#ffffff" fo:font-size="12pt" style:font-size-asian="12pt" style:font-size-complex="12pt"/>
    </style:style>
    <style:style style:name="T34_41" style:family="text">
      <style:text-properties fo:background-color="#ffffff" fo:font-size="12pt" style:font-size-asian="12pt" style:font-size-complex="12pt"/>
    </style:style>
    <style:style style:name="T34_42" style:family="text">
      <style:text-properties fo:background-color="#ffffff" fo:font-size="12pt" style:font-size-asian="12pt" style:font-size-complex="12pt"/>
    </style:style>
    <style:style style:name="T34_43" style:family="text">
      <style:text-properties fo:background-color="#ffffff" fo:font-size="12pt" style:font-size-asian="12pt" style:font-size-complex="12pt"/>
    </style:style>
    <style:style style:name="T34_44" style:family="text">
      <style:text-properties fo:background-color="#ffffff" fo:font-size="12pt" style:font-size-asian="12pt" style:font-size-complex="12pt"/>
    </style:style>
    <style:style style:name="T34_45" style:family="text">
      <style:text-properties fo:background-color="#ffffff" fo:font-size="12pt" style:font-size-asian="12pt" style:font-size-complex="12pt"/>
    </style:style>
    <style:style style:name="T34_46" style:family="text">
      <style:text-properties fo:background-color="#ffffff" fo:font-size="12pt" style:font-size-asian="12pt" style:font-size-complex="12pt"/>
    </style:style>
    <style:style style:name="T34_47" style:family="text">
      <style:text-properties fo:background-color="#ffffff" fo:font-size="12pt" style:font-size-asian="12pt" style:font-size-complex="12pt"/>
    </style:style>
    <style:style style:name="T34_48" style:family="text">
      <style:text-properties fo:background-color="#ffffff" fo:font-size="12pt" style:font-size-asian="12pt" style:font-size-complex="12pt"/>
    </style:style>
    <style:style style:name="T34_49" style:family="text">
      <style:text-properties fo:background-color="#ffffff" fo:font-size="12pt" style:font-size-asian="12pt" style:font-size-complex="12pt"/>
    </style:style>
    <style:style style:name="T34_50" style:family="text">
      <style:text-properties fo:background-color="#ffffff" fo:font-size="12pt" style:font-size-asian="12pt" style:font-size-complex="12pt"/>
    </style:style>
    <style:style style:name="T34_51" style:family="text">
      <style:text-properties fo:background-color="#ffffff" fo:font-size="12pt" style:font-size-asian="12pt" style:font-size-complex="12pt"/>
    </style:style>
    <style:style style:name="T34_52" style:family="text">
      <style:text-properties fo:background-color="#ffffff" fo:font-size="12pt" style:font-size-asian="12pt" style:font-size-complex="12pt"/>
    </style:style>
    <style:style style:name="T34_53" style:family="text">
      <style:text-properties fo:background-color="#ffffff" fo:font-size="12pt" style:font-size-asian="12pt" style:font-size-complex="12pt"/>
    </style:style>
    <style:style style:name="T34_54" style:family="text">
      <style:text-properties fo:background-color="#ffffff" fo:font-size="12pt" style:font-size-asian="12pt" style:font-size-complex="12pt"/>
    </style:style>
    <style:style style:name="T34_55" style:family="text">
      <style:text-properties fo:background-color="#ffffff" fo:font-size="12pt" style:font-size-asian="12pt" style:font-size-complex="12pt"/>
    </style:style>
    <style:style style:name="T34_56" style:family="text">
      <style:text-properties fo:background-color="#ffffff" fo:font-size="12pt" style:font-size-asian="12pt" style:font-size-complex="12pt"/>
    </style:style>
    <style:style style:name="T34_57" style:family="text">
      <style:text-properties fo:background-color="#ffffff" fo:font-size="12pt" style:font-size-asian="12pt" style:font-size-complex="12pt"/>
    </style:style>
    <style:style style:name="T34_58" style:family="text">
      <style:text-properties fo:background-color="#ffffff" fo:font-size="12pt" style:font-size-asian="12pt" style:font-size-complex="12pt"/>
    </style:style>
    <style:style style:name="T34_59" style:family="text">
      <style:text-properties fo:background-color="#ffffff" fo:font-size="12pt" style:font-size-asian="12pt" style:font-size-complex="12pt"/>
    </style:style>
    <style:style style:name="T34_60" style:family="text">
      <style:text-properties fo:background-color="#ffffff" fo:font-size="12pt" style:font-size-asian="12pt" style:font-size-complex="12pt"/>
    </style:style>
    <style:style style:name="T34_61" style:family="text">
      <style:text-properties fo:background-color="#ffffff" fo:font-size="12pt" style:font-size-asian="12pt" style:font-size-complex="12pt"/>
    </style:style>
    <style:style style:name="T34_62" style:family="text">
      <style:text-properties fo:background-color="#ffffff" fo:font-size="12pt" style:font-size-asian="12pt" style:font-size-complex="12pt"/>
    </style:style>
    <style:style style:name="T34_63" style:family="text">
      <style:text-properties fo:background-color="#ffffff" fo:font-size="12pt" style:font-size-asian="12pt" style:font-size-complex="12pt"/>
    </style:style>
    <style:style style:name="T34_64" style:family="text">
      <style:text-properties fo:background-color="#ffffff" fo:font-size="12pt" style:font-size-asian="12pt" style:font-size-complex="12pt"/>
    </style:style>
    <style:style style:name="T34_65" style:family="text">
      <style:text-properties fo:background-color="#ffffff" fo:font-size="12pt" style:font-size-asian="12pt" style:font-size-complex="12pt"/>
    </style:style>
    <style:style style:name="T34_66" style:family="text">
      <style:text-properties fo:background-color="#ffffff" fo:font-size="12pt" style:font-size-asian="12pt" style:font-size-complex="12pt"/>
    </style:style>
    <style:style style:name="T34_67" style:family="text">
      <style:text-properties fo:background-color="#ffffff" fo:font-size="12pt" style:font-size-asian="12pt" style:font-size-complex="12pt"/>
    </style:style>
    <style:style style:name="T34_68" style:family="text">
      <style:text-properties fo:background-color="#ffffff" fo:font-size="12pt" style:font-size-asian="12pt" style:font-size-complex="12pt"/>
    </style:style>
    <style:style style:name="T34_69" style:family="text">
      <style:text-properties fo:background-color="#ffffff" fo:font-size="12pt" style:font-size-asian="12pt" style:font-size-complex="12pt"/>
    </style:style>
    <style:style style:name="T34_70" style:family="text">
      <style:text-properties fo:background-color="#ffffff" fo:font-size="12pt" style:font-size-asian="12pt" style:font-size-complex="12pt"/>
    </style:style>
    <style:style style:name="T34_71" style:family="text">
      <style:text-properties fo:background-color="#ffffff" fo:font-size="12pt" style:font-size-asian="12pt" style:font-size-complex="12pt"/>
    </style:style>
    <style:style style:name="T34_72" style:family="text">
      <style:text-properties fo:background-color="#ffffff" fo:font-size="12pt" style:font-size-asian="12pt" style:font-size-complex="12pt"/>
    </style:style>
    <style:style style:name="T34_73" style:family="text">
      <style:text-properties fo:background-color="#ffffff" fo:font-size="12pt" style:font-size-asian="12pt" style:font-size-complex="12pt"/>
    </style:style>
    <style:style style:name="T34_74" style:family="text">
      <style:text-properties fo:background-color="#ffffff" fo:font-size="12pt" style:font-size-asian="12pt" style:font-size-complex="12pt"/>
    </style:style>
    <style:style style:name="T34_75" style:family="text">
      <style:text-properties fo:background-color="#ffffff" fo:font-size="12pt" style:font-size-asian="12pt" style:font-size-complex="12pt"/>
    </style:style>
    <style:style style:name="T34_76" style:family="text">
      <style:text-properties fo:background-color="#ffffff" fo:font-size="12pt" style:font-size-asian="12pt" style:font-size-complex="12pt"/>
    </style:style>
    <style:style style:name="T34_77" style:family="text">
      <style:text-properties fo:background-color="#ffffff" fo:font-size="12pt" style:font-size-asian="12pt" style:font-size-complex="12pt"/>
    </style:style>
    <style:style style:name="T34_78" style:family="text">
      <style:text-properties fo:background-color="#ffffff" fo:font-size="12pt" style:font-size-asian="12pt" style:font-size-complex="12pt"/>
    </style:style>
    <style:style style:name="T34_79" style:family="text">
      <style:text-properties fo:background-color="#ffffff" fo:font-size="12pt" style:font-size-asian="12pt" style:font-size-complex="12pt"/>
    </style:style>
    <style:style style:name="T34_80" style:family="text">
      <style:text-properties fo:background-color="#ffffff" fo:font-size="12pt" style:font-size-asian="12pt" style:font-size-complex="12pt"/>
    </style:style>
    <style:style style:name="T34_81" style:family="text">
      <style:text-properties fo:background-color="#ffffff" fo:font-size="12pt" style:font-size-asian="12pt" style:font-size-complex="12pt"/>
    </style:style>
    <style:style style:name="T34_82" style:family="text">
      <style:text-properties fo:background-color="#ffffff" fo:font-size="12pt" style:font-size-asian="12pt" style:font-size-complex="12pt"/>
    </style:style>
    <style:style style:name="T34_83" style:family="text">
      <style:text-properties fo:background-color="#ffffff" fo:font-size="12pt" style:font-size-asian="12pt" style:font-size-complex="12pt"/>
    </style:style>
    <style:style style:name="T34_84" style:family="text">
      <style:text-properties fo:background-color="#ffffff" fo:font-size="12pt" style:font-size-asian="12pt" style:font-size-complex="12pt"/>
    </style:style>
    <style:style style:name="T34_85" style:family="text">
      <style:text-properties fo:background-color="#ffffff" fo:font-size="12pt" style:font-size-asian="12pt" style:font-size-complex="12pt"/>
    </style:style>
    <style:style style:name="T34_86" style:family="text">
      <style:text-properties fo:background-color="#ffffff" fo:font-size="12pt" style:font-size-asian="12pt" style:font-size-complex="12pt"/>
    </style:style>
    <style:style style:name="T34_87" style:family="text">
      <style:text-properties fo:background-color="#ffffff" fo:font-size="12pt" style:font-size-asian="12pt" style:font-size-complex="12pt"/>
    </style:style>
    <style:style style:name="T34_88" style:family="text">
      <style:text-properties fo:background-color="#ffffff" fo:font-size="12pt" style:font-size-asian="12pt" style:font-size-complex="12pt"/>
    </style:style>
    <style:style style:name="T34_89" style:family="text">
      <style:text-properties fo:background-color="#ffffff" fo:font-size="12pt" style:font-size-asian="12pt" style:font-size-complex="12pt"/>
    </style:style>
    <style:style style:name="T34_90" style:family="text">
      <style:text-properties fo:background-color="#ffffff" fo:font-size="12pt" style:font-size-asian="12pt" style:font-size-complex="12pt"/>
    </style:style>
    <style:style style:name="P35" style:family="paragraph" style:parent-style-name="Standard">
      <style:paragraph-properties fo:break-before="auto" fo:line-height="131%" fo:margin-top="0.141cm" fo:margin-bottom="0.212cm" style:writing-mode="lr-tb"/>
    </style:style>
    <style:style style:name="T35_1" style:family="text">
      <style:text-properties fo:background-color="#ffffff" fo:font-size="12pt" style:font-size-asian="12pt" style:font-size-complex="12pt"/>
    </style:style>
    <style:style style:name="T35_2" style:family="text">
      <style:text-properties fo:background-color="#ffffff" fo:font-size="12pt" style:font-size-asian="12pt" style:font-size-complex="12pt"/>
    </style:style>
    <style:style style:name="T35_3" style:family="text">
      <style:text-properties fo:background-color="#ffffff" fo:font-size="12pt" style:font-size-asian="12pt" style:font-size-complex="12pt"/>
    </style:style>
    <style:style style:name="T35_4" style:family="text">
      <style:text-properties fo:background-color="#ffffff" fo:font-size="12pt" style:font-size-asian="12pt" style:font-size-complex="12pt"/>
    </style:style>
    <style:style style:name="T35_5" style:family="text">
      <style:text-properties fo:background-color="#ffffff" fo:font-size="12pt" style:font-size-asian="12pt" style:font-size-complex="12pt"/>
    </style:style>
    <style:style style:name="T35_6" style:family="text">
      <style:text-properties fo:background-color="#ffffff" fo:font-size="12pt" style:font-size-asian="12pt" style:font-size-complex="12pt"/>
    </style:style>
    <style:style style:name="T35_7" style:family="text">
      <style:text-properties fo:background-color="#ffffff" fo:font-size="12pt" style:font-size-asian="12pt" style:font-size-complex="12pt"/>
    </style:style>
    <style:style style:name="T35_8" style:family="text">
      <style:text-properties fo:background-color="#ffffff" fo:font-size="12pt" style:font-size-asian="12pt" style:font-size-complex="12pt"/>
    </style:style>
    <style:style style:name="T35_9" style:family="text">
      <style:text-properties fo:background-color="#ffffff" fo:font-size="12pt" style:font-size-asian="12pt" style:font-size-complex="12pt"/>
    </style:style>
    <style:style style:name="T35_10" style:family="text">
      <style:text-properties fo:background-color="#ffffff" fo:font-size="12pt" style:font-size-asian="12pt" style:font-size-complex="12pt"/>
    </style:style>
    <style:style style:name="T35_11" style:family="text">
      <style:text-properties fo:background-color="#ffffff" fo:font-size="12pt" style:font-size-asian="12pt" style:font-size-complex="12pt"/>
    </style:style>
    <style:style style:name="T35_12" style:family="text">
      <style:text-properties fo:background-color="#ffffff" fo:font-size="12pt" style:font-size-asian="12pt" style:font-size-complex="12pt"/>
    </style:style>
    <style:style style:name="T35_13" style:family="text">
      <style:text-properties fo:background-color="#ffffff" fo:font-size="12pt" style:font-size-asian="12pt" style:font-size-complex="12pt"/>
    </style:style>
    <style:style style:name="T35_14" style:family="text">
      <style:text-properties fo:background-color="#ffffff" fo:font-size="12pt" style:font-size-asian="12pt" style:font-size-complex="12pt"/>
    </style:style>
    <style:style style:name="T35_15" style:family="text">
      <style:text-properties fo:background-color="#ffffff" fo:font-size="12pt" style:font-size-asian="12pt" style:font-size-complex="12pt"/>
    </style:style>
    <style:style style:name="T35_16" style:family="text">
      <style:text-properties fo:background-color="#ffffff" fo:font-size="12pt" style:font-size-asian="12pt" style:font-size-complex="12pt"/>
    </style:style>
    <style:style style:name="T35_17" style:family="text">
      <style:text-properties fo:background-color="#ffffff" fo:font-size="12pt" style:font-size-asian="12pt" style:font-size-complex="12pt"/>
    </style:style>
    <style:style style:name="T35_18" style:family="text">
      <style:text-properties fo:background-color="#ffffff" fo:font-size="12pt" style:font-size-asian="12pt" style:font-size-complex="12pt"/>
    </style:style>
    <style:style style:name="T35_19" style:family="text">
      <style:text-properties fo:background-color="#ffffff" fo:font-size="12pt" style:font-size-asian="12pt" style:font-size-complex="12pt"/>
    </style:style>
    <style:style style:name="T35_20" style:family="text">
      <style:text-properties fo:background-color="#ffffff" fo:font-size="12pt" style:font-size-asian="12pt" style:font-size-complex="12pt"/>
    </style:style>
    <style:style style:name="T35_21" style:family="text">
      <style:text-properties fo:background-color="#ffffff" fo:font-size="12pt" style:font-size-asian="12pt" style:font-size-complex="12pt"/>
    </style:style>
    <style:style style:name="T35_22" style:family="text">
      <style:text-properties fo:background-color="#ffffff" fo:font-size="12pt" style:font-size-asian="12pt" style:font-size-complex="12pt"/>
    </style:style>
    <style:style style:name="T35_23" style:family="text">
      <style:text-properties fo:background-color="#ffffff" fo:font-size="12pt" style:font-size-asian="12pt" style:font-size-complex="12pt"/>
    </style:style>
    <style:style style:name="T35_24" style:family="text">
      <style:text-properties fo:background-color="#ffffff" fo:font-size="12pt" style:font-size-asian="12pt" style:font-size-complex="12pt"/>
    </style:style>
    <style:style style:name="T35_25" style:family="text">
      <style:text-properties fo:background-color="#ffffff" fo:font-size="12pt" style:font-size-asian="12pt" style:font-size-complex="12pt"/>
    </style:style>
    <style:style style:name="T35_26" style:family="text">
      <style:text-properties fo:background-color="#ffffff" fo:font-size="12pt" style:font-size-asian="12pt" style:font-size-complex="12pt"/>
    </style:style>
    <style:style style:name="T35_27" style:family="text">
      <style:text-properties fo:background-color="#ffffff" fo:font-size="12pt" style:font-size-asian="12pt" style:font-size-complex="12pt"/>
    </style:style>
    <style:style style:name="T35_28" style:family="text">
      <style:text-properties fo:background-color="#ffffff" fo:font-size="12pt" style:font-size-asian="12pt" style:font-size-complex="12pt"/>
    </style:style>
    <style:style style:name="T35_29" style:family="text">
      <style:text-properties fo:background-color="#ffffff" fo:font-size="12pt" style:font-size-asian="12pt" style:font-size-complex="12pt"/>
    </style:style>
    <style:style style:name="T35_30" style:family="text">
      <style:text-properties fo:background-color="#ffffff" fo:font-size="12pt" style:font-size-asian="12pt" style:font-size-complex="12pt"/>
    </style:style>
    <style:style style:name="T35_31" style:family="text">
      <style:text-properties fo:background-color="#ffffff" fo:font-size="12pt" style:font-size-asian="12pt" style:font-size-complex="12pt"/>
    </style:style>
    <style:style style:name="T35_32" style:family="text">
      <style:text-properties fo:background-color="#ffffff" fo:font-size="12pt" style:font-size-asian="12pt" style:font-size-complex="12pt"/>
    </style:style>
    <style:style style:name="T35_33" style:family="text">
      <style:text-properties fo:background-color="#ffffff" fo:font-size="12pt" style:font-size-asian="12pt" style:font-size-complex="12pt"/>
    </style:style>
    <style:style style:name="T35_34" style:family="text">
      <style:text-properties fo:background-color="#ffffff" fo:font-size="12pt" style:font-size-asian="12pt" style:font-size-complex="12pt"/>
    </style:style>
    <style:style style:name="T35_35" style:family="text">
      <style:text-properties fo:background-color="#ffffff" fo:font-size="12pt" style:font-size-asian="12pt" style:font-size-complex="12pt"/>
    </style:style>
    <style:style style:name="T35_36" style:family="text">
      <style:text-properties fo:background-color="#ffffff" fo:font-size="12pt" style:font-size-asian="12pt" style:font-size-complex="12pt"/>
    </style:style>
    <style:style style:name="T35_37" style:family="text">
      <style:text-properties fo:background-color="#ffffff" fo:font-size="12pt" style:font-size-asian="12pt" style:font-size-complex="12pt"/>
    </style:style>
    <style:style style:name="T35_38" style:family="text">
      <style:text-properties fo:background-color="#ffffff" fo:font-size="12pt" style:font-size-asian="12pt" style:font-size-complex="12pt"/>
    </style:style>
    <style:style style:name="T35_39" style:family="text">
      <style:text-properties fo:background-color="#ffffff" fo:font-size="12pt" style:font-size-asian="12pt" style:font-size-complex="12pt"/>
    </style:style>
    <style:style style:name="T35_40" style:family="text">
      <style:text-properties fo:background-color="#ffffff" fo:font-size="12pt" style:font-size-asian="12pt" style:font-size-complex="12pt"/>
    </style:style>
    <style:style style:name="T35_41" style:family="text">
      <style:text-properties fo:background-color="#ffffff" fo:font-size="12pt" style:font-size-asian="12pt" style:font-size-complex="12pt"/>
    </style:style>
    <style:style style:name="T35_42" style:family="text">
      <style:text-properties fo:background-color="#ffffff" fo:font-size="12pt" style:font-size-asian="12pt" style:font-size-complex="12pt"/>
    </style:style>
    <style:style style:name="T35_43" style:family="text">
      <style:text-properties fo:background-color="#ffffff" fo:font-size="12pt" style:font-size-asian="12pt" style:font-size-complex="12pt"/>
    </style:style>
    <style:style style:name="T35_44" style:family="text">
      <style:text-properties fo:background-color="#ffffff" fo:font-size="12pt" style:font-size-asian="12pt" style:font-size-complex="12pt"/>
    </style:style>
    <style:style style:name="T35_45" style:family="text">
      <style:text-properties fo:background-color="#ffffff" fo:font-size="12pt" style:font-size-asian="12pt" style:font-size-complex="12pt"/>
    </style:style>
    <style:style style:name="T35_46" style:family="text">
      <style:text-properties fo:background-color="#ffffff" fo:font-size="12pt" style:font-size-asian="12pt" style:font-size-complex="12pt"/>
    </style:style>
    <style:style style:name="T35_47" style:family="text">
      <style:text-properties fo:background-color="#ffffff" fo:font-size="12pt" style:font-size-asian="12pt" style:font-size-complex="12pt"/>
    </style:style>
    <style:style style:name="T35_48" style:family="text">
      <style:text-properties fo:background-color="#ffffff" fo:font-size="12pt" style:font-size-asian="12pt" style:font-size-complex="12pt"/>
    </style:style>
    <style:style style:name="T35_49" style:family="text">
      <style:text-properties fo:background-color="#ffffff" fo:font-size="12pt" style:font-size-asian="12pt" style:font-size-complex="12pt"/>
    </style:style>
    <style:style style:name="T35_50" style:family="text">
      <style:text-properties fo:background-color="#ffffff" fo:font-size="12pt" style:font-size-asian="12pt" style:font-size-complex="12pt"/>
    </style:style>
    <style:style style:name="T35_51" style:family="text">
      <style:text-properties fo:background-color="#ffffff" fo:font-size="12pt" style:font-size-asian="12pt" style:font-size-complex="12pt"/>
    </style:style>
    <style:style style:name="T35_52" style:family="text">
      <style:text-properties fo:background-color="#ffffff" fo:font-size="12pt" style:font-size-asian="12pt" style:font-size-complex="12pt"/>
    </style:style>
    <style:style style:name="T35_53" style:family="text">
      <style:text-properties fo:background-color="#ffffff" fo:font-size="12pt" style:font-size-asian="12pt" style:font-size-complex="12pt"/>
    </style:style>
    <style:style style:name="T35_54" style:family="text">
      <style:text-properties fo:background-color="#ffffff" fo:font-size="12pt" style:font-size-asian="12pt" style:font-size-complex="12pt"/>
    </style:style>
    <style:style style:name="T35_55" style:family="text">
      <style:text-properties fo:background-color="#ffffff" fo:font-size="12pt" style:font-size-asian="12pt" style:font-size-complex="12pt"/>
    </style:style>
    <style:style style:name="T35_56" style:family="text">
      <style:text-properties fo:background-color="#ffffff" fo:font-size="12pt" style:font-size-asian="12pt" style:font-size-complex="12pt"/>
    </style:style>
    <style:style style:name="T35_57" style:family="text">
      <style:text-properties fo:background-color="#ffffff" fo:font-size="12pt" style:font-size-asian="12pt" style:font-size-complex="12pt"/>
    </style:style>
    <style:style style:name="T35_58" style:family="text">
      <style:text-properties fo:background-color="#ffffff" fo:font-size="12pt" style:font-size-asian="12pt" style:font-size-complex="12pt"/>
    </style:style>
    <style:style style:name="T35_59" style:family="text">
      <style:text-properties fo:background-color="#ffffff" fo:font-size="12pt" style:font-size-asian="12pt" style:font-size-complex="12pt"/>
    </style:style>
    <style:style style:name="T35_60" style:family="text">
      <style:text-properties fo:background-color="#ffffff" fo:font-size="12pt" style:font-size-asian="12pt" style:font-size-complex="12pt"/>
    </style:style>
    <style:style style:name="T35_61" style:family="text">
      <style:text-properties fo:background-color="#ffffff" fo:font-size="12pt" style:font-size-asian="12pt" style:font-size-complex="12pt"/>
    </style:style>
    <style:style style:name="T35_62" style:family="text">
      <style:text-properties fo:background-color="#ffffff" fo:font-size="12pt" style:font-size-asian="12pt" style:font-size-complex="12pt"/>
    </style:style>
    <style:style style:name="T35_63" style:family="text">
      <style:text-properties fo:background-color="#ffffff" fo:font-size="12pt" style:font-size-asian="12pt" style:font-size-complex="12pt"/>
    </style:style>
    <style:style style:name="T35_64" style:family="text">
      <style:text-properties fo:background-color="#ffffff" fo:font-size="12pt" style:font-size-asian="12pt" style:font-size-complex="12pt"/>
    </style:style>
    <style:style style:name="T35_65" style:family="text">
      <style:text-properties fo:background-color="#ffffff" fo:font-size="12pt" style:font-size-asian="12pt" style:font-size-complex="12pt"/>
    </style:style>
    <style:style style:name="T35_66" style:family="text">
      <style:text-properties fo:background-color="#ffffff" fo:font-size="12pt" style:font-size-asian="12pt" style:font-size-complex="12pt"/>
    </style:style>
    <style:style style:name="T35_67" style:family="text">
      <style:text-properties fo:background-color="#ffffff" fo:font-size="12pt" style:font-size-asian="12pt" style:font-size-complex="12pt"/>
    </style:style>
    <style:style style:name="T35_68" style:family="text">
      <style:text-properties fo:background-color="#ffffff" fo:font-size="12pt" style:font-size-asian="12pt" style:font-size-complex="12pt"/>
    </style:style>
    <style:style style:name="T35_69" style:family="text">
      <style:text-properties fo:background-color="#ffffff" fo:font-size="12pt" style:font-size-asian="12pt" style:font-size-complex="12pt"/>
    </style:style>
    <style:style style:name="T35_70" style:family="text">
      <style:text-properties fo:background-color="#ffffff" fo:font-size="12pt" style:font-size-asian="12pt" style:font-size-complex="12pt"/>
    </style:style>
    <style:style style:name="T35_71" style:family="text">
      <style:text-properties fo:background-color="#ffffff" fo:font-size="12pt" style:font-size-asian="12pt" style:font-size-complex="12pt"/>
    </style:style>
    <style:style style:name="T35_72" style:family="text">
      <style:text-properties fo:background-color="#ffffff" fo:font-size="12pt" style:font-size-asian="12pt" style:font-size-complex="12pt"/>
    </style:style>
    <style:style style:name="T35_73" style:family="text">
      <style:text-properties fo:background-color="#ffffff" fo:font-size="12pt" style:font-size-asian="12pt" style:font-size-complex="12pt"/>
    </style:style>
    <style:style style:name="T35_74" style:family="text">
      <style:text-properties fo:background-color="#ffffff" fo:font-size="12pt" style:font-size-asian="12pt" style:font-size-complex="12pt"/>
    </style:style>
    <style:style style:name="T35_75" style:family="text">
      <style:text-properties fo:background-color="#ffffff" fo:font-size="12pt" style:font-size-asian="12pt" style:font-size-complex="12pt"/>
    </style:style>
    <style:style style:name="T35_76" style:family="text">
      <style:text-properties fo:background-color="#ffffff" fo:font-size="12pt" style:font-size-asian="12pt" style:font-size-complex="12pt"/>
    </style:style>
    <style:style style:name="T35_77" style:family="text">
      <style:text-properties fo:background-color="#ffffff" fo:font-size="12pt" style:font-size-asian="12pt" style:font-size-complex="12pt"/>
    </style:style>
    <style:style style:name="T35_78" style:family="text">
      <style:text-properties fo:background-color="#ffffff" fo:font-size="12pt" style:font-size-asian="12pt" style:font-size-complex="12pt"/>
    </style:style>
    <style:style style:name="T35_79" style:family="text">
      <style:text-properties fo:background-color="#ffffff" fo:font-size="12pt" style:font-size-asian="12pt" style:font-size-complex="12pt"/>
    </style:style>
    <style:style style:name="T35_80" style:family="text">
      <style:text-properties fo:background-color="#ffffff" fo:font-size="12pt" style:font-size-asian="12pt" style:font-size-complex="12pt"/>
    </style:style>
    <style:style style:name="T35_81" style:family="text">
      <style:text-properties fo:background-color="#ffffff" fo:font-size="12pt" style:font-size-asian="12pt" style:font-size-complex="12pt"/>
    </style:style>
    <style:style style:name="T35_82" style:family="text">
      <style:text-properties fo:background-color="#ffffff" fo:font-size="12pt" style:font-size-asian="12pt" style:font-size-complex="12pt"/>
    </style:style>
    <style:style style:name="T35_83" style:family="text">
      <style:text-properties fo:background-color="#ffffff" fo:font-size="12pt" style:font-size-asian="12pt" style:font-size-complex="12pt"/>
    </style:style>
    <style:style style:name="T35_84" style:family="text">
      <style:text-properties fo:background-color="#ffffff" fo:font-size="12pt" style:font-size-asian="12pt" style:font-size-complex="12pt"/>
    </style:style>
    <style:style style:name="T35_85" style:family="text">
      <style:text-properties fo:background-color="#ffffff" fo:font-size="12pt" style:font-size-asian="12pt" style:font-size-complex="12pt"/>
    </style:style>
    <style:style style:name="T35_86" style:family="text">
      <style:text-properties fo:background-color="#ffffff" fo:font-size="12pt" style:font-size-asian="12pt" style:font-size-complex="12pt"/>
    </style:style>
    <style:style style:name="T35_87" style:family="text">
      <style:text-properties fo:background-color="#ffffff" fo:font-size="12pt" style:font-size-asian="12pt" style:font-size-complex="12pt"/>
    </style:style>
    <style:style style:name="T35_88" style:family="text">
      <style:text-properties fo:background-color="#ffffff" fo:font-size="12pt" style:font-size-asian="12pt" style:font-size-complex="12pt"/>
    </style:style>
    <style:style style:name="T35_89" style:family="text">
      <style:text-properties fo:background-color="#ffffff" fo:font-size="12pt" style:font-size-asian="12pt" style:font-size-complex="12pt"/>
    </style:style>
    <style:style style:name="T35_90" style:family="text">
      <style:text-properties fo:background-color="#ffffff" fo:font-size="12pt" style:font-size-asian="12pt" style:font-size-complex="12pt"/>
    </style:style>
    <style:style style:name="T35_91" style:family="text">
      <style:text-properties fo:background-color="#ffffff" fo:font-size="12pt" style:font-size-asian="12pt" style:font-size-complex="12pt"/>
    </style:style>
    <style:style style:name="T35_92" style:family="text">
      <style:text-properties fo:background-color="#ffffff" fo:font-size="12pt" style:font-size-asian="12pt" style:font-size-complex="12pt"/>
    </style:style>
    <style:style style:name="T35_93" style:family="text">
      <style:text-properties fo:background-color="#ffffff" fo:font-size="12pt" style:font-size-asian="12pt" style:font-size-complex="12pt"/>
    </style:style>
    <style:style style:name="T35_94" style:family="text">
      <style:text-properties fo:background-color="#ffffff" fo:font-size="12pt" style:font-size-asian="12pt" style:font-size-complex="12pt"/>
    </style:style>
    <style:style style:name="T35_95" style:family="text">
      <style:text-properties fo:background-color="#ffffff" fo:font-size="12pt" style:font-size-asian="12pt" style:font-size-complex="12pt"/>
    </style:style>
    <style:style style:name="T35_96" style:family="text">
      <style:text-properties fo:background-color="#ffffff" fo:font-size="12pt" style:font-size-asian="12pt" style:font-size-complex="12pt"/>
    </style:style>
    <style:style style:name="T35_97" style:family="text">
      <style:text-properties fo:background-color="#ffffff" fo:font-size="12pt" style:font-size-asian="12pt" style:font-size-complex="12pt"/>
    </style:style>
    <style:style style:name="T35_98" style:family="text">
      <style:text-properties fo:background-color="#ffffff" fo:font-size="12pt" style:font-size-asian="12pt" style:font-size-complex="12pt"/>
    </style:style>
    <style:style style:name="T35_99" style:family="text">
      <style:text-properties fo:background-color="#ffffff" fo:font-size="12pt" style:font-size-asian="12pt" style:font-size-complex="12pt"/>
    </style:style>
    <style:style style:name="T35_100" style:family="text">
      <style:text-properties fo:background-color="#ffffff" fo:font-size="12pt" style:font-size-asian="12pt" style:font-size-complex="12pt"/>
    </style:style>
    <style:style style:name="T35_101" style:family="text">
      <style:text-properties fo:background-color="#ffffff" fo:font-size="12pt" style:font-size-asian="12pt" style:font-size-complex="12pt"/>
    </style:style>
    <style:style style:name="T35_102" style:family="text">
      <style:text-properties fo:background-color="#ffffff" fo:font-size="12pt" style:font-size-asian="12pt" style:font-size-complex="12pt"/>
    </style:style>
    <style:style style:name="T35_103" style:family="text">
      <style:text-properties fo:background-color="#ffffff" fo:font-size="12pt" style:font-size-asian="12pt" style:font-size-complex="12pt"/>
    </style:style>
    <style:style style:name="T35_104" style:family="text">
      <style:text-properties fo:background-color="#ffffff" fo:font-size="12pt" style:font-size-asian="12pt" style:font-size-complex="12pt"/>
    </style:style>
    <style:style style:name="T35_105" style:family="text">
      <style:text-properties fo:background-color="#ffffff" fo:font-size="12pt" style:font-size-asian="12pt" style:font-size-complex="12pt"/>
    </style:style>
    <style:style style:name="T35_106" style:family="text">
      <style:text-properties fo:background-color="#ffffff" fo:font-size="12pt" style:font-size-asian="12pt" style:font-size-complex="12pt"/>
    </style:style>
    <style:style style:name="T35_107" style:family="text">
      <style:text-properties fo:background-color="#ffffff" fo:font-size="12pt" style:font-size-asian="12pt" style:font-size-complex="12pt"/>
    </style:style>
    <style:style style:name="T35_108" style:family="text">
      <style:text-properties fo:background-color="#ffffff" fo:font-size="12pt" style:font-size-asian="12pt" style:font-size-complex="12pt"/>
    </style:style>
    <style:style style:name="T35_109" style:family="text">
      <style:text-properties fo:background-color="#ffffff" fo:font-size="12pt" style:font-size-asian="12pt" style:font-size-complex="12pt"/>
    </style:style>
    <style:style style:name="T35_110" style:family="text">
      <style:text-properties fo:background-color="#ffffff" fo:font-size="12pt" style:font-size-asian="12pt" style:font-size-complex="12pt"/>
    </style:style>
    <style:style style:name="T35_111" style:family="text">
      <style:text-properties fo:background-color="#ffffff" fo:font-size="12pt" style:font-size-asian="12pt" style:font-size-complex="12pt"/>
    </style:style>
    <style:style style:name="T35_112" style:family="text">
      <style:text-properties fo:background-color="#ffffff" fo:font-size="12pt" style:font-size-asian="12pt" style:font-size-complex="12pt"/>
    </style:style>
    <style:style style:name="T35_113" style:family="text">
      <style:text-properties fo:background-color="#ffffff" fo:font-size="12pt" style:font-size-asian="12pt" style:font-size-complex="12pt"/>
    </style:style>
    <style:style style:name="T35_114" style:family="text">
      <style:text-properties fo:background-color="#ffffff" fo:font-size="12pt" style:font-size-asian="12pt" style:font-size-complex="12pt"/>
    </style:style>
    <style:style style:name="T35_115" style:family="text">
      <style:text-properties fo:background-color="#ffffff" fo:font-size="12pt" style:font-size-asian="12pt" style:font-size-complex="12pt"/>
    </style:style>
    <style:style style:name="T35_116" style:family="text">
      <style:text-properties fo:background-color="#ffffff" fo:font-size="12pt" style:font-size-asian="12pt" style:font-size-complex="12pt"/>
    </style:style>
    <style:style style:name="T35_117" style:family="text">
      <style:text-properties fo:background-color="#ffffff" fo:font-size="12pt" style:font-size-asian="12pt" style:font-size-complex="12pt"/>
    </style:style>
    <style:style style:name="T35_118" style:family="text">
      <style:text-properties fo:background-color="#ffffff" fo:font-size="12pt" style:font-size-asian="12pt" style:font-size-complex="12pt"/>
    </style:style>
    <style:style style:name="T35_119" style:family="text">
      <style:text-properties fo:background-color="#ffffff" fo:font-size="12pt" style:font-size-asian="12pt" style:font-size-complex="12pt"/>
    </style:style>
    <style:style style:name="T35_120" style:family="text">
      <style:text-properties fo:background-color="#ffffff" fo:font-size="12pt" style:font-size-asian="12pt" style:font-size-complex="12pt"/>
    </style:style>
    <style:style style:name="T35_121" style:family="text">
      <style:text-properties fo:background-color="#ffffff" fo:font-size="12pt" style:font-size-asian="12pt" style:font-size-complex="12pt"/>
    </style:style>
    <style:style style:name="T35_122" style:family="text">
      <style:text-properties fo:background-color="#ffffff" fo:font-size="12pt" style:font-size-asian="12pt" style:font-size-complex="12pt"/>
    </style:style>
    <style:style style:name="T35_123" style:family="text">
      <style:text-properties fo:background-color="#ffffff" fo:font-size="12pt" style:font-size-asian="12pt" style:font-size-complex="12pt"/>
    </style:style>
    <style:style style:name="T35_124" style:family="text">
      <style:text-properties fo:background-color="#ffffff" fo:font-size="12pt" style:font-size-asian="12pt" style:font-size-complex="12pt"/>
    </style:style>
    <style:style style:name="T35_125" style:family="text">
      <style:text-properties fo:background-color="#ffffff" fo:font-size="12pt" style:font-size-asian="12pt" style:font-size-complex="12pt"/>
    </style:style>
    <style:style style:name="T35_126" style:family="text">
      <style:text-properties fo:background-color="#ffffff" fo:font-size="12pt" style:font-size-asian="12pt" style:font-size-complex="12pt"/>
    </style:style>
    <style:style style:name="T35_127" style:family="text">
      <style:text-properties fo:background-color="#ffffff" fo:font-size="12pt" style:font-size-asian="12pt" style:font-size-complex="12pt"/>
    </style:style>
    <style:style style:name="T35_128" style:family="text">
      <style:text-properties fo:background-color="#ffffff" fo:font-size="12pt" style:font-size-asian="12pt" style:font-size-complex="12pt"/>
    </style:style>
    <style:style style:name="T35_129" style:family="text">
      <style:text-properties fo:background-color="#ffffff" fo:font-size="12pt" style:font-size-asian="12pt" style:font-size-complex="12pt"/>
    </style:style>
    <style:style style:name="T35_130" style:family="text">
      <style:text-properties fo:background-color="#ffffff" fo:font-size="12pt" style:font-size-asian="12pt" style:font-size-complex="12pt"/>
    </style:style>
    <style:style style:name="T35_131" style:family="text">
      <style:text-properties fo:background-color="#ffffff" fo:font-size="12pt" style:font-size-asian="12pt" style:font-size-complex="12pt"/>
    </style:style>
    <style:style style:name="T35_132" style:family="text">
      <style:text-properties fo:background-color="#ffffff" fo:font-size="12pt" style:font-size-asian="12pt" style:font-size-complex="12pt"/>
    </style:style>
    <style:style style:name="T35_133" style:family="text">
      <style:text-properties fo:background-color="#ffffff" fo:font-size="12pt" style:font-size-asian="12pt" style:font-size-complex="12pt"/>
    </style:style>
    <style:style style:name="T35_134" style:family="text">
      <style:text-properties fo:background-color="#ffffff" fo:font-size="12pt" style:font-size-asian="12pt" style:font-size-complex="12pt"/>
    </style:style>
    <style:style style:name="T35_135" style:family="text">
      <style:text-properties fo:background-color="#ffffff" fo:font-size="12pt" style:font-size-asian="12pt" style:font-size-complex="12pt"/>
    </style:style>
    <style:style style:name="T35_136" style:family="text">
      <style:text-properties fo:background-color="#ffffff" fo:font-size="12pt" style:font-size-asian="12pt" style:font-size-complex="12pt"/>
    </style:style>
    <style:style style:name="P36" style:family="paragraph" style:parent-style-name="Standard">
      <style:paragraph-properties fo:break-before="auto" fo:line-height="131%" fo:margin-top="0.141cm" fo:margin-bottom="0.212cm" style:writing-mode="lr-tb"/>
    </style:style>
    <style:style style:name="T36_1" style:family="text">
      <style:text-properties fo:background-color="#ffffff" fo:font-size="12pt" style:font-size-asian="12pt" style:font-size-complex="12pt"/>
    </style:style>
    <style:style style:name="T36_2" style:family="text">
      <style:text-properties fo:background-color="#ffffff" fo:font-size="12pt" style:font-size-asian="12pt" style:font-size-complex="12pt"/>
    </style:style>
    <style:style style:name="T36_3" style:family="text">
      <style:text-properties fo:background-color="#ffffff" fo:font-size="12pt" style:font-size-asian="12pt" style:font-size-complex="12pt"/>
    </style:style>
    <style:style style:name="T36_4" style:family="text">
      <style:text-properties fo:background-color="#ffffff" fo:font-size="12pt" style:font-size-asian="12pt" style:font-size-complex="12pt"/>
    </style:style>
    <style:style style:name="T36_5" style:family="text">
      <style:text-properties fo:background-color="#ffffff" fo:font-size="12pt" style:font-size-asian="12pt" style:font-size-complex="12pt"/>
    </style:style>
    <style:style style:name="T36_6" style:family="text">
      <style:text-properties fo:background-color="#ffffff" fo:font-size="12pt" style:font-size-asian="12pt" style:font-size-complex="12pt"/>
    </style:style>
    <style:style style:name="T36_7" style:family="text">
      <style:text-properties fo:background-color="#ffffff" fo:font-size="12pt" style:font-size-asian="12pt" style:font-size-complex="12pt"/>
    </style:style>
    <style:style style:name="T36_8" style:family="text">
      <style:text-properties fo:background-color="#ffffff" fo:font-size="12pt" style:font-size-asian="12pt" style:font-size-complex="12pt"/>
    </style:style>
    <style:style style:name="T36_9" style:family="text">
      <style:text-properties fo:background-color="#ffffff" fo:font-size="12pt" style:font-size-asian="12pt" style:font-size-complex="12pt"/>
    </style:style>
    <style:style style:name="T36_10" style:family="text">
      <style:text-properties fo:background-color="#ffffff" fo:font-size="12pt" style:font-size-asian="12pt" style:font-size-complex="12pt"/>
    </style:style>
    <style:style style:name="T36_11" style:family="text">
      <style:text-properties fo:background-color="#ffffff" fo:font-size="12pt" style:font-size-asian="12pt" style:font-size-complex="12pt"/>
    </style:style>
    <style:style style:name="T36_12" style:family="text">
      <style:text-properties fo:background-color="#ffffff" fo:font-size="12pt" style:font-size-asian="12pt" style:font-size-complex="12pt"/>
    </style:style>
    <style:style style:name="T36_13" style:family="text">
      <style:text-properties fo:background-color="#ffffff" fo:font-size="12pt" style:font-size-asian="12pt" style:font-size-complex="12pt"/>
    </style:style>
    <style:style style:name="T36_14" style:family="text">
      <style:text-properties fo:background-color="#ffffff" fo:font-size="12pt" style:font-size-asian="12pt" style:font-size-complex="12pt"/>
    </style:style>
    <style:style style:name="T36_15" style:family="text">
      <style:text-properties fo:background-color="#ffffff" fo:font-size="12pt" style:font-size-asian="12pt" style:font-size-complex="12pt"/>
    </style:style>
    <style:style style:name="T36_16" style:family="text">
      <style:text-properties fo:background-color="#ffffff" fo:font-size="12pt" style:font-size-asian="12pt" style:font-size-complex="12pt"/>
    </style:style>
    <style:style style:name="T36_17" style:family="text">
      <style:text-properties fo:background-color="#ffffff" fo:font-size="12pt" style:font-size-asian="12pt" style:font-size-complex="12pt"/>
    </style:style>
    <style:style style:name="T36_18" style:family="text">
      <style:text-properties fo:background-color="#ffffff" fo:font-size="12pt" style:font-size-asian="12pt" style:font-size-complex="12pt"/>
    </style:style>
    <style:style style:name="T36_19" style:family="text">
      <style:text-properties fo:background-color="#ffffff" fo:font-size="12pt" style:font-size-asian="12pt" style:font-size-complex="12pt"/>
    </style:style>
    <style:style style:name="T36_20" style:family="text">
      <style:text-properties fo:background-color="#ffffff" fo:font-size="12pt" style:font-size-asian="12pt" style:font-size-complex="12pt"/>
    </style:style>
    <style:style style:name="T36_21" style:family="text">
      <style:text-properties fo:background-color="#ffffff" fo:font-size="12pt" style:font-size-asian="12pt" style:font-size-complex="12pt"/>
    </style:style>
    <style:style style:name="T36_22" style:family="text">
      <style:text-properties fo:background-color="#ffffff" fo:font-size="12pt" style:font-size-asian="12pt" style:font-size-complex="12pt"/>
    </style:style>
    <style:style style:name="T36_23" style:family="text">
      <style:text-properties fo:background-color="#ffffff" fo:font-size="12pt" style:font-size-asian="12pt" style:font-size-complex="12pt"/>
    </style:style>
    <style:style style:name="T36_24" style:family="text">
      <style:text-properties fo:background-color="#ffffff" fo:font-size="12pt" style:font-size-asian="12pt" style:font-size-complex="12pt"/>
    </style:style>
    <style:style style:name="T36_25" style:family="text">
      <style:text-properties fo:background-color="#ffffff" fo:font-size="12pt" style:font-size-asian="12pt" style:font-size-complex="12pt"/>
    </style:style>
    <style:style style:name="T36_26" style:family="text">
      <style:text-properties fo:background-color="#ffffff" fo:font-size="12pt" style:font-size-asian="12pt" style:font-size-complex="12pt"/>
    </style:style>
    <style:style style:name="T36_27" style:family="text">
      <style:text-properties fo:background-color="#ffffff" fo:font-size="12pt" style:font-size-asian="12pt" style:font-size-complex="12pt"/>
    </style:style>
    <style:style style:name="T36_28" style:family="text">
      <style:text-properties fo:background-color="#ffffff" fo:font-size="12pt" style:font-size-asian="12pt" style:font-size-complex="12pt"/>
    </style:style>
    <style:style style:name="T36_29" style:family="text">
      <style:text-properties fo:background-color="#ffffff" fo:font-size="12pt" style:font-size-asian="12pt" style:font-size-complex="12pt"/>
    </style:style>
    <style:style style:name="T36_30" style:family="text">
      <style:text-properties fo:background-color="#ffffff" fo:font-size="12pt" style:font-size-asian="12pt" style:font-size-complex="12pt"/>
    </style:style>
    <style:style style:name="T36_31" style:family="text">
      <style:text-properties fo:background-color="#ffffff" fo:font-size="12pt" style:font-size-asian="12pt" style:font-size-complex="12pt"/>
    </style:style>
    <style:style style:name="T36_32" style:family="text">
      <style:text-properties fo:background-color="#ffffff" fo:font-size="12pt" style:font-size-asian="12pt" style:font-size-complex="12pt"/>
    </style:style>
    <style:style style:name="T36_33" style:family="text">
      <style:text-properties fo:background-color="#ffffff" fo:font-size="12pt" style:font-size-asian="12pt" style:font-size-complex="12pt"/>
    </style:style>
    <style:style style:name="T36_34" style:family="text">
      <style:text-properties fo:background-color="#ffffff" fo:font-size="12pt" style:font-size-asian="12pt" style:font-size-complex="12pt"/>
    </style:style>
    <style:style style:name="T36_35" style:family="text">
      <style:text-properties fo:background-color="#ffffff" fo:font-size="12pt" style:font-size-asian="12pt" style:font-size-complex="12pt"/>
    </style:style>
    <style:style style:name="T36_36" style:family="text">
      <style:text-properties fo:background-color="#ffffff" fo:font-size="12pt" style:font-size-asian="12pt" style:font-size-complex="12pt"/>
    </style:style>
    <style:style style:name="T36_37" style:family="text">
      <style:text-properties fo:background-color="#ffffff" fo:font-size="12pt" style:font-size-asian="12pt" style:font-size-complex="12pt"/>
    </style:style>
    <style:style style:name="T36_38" style:family="text">
      <style:text-properties fo:background-color="#ffffff" fo:font-size="12pt" style:font-size-asian="12pt" style:font-size-complex="12pt"/>
    </style:style>
    <style:style style:name="T36_39" style:family="text">
      <style:text-properties fo:background-color="#ffffff" fo:font-size="12pt" style:font-size-asian="12pt" style:font-size-complex="12pt"/>
    </style:style>
    <style:style style:name="T36_40" style:family="text">
      <style:text-properties fo:background-color="#ffffff" fo:font-size="12pt" style:font-size-asian="12pt" style:font-size-complex="12pt"/>
    </style:style>
    <style:style style:name="T36_41" style:family="text">
      <style:text-properties fo:background-color="#ffffff" fo:font-size="12pt" style:font-size-asian="12pt" style:font-size-complex="12pt"/>
    </style:style>
    <style:style style:name="T36_42" style:family="text">
      <style:text-properties fo:background-color="#ffffff" fo:font-size="12pt" style:font-size-asian="12pt" style:font-size-complex="12pt"/>
    </style:style>
    <style:style style:name="T36_43" style:family="text">
      <style:text-properties fo:background-color="#ffffff" fo:font-size="12pt" style:font-size-asian="12pt" style:font-size-complex="12pt"/>
    </style:style>
    <style:style style:name="T36_44" style:family="text">
      <style:text-properties fo:background-color="#ffffff" fo:font-size="12pt" style:font-size-asian="12pt" style:font-size-complex="12pt"/>
    </style:style>
    <style:style style:name="T36_45" style:family="text">
      <style:text-properties fo:background-color="#ffffff" fo:font-size="12pt" style:font-size-asian="12pt" style:font-size-complex="12pt"/>
    </style:style>
    <style:style style:name="T36_46" style:family="text">
      <style:text-properties fo:background-color="#ffffff" fo:font-size="12pt" style:font-size-asian="12pt" style:font-size-complex="12pt"/>
    </style:style>
    <style:style style:name="T36_47" style:family="text">
      <style:text-properties fo:background-color="#ffffff" fo:font-size="12pt" style:font-size-asian="12pt" style:font-size-complex="12pt"/>
    </style:style>
    <style:style style:name="T36_48" style:family="text">
      <style:text-properties fo:background-color="#ffffff" fo:font-size="12pt" style:font-size-asian="12pt" style:font-size-complex="12pt"/>
    </style:style>
    <style:style style:name="P37" style:family="paragraph" style:parent-style-name="Heading_20_3">
      <style:paragraph-properties fo:break-before="auto" fo:line-height="111%" style:writing-mode="lr-tb"/>
    </style:style>
    <style:style style:name="T37_1" style:family="text">
      <style:text-properties fo:background-color="#ffffff" fo:color="#000000" style:font-name="Arial" style:font-name-asian="Arial" style:font-name-complex="Arial"/>
    </style:style>
    <style:style style:name="T37_2" style:family="text">
      <style:text-properties fo:background-color="#ffffff" fo:color="#000000" style:font-name="Arial" style:font-name-asian="Arial" style:font-name-complex="Arial"/>
    </style:style>
    <style:style style:name="T37_3" style:family="text">
      <style:text-properties fo:background-color="#ffffff" fo:color="#000000" style:font-name="Arial" style:font-name-asian="Arial" style:font-name-complex="Arial"/>
    </style:style>
    <style:style style:name="P38" style:family="paragraph" style:parent-style-name="Standard">
      <style:paragraph-properties fo:break-before="auto" fo:line-height="131%" fo:margin-top="0.141cm" fo:margin-bottom="0.212cm" style:writing-mode="lr-tb"/>
    </style:style>
    <style:style style:name="T38_1" style:family="text">
      <style:text-properties fo:background-color="#ffffff" fo:font-size="12pt" style:font-size-asian="12pt" style:font-size-complex="12pt"/>
    </style:style>
    <style:style style:name="T38_2" style:family="text">
      <style:text-properties fo:background-color="#ffffff" fo:font-size="12pt" style:font-size-asian="12pt" style:font-size-complex="12pt"/>
    </style:style>
    <style:style style:name="T38_3" style:family="text">
      <style:text-properties fo:background-color="#ffffff" fo:font-size="12pt" style:font-size-asian="12pt" style:font-size-complex="12pt"/>
    </style:style>
    <style:style style:name="T38_4" style:family="text">
      <style:text-properties fo:background-color="#ffffff" fo:font-size="12pt" style:font-size-asian="12pt" style:font-size-complex="12pt"/>
    </style:style>
    <style:style style:name="T38_5" style:family="text">
      <style:text-properties fo:background-color="#ffffff" fo:font-size="12pt" style:font-size-asian="12pt" style:font-size-complex="12pt"/>
    </style:style>
    <style:style style:name="T38_6" style:family="text">
      <style:text-properties fo:background-color="#ffffff" fo:font-size="12pt" style:font-size-asian="12pt" style:font-size-complex="12pt"/>
    </style:style>
    <style:style style:name="T38_7" style:family="text">
      <style:text-properties fo:background-color="#ffffff" fo:font-size="12pt" style:font-size-asian="12pt" style:font-size-complex="12pt"/>
    </style:style>
    <style:style style:name="T38_8" style:family="text">
      <style:text-properties fo:background-color="#ffffff" fo:font-size="12pt" style:font-size-asian="12pt" style:font-size-complex="12pt"/>
    </style:style>
    <style:style style:name="T38_9" style:family="text">
      <style:text-properties fo:background-color="#ffffff" fo:font-size="12pt" style:font-size-asian="12pt" style:font-size-complex="12pt"/>
    </style:style>
    <style:style style:name="T38_10" style:family="text">
      <style:text-properties fo:background-color="#ffffff" fo:font-size="12pt" style:font-size-asian="12pt" style:font-size-complex="12pt"/>
    </style:style>
    <style:style style:name="T38_11" style:family="text">
      <style:text-properties fo:background-color="#ffffff" fo:font-size="12pt" style:font-size-asian="12pt" style:font-size-complex="12pt"/>
    </style:style>
    <style:style style:name="T38_12" style:family="text">
      <style:text-properties fo:background-color="#ffffff" fo:font-size="12pt" style:font-size-asian="12pt" style:font-size-complex="12pt"/>
    </style:style>
    <style:style style:name="T38_13" style:family="text">
      <style:text-properties fo:background-color="#ffffff" fo:font-size="12pt" style:font-size-asian="12pt" style:font-size-complex="12pt"/>
    </style:style>
    <style:style style:name="T38_14" style:family="text">
      <style:text-properties fo:background-color="#ffffff" fo:font-size="12pt" style:font-size-asian="12pt" style:font-size-complex="12pt"/>
    </style:style>
    <style:style style:name="T38_15" style:family="text">
      <style:text-properties fo:background-color="#ffffff" fo:font-size="12pt" style:font-size-asian="12pt" style:font-size-complex="12pt"/>
    </style:style>
    <style:style style:name="T38_16" style:family="text">
      <style:text-properties fo:background-color="#ffffff" fo:font-size="12pt" style:font-size-asian="12pt" style:font-size-complex="12pt"/>
    </style:style>
    <style:style style:name="T38_17" style:family="text">
      <style:text-properties fo:background-color="#ffffff" fo:font-size="12pt" style:font-size-asian="12pt" style:font-size-complex="12pt"/>
    </style:style>
    <style:style style:name="T38_18" style:family="text">
      <style:text-properties fo:background-color="#ffffff" fo:font-size="12pt" style:font-size-asian="12pt" style:font-size-complex="12pt"/>
    </style:style>
    <style:style style:name="T38_19" style:family="text">
      <style:text-properties fo:background-color="#ffffff" fo:font-size="12pt" style:font-size-asian="12pt" style:font-size-complex="12pt"/>
    </style:style>
    <style:style style:name="T38_20" style:family="text">
      <style:text-properties fo:background-color="#ffffff" fo:font-size="12pt" style:font-size-asian="12pt" style:font-size-complex="12pt"/>
    </style:style>
    <style:style style:name="T38_21" style:family="text">
      <style:text-properties fo:background-color="#ffffff" fo:font-size="12pt" style:font-size-asian="12pt" style:font-size-complex="12pt"/>
    </style:style>
    <style:style style:name="T38_22" style:family="text">
      <style:text-properties fo:background-color="#ffffff" fo:font-size="12pt" style:font-size-asian="12pt" style:font-size-complex="12pt"/>
    </style:style>
    <style:style style:name="T38_23" style:family="text">
      <style:text-properties fo:background-color="#ffffff" fo:font-size="12pt" style:font-size-asian="12pt" style:font-size-complex="12pt"/>
    </style:style>
    <style:style style:name="T38_24" style:family="text">
      <style:text-properties fo:background-color="#ffffff" fo:font-size="12pt" style:font-size-asian="12pt" style:font-size-complex="12pt"/>
    </style:style>
    <style:style style:name="T38_25" style:family="text">
      <style:text-properties fo:background-color="#ffffff" fo:font-size="12pt" style:font-size-asian="12pt" style:font-size-complex="12pt"/>
    </style:style>
    <style:style style:name="T38_26" style:family="text">
      <style:text-properties fo:background-color="#ffffff" fo:font-size="12pt" style:font-size-asian="12pt" style:font-size-complex="12pt"/>
    </style:style>
    <style:style style:name="T38_27" style:family="text">
      <style:text-properties fo:background-color="#ffffff" fo:font-size="12pt" style:font-size-asian="12pt" style:font-size-complex="12pt"/>
    </style:style>
    <style:style style:name="T38_28" style:family="text">
      <style:text-properties fo:background-color="#ffffff" fo:font-size="12pt" style:font-size-asian="12pt" style:font-size-complex="12pt"/>
    </style:style>
    <style:style style:name="T38_29" style:family="text">
      <style:text-properties fo:background-color="#ffffff" fo:font-size="12pt" style:font-size-asian="12pt" style:font-size-complex="12pt"/>
    </style:style>
    <style:style style:name="T38_30" style:family="text">
      <style:text-properties fo:background-color="#ffffff" fo:font-size="12pt" style:font-size-asian="12pt" style:font-size-complex="12pt"/>
    </style:style>
    <style:style style:name="T38_31" style:family="text">
      <style:text-properties fo:background-color="#ffffff" fo:font-size="12pt" style:font-size-asian="12pt" style:font-size-complex="12pt"/>
    </style:style>
    <style:style style:name="T38_32" style:family="text">
      <style:text-properties fo:background-color="#ffffff" fo:font-size="12pt" style:font-size-asian="12pt" style:font-size-complex="12pt"/>
    </style:style>
    <style:style style:name="T38_33" style:family="text">
      <style:text-properties fo:background-color="#ffffff" fo:font-size="12pt" style:font-size-asian="12pt" style:font-size-complex="12pt"/>
    </style:style>
    <style:style style:name="T38_34" style:family="text">
      <style:text-properties fo:background-color="#ffffff" fo:font-size="12pt" style:font-size-asian="12pt" style:font-size-complex="12pt"/>
    </style:style>
    <style:style style:name="T38_35" style:family="text">
      <style:text-properties fo:background-color="#ffffff" fo:font-size="12pt" style:font-size-asian="12pt" style:font-size-complex="12pt"/>
    </style:style>
    <style:style style:name="T38_36" style:family="text">
      <style:text-properties fo:background-color="#ffffff" fo:font-size="12pt" style:font-size-asian="12pt" style:font-size-complex="12pt"/>
    </style:style>
    <style:style style:name="T38_37" style:family="text">
      <style:text-properties fo:background-color="#ffffff" fo:font-size="12pt" style:font-size-asian="12pt" style:font-size-complex="12pt"/>
    </style:style>
    <style:style style:name="T38_38" style:family="text">
      <style:text-properties fo:background-color="#ffffff" fo:font-size="12pt" style:font-size-asian="12pt" style:font-size-complex="12pt"/>
    </style:style>
    <style:style style:name="T38_39" style:family="text">
      <style:text-properties fo:background-color="#ffffff" fo:font-size="12pt" style:font-size-asian="12pt" style:font-size-complex="12pt"/>
    </style:style>
    <style:style style:name="T38_40" style:family="text">
      <style:text-properties fo:background-color="#ffffff" fo:font-size="12pt" style:font-size-asian="12pt" style:font-size-complex="12pt"/>
    </style:style>
    <style:style style:name="T38_41" style:family="text">
      <style:text-properties fo:background-color="#ffffff" fo:font-size="12pt" style:font-size-asian="12pt" style:font-size-complex="12pt"/>
    </style:style>
    <style:style style:name="T38_42" style:family="text">
      <style:text-properties fo:background-color="#ffffff" fo:font-size="12pt" style:font-size-asian="12pt" style:font-size-complex="12pt"/>
    </style:style>
    <style:style style:name="T38_43" style:family="text">
      <style:text-properties fo:background-color="#ffffff" fo:font-size="12pt" style:font-size-asian="12pt" style:font-size-complex="12pt"/>
    </style:style>
    <style:style style:name="T38_44" style:family="text">
      <style:text-properties fo:background-color="#ffffff" fo:font-size="12pt" style:font-size-asian="12pt" style:font-size-complex="12pt"/>
    </style:style>
    <style:style style:name="T38_45" style:family="text">
      <style:text-properties fo:background-color="#ffffff" fo:font-size="12pt" style:font-size-asian="12pt" style:font-size-complex="12pt"/>
    </style:style>
    <style:style style:name="T38_46" style:family="text">
      <style:text-properties fo:background-color="#ffffff" fo:font-size="12pt" style:font-size-asian="12pt" style:font-size-complex="12pt"/>
    </style:style>
    <style:style style:name="T38_47" style:family="text">
      <style:text-properties fo:background-color="#ffffff" fo:font-size="12pt" style:font-size-asian="12pt" style:font-size-complex="12pt"/>
    </style:style>
    <style:style style:name="T38_48" style:family="text">
      <style:text-properties fo:background-color="#ffffff" fo:font-size="12pt" style:font-size-asian="12pt" style:font-size-complex="12pt"/>
    </style:style>
    <style:style style:name="T38_49" style:family="text">
      <style:text-properties fo:background-color="#ffffff" fo:font-size="12pt" style:font-size-asian="12pt" style:font-size-complex="12pt"/>
    </style:style>
    <style:style style:name="T38_50" style:family="text">
      <style:text-properties fo:background-color="#ffffff" fo:font-size="12pt" style:font-size-asian="12pt" style:font-size-complex="12pt"/>
    </style:style>
    <style:style style:name="T38_51" style:family="text">
      <style:text-properties fo:background-color="#ffffff" fo:font-size="12pt" style:font-size-asian="12pt" style:font-size-complex="12pt"/>
    </style:style>
    <style:style style:name="T38_52" style:family="text">
      <style:text-properties fo:background-color="#ffffff" fo:font-size="12pt" style:font-size-asian="12pt" style:font-size-complex="12pt"/>
    </style:style>
    <style:style style:name="T38_53" style:family="text">
      <style:text-properties fo:background-color="#ffffff" fo:font-size="12pt" style:font-size-asian="12pt" style:font-size-complex="12pt"/>
    </style:style>
    <style:style style:name="T38_54" style:family="text">
      <style:text-properties fo:background-color="#ffffff" fo:font-size="12pt" style:font-size-asian="12pt" style:font-size-complex="12pt"/>
    </style:style>
    <style:style style:name="T38_55" style:family="text">
      <style:text-properties fo:background-color="#ffffff" fo:font-size="12pt" style:font-size-asian="12pt" style:font-size-complex="12pt"/>
    </style:style>
    <style:style style:name="T38_56" style:family="text">
      <style:text-properties fo:background-color="#ffffff" fo:font-size="12pt" style:font-size-asian="12pt" style:font-size-complex="12pt"/>
    </style:style>
    <style:style style:name="T38_57" style:family="text">
      <style:text-properties fo:background-color="#ffffff" fo:font-size="12pt" style:font-size-asian="12pt" style:font-size-complex="12pt"/>
    </style:style>
    <style:style style:name="T38_58" style:family="text">
      <style:text-properties fo:background-color="#ffffff" fo:font-size="12pt" style:font-size-asian="12pt" style:font-size-complex="12pt"/>
    </style:style>
    <style:style style:name="T38_59" style:family="text">
      <style:text-properties fo:background-color="#ffffff" fo:font-size="12pt" style:font-size-asian="12pt" style:font-size-complex="12pt"/>
    </style:style>
    <style:style style:name="T38_60" style:family="text">
      <style:text-properties fo:background-color="#ffffff" fo:font-size="12pt" style:font-size-asian="12pt" style:font-size-complex="12pt"/>
    </style:style>
    <style:style style:name="T38_61" style:family="text">
      <style:text-properties fo:background-color="#ffffff" fo:font-size="12pt" style:font-size-asian="12pt" style:font-size-complex="12pt"/>
    </style:style>
    <style:style style:name="T38_62" style:family="text">
      <style:text-properties fo:background-color="#ffffff" fo:font-size="12pt" style:font-size-asian="12pt" style:font-size-complex="12pt"/>
    </style:style>
    <style:style style:name="T38_63" style:family="text">
      <style:text-properties fo:background-color="#ffffff" fo:font-size="12pt" style:font-size-asian="12pt" style:font-size-complex="12pt"/>
    </style:style>
    <style:style style:name="T38_64" style:family="text">
      <style:text-properties fo:background-color="#ffffff" fo:font-size="12pt" style:font-size-asian="12pt" style:font-size-complex="12pt"/>
    </style:style>
    <style:style style:name="T38_65" style:family="text">
      <style:text-properties fo:background-color="#ffffff" fo:font-size="12pt" style:font-size-asian="12pt" style:font-size-complex="12pt"/>
    </style:style>
    <style:style style:name="T38_66" style:family="text">
      <style:text-properties fo:background-color="#ffffff" fo:font-size="12pt" style:font-size-asian="12pt" style:font-size-complex="12pt"/>
    </style:style>
    <style:style style:name="T38_67" style:family="text">
      <style:text-properties fo:background-color="#ffffff" fo:font-size="12pt" style:font-size-asian="12pt" style:font-size-complex="12pt"/>
    </style:style>
    <style:style style:name="T38_68" style:family="text">
      <style:text-properties fo:background-color="#ffffff" fo:font-size="12pt" style:font-size-asian="12pt" style:font-size-complex="12pt"/>
    </style:style>
    <style:style style:name="T38_69" style:family="text">
      <style:text-properties fo:background-color="#ffffff" fo:font-size="12pt" style:font-size-asian="12pt" style:font-size-complex="12pt"/>
    </style:style>
    <style:style style:name="T38_70" style:family="text">
      <style:text-properties fo:background-color="#ffffff" fo:font-size="12pt" style:font-size-asian="12pt" style:font-size-complex="12pt"/>
    </style:style>
    <style:style style:name="T38_71" style:family="text">
      <style:text-properties fo:background-color="#ffffff" fo:font-size="12pt" style:font-size-asian="12pt" style:font-size-complex="12pt"/>
    </style:style>
    <style:style style:name="T38_72" style:family="text">
      <style:text-properties fo:background-color="#ffffff" fo:font-size="12pt" style:font-size-asian="12pt" style:font-size-complex="12pt"/>
    </style:style>
    <style:style style:name="T38_73" style:family="text">
      <style:text-properties fo:background-color="#ffffff" fo:font-size="12pt" style:font-size-asian="12pt" style:font-size-complex="12pt"/>
    </style:style>
    <style:style style:name="T38_74" style:family="text">
      <style:text-properties fo:background-color="#ffffff" fo:font-size="12pt" style:font-size-asian="12pt" style:font-size-complex="12pt"/>
    </style:style>
    <style:style style:name="T38_75" style:family="text">
      <style:text-properties fo:background-color="#ffffff" fo:font-size="12pt" style:font-size-asian="12pt" style:font-size-complex="12pt"/>
    </style:style>
    <style:style style:name="T38_76" style:family="text">
      <style:text-properties fo:background-color="#ffffff" fo:font-size="12pt" style:font-size-asian="12pt" style:font-size-complex="12pt"/>
    </style:style>
    <style:style style:name="T38_77" style:family="text">
      <style:text-properties fo:background-color="#ffffff" fo:font-size="12pt" style:font-size-asian="12pt" style:font-size-complex="12pt"/>
    </style:style>
    <style:style style:name="T38_78" style:family="text">
      <style:text-properties fo:background-color="#ffffff" fo:font-size="12pt" style:font-size-asian="12pt" style:font-size-complex="12pt"/>
    </style:style>
    <style:style style:name="T38_79" style:family="text">
      <style:text-properties fo:background-color="#ffffff" fo:font-size="12pt" style:font-size-asian="12pt" style:font-size-complex="12pt"/>
    </style:style>
    <style:style style:name="T38_80" style:family="text">
      <style:text-properties fo:background-color="#ffffff" fo:font-size="12pt" style:font-size-asian="12pt" style:font-size-complex="12pt"/>
    </style:style>
    <style:style style:name="T38_81" style:family="text">
      <style:text-properties fo:background-color="#ffffff" fo:font-size="12pt" style:font-size-asian="12pt" style:font-size-complex="12pt"/>
    </style:style>
    <style:style style:name="T38_82" style:family="text">
      <style:text-properties fo:background-color="#ffffff" fo:font-size="12pt" style:font-size-asian="12pt" style:font-size-complex="12pt"/>
    </style:style>
    <style:style style:name="T38_83" style:family="text">
      <style:text-properties fo:background-color="#ffffff" fo:font-size="12pt" style:font-size-asian="12pt" style:font-size-complex="12pt"/>
    </style:style>
    <style:style style:name="T38_84" style:family="text">
      <style:text-properties fo:background-color="#ffffff" fo:font-size="12pt" style:font-size-asian="12pt" style:font-size-complex="12pt"/>
    </style:style>
    <style:style style:name="T38_85" style:family="text">
      <style:text-properties fo:background-color="#ffffff" fo:font-size="12pt" style:font-size-asian="12pt" style:font-size-complex="12pt"/>
    </style:style>
    <style:style style:name="T38_86" style:family="text">
      <style:text-properties fo:background-color="#ffffff" fo:font-size="12pt" style:font-size-asian="12pt" style:font-size-complex="12pt"/>
    </style:style>
    <style:style style:name="T38_87" style:family="text">
      <style:text-properties fo:background-color="#ffffff" fo:font-size="12pt" style:font-size-asian="12pt" style:font-size-complex="12pt"/>
    </style:style>
    <style:style style:name="T38_88" style:family="text">
      <style:text-properties fo:background-color="#ffffff" fo:font-size="12pt" style:font-size-asian="12pt" style:font-size-complex="12pt"/>
    </style:style>
    <style:style style:name="T38_89" style:family="text">
      <style:text-properties fo:background-color="#ffffff" fo:font-size="12pt" style:font-size-asian="12pt" style:font-size-complex="12pt"/>
    </style:style>
    <style:style style:name="T38_90" style:family="text">
      <style:text-properties fo:background-color="#ffffff" fo:font-size="12pt" style:font-size-asian="12pt" style:font-size-complex="12pt"/>
    </style:style>
    <style:style style:name="T38_91" style:family="text">
      <style:text-properties fo:background-color="#ffffff" fo:font-size="12pt" style:font-size-asian="12pt" style:font-size-complex="12pt"/>
    </style:style>
    <style:style style:name="T38_92" style:family="text">
      <style:text-properties fo:background-color="#ffffff" fo:font-size="12pt" style:font-size-asian="12pt" style:font-size-complex="12pt"/>
    </style:style>
    <style:style style:name="T38_93" style:family="text">
      <style:text-properties fo:background-color="#ffffff" fo:font-size="12pt" style:font-size-asian="12pt" style:font-size-complex="12pt"/>
    </style:style>
    <style:style style:name="T38_94" style:family="text">
      <style:text-properties fo:background-color="#ffffff" fo:font-size="12pt" style:font-size-asian="12pt" style:font-size-complex="12pt"/>
    </style:style>
    <style:style style:name="T38_95" style:family="text">
      <style:text-properties fo:background-color="#ffffff" fo:font-size="12pt" style:font-size-asian="12pt" style:font-size-complex="12pt"/>
    </style:style>
    <style:style style:name="T38_96" style:family="text">
      <style:text-properties fo:background-color="#ffffff" fo:font-size="12pt" style:font-size-asian="12pt" style:font-size-complex="12pt"/>
    </style:style>
    <style:style style:name="T38_97" style:family="text">
      <style:text-properties fo:background-color="#ffffff" fo:font-size="12pt" style:font-size-asian="12pt" style:font-size-complex="12pt"/>
    </style:style>
    <style:style style:name="T38_98" style:family="text">
      <style:text-properties fo:background-color="#ffffff" fo:font-size="12pt" style:font-size-asian="12pt" style:font-size-complex="12pt"/>
    </style:style>
    <style:style style:name="T38_99" style:family="text">
      <style:text-properties fo:background-color="#ffffff" fo:font-size="12pt" style:font-size-asian="12pt" style:font-size-complex="12pt"/>
    </style:style>
    <style:style style:name="T38_100" style:family="text">
      <style:text-properties fo:background-color="#ffffff" fo:font-size="12pt" style:font-size-asian="12pt" style:font-size-complex="12pt"/>
    </style:style>
    <style:style style:name="T38_101" style:family="text">
      <style:text-properties fo:background-color="#ffffff" fo:font-size="12pt" style:font-size-asian="12pt" style:font-size-complex="12pt"/>
    </style:style>
    <style:style style:name="T38_102" style:family="text">
      <style:text-properties fo:background-color="#ffffff" fo:font-size="12pt" style:font-size-asian="12pt" style:font-size-complex="12pt"/>
    </style:style>
    <style:style style:name="T38_103" style:family="text">
      <style:text-properties fo:background-color="#ffffff" fo:font-size="12pt" style:font-size-asian="12pt" style:font-size-complex="12pt"/>
    </style:style>
    <style:style style:name="T38_104" style:family="text">
      <style:text-properties fo:background-color="#ffffff" fo:font-size="12pt" style:font-size-asian="12pt" style:font-size-complex="12pt"/>
    </style:style>
    <style:style style:name="T38_105" style:family="text">
      <style:text-properties fo:background-color="#ffffff" fo:font-size="12pt" style:font-size-asian="12pt" style:font-size-complex="12pt"/>
    </style:style>
    <style:style style:name="T38_106" style:family="text">
      <style:text-properties fo:background-color="#ffffff" fo:font-size="12pt" style:font-size-asian="12pt" style:font-size-complex="12pt"/>
    </style:style>
    <style:style style:name="T38_107" style:family="text">
      <style:text-properties fo:background-color="#ffffff" fo:font-size="12pt" style:font-size-asian="12pt" style:font-size-complex="12pt"/>
    </style:style>
    <style:style style:name="T38_108" style:family="text">
      <style:text-properties fo:background-color="#ffffff" fo:font-size="12pt" style:font-size-asian="12pt" style:font-size-complex="12pt"/>
    </style:style>
    <style:style style:name="T38_109" style:family="text">
      <style:text-properties fo:background-color="#ffffff" fo:font-size="12pt" style:font-size-asian="12pt" style:font-size-complex="12pt"/>
    </style:style>
    <style:style style:name="T38_110" style:family="text">
      <style:text-properties fo:background-color="#ffffff" fo:font-size="12pt" style:font-size-asian="12pt" style:font-size-complex="12pt"/>
    </style:style>
    <style:style style:name="T38_111" style:family="text">
      <style:text-properties fo:background-color="#ffffff" fo:font-size="12pt" style:font-size-asian="12pt" style:font-size-complex="12pt"/>
    </style:style>
    <style:style style:name="T38_112" style:family="text">
      <style:text-properties fo:background-color="#ffffff" fo:font-size="12pt" style:font-size-asian="12pt" style:font-size-complex="12pt"/>
    </style:style>
    <style:style style:name="T38_113" style:family="text">
      <style:text-properties fo:background-color="#ffffff" fo:font-size="12pt" style:font-size-asian="12pt" style:font-size-complex="12pt"/>
    </style:style>
    <style:style style:name="T38_114" style:family="text">
      <style:text-properties fo:background-color="#ffffff" fo:font-size="12pt" style:font-size-asian="12pt" style:font-size-complex="12pt"/>
    </style:style>
    <style:style style:name="T38_115" style:family="text">
      <style:text-properties fo:background-color="#ffffff" fo:font-size="12pt" style:font-size-asian="12pt" style:font-size-complex="12pt"/>
    </style:style>
    <style:style style:name="T38_116" style:family="text">
      <style:text-properties fo:background-color="#ffffff" fo:font-size="12pt" style:font-size-asian="12pt" style:font-size-complex="12pt"/>
    </style:style>
    <style:style style:name="T38_117" style:family="text">
      <style:text-properties fo:background-color="#ffffff" fo:font-size="12pt" style:font-size-asian="12pt" style:font-size-complex="12pt"/>
    </style:style>
    <style:style style:name="T38_118" style:family="text">
      <style:text-properties fo:background-color="#ffffff" fo:font-size="12pt" style:font-size-asian="12pt" style:font-size-complex="12pt"/>
    </style:style>
    <style:style style:name="T38_119" style:family="text">
      <style:text-properties fo:background-color="#ffffff" fo:font-size="12pt" style:font-size-asian="12pt" style:font-size-complex="12pt"/>
    </style:style>
    <style:style style:name="T38_120" style:family="text">
      <style:text-properties fo:background-color="#ffffff" fo:font-size="12pt" style:font-size-asian="12pt" style:font-size-complex="12pt"/>
    </style:style>
    <style:style style:name="T38_121" style:family="text">
      <style:text-properties fo:background-color="#ffffff" fo:font-size="12pt" style:font-size-asian="12pt" style:font-size-complex="12pt"/>
    </style:style>
    <style:style style:name="T38_122" style:family="text">
      <style:text-properties fo:background-color="#ffffff" fo:font-size="12pt" style:font-size-asian="12pt" style:font-size-complex="12pt"/>
    </style:style>
    <style:style style:name="T38_123" style:family="text">
      <style:text-properties fo:background-color="#ffffff" fo:font-size="12pt" style:font-size-asian="12pt" style:font-size-complex="12pt"/>
    </style:style>
    <style:style style:name="T38_124" style:family="text">
      <style:text-properties fo:background-color="#ffffff" fo:font-size="12pt" style:font-size-asian="12pt" style:font-size-complex="12pt"/>
    </style:style>
    <style:style style:name="P39" style:family="paragraph" style:parent-style-name="Heading_20_3">
      <style:paragraph-properties fo:break-before="auto" fo:line-height="111%" style:writing-mode="lr-tb"/>
    </style:style>
    <style:style style:name="T39_1" style:family="text">
      <style:text-properties fo:background-color="#ffffff" fo:color="#000000" style:font-name="Arial" style:font-name-asian="Arial" style:font-name-complex="Arial"/>
    </style:style>
    <style:style style:name="P40" style:family="paragraph" style:parent-style-name="Standard">
      <style:paragraph-properties fo:break-before="auto" fo:line-height="131%" fo:margin-top="0.141cm" fo:margin-bottom="0.212cm" style:writing-mode="lr-tb"/>
    </style:style>
    <style:style style:name="T40_1" style:family="text">
      <style:text-properties fo:background-color="#ffffff" fo:font-size="12pt" style:font-size-asian="12pt" style:font-size-complex="12pt"/>
    </style:style>
    <style:style style:name="T40_2" style:family="text">
      <style:text-properties fo:background-color="#ffffff" fo:font-size="12pt" style:font-size-asian="12pt" style:font-size-complex="12pt"/>
    </style:style>
    <style:style style:name="T40_3" style:family="text">
      <style:text-properties fo:background-color="#ffffff" fo:font-size="12pt" style:font-size-asian="12pt" style:font-size-complex="12pt"/>
    </style:style>
    <style:style style:name="T40_4" style:family="text">
      <style:text-properties fo:background-color="#ffffff" fo:font-size="12pt" style:font-size-asian="12pt" style:font-size-complex="12pt"/>
    </style:style>
    <style:style style:name="T40_5" style:family="text">
      <style:text-properties fo:background-color="#ffffff" fo:font-size="12pt" style:font-size-asian="12pt" style:font-size-complex="12pt"/>
    </style:style>
    <style:style style:name="T40_6" style:family="text">
      <style:text-properties fo:background-color="#ffffff" fo:font-size="12pt" style:font-size-asian="12pt" style:font-size-complex="12pt"/>
    </style:style>
    <style:style style:name="T40_7" style:family="text">
      <style:text-properties fo:background-color="#ffffff" fo:font-size="12pt" style:font-size-asian="12pt" style:font-size-complex="12pt"/>
    </style:style>
    <style:style style:name="T40_8" style:family="text">
      <style:text-properties fo:background-color="#ffffff" fo:font-size="12pt" style:font-size-asian="12pt" style:font-size-complex="12pt"/>
    </style:style>
    <style:style style:name="T40_9" style:family="text">
      <style:text-properties fo:background-color="#ffffff" fo:font-size="12pt" style:font-size-asian="12pt" style:font-size-complex="12pt"/>
    </style:style>
    <style:style style:name="T40_10" style:family="text">
      <style:text-properties fo:background-color="#ffffff" fo:font-size="12pt" style:font-size-asian="12pt" style:font-size-complex="12pt"/>
    </style:style>
    <style:style style:name="T40_11" style:family="text">
      <style:text-properties fo:background-color="#ffffff" fo:font-size="12pt" style:font-size-asian="12pt" style:font-size-complex="12pt"/>
    </style:style>
    <style:style style:name="T40_12" style:family="text">
      <style:text-properties fo:background-color="#ffffff" fo:font-size="12pt" style:font-size-asian="12pt" style:font-size-complex="12pt"/>
    </style:style>
    <style:style style:name="T40_13" style:family="text">
      <style:text-properties fo:background-color="#ffffff" fo:font-size="12pt" style:font-size-asian="12pt" style:font-size-complex="12pt"/>
    </style:style>
    <style:style style:name="T40_14" style:family="text">
      <style:text-properties fo:background-color="#ffffff" fo:font-size="12pt" style:font-size-asian="12pt" style:font-size-complex="12pt"/>
    </style:style>
    <style:style style:name="T40_15" style:family="text">
      <style:text-properties fo:background-color="#ffffff" fo:font-size="12pt" style:font-size-asian="12pt" style:font-size-complex="12pt"/>
    </style:style>
    <style:style style:name="T40_16" style:family="text">
      <style:text-properties fo:background-color="#ffffff" fo:font-size="12pt" style:font-size-asian="12pt" style:font-size-complex="12pt"/>
    </style:style>
    <style:style style:name="T40_17" style:family="text">
      <style:text-properties fo:background-color="#ffffff" fo:font-size="12pt" style:font-size-asian="12pt" style:font-size-complex="12pt"/>
    </style:style>
    <style:style style:name="T40_18" style:family="text">
      <style:text-properties fo:background-color="#ffffff" fo:font-size="12pt" style:font-size-asian="12pt" style:font-size-complex="12pt"/>
    </style:style>
    <style:style style:name="T40_19" style:family="text">
      <style:text-properties fo:background-color="#ffffff" fo:font-size="12pt" style:font-size-asian="12pt" style:font-size-complex="12pt"/>
    </style:style>
    <style:style style:name="T40_20" style:family="text">
      <style:text-properties fo:background-color="#ffffff" fo:font-size="12pt" style:font-size-asian="12pt" style:font-size-complex="12pt"/>
    </style:style>
    <style:style style:name="T40_21" style:family="text">
      <style:text-properties fo:background-color="#ffffff" fo:font-size="12pt" style:font-size-asian="12pt" style:font-size-complex="12pt"/>
    </style:style>
    <style:style style:name="T40_22" style:family="text">
      <style:text-properties fo:background-color="#ffffff" fo:font-size="12pt" style:font-size-asian="12pt" style:font-size-complex="12pt"/>
    </style:style>
    <style:style style:name="T40_23" style:family="text">
      <style:text-properties fo:background-color="#ffffff" fo:font-size="12pt" style:font-size-asian="12pt" style:font-size-complex="12pt"/>
    </style:style>
    <style:style style:name="T40_24" style:family="text">
      <style:text-properties fo:background-color="#ffffff" fo:font-size="12pt" style:font-size-asian="12pt" style:font-size-complex="12pt"/>
    </style:style>
    <style:style style:name="T40_25" style:family="text">
      <style:text-properties fo:background-color="#ffffff" fo:font-size="12pt" style:font-size-asian="12pt" style:font-size-complex="12pt"/>
    </style:style>
    <style:style style:name="T40_26" style:family="text">
      <style:text-properties fo:background-color="#ffffff" fo:font-size="12pt" style:font-size-asian="12pt" style:font-size-complex="12pt"/>
    </style:style>
    <style:style style:name="T40_27" style:family="text">
      <style:text-properties fo:background-color="#ffffff" fo:font-size="12pt" style:font-size-asian="12pt" style:font-size-complex="12pt"/>
    </style:style>
    <style:style style:name="T40_28" style:family="text">
      <style:text-properties fo:background-color="#ffffff" fo:font-size="12pt" style:font-size-asian="12pt" style:font-size-complex="12pt"/>
    </style:style>
    <style:style style:name="T40_29" style:family="text">
      <style:text-properties fo:background-color="#ffffff" fo:font-size="12pt" style:font-size-asian="12pt" style:font-size-complex="12pt"/>
    </style:style>
    <style:style style:name="T40_30" style:family="text">
      <style:text-properties fo:background-color="#ffffff" fo:font-size="12pt" style:font-size-asian="12pt" style:font-size-complex="12pt"/>
    </style:style>
    <style:style style:name="T40_31" style:family="text">
      <style:text-properties fo:background-color="#ffffff" fo:font-size="12pt" style:font-size-asian="12pt" style:font-size-complex="12pt"/>
    </style:style>
    <style:style style:name="T40_32" style:family="text">
      <style:text-properties fo:background-color="#ffffff" fo:font-size="12pt" style:font-size-asian="12pt" style:font-size-complex="12pt"/>
    </style:style>
    <style:style style:name="T40_33" style:family="text">
      <style:text-properties fo:background-color="#ffffff" fo:font-size="12pt" style:font-size-asian="12pt" style:font-size-complex="12pt"/>
    </style:style>
    <style:style style:name="T40_34" style:family="text">
      <style:text-properties fo:background-color="#ffffff" fo:font-size="12pt" style:font-size-asian="12pt" style:font-size-complex="12pt"/>
    </style:style>
    <style:style style:name="T40_35" style:family="text">
      <style:text-properties fo:background-color="#ffffff" fo:font-size="12pt" style:font-size-asian="12pt" style:font-size-complex="12pt"/>
    </style:style>
    <style:style style:name="T40_36" style:family="text">
      <style:text-properties fo:background-color="#ffffff" fo:font-size="12pt" style:font-size-asian="12pt" style:font-size-complex="12pt"/>
    </style:style>
    <style:style style:name="T40_37" style:family="text">
      <style:text-properties fo:background-color="#ffffff" fo:font-size="12pt" style:font-size-asian="12pt" style:font-size-complex="12pt"/>
    </style:style>
    <style:style style:name="T40_38" style:family="text">
      <style:text-properties fo:background-color="#ffffff" fo:font-size="12pt" style:font-size-asian="12pt" style:font-size-complex="12pt"/>
    </style:style>
    <style:style style:name="T40_39" style:family="text">
      <style:text-properties fo:background-color="#ffffff" fo:font-size="12pt" style:font-size-asian="12pt" style:font-size-complex="12pt"/>
    </style:style>
    <style:style style:name="T40_40" style:family="text">
      <style:text-properties fo:background-color="#ffffff" fo:font-size="12pt" style:font-size-asian="12pt" style:font-size-complex="12pt"/>
    </style:style>
    <style:style style:name="T40_41" style:family="text">
      <style:text-properties fo:background-color="#ffffff" fo:font-size="12pt" style:font-size-asian="12pt" style:font-size-complex="12pt"/>
    </style:style>
    <style:style style:name="T40_42" style:family="text">
      <style:text-properties fo:background-color="#ffffff" fo:font-size="12pt" style:font-size-asian="12pt" style:font-size-complex="12pt"/>
    </style:style>
    <style:style style:name="T40_43" style:family="text">
      <style:text-properties fo:background-color="#ffffff" fo:font-size="12pt" style:font-size-asian="12pt" style:font-size-complex="12pt"/>
    </style:style>
    <style:style style:name="T40_44" style:family="text">
      <style:text-properties fo:background-color="#ffffff" fo:font-size="12pt" style:font-size-asian="12pt" style:font-size-complex="12pt"/>
    </style:style>
    <style:style style:name="T40_45" style:family="text">
      <style:text-properties fo:background-color="#ffffff" fo:font-size="12pt" style:font-size-asian="12pt" style:font-size-complex="12pt"/>
    </style:style>
    <style:style style:name="T40_46" style:family="text">
      <style:text-properties fo:background-color="#ffffff" fo:font-size="12pt" style:font-size-asian="12pt" style:font-size-complex="12pt"/>
    </style:style>
    <style:style style:name="T40_47" style:family="text">
      <style:text-properties fo:background-color="#ffffff" fo:font-size="12pt" style:font-size-asian="12pt" style:font-size-complex="12pt"/>
    </style:style>
    <style:style style:name="T40_48" style:family="text">
      <style:text-properties fo:background-color="#ffffff" fo:font-size="12pt" style:font-size-asian="12pt" style:font-size-complex="12pt"/>
    </style:style>
    <style:style style:name="T40_49" style:family="text">
      <style:text-properties fo:background-color="#ffffff" fo:font-size="12pt" style:font-size-asian="12pt" style:font-size-complex="12pt"/>
    </style:style>
    <style:style style:name="T40_50" style:family="text">
      <style:text-properties fo:background-color="#ffffff" fo:font-size="12pt" style:font-size-asian="12pt" style:font-size-complex="12pt"/>
    </style:style>
    <style:style style:name="T40_51" style:family="text">
      <style:text-properties fo:background-color="#ffffff" fo:font-size="12pt" style:font-size-asian="12pt" style:font-size-complex="12pt"/>
    </style:style>
    <style:style style:name="T40_52" style:family="text">
      <style:text-properties fo:background-color="#ffffff" fo:font-size="12pt" style:font-size-asian="12pt" style:font-size-complex="12pt"/>
    </style:style>
    <style:style style:name="T40_53" style:family="text">
      <style:text-properties fo:background-color="#ffffff" fo:font-size="12pt" style:font-size-asian="12pt" style:font-size-complex="12pt"/>
    </style:style>
    <style:style style:name="T40_54" style:family="text">
      <style:text-properties fo:background-color="#ffffff" fo:font-size="12pt" style:font-size-asian="12pt" style:font-size-complex="12pt"/>
    </style:style>
    <style:style style:name="T40_55" style:family="text">
      <style:text-properties fo:background-color="#ffffff" fo:font-size="12pt" style:font-size-asian="12pt" style:font-size-complex="12pt"/>
    </style:style>
    <style:style style:name="T40_56" style:family="text">
      <style:text-properties fo:background-color="#ffffff" fo:font-size="12pt" style:font-size-asian="12pt" style:font-size-complex="12pt"/>
    </style:style>
    <style:style style:name="T40_57" style:family="text">
      <style:text-properties fo:background-color="#ffffff" fo:font-size="12pt" style:font-size-asian="12pt" style:font-size-complex="12pt"/>
    </style:style>
    <style:style style:name="T40_58" style:family="text">
      <style:text-properties fo:background-color="#ffffff" fo:font-size="12pt" style:font-size-asian="12pt" style:font-size-complex="12pt"/>
    </style:style>
    <style:style style:name="T40_59" style:family="text">
      <style:text-properties fo:background-color="#ffffff" fo:font-size="12pt" style:font-size-asian="12pt" style:font-size-complex="12pt"/>
    </style:style>
    <style:style style:name="T40_60" style:family="text">
      <style:text-properties fo:background-color="#ffffff" fo:font-size="12pt" style:font-size-asian="12pt" style:font-size-complex="12pt"/>
    </style:style>
    <style:style style:name="T40_61" style:family="text">
      <style:text-properties fo:background-color="#ffffff" fo:font-size="12pt" style:font-size-asian="12pt" style:font-size-complex="12pt"/>
    </style:style>
    <style:style style:name="T40_62" style:family="text">
      <style:text-properties fo:background-color="#ffffff" fo:font-size="12pt" style:font-size-asian="12pt" style:font-size-complex="12pt"/>
    </style:style>
    <style:style style:name="T40_63" style:family="text">
      <style:text-properties fo:background-color="#ffffff" fo:font-size="12pt" style:font-size-asian="12pt" style:font-size-complex="12pt"/>
    </style:style>
    <style:style style:name="T40_64" style:family="text">
      <style:text-properties fo:background-color="#ffffff" fo:font-size="12pt" style:font-size-asian="12pt" style:font-size-complex="12pt"/>
    </style:style>
    <style:style style:name="T40_65" style:family="text">
      <style:text-properties fo:background-color="#ffffff" fo:font-size="12pt" style:font-size-asian="12pt" style:font-size-complex="12pt"/>
    </style:style>
    <style:style style:name="T40_66" style:family="text">
      <style:text-properties fo:background-color="#ffffff" fo:font-size="12pt" style:font-size-asian="12pt" style:font-size-complex="12pt"/>
    </style:style>
    <style:style style:name="T40_67" style:family="text">
      <style:text-properties fo:background-color="#ffffff" fo:font-size="12pt" style:font-size-asian="12pt" style:font-size-complex="12pt"/>
    </style:style>
    <style:style style:name="T40_68" style:family="text">
      <style:text-properties fo:background-color="#ffffff" fo:font-size="12pt" style:font-size-asian="12pt" style:font-size-complex="12pt"/>
    </style:style>
    <style:style style:name="T40_69" style:family="text">
      <style:text-properties fo:background-color="#ffffff" fo:font-size="12pt" style:font-size-asian="12pt" style:font-size-complex="12pt"/>
    </style:style>
    <style:style style:name="T40_70" style:family="text">
      <style:text-properties fo:background-color="#ffffff" fo:font-size="12pt" style:font-size-asian="12pt" style:font-size-complex="12pt"/>
    </style:style>
    <style:style style:name="T40_71" style:family="text">
      <style:text-properties fo:background-color="#ffffff" fo:font-size="12pt" style:font-size-asian="12pt" style:font-size-complex="12pt"/>
    </style:style>
    <style:style style:name="T40_72" style:family="text">
      <style:text-properties fo:background-color="#ffffff" fo:font-size="12pt" style:font-size-asian="12pt" style:font-size-complex="12pt"/>
    </style:style>
    <style:style style:name="T40_73" style:family="text">
      <style:text-properties fo:background-color="#ffffff" fo:font-size="12pt" style:font-size-asian="12pt" style:font-size-complex="12pt"/>
    </style:style>
    <style:style style:name="T40_74" style:family="text">
      <style:text-properties fo:background-color="#ffffff" fo:font-size="12pt" style:font-size-asian="12pt" style:font-size-complex="12pt"/>
    </style:style>
    <style:style style:name="T40_75" style:family="text">
      <style:text-properties fo:background-color="#ffffff" fo:font-size="12pt" style:font-size-asian="12pt" style:font-size-complex="12pt"/>
    </style:style>
    <style:style style:name="T40_76" style:family="text">
      <style:text-properties fo:background-color="#ffffff" fo:font-size="12pt" style:font-size-asian="12pt" style:font-size-complex="12pt"/>
    </style:style>
    <style:style style:name="T40_77" style:family="text">
      <style:text-properties fo:background-color="#ffffff" fo:font-size="12pt" style:font-size-asian="12pt" style:font-size-complex="12pt"/>
    </style:style>
    <style:style style:name="T40_78" style:family="text">
      <style:text-properties fo:background-color="#ffffff" fo:font-size="12pt" style:font-size-asian="12pt" style:font-size-complex="12pt"/>
    </style:style>
    <style:style style:name="T40_79" style:family="text">
      <style:text-properties fo:background-color="#ffffff" fo:font-size="12pt" style:font-size-asian="12pt" style:font-size-complex="12pt"/>
    </style:style>
    <style:style style:name="T40_80" style:family="text">
      <style:text-properties fo:background-color="#ffffff" fo:font-size="12pt" style:font-size-asian="12pt" style:font-size-complex="12pt"/>
    </style:style>
    <style:style style:name="T40_81" style:family="text">
      <style:text-properties fo:background-color="#ffffff" fo:font-size="12pt" style:font-size-asian="12pt" style:font-size-complex="12pt"/>
    </style:style>
    <style:style style:name="T40_82" style:family="text">
      <style:text-properties fo:background-color="#ffffff" fo:font-size="12pt" style:font-size-asian="12pt" style:font-size-complex="12pt"/>
    </style:style>
    <style:style style:name="T40_83" style:family="text">
      <style:text-properties fo:background-color="#ffffff" fo:font-size="12pt" style:font-size-asian="12pt" style:font-size-complex="12pt"/>
    </style:style>
    <style:style style:name="T40_84" style:family="text">
      <style:text-properties fo:background-color="#ffffff" fo:font-size="12pt" style:font-size-asian="12pt" style:font-size-complex="12pt"/>
    </style:style>
    <style:style style:name="T40_85" style:family="text">
      <style:text-properties fo:background-color="#ffffff" fo:font-size="12pt" style:font-size-asian="12pt" style:font-size-complex="12pt"/>
    </style:style>
    <style:style style:name="T40_86" style:family="text">
      <style:text-properties fo:background-color="#ffffff" fo:font-size="12pt" style:font-size-asian="12pt" style:font-size-complex="12pt"/>
    </style:style>
    <style:style style:name="T40_87" style:family="text">
      <style:text-properties fo:background-color="#ffffff" fo:font-size="12pt" style:font-size-asian="12pt" style:font-size-complex="12pt"/>
    </style:style>
    <style:style style:name="T40_88" style:family="text">
      <style:text-properties fo:background-color="#ffffff" fo:font-size="12pt" style:font-size-asian="12pt" style:font-size-complex="12pt"/>
    </style:style>
    <style:style style:name="T40_89" style:family="text">
      <style:text-properties fo:background-color="#ffffff" fo:font-size="12pt" style:font-size-asian="12pt" style:font-size-complex="12pt"/>
    </style:style>
    <style:style style:name="T40_90" style:family="text">
      <style:text-properties fo:background-color="#ffffff" fo:font-size="12pt" style:font-size-asian="12pt" style:font-size-complex="12pt"/>
    </style:style>
    <style:style style:name="T40_91" style:family="text">
      <style:text-properties fo:background-color="#ffffff" fo:font-size="12pt" style:font-size-asian="12pt" style:font-size-complex="12pt"/>
    </style:style>
    <style:style style:name="T40_92" style:family="text">
      <style:text-properties fo:background-color="#ffffff" fo:font-size="12pt" style:font-size-asian="12pt" style:font-size-complex="12pt"/>
    </style:style>
    <style:style style:name="T40_93" style:family="text">
      <style:text-properties fo:background-color="#ffffff" fo:font-size="12pt" style:font-size-asian="12pt" style:font-size-complex="12pt"/>
    </style:style>
    <style:style style:name="T40_94" style:family="text">
      <style:text-properties fo:background-color="#ffffff" fo:font-size="12pt" style:font-size-asian="12pt" style:font-size-complex="12pt"/>
    </style:style>
    <style:style style:name="P41" style:family="paragraph" style:parent-style-name="Heading_20_3">
      <style:paragraph-properties fo:break-before="auto" fo:line-height="111%" style:writing-mode="lr-tb"/>
    </style:style>
    <style:style style:name="T41_1" style:family="text">
      <style:text-properties fo:background-color="#ffffff" fo:color="#000000" style:font-name="Arial" style:font-name-asian="Arial" style:font-name-complex="Arial"/>
    </style:style>
    <style:style style:name="T41_2" style:family="text">
      <style:text-properties fo:background-color="#ffffff" fo:color="#000000" style:font-name="Arial" style:font-name-asian="Arial" style:font-name-complex="Arial"/>
    </style:style>
    <style:style style:name="T41_3" style:family="text">
      <style:text-properties fo:background-color="#ffffff" fo:color="#000000" style:font-name="Arial" style:font-name-asian="Arial" style:font-name-complex="Arial"/>
    </style:style>
    <style:style style:name="P42" style:family="paragraph" style:parent-style-name="Standard">
      <style:paragraph-properties fo:break-before="auto" fo:line-height="131%" fo:margin-top="0.141cm" fo:margin-bottom="0.212cm" style:writing-mode="lr-tb"/>
    </style:style>
    <style:style style:name="T42_1" style:family="text">
      <style:text-properties fo:background-color="#ffffff" fo:font-size="12pt" style:font-size-asian="12pt" style:font-size-complex="12pt"/>
    </style:style>
    <style:style style:name="T42_2" style:family="text">
      <style:text-properties fo:background-color="#ffffff" fo:font-size="12pt" style:font-size-asian="12pt" style:font-size-complex="12pt"/>
    </style:style>
    <style:style style:name="T42_3" style:family="text">
      <style:text-properties fo:background-color="#ffffff" fo:font-size="12pt" style:font-size-asian="12pt" style:font-size-complex="12pt"/>
    </style:style>
    <style:style style:name="T42_4" style:family="text">
      <style:text-properties fo:background-color="#ffffff" fo:font-size="12pt" style:font-size-asian="12pt" style:font-size-complex="12pt"/>
    </style:style>
    <style:style style:name="T42_5" style:family="text">
      <style:text-properties fo:background-color="#ffffff" fo:font-size="12pt" style:font-size-asian="12pt" style:font-size-complex="12pt"/>
    </style:style>
    <style:style style:name="T42_6" style:family="text">
      <style:text-properties fo:background-color="#ffffff" fo:font-size="12pt" style:font-size-asian="12pt" style:font-size-complex="12pt"/>
    </style:style>
    <style:style style:name="T42_7" style:family="text">
      <style:text-properties fo:background-color="#ffffff" fo:font-size="12pt" style:font-size-asian="12pt" style:font-size-complex="12pt"/>
    </style:style>
    <style:style style:name="T42_8" style:family="text">
      <style:text-properties fo:background-color="#ffffff" fo:font-size="12pt" style:font-size-asian="12pt" style:font-size-complex="12pt"/>
    </style:style>
    <style:style style:name="T42_9" style:family="text">
      <style:text-properties fo:background-color="#ffffff" fo:font-size="12pt" style:font-size-asian="12pt" style:font-size-complex="12pt"/>
    </style:style>
    <style:style style:name="T42_10" style:family="text">
      <style:text-properties fo:background-color="#ffffff" fo:font-size="12pt" style:font-size-asian="12pt" style:font-size-complex="12pt"/>
    </style:style>
    <style:style style:name="T42_11" style:family="text">
      <style:text-properties fo:background-color="#ffffff" fo:font-size="12pt" style:font-size-asian="12pt" style:font-size-complex="12pt"/>
    </style:style>
    <style:style style:name="T42_12" style:family="text">
      <style:text-properties fo:background-color="#ffffff" fo:font-size="12pt" style:font-size-asian="12pt" style:font-size-complex="12pt"/>
    </style:style>
    <style:style style:name="T42_13" style:family="text">
      <style:text-properties fo:background-color="#ffffff" fo:font-size="12pt" style:font-size-asian="12pt" style:font-size-complex="12pt"/>
    </style:style>
    <style:style style:name="T42_14" style:family="text">
      <style:text-properties fo:background-color="#ffffff" fo:font-size="12pt" style:font-size-asian="12pt" style:font-size-complex="12pt"/>
    </style:style>
    <style:style style:name="T42_15" style:family="text">
      <style:text-properties fo:background-color="#ffffff" fo:font-size="12pt" style:font-size-asian="12pt" style:font-size-complex="12pt"/>
    </style:style>
    <style:style style:name="T42_16" style:family="text">
      <style:text-properties fo:background-color="#ffffff" fo:font-size="12pt" style:font-size-asian="12pt" style:font-size-complex="12pt"/>
    </style:style>
    <style:style style:name="T42_17" style:family="text">
      <style:text-properties fo:background-color="#ffffff" fo:font-size="12pt" style:font-size-asian="12pt" style:font-size-complex="12pt"/>
    </style:style>
    <style:style style:name="T42_18" style:family="text">
      <style:text-properties fo:background-color="#ffffff" fo:font-size="12pt" style:font-size-asian="12pt" style:font-size-complex="12pt"/>
    </style:style>
    <style:style style:name="T42_19" style:family="text">
      <style:text-properties fo:background-color="#ffffff" fo:font-size="12pt" style:font-size-asian="12pt" style:font-size-complex="12pt"/>
    </style:style>
    <style:style style:name="T42_20" style:family="text">
      <style:text-properties fo:background-color="#ffffff" fo:font-size="12pt" style:font-size-asian="12pt" style:font-size-complex="12pt"/>
    </style:style>
    <style:style style:name="T42_21" style:family="text">
      <style:text-properties fo:background-color="#ffffff" fo:font-size="12pt" style:font-size-asian="12pt" style:font-size-complex="12pt"/>
    </style:style>
    <style:style style:name="T42_22" style:family="text">
      <style:text-properties fo:background-color="#ffffff" fo:font-size="12pt" style:font-size-asian="12pt" style:font-size-complex="12pt"/>
    </style:style>
    <style:style style:name="T42_23" style:family="text">
      <style:text-properties fo:background-color="#ffffff" fo:font-size="12pt" style:font-size-asian="12pt" style:font-size-complex="12pt"/>
    </style:style>
    <style:style style:name="T42_24" style:family="text">
      <style:text-properties fo:background-color="#ffffff" fo:font-size="12pt" style:font-size-asian="12pt" style:font-size-complex="12pt"/>
    </style:style>
    <style:style style:name="T42_25" style:family="text">
      <style:text-properties fo:background-color="#ffffff" fo:font-size="12pt" style:font-size-asian="12pt" style:font-size-complex="12pt"/>
    </style:style>
    <style:style style:name="T42_26" style:family="text">
      <style:text-properties fo:background-color="#ffffff" fo:font-size="12pt" style:font-size-asian="12pt" style:font-size-complex="12pt"/>
    </style:style>
    <style:style style:name="T42_27" style:family="text">
      <style:text-properties fo:background-color="#ffffff" fo:font-size="12pt" style:font-size-asian="12pt" style:font-size-complex="12pt"/>
    </style:style>
    <style:style style:name="T42_28" style:family="text">
      <style:text-properties fo:background-color="#ffffff" fo:font-size="12pt" style:font-size-asian="12pt" style:font-size-complex="12pt"/>
    </style:style>
    <style:style style:name="T42_29" style:family="text">
      <style:text-properties fo:background-color="#ffffff" fo:font-size="12pt" style:font-size-asian="12pt" style:font-size-complex="12pt"/>
    </style:style>
    <style:style style:name="T42_30" style:family="text">
      <style:text-properties fo:background-color="#ffffff" fo:font-size="12pt" style:font-size-asian="12pt" style:font-size-complex="12pt"/>
    </style:style>
    <style:style style:name="T42_31" style:family="text">
      <style:text-properties fo:background-color="#ffffff" fo:font-size="12pt" style:font-size-asian="12pt" style:font-size-complex="12pt"/>
    </style:style>
    <style:style style:name="T42_32" style:family="text">
      <style:text-properties fo:background-color="#ffffff" fo:font-size="12pt" style:font-size-asian="12pt" style:font-size-complex="12pt"/>
    </style:style>
    <style:style style:name="T42_33" style:family="text">
      <style:text-properties fo:background-color="#ffffff" fo:font-size="12pt" style:font-size-asian="12pt" style:font-size-complex="12pt"/>
    </style:style>
    <style:style style:name="T42_34" style:family="text">
      <style:text-properties fo:background-color="#ffffff" fo:font-size="12pt" style:font-size-asian="12pt" style:font-size-complex="12pt"/>
    </style:style>
    <style:style style:name="T42_35" style:family="text">
      <style:text-properties fo:background-color="#ffffff" fo:font-size="12pt" style:font-size-asian="12pt" style:font-size-complex="12pt"/>
    </style:style>
    <style:style style:name="T42_36" style:family="text">
      <style:text-properties fo:background-color="#ffffff" fo:font-size="12pt" style:font-size-asian="12pt" style:font-size-complex="12pt"/>
    </style:style>
    <style:style style:name="T42_37" style:family="text">
      <style:text-properties fo:background-color="#ffffff" fo:font-size="12pt" style:font-size-asian="12pt" style:font-size-complex="12pt"/>
    </style:style>
    <style:style style:name="T42_38" style:family="text">
      <style:text-properties fo:background-color="#ffffff" fo:font-size="12pt" style:font-size-asian="12pt" style:font-size-complex="12pt"/>
    </style:style>
    <style:style style:name="T42_39" style:family="text">
      <style:text-properties fo:background-color="#ffffff" fo:font-size="12pt" style:font-size-asian="12pt" style:font-size-complex="12pt"/>
    </style:style>
    <style:style style:name="T42_40" style:family="text">
      <style:text-properties fo:background-color="#ffffff" fo:font-size="12pt" style:font-size-asian="12pt" style:font-size-complex="12pt"/>
    </style:style>
    <style:style style:name="T42_41" style:family="text">
      <style:text-properties fo:background-color="#ffffff" fo:font-size="12pt" style:font-size-asian="12pt" style:font-size-complex="12pt"/>
    </style:style>
    <style:style style:name="T42_42" style:family="text">
      <style:text-properties fo:background-color="#ffffff" fo:font-size="12pt" style:font-size-asian="12pt" style:font-size-complex="12pt"/>
    </style:style>
    <style:style style:name="T42_43" style:family="text">
      <style:text-properties fo:background-color="#ffffff" fo:font-size="12pt" style:font-size-asian="12pt" style:font-size-complex="12pt"/>
    </style:style>
    <style:style style:name="T42_44" style:family="text">
      <style:text-properties fo:background-color="#ffffff" fo:font-size="12pt" style:font-size-asian="12pt" style:font-size-complex="12pt"/>
    </style:style>
    <style:style style:name="T42_45" style:family="text">
      <style:text-properties fo:background-color="#ffffff" fo:font-size="12pt" style:font-size-asian="12pt" style:font-size-complex="12pt"/>
    </style:style>
    <style:style style:name="T42_46" style:family="text">
      <style:text-properties fo:background-color="#ffffff" fo:font-size="12pt" style:font-size-asian="12pt" style:font-size-complex="12pt"/>
    </style:style>
    <style:style style:name="T42_47" style:family="text">
      <style:text-properties fo:background-color="#ffffff" fo:font-size="12pt" style:font-size-asian="12pt" style:font-size-complex="12pt"/>
    </style:style>
    <style:style style:name="T42_48" style:family="text">
      <style:text-properties fo:background-color="#ffffff" fo:font-size="12pt" style:font-size-asian="12pt" style:font-size-complex="12pt"/>
    </style:style>
    <style:style style:name="T42_49" style:family="text">
      <style:text-properties fo:background-color="#ffffff" fo:font-size="12pt" style:font-size-asian="12pt" style:font-size-complex="12pt"/>
    </style:style>
    <style:style style:name="T42_50" style:family="text">
      <style:text-properties fo:background-color="#ffffff" fo:font-size="12pt" style:font-size-asian="12pt" style:font-size-complex="12pt"/>
    </style:style>
    <style:style style:name="T42_51" style:family="text">
      <style:text-properties fo:background-color="#ffffff" fo:font-size="12pt" style:font-size-asian="12pt" style:font-size-complex="12pt"/>
    </style:style>
    <style:style style:name="T42_52" style:family="text">
      <style:text-properties fo:background-color="#ffffff" fo:font-size="12pt" style:font-size-asian="12pt" style:font-size-complex="12pt"/>
    </style:style>
    <style:style style:name="T42_53" style:family="text">
      <style:text-properties fo:background-color="#ffffff" fo:font-size="12pt" style:font-size-asian="12pt" style:font-size-complex="12pt"/>
    </style:style>
    <style:style style:name="T42_54" style:family="text">
      <style:text-properties fo:background-color="#ffffff" fo:font-size="12pt" style:font-size-asian="12pt" style:font-size-complex="12pt"/>
    </style:style>
    <style:style style:name="T42_55" style:family="text">
      <style:text-properties fo:background-color="#ffffff" fo:font-size="12pt" style:font-size-asian="12pt" style:font-size-complex="12pt"/>
    </style:style>
    <style:style style:name="T42_56" style:family="text">
      <style:text-properties fo:background-color="#ffffff" fo:font-size="12pt" style:font-size-asian="12pt" style:font-size-complex="12pt"/>
    </style:style>
    <style:style style:name="T42_57" style:family="text">
      <style:text-properties fo:background-color="#ffffff" fo:font-size="12pt" style:font-size-asian="12pt" style:font-size-complex="12pt"/>
    </style:style>
    <style:style style:name="T42_58" style:family="text">
      <style:text-properties fo:background-color="#ffffff" fo:font-size="12pt" style:font-size-asian="12pt" style:font-size-complex="12pt"/>
    </style:style>
    <style:style style:name="P43" style:family="paragraph" style:parent-style-name="Heading_20_3">
      <style:paragraph-properties fo:break-before="auto" fo:line-height="111%" style:writing-mode="lr-tb"/>
    </style:style>
    <style:style style:name="T43_1" style:family="text">
      <style:text-properties fo:background-color="#ffffff" fo:color="#000000" style:font-name="Arial" style:font-name-asian="Arial" style:font-name-complex="Arial"/>
    </style:style>
    <style:style style:name="P44" style:family="paragraph" style:parent-style-name="Standard">
      <style:paragraph-properties fo:break-before="auto" fo:line-height="131%" fo:margin-top="0.141cm" fo:margin-bottom="0.212cm" style:writing-mode="lr-tb"/>
    </style:style>
    <style:style style:name="T44_1" style:family="text">
      <style:text-properties fo:background-color="#ffffff" fo:font-size="12pt" style:font-size-asian="12pt" style:font-size-complex="12pt"/>
    </style:style>
    <style:style style:name="T44_2" style:family="text">
      <style:text-properties fo:background-color="#ffffff" fo:font-size="12pt" style:font-size-asian="12pt" style:font-size-complex="12pt"/>
    </style:style>
    <style:style style:name="T44_3" style:family="text">
      <style:text-properties fo:background-color="#ffffff" fo:font-size="12pt" style:font-size-asian="12pt" style:font-size-complex="12pt"/>
    </style:style>
    <style:style style:name="T44_4" style:family="text">
      <style:text-properties fo:background-color="#ffffff" fo:font-size="12pt" style:font-size-asian="12pt" style:font-size-complex="12pt"/>
    </style:style>
    <style:style style:name="T44_5" style:family="text">
      <style:text-properties fo:background-color="#ffffff" fo:font-size="12pt" style:font-size-asian="12pt" style:font-size-complex="12pt"/>
    </style:style>
    <style:style style:name="T44_6" style:family="text">
      <style:text-properties fo:background-color="#ffffff" fo:font-size="12pt" style:font-size-asian="12pt" style:font-size-complex="12pt"/>
    </style:style>
    <style:style style:name="T44_7" style:family="text">
      <style:text-properties fo:background-color="#ffffff" fo:font-size="12pt" style:font-size-asian="12pt" style:font-size-complex="12pt"/>
    </style:style>
    <style:style style:name="T44_8" style:family="text">
      <style:text-properties fo:background-color="#ffffff" fo:font-size="12pt" style:font-size-asian="12pt" style:font-size-complex="12pt"/>
    </style:style>
    <style:style style:name="T44_9" style:family="text">
      <style:text-properties fo:background-color="#ffffff" fo:font-size="12pt" style:font-size-asian="12pt" style:font-size-complex="12pt"/>
    </style:style>
    <style:style style:name="T44_10" style:family="text">
      <style:text-properties fo:background-color="#ffffff" fo:font-size="12pt" style:font-size-asian="12pt" style:font-size-complex="12pt"/>
    </style:style>
    <style:style style:name="T44_11" style:family="text">
      <style:text-properties fo:background-color="#ffffff" fo:font-size="12pt" style:font-size-asian="12pt" style:font-size-complex="12pt"/>
    </style:style>
    <style:style style:name="T44_12" style:family="text">
      <style:text-properties fo:background-color="#ffffff" fo:font-size="12pt" style:font-size-asian="12pt" style:font-size-complex="12pt"/>
    </style:style>
    <style:style style:name="T44_13" style:family="text">
      <style:text-properties fo:background-color="#ffffff" fo:font-size="12pt" style:font-size-asian="12pt" style:font-size-complex="12pt"/>
    </style:style>
    <style:style style:name="T44_14" style:family="text">
      <style:text-properties fo:background-color="#ffffff" fo:font-size="12pt" style:font-size-asian="12pt" style:font-size-complex="12pt"/>
    </style:style>
    <style:style style:name="T44_15" style:family="text">
      <style:text-properties fo:background-color="#ffffff" fo:font-size="12pt" style:font-size-asian="12pt" style:font-size-complex="12pt"/>
    </style:style>
    <style:style style:name="T44_16" style:family="text">
      <style:text-properties fo:background-color="#ffffff" fo:font-size="12pt" style:font-size-asian="12pt" style:font-size-complex="12pt"/>
    </style:style>
    <style:style style:name="T44_17" style:family="text">
      <style:text-properties fo:background-color="#ffffff" fo:font-size="12pt" style:font-size-asian="12pt" style:font-size-complex="12pt"/>
    </style:style>
    <style:style style:name="T44_18" style:family="text">
      <style:text-properties fo:background-color="#ffffff" fo:font-size="12pt" style:font-size-asian="12pt" style:font-size-complex="12pt"/>
    </style:style>
    <style:style style:name="T44_19" style:family="text">
      <style:text-properties fo:background-color="#ffffff" fo:font-size="12pt" style:font-size-asian="12pt" style:font-size-complex="12pt"/>
    </style:style>
    <style:style style:name="T44_20" style:family="text">
      <style:text-properties fo:background-color="#ffffff" fo:font-size="12pt" style:font-size-asian="12pt" style:font-size-complex="12pt"/>
    </style:style>
    <style:style style:name="T44_21" style:family="text">
      <style:text-properties fo:background-color="#ffffff" fo:font-size="12pt" style:font-size-asian="12pt" style:font-size-complex="12pt"/>
    </style:style>
    <style:style style:name="T44_22" style:family="text">
      <style:text-properties fo:background-color="#ffffff" fo:font-size="12pt" style:font-size-asian="12pt" style:font-size-complex="12pt"/>
    </style:style>
    <style:style style:name="T44_23" style:family="text">
      <style:text-properties fo:background-color="#ffffff" fo:font-size="12pt" style:font-size-asian="12pt" style:font-size-complex="12pt"/>
    </style:style>
    <style:style style:name="T44_24" style:family="text">
      <style:text-properties fo:background-color="#ffffff" fo:font-size="12pt" style:font-size-asian="12pt" style:font-size-complex="12pt"/>
    </style:style>
    <style:style style:name="T44_25" style:family="text">
      <style:text-properties fo:background-color="#ffffff" fo:font-size="12pt" style:font-size-asian="12pt" style:font-size-complex="12pt"/>
    </style:style>
    <style:style style:name="T44_26" style:family="text">
      <style:text-properties fo:background-color="#ffffff" fo:font-size="12pt" style:font-size-asian="12pt" style:font-size-complex="12pt"/>
    </style:style>
    <style:style style:name="T44_27" style:family="text">
      <style:text-properties fo:background-color="#ffffff" fo:font-size="12pt" style:font-size-asian="12pt" style:font-size-complex="12pt"/>
    </style:style>
    <style:style style:name="T44_28" style:family="text">
      <style:text-properties fo:background-color="#ffffff" fo:font-size="12pt" style:font-size-asian="12pt" style:font-size-complex="12pt"/>
    </style:style>
    <style:style style:name="T44_29" style:family="text">
      <style:text-properties fo:background-color="#ffffff" fo:font-size="12pt" style:font-size-asian="12pt" style:font-size-complex="12pt"/>
    </style:style>
    <style:style style:name="T44_30" style:family="text">
      <style:text-properties fo:background-color="#ffffff" fo:font-size="12pt" style:font-size-asian="12pt" style:font-size-complex="12pt"/>
    </style:style>
    <style:style style:name="T44_31" style:family="text">
      <style:text-properties fo:background-color="#ffffff" fo:font-size="12pt" style:font-size-asian="12pt" style:font-size-complex="12pt"/>
    </style:style>
    <style:style style:name="T44_32" style:family="text">
      <style:text-properties fo:background-color="#ffffff" fo:font-size="12pt" style:font-size-asian="12pt" style:font-size-complex="12pt"/>
    </style:style>
    <style:style style:name="T44_33" style:family="text">
      <style:text-properties fo:background-color="#ffffff" fo:font-size="12pt" style:font-size-asian="12pt" style:font-size-complex="12pt"/>
    </style:style>
    <style:style style:name="T44_34" style:family="text">
      <style:text-properties fo:background-color="#ffffff" fo:font-size="12pt" style:font-size-asian="12pt" style:font-size-complex="12pt"/>
    </style:style>
    <style:style style:name="T44_35" style:family="text">
      <style:text-properties fo:background-color="#ffffff" fo:font-size="12pt" style:font-size-asian="12pt" style:font-size-complex="12pt"/>
    </style:style>
    <style:style style:name="T44_36" style:family="text">
      <style:text-properties fo:background-color="#ffffff" fo:font-size="12pt" style:font-size-asian="12pt" style:font-size-complex="12pt"/>
    </style:style>
    <style:style style:name="T44_37" style:family="text">
      <style:text-properties fo:background-color="#ffffff" fo:font-size="12pt" style:font-size-asian="12pt" style:font-size-complex="12pt"/>
    </style:style>
    <style:style style:name="T44_38" style:family="text">
      <style:text-properties fo:background-color="#ffffff" fo:font-size="12pt" style:font-size-asian="12pt" style:font-size-complex="12pt"/>
    </style:style>
    <style:style style:name="T44_39" style:family="text">
      <style:text-properties fo:background-color="#ffffff" fo:font-size="12pt" style:font-size-asian="12pt" style:font-size-complex="12pt"/>
    </style:style>
    <style:style style:name="T44_40" style:family="text">
      <style:text-properties fo:background-color="#ffffff" fo:font-size="12pt" style:font-size-asian="12pt" style:font-size-complex="12pt"/>
    </style:style>
    <style:style style:name="T44_41" style:family="text">
      <style:text-properties fo:background-color="#ffffff" fo:font-size="12pt" style:font-size-asian="12pt" style:font-size-complex="12pt"/>
    </style:style>
    <style:style style:name="T44_42" style:family="text">
      <style:text-properties fo:background-color="#ffffff" fo:font-size="12pt" style:font-size-asian="12pt" style:font-size-complex="12pt"/>
    </style:style>
    <style:style style:name="T44_43" style:family="text">
      <style:text-properties fo:background-color="#ffffff" fo:font-size="12pt" style:font-size-asian="12pt" style:font-size-complex="12pt"/>
    </style:style>
    <style:style style:name="T44_44" style:family="text">
      <style:text-properties fo:background-color="#ffffff" fo:font-size="12pt" style:font-size-asian="12pt" style:font-size-complex="12pt"/>
    </style:style>
    <style:style style:name="T44_45" style:family="text">
      <style:text-properties fo:background-color="#ffffff" fo:font-size="12pt" style:font-size-asian="12pt" style:font-size-complex="12pt"/>
    </style:style>
    <style:style style:name="T44_46" style:family="text">
      <style:text-properties fo:background-color="#ffffff" fo:font-size="12pt" style:font-size-asian="12pt" style:font-size-complex="12pt"/>
    </style:style>
    <style:style style:name="T44_47" style:family="text">
      <style:text-properties fo:background-color="#ffffff" fo:font-size="12pt" style:font-size-asian="12pt" style:font-size-complex="12pt"/>
    </style:style>
    <style:style style:name="T44_48" style:family="text">
      <style:text-properties fo:background-color="#ffffff" fo:font-size="12pt" style:font-size-asian="12pt" style:font-size-complex="12pt"/>
    </style:style>
    <style:style style:name="T44_49" style:family="text">
      <style:text-properties fo:background-color="#ffffff" fo:font-size="12pt" style:font-size-asian="12pt" style:font-size-complex="12pt"/>
    </style:style>
    <style:style style:name="T44_50" style:family="text">
      <style:text-properties fo:background-color="#ffffff" fo:font-size="12pt" style:font-size-asian="12pt" style:font-size-complex="12pt"/>
    </style:style>
    <style:style style:name="T44_51" style:family="text">
      <style:text-properties fo:background-color="#ffffff" fo:font-size="12pt" style:font-size-asian="12pt" style:font-size-complex="12pt"/>
    </style:style>
    <style:style style:name="T44_52" style:family="text">
      <style:text-properties fo:background-color="#ffffff" fo:font-size="12pt" style:font-size-asian="12pt" style:font-size-complex="12pt"/>
    </style:style>
    <style:style style:name="T44_53" style:family="text">
      <style:text-properties fo:background-color="#ffffff" fo:font-size="12pt" style:font-size-asian="12pt" style:font-size-complex="12pt"/>
    </style:style>
    <style:style style:name="T44_54" style:family="text">
      <style:text-properties fo:background-color="#ffffff" fo:font-size="12pt" style:font-size-asian="12pt" style:font-size-complex="12pt"/>
    </style:style>
    <style:style style:name="T44_55" style:family="text">
      <style:text-properties fo:background-color="#ffffff" fo:font-size="12pt" style:font-size-asian="12pt" style:font-size-complex="12pt"/>
    </style:style>
    <style:style style:name="T44_56" style:family="text">
      <style:text-properties fo:background-color="#ffffff" fo:font-size="12pt" style:font-size-asian="12pt" style:font-size-complex="12pt"/>
    </style:style>
    <style:style style:name="T44_57" style:family="text">
      <style:text-properties fo:background-color="#ffffff" fo:font-size="12pt" style:font-size-asian="12pt" style:font-size-complex="12pt"/>
    </style:style>
    <style:style style:name="T44_58" style:family="text">
      <style:text-properties fo:background-color="#ffffff" fo:font-size="12pt" style:font-size-asian="12pt" style:font-size-complex="12pt"/>
    </style:style>
    <style:style style:name="T44_59" style:family="text">
      <style:text-properties fo:background-color="#ffffff" fo:font-size="12pt" style:font-size-asian="12pt" style:font-size-complex="12pt"/>
    </style:style>
    <style:style style:name="T44_60" style:family="text">
      <style:text-properties fo:background-color="#ffffff" fo:font-size="12pt" style:font-size-asian="12pt" style:font-size-complex="12pt"/>
    </style:style>
    <style:style style:name="T44_61" style:family="text">
      <style:text-properties fo:background-color="#ffffff" fo:font-size="12pt" style:font-size-asian="12pt" style:font-size-complex="12pt"/>
    </style:style>
    <style:style style:name="T44_62" style:family="text">
      <style:text-properties fo:background-color="#ffffff" fo:font-size="12pt" style:font-size-asian="12pt" style:font-size-complex="12pt"/>
    </style:style>
    <style:style style:name="T44_63" style:family="text">
      <style:text-properties fo:background-color="#ffffff" fo:font-size="12pt" style:font-size-asian="12pt" style:font-size-complex="12pt"/>
    </style:style>
    <style:style style:name="T44_64" style:family="text">
      <style:text-properties fo:background-color="#ffffff" fo:font-size="12pt" style:font-size-asian="12pt" style:font-size-complex="12pt"/>
    </style:style>
    <style:style style:name="T44_65" style:family="text">
      <style:text-properties fo:background-color="#ffffff" fo:font-size="12pt" style:font-size-asian="12pt" style:font-size-complex="12pt"/>
    </style:style>
    <style:style style:name="T44_66" style:family="text">
      <style:text-properties fo:background-color="#ffffff" fo:font-size="12pt" style:font-size-asian="12pt" style:font-size-complex="12pt"/>
    </style:style>
    <style:style style:name="T44_67" style:family="text">
      <style:text-properties fo:background-color="#ffffff" fo:font-size="12pt" style:font-size-asian="12pt" style:font-size-complex="12pt"/>
    </style:style>
    <style:style style:name="T44_68" style:family="text">
      <style:text-properties fo:background-color="#ffffff" fo:font-size="12pt" style:font-size-asian="12pt" style:font-size-complex="12pt"/>
    </style:style>
    <style:style style:name="T44_69" style:family="text">
      <style:text-properties fo:background-color="#ffffff" fo:font-size="12pt" style:font-size-asian="12pt" style:font-size-complex="12pt"/>
    </style:style>
    <style:style style:name="T44_70" style:family="text">
      <style:text-properties fo:background-color="#ffffff" fo:font-size="12pt" style:font-size-asian="12pt" style:font-size-complex="12pt"/>
    </style:style>
    <style:style style:name="T44_71" style:family="text">
      <style:text-properties fo:background-color="#ffffff" fo:font-size="12pt" style:font-size-asian="12pt" style:font-size-complex="12pt"/>
    </style:style>
    <style:style style:name="T44_72" style:family="text">
      <style:text-properties fo:background-color="#ffffff" fo:font-size="12pt" style:font-size-asian="12pt" style:font-size-complex="12pt"/>
    </style:style>
    <style:style style:name="T44_73" style:family="text">
      <style:text-properties fo:background-color="#ffffff" fo:font-size="12pt" style:font-size-asian="12pt" style:font-size-complex="12pt"/>
    </style:style>
    <style:style style:name="T44_74" style:family="text">
      <style:text-properties fo:background-color="#ffffff" fo:font-size="12pt" style:font-size-asian="12pt" style:font-size-complex="12pt"/>
    </style:style>
    <style:style style:name="T44_75" style:family="text">
      <style:text-properties fo:background-color="#ffffff" fo:font-size="12pt" style:font-size-asian="12pt" style:font-size-complex="12pt"/>
    </style:style>
    <style:style style:name="T44_76" style:family="text">
      <style:text-properties fo:background-color="#ffffff" fo:font-size="12pt" style:font-size-asian="12pt" style:font-size-complex="12pt"/>
    </style:style>
    <style:style style:name="T44_77" style:family="text">
      <style:text-properties fo:background-color="#ffffff" fo:font-size="12pt" style:font-size-asian="12pt" style:font-size-complex="12pt"/>
    </style:style>
    <style:style style:name="T44_78" style:family="text">
      <style:text-properties fo:background-color="#ffffff" fo:font-size="12pt" style:font-size-asian="12pt" style:font-size-complex="12pt"/>
    </style:style>
    <style:style style:name="T44_79" style:family="text">
      <style:text-properties fo:background-color="#ffffff" fo:font-size="12pt" style:font-size-asian="12pt" style:font-size-complex="12pt"/>
    </style:style>
    <style:style style:name="T44_80" style:family="text">
      <style:text-properties fo:background-color="#ffffff" fo:font-size="12pt" style:font-size-asian="12pt" style:font-size-complex="12pt"/>
    </style:style>
    <style:style style:name="T44_81" style:family="text">
      <style:text-properties fo:background-color="#ffffff" fo:font-size="12pt" style:font-size-asian="12pt" style:font-size-complex="12pt"/>
    </style:style>
    <style:style style:name="T44_82" style:family="text">
      <style:text-properties fo:background-color="#ffffff" fo:font-size="12pt" style:font-size-asian="12pt" style:font-size-complex="12pt"/>
    </style:style>
    <style:style style:name="T44_83" style:family="text">
      <style:text-properties fo:background-color="#ffffff" fo:font-size="12pt" style:font-size-asian="12pt" style:font-size-complex="12pt"/>
    </style:style>
    <style:style style:name="T44_84" style:family="text">
      <style:text-properties fo:background-color="#ffffff" fo:font-size="12pt" style:font-size-asian="12pt" style:font-size-complex="12pt"/>
    </style:style>
    <style:style style:name="T44_85" style:family="text">
      <style:text-properties fo:background-color="#ffffff" fo:font-size="12pt" style:font-size-asian="12pt" style:font-size-complex="12pt"/>
    </style:style>
    <style:style style:name="T44_86" style:family="text">
      <style:text-properties fo:background-color="#ffffff" fo:font-size="12pt" style:font-size-asian="12pt" style:font-size-complex="12pt"/>
    </style:style>
    <style:style style:name="T44_87" style:family="text">
      <style:text-properties fo:background-color="#ffffff" fo:font-size="12pt" style:font-size-asian="12pt" style:font-size-complex="12pt"/>
    </style:style>
    <style:style style:name="T44_88" style:family="text">
      <style:text-properties fo:background-color="#ffffff" fo:font-size="12pt" style:font-size-asian="12pt" style:font-size-complex="12pt"/>
    </style:style>
    <style:style style:name="T44_89" style:family="text">
      <style:text-properties fo:background-color="#ffffff" fo:font-size="12pt" style:font-size-asian="12pt" style:font-size-complex="12pt"/>
    </style:style>
    <style:style style:name="T44_90" style:family="text">
      <style:text-properties fo:background-color="#ffffff" fo:font-size="12pt" style:font-size-asian="12pt" style:font-size-complex="12pt"/>
    </style:style>
    <style:style style:name="T44_91" style:family="text">
      <style:text-properties fo:background-color="#ffffff" fo:font-size="12pt" style:font-size-asian="12pt" style:font-size-complex="12pt"/>
    </style:style>
    <style:style style:name="T44_92" style:family="text">
      <style:text-properties fo:background-color="#ffffff" fo:font-size="12pt" style:font-size-asian="12pt" style:font-size-complex="12pt"/>
    </style:style>
    <style:style style:name="T44_93" style:family="text">
      <style:text-properties fo:background-color="#ffffff" fo:font-size="12pt" style:font-size-asian="12pt" style:font-size-complex="12pt"/>
    </style:style>
    <style:style style:name="T44_94" style:family="text">
      <style:text-properties fo:background-color="#ffffff" fo:font-size="12pt" style:font-size-asian="12pt" style:font-size-complex="12pt"/>
    </style:style>
    <style:style style:name="T44_95" style:family="text">
      <style:text-properties fo:background-color="#ffffff" fo:font-size="12pt" style:font-size-asian="12pt" style:font-size-complex="12pt"/>
    </style:style>
    <style:style style:name="T44_96" style:family="text">
      <style:text-properties fo:background-color="#ffffff" fo:font-size="12pt" style:font-size-asian="12pt" style:font-size-complex="12pt"/>
    </style:style>
    <style:style style:name="T44_97" style:family="text">
      <style:text-properties fo:background-color="#ffffff" fo:font-size="12pt" style:font-size-asian="12pt" style:font-size-complex="12pt"/>
    </style:style>
    <style:style style:name="T44_98" style:family="text">
      <style:text-properties fo:background-color="#ffffff" fo:font-size="12pt" style:font-size-asian="12pt" style:font-size-complex="12pt"/>
    </style:style>
    <style:style style:name="T44_99" style:family="text">
      <style:text-properties fo:background-color="#ffffff" fo:font-size="12pt" style:font-size-asian="12pt" style:font-size-complex="12pt"/>
    </style:style>
    <style:style style:name="T44_100" style:family="text">
      <style:text-properties fo:background-color="#ffffff" fo:font-size="12pt" style:font-size-asian="12pt" style:font-size-complex="12pt"/>
    </style:style>
    <style:style style:name="T44_101" style:family="text">
      <style:text-properties fo:background-color="#ffffff" fo:font-size="12pt" style:font-size-asian="12pt" style:font-size-complex="12pt"/>
    </style:style>
    <style:style style:name="T44_102" style:family="text">
      <style:text-properties fo:background-color="#ffffff" fo:font-size="12pt" style:font-size-asian="12pt" style:font-size-complex="12pt"/>
    </style:style>
    <style:style style:name="T44_103" style:family="text">
      <style:text-properties fo:background-color="#ffffff" fo:font-size="12pt" style:font-size-asian="12pt" style:font-size-complex="12pt"/>
    </style:style>
    <style:style style:name="T44_104" style:family="text">
      <style:text-properties fo:background-color="#ffffff" fo:font-size="12pt" style:font-size-asian="12pt" style:font-size-complex="12pt"/>
    </style:style>
    <style:style style:name="T44_105" style:family="text">
      <style:text-properties fo:background-color="#ffffff" fo:font-size="12pt" style:font-size-asian="12pt" style:font-size-complex="12pt"/>
    </style:style>
    <style:style style:name="T44_106" style:family="text">
      <style:text-properties fo:background-color="#ffffff" fo:font-size="12pt" style:font-size-asian="12pt" style:font-size-complex="12pt"/>
    </style:style>
    <style:style style:name="P45" style:family="paragraph" style:parent-style-name="Heading_20_3">
      <style:paragraph-properties fo:break-before="auto" fo:line-height="111%" style:writing-mode="lr-tb"/>
    </style:style>
    <style:style style:name="T45_1" style:family="text">
      <style:text-properties fo:background-color="#ffffff" fo:color="#000000" style:font-name="Arial" style:font-name-asian="Arial" style:font-name-complex="Arial"/>
    </style:style>
    <style:style style:name="T45_2" style:family="text">
      <style:text-properties fo:background-color="#ffffff" fo:color="#000000" style:font-name="Arial" style:font-name-asian="Arial" style:font-name-complex="Arial"/>
    </style:style>
    <style:style style:name="T45_3" style:family="text">
      <style:text-properties fo:background-color="#ffffff" fo:color="#000000" style:font-name="Arial" style:font-name-asian="Arial" style:font-name-complex="Arial"/>
    </style:style>
    <style:style style:name="P46" style:family="paragraph" style:parent-style-name="Standard">
      <style:paragraph-properties fo:break-before="auto" fo:line-height="131%" fo:margin-top="0.141cm" fo:margin-bottom="0.212cm" style:writing-mode="lr-tb"/>
    </style:style>
    <style:style style:name="T46_1" style:family="text">
      <style:text-properties fo:background-color="#ffffff" fo:font-size="12pt" style:font-size-asian="12pt" style:font-size-complex="12pt"/>
    </style:style>
    <style:style style:name="T46_2" style:family="text">
      <style:text-properties fo:background-color="#ffffff" fo:font-size="12pt" style:font-size-asian="12pt" style:font-size-complex="12pt"/>
    </style:style>
    <style:style style:name="T46_3" style:family="text">
      <style:text-properties fo:background-color="#ffffff" fo:font-size="12pt" style:font-size-asian="12pt" style:font-size-complex="12pt"/>
    </style:style>
    <style:style style:name="T46_4" style:family="text">
      <style:text-properties fo:background-color="#ffffff" fo:font-size="12pt" style:font-size-asian="12pt" style:font-size-complex="12pt"/>
    </style:style>
    <style:style style:name="T46_5" style:family="text">
      <style:text-properties fo:background-color="#ffffff" fo:font-size="12pt" style:font-size-asian="12pt" style:font-size-complex="12pt"/>
    </style:style>
    <style:style style:name="T46_6" style:family="text">
      <style:text-properties fo:background-color="#ffffff" fo:font-size="12pt" style:font-size-asian="12pt" style:font-size-complex="12pt"/>
    </style:style>
    <style:style style:name="T46_7" style:family="text">
      <style:text-properties fo:background-color="#ffffff" fo:font-size="12pt" style:font-size-asian="12pt" style:font-size-complex="12pt"/>
    </style:style>
    <style:style style:name="T46_8" style:family="text">
      <style:text-properties fo:background-color="#ffffff" fo:font-size="12pt" style:font-size-asian="12pt" style:font-size-complex="12pt"/>
    </style:style>
    <style:style style:name="T46_9" style:family="text">
      <style:text-properties fo:background-color="#ffffff" fo:font-size="12pt" style:font-size-asian="12pt" style:font-size-complex="12pt"/>
    </style:style>
    <style:style style:name="T46_10" style:family="text">
      <style:text-properties fo:background-color="#ffffff" fo:font-size="12pt" style:font-size-asian="12pt" style:font-size-complex="12pt"/>
    </style:style>
    <style:style style:name="T46_11" style:family="text">
      <style:text-properties fo:background-color="#ffffff" fo:font-size="12pt" style:font-size-asian="12pt" style:font-size-complex="12pt"/>
    </style:style>
    <style:style style:name="T46_12" style:family="text">
      <style:text-properties fo:background-color="#ffffff" fo:font-size="12pt" style:font-size-asian="12pt" style:font-size-complex="12pt"/>
    </style:style>
    <style:style style:name="T46_13" style:family="text">
      <style:text-properties fo:background-color="#ffffff" fo:font-size="12pt" style:font-size-asian="12pt" style:font-size-complex="12pt"/>
    </style:style>
    <style:style style:name="T46_14" style:family="text">
      <style:text-properties fo:background-color="#ffffff" fo:font-size="12pt" style:font-size-asian="12pt" style:font-size-complex="12pt"/>
    </style:style>
    <style:style style:name="T46_15" style:family="text">
      <style:text-properties fo:background-color="#ffffff" fo:font-size="12pt" style:font-size-asian="12pt" style:font-size-complex="12pt"/>
    </style:style>
    <style:style style:name="T46_16" style:family="text">
      <style:text-properties fo:background-color="#ffffff" fo:font-size="12pt" style:font-size-asian="12pt" style:font-size-complex="12pt"/>
    </style:style>
    <style:style style:name="T46_17" style:family="text">
      <style:text-properties fo:background-color="#ffffff" fo:font-size="12pt" style:font-size-asian="12pt" style:font-size-complex="12pt"/>
    </style:style>
    <style:style style:name="T46_18" style:family="text">
      <style:text-properties fo:background-color="#ffffff" fo:font-size="12pt" style:font-size-asian="12pt" style:font-size-complex="12pt"/>
    </style:style>
    <style:style style:name="T46_19" style:family="text">
      <style:text-properties fo:background-color="#ffffff" fo:font-size="12pt" style:font-size-asian="12pt" style:font-size-complex="12pt"/>
    </style:style>
    <style:style style:name="T46_20" style:family="text">
      <style:text-properties fo:background-color="#ffffff" fo:font-size="12pt" style:font-size-asian="12pt" style:font-size-complex="12pt"/>
    </style:style>
    <style:style style:name="T46_21" style:family="text">
      <style:text-properties fo:background-color="#ffffff" fo:font-size="12pt" style:font-size-asian="12pt" style:font-size-complex="12pt"/>
    </style:style>
    <style:style style:name="T46_22" style:family="text">
      <style:text-properties fo:background-color="#ffffff" fo:font-size="12pt" style:font-size-asian="12pt" style:font-size-complex="12pt"/>
    </style:style>
    <style:style style:name="T46_23" style:family="text">
      <style:text-properties fo:background-color="#ffffff" fo:font-size="12pt" style:font-size-asian="12pt" style:font-size-complex="12pt"/>
    </style:style>
    <style:style style:name="T46_24" style:family="text">
      <style:text-properties fo:background-color="#ffffff" fo:font-size="12pt" style:font-size-asian="12pt" style:font-size-complex="12pt"/>
    </style:style>
    <style:style style:name="T46_25" style:family="text">
      <style:text-properties fo:background-color="#ffffff" fo:font-size="12pt" style:font-size-asian="12pt" style:font-size-complex="12pt"/>
    </style:style>
    <style:style style:name="T46_26" style:family="text">
      <style:text-properties fo:background-color="#ffffff" fo:font-size="12pt" style:font-size-asian="12pt" style:font-size-complex="12pt"/>
    </style:style>
    <style:style style:name="T46_27" style:family="text">
      <style:text-properties fo:background-color="#ffffff" fo:font-size="12pt" style:font-size-asian="12pt" style:font-size-complex="12pt"/>
    </style:style>
    <style:style style:name="T46_28" style:family="text">
      <style:text-properties fo:background-color="#ffffff" fo:font-size="12pt" style:font-size-asian="12pt" style:font-size-complex="12pt"/>
    </style:style>
    <style:style style:name="T46_29" style:family="text">
      <style:text-properties fo:background-color="#ffffff" fo:font-size="12pt" style:font-size-asian="12pt" style:font-size-complex="12pt"/>
    </style:style>
    <style:style style:name="T46_30" style:family="text">
      <style:text-properties fo:background-color="#ffffff" fo:font-size="12pt" style:font-size-asian="12pt" style:font-size-complex="12pt"/>
    </style:style>
    <style:style style:name="T46_31" style:family="text">
      <style:text-properties fo:background-color="#ffffff" fo:font-size="12pt" style:font-size-asian="12pt" style:font-size-complex="12pt"/>
    </style:style>
    <style:style style:name="T46_32" style:family="text">
      <style:text-properties fo:background-color="#ffffff" fo:font-size="12pt" style:font-size-asian="12pt" style:font-size-complex="12pt"/>
    </style:style>
    <style:style style:name="T46_33" style:family="text">
      <style:text-properties fo:background-color="#ffffff" fo:font-size="12pt" style:font-size-asian="12pt" style:font-size-complex="12pt"/>
    </style:style>
    <style:style style:name="T46_34" style:family="text">
      <style:text-properties fo:background-color="#ffffff" fo:font-size="12pt" style:font-size-asian="12pt" style:font-size-complex="12pt"/>
    </style:style>
    <style:style style:name="T46_35" style:family="text">
      <style:text-properties fo:background-color="#ffffff" fo:font-size="12pt" style:font-size-asian="12pt" style:font-size-complex="12pt"/>
    </style:style>
    <style:style style:name="T46_36" style:family="text">
      <style:text-properties fo:background-color="#ffffff" fo:font-size="12pt" style:font-size-asian="12pt" style:font-size-complex="12pt"/>
    </style:style>
    <style:style style:name="T46_37" style:family="text">
      <style:text-properties fo:background-color="#ffffff" fo:font-size="12pt" style:font-size-asian="12pt" style:font-size-complex="12pt"/>
    </style:style>
    <style:style style:name="T46_38" style:family="text">
      <style:text-properties fo:background-color="#ffffff" fo:font-size="12pt" style:font-size-asian="12pt" style:font-size-complex="12pt"/>
    </style:style>
    <style:style style:name="T46_39" style:family="text">
      <style:text-properties fo:background-color="#ffffff" fo:font-size="12pt" style:font-size-asian="12pt" style:font-size-complex="12pt"/>
    </style:style>
    <style:style style:name="T46_40" style:family="text">
      <style:text-properties fo:background-color="#ffffff" fo:font-size="12pt" style:font-size-asian="12pt" style:font-size-complex="12pt"/>
    </style:style>
    <style:style style:name="T46_41" style:family="text">
      <style:text-properties fo:background-color="#ffffff" fo:font-size="12pt" style:font-size-asian="12pt" style:font-size-complex="12pt"/>
    </style:style>
    <style:style style:name="T46_42" style:family="text">
      <style:text-properties fo:background-color="#ffffff" fo:font-size="12pt" style:font-size-asian="12pt" style:font-size-complex="12pt"/>
    </style:style>
    <style:style style:name="T46_43" style:family="text">
      <style:text-properties fo:background-color="#ffffff" fo:font-size="12pt" style:font-size-asian="12pt" style:font-size-complex="12pt"/>
    </style:style>
    <style:style style:name="T46_44" style:family="text">
      <style:text-properties fo:background-color="#ffffff" fo:font-size="12pt" style:font-size-asian="12pt" style:font-size-complex="12pt"/>
    </style:style>
    <style:style style:name="T46_45" style:family="text">
      <style:text-properties fo:background-color="#ffffff" fo:font-size="12pt" style:font-size-asian="12pt" style:font-size-complex="12pt"/>
    </style:style>
    <style:style style:name="T46_46" style:family="text">
      <style:text-properties fo:background-color="#ffffff" fo:font-size="12pt" style:font-size-asian="12pt" style:font-size-complex="12pt"/>
    </style:style>
    <style:style style:name="T46_47" style:family="text">
      <style:text-properties fo:background-color="#ffffff" fo:font-size="12pt" style:font-size-asian="12pt" style:font-size-complex="12pt"/>
    </style:style>
    <style:style style:name="T46_48" style:family="text">
      <style:text-properties fo:background-color="#ffffff" fo:font-size="12pt" style:font-size-asian="12pt" style:font-size-complex="12pt"/>
    </style:style>
    <style:style style:name="T46_49" style:family="text">
      <style:text-properties fo:background-color="#ffffff" fo:font-size="12pt" style:font-size-asian="12pt" style:font-size-complex="12pt"/>
    </style:style>
    <style:style style:name="T46_50" style:family="text">
      <style:text-properties fo:background-color="#ffffff" fo:font-size="12pt" style:font-size-asian="12pt" style:font-size-complex="12pt"/>
    </style:style>
    <style:style style:name="T46_51" style:family="text">
      <style:text-properties fo:background-color="#ffffff" fo:font-size="12pt" style:font-size-asian="12pt" style:font-size-complex="12pt"/>
    </style:style>
    <style:style style:name="T46_52" style:family="text">
      <style:text-properties fo:background-color="#ffffff" fo:font-size="12pt" style:font-size-asian="12pt" style:font-size-complex="12pt"/>
    </style:style>
    <style:style style:name="T46_53" style:family="text">
      <style:text-properties fo:background-color="#ffffff" fo:font-size="12pt" style:font-size-asian="12pt" style:font-size-complex="12pt"/>
    </style:style>
    <style:style style:name="T46_54" style:family="text">
      <style:text-properties fo:background-color="#ffffff" fo:font-size="12pt" style:font-size-asian="12pt" style:font-size-complex="12pt"/>
    </style:style>
    <style:style style:name="T46_55" style:family="text">
      <style:text-properties fo:background-color="#ffffff" fo:font-size="12pt" style:font-size-asian="12pt" style:font-size-complex="12pt"/>
    </style:style>
    <style:style style:name="T46_56" style:family="text">
      <style:text-properties fo:background-color="#ffffff" fo:font-size="12pt" style:font-size-asian="12pt" style:font-size-complex="12pt"/>
    </style:style>
    <style:style style:name="T46_57" style:family="text">
      <style:text-properties fo:background-color="#ffffff" fo:font-size="12pt" style:font-size-asian="12pt" style:font-size-complex="12pt"/>
    </style:style>
    <style:style style:name="T46_58" style:family="text">
      <style:text-properties fo:background-color="#ffffff" fo:font-size="12pt" style:font-size-asian="12pt" style:font-size-complex="12pt"/>
    </style:style>
    <style:style style:name="P47" style:family="paragraph" style:parent-style-name="Heading_20_3">
      <style:paragraph-properties fo:break-before="auto" fo:line-height="111%" style:writing-mode="lr-tb"/>
    </style:style>
    <style:style style:name="T47_1" style:family="text">
      <style:text-properties fo:background-color="#ffffff" fo:color="#000000" style:font-name="Arial" style:font-name-asian="Arial" style:font-name-complex="Arial"/>
    </style:style>
    <style:style style:name="P48" style:family="paragraph" style:parent-style-name="Standard">
      <style:paragraph-properties fo:break-before="auto" fo:line-height="131%" fo:margin-top="0.141cm" fo:margin-bottom="0.212cm" style:writing-mode="lr-tb"/>
    </style:style>
    <style:style style:name="T48_1" style:family="text">
      <style:text-properties fo:background-color="#ffffff" fo:font-size="12pt" style:font-size-asian="12pt" style:font-size-complex="12pt"/>
    </style:style>
    <style:style style:name="T48_2" style:family="text">
      <style:text-properties fo:background-color="#ffffff" fo:font-size="12pt" style:font-size-asian="12pt" style:font-size-complex="12pt"/>
    </style:style>
    <style:style style:name="T48_3" style:family="text">
      <style:text-properties fo:background-color="#ffffff" fo:font-size="12pt" style:font-size-asian="12pt" style:font-size-complex="12pt"/>
    </style:style>
    <style:style style:name="T48_4" style:family="text">
      <style:text-properties fo:background-color="#ffffff" fo:font-size="12pt" style:font-size-asian="12pt" style:font-size-complex="12pt"/>
    </style:style>
    <style:style style:name="T48_5" style:family="text">
      <style:text-properties fo:background-color="#ffffff" fo:font-size="12pt" style:font-size-asian="12pt" style:font-size-complex="12pt"/>
    </style:style>
    <style:style style:name="T48_6" style:family="text">
      <style:text-properties fo:background-color="#ffffff" fo:font-size="12pt" style:font-size-asian="12pt" style:font-size-complex="12pt"/>
    </style:style>
    <style:style style:name="T48_7" style:family="text">
      <style:text-properties fo:background-color="#ffffff" fo:font-size="12pt" style:font-size-asian="12pt" style:font-size-complex="12pt"/>
    </style:style>
    <style:style style:name="T48_8" style:family="text">
      <style:text-properties fo:background-color="#ffffff" fo:font-size="12pt" style:font-size-asian="12pt" style:font-size-complex="12pt"/>
    </style:style>
    <style:style style:name="T48_9" style:family="text">
      <style:text-properties fo:background-color="#ffffff" fo:font-size="12pt" style:font-size-asian="12pt" style:font-size-complex="12pt"/>
    </style:style>
    <style:style style:name="T48_10" style:family="text">
      <style:text-properties fo:background-color="#ffffff" fo:font-size="12pt" style:font-size-asian="12pt" style:font-size-complex="12pt"/>
    </style:style>
    <style:style style:name="T48_11" style:family="text">
      <style:text-properties fo:background-color="#ffffff" fo:font-size="12pt" style:font-size-asian="12pt" style:font-size-complex="12pt"/>
    </style:style>
    <style:style style:name="T48_12" style:family="text">
      <style:text-properties fo:background-color="#ffffff" fo:font-size="12pt" style:font-size-asian="12pt" style:font-size-complex="12pt"/>
    </style:style>
    <style:style style:name="T48_13" style:family="text">
      <style:text-properties fo:background-color="#ffffff" fo:font-size="12pt" style:font-size-asian="12pt" style:font-size-complex="12pt"/>
    </style:style>
    <style:style style:name="T48_14" style:family="text">
      <style:text-properties fo:background-color="#ffffff" fo:font-size="12pt" style:font-size-asian="12pt" style:font-size-complex="12pt"/>
    </style:style>
    <style:style style:name="T48_15" style:family="text">
      <style:text-properties fo:background-color="#ffffff" fo:font-size="12pt" style:font-size-asian="12pt" style:font-size-complex="12pt"/>
    </style:style>
    <style:style style:name="T48_16" style:family="text">
      <style:text-properties fo:background-color="#ffffff" fo:font-size="12pt" style:font-size-asian="12pt" style:font-size-complex="12pt"/>
    </style:style>
    <style:style style:name="T48_17" style:family="text">
      <style:text-properties fo:background-color="#ffffff" fo:font-size="12pt" style:font-size-asian="12pt" style:font-size-complex="12pt"/>
    </style:style>
    <style:style style:name="T48_18" style:family="text">
      <style:text-properties fo:background-color="#ffffff" fo:font-size="12pt" style:font-size-asian="12pt" style:font-size-complex="12pt"/>
    </style:style>
    <style:style style:name="T48_19" style:family="text">
      <style:text-properties fo:background-color="#ffffff" fo:font-size="12pt" style:font-size-asian="12pt" style:font-size-complex="12pt"/>
    </style:style>
    <style:style style:name="T48_20" style:family="text">
      <style:text-properties fo:background-color="#ffffff" fo:font-size="12pt" style:font-size-asian="12pt" style:font-size-complex="12pt"/>
    </style:style>
    <style:style style:name="T48_21" style:family="text">
      <style:text-properties fo:background-color="#ffffff" fo:font-size="12pt" style:font-size-asian="12pt" style:font-size-complex="12pt"/>
    </style:style>
    <style:style style:name="T48_22" style:family="text">
      <style:text-properties fo:background-color="#ffffff" fo:font-size="12pt" style:font-size-asian="12pt" style:font-size-complex="12pt"/>
    </style:style>
    <style:style style:name="T48_23" style:family="text">
      <style:text-properties fo:background-color="#ffffff" fo:font-size="12pt" style:font-size-asian="12pt" style:font-size-complex="12pt"/>
    </style:style>
    <style:style style:name="T48_24" style:family="text">
      <style:text-properties fo:background-color="#ffffff" fo:font-size="12pt" style:font-size-asian="12pt" style:font-size-complex="12pt"/>
    </style:style>
    <style:style style:name="T48_25" style:family="text">
      <style:text-properties fo:background-color="#ffffff" fo:font-size="12pt" style:font-size-asian="12pt" style:font-size-complex="12pt"/>
    </style:style>
    <style:style style:name="T48_26" style:family="text">
      <style:text-properties fo:background-color="#ffffff" fo:font-size="12pt" style:font-size-asian="12pt" style:font-size-complex="12pt"/>
    </style:style>
    <style:style style:name="T48_27" style:family="text">
      <style:text-properties fo:background-color="#ffffff" fo:font-size="12pt" style:font-size-asian="12pt" style:font-size-complex="12pt"/>
    </style:style>
    <style:style style:name="T48_28" style:family="text">
      <style:text-properties fo:background-color="#ffffff" fo:font-size="12pt" style:font-size-asian="12pt" style:font-size-complex="12pt"/>
    </style:style>
    <style:style style:name="T48_29" style:family="text">
      <style:text-properties fo:background-color="#ffffff" fo:font-size="12pt" style:font-size-asian="12pt" style:font-size-complex="12pt"/>
    </style:style>
    <style:style style:name="T48_30" style:family="text">
      <style:text-properties fo:background-color="#ffffff" fo:font-size="12pt" style:font-size-asian="12pt" style:font-size-complex="12pt"/>
    </style:style>
    <style:style style:name="T48_31" style:family="text">
      <style:text-properties fo:background-color="#ffffff" fo:font-size="12pt" style:font-size-asian="12pt" style:font-size-complex="12pt"/>
    </style:style>
    <style:style style:name="T48_32" style:family="text">
      <style:text-properties fo:background-color="#ffffff" fo:font-size="12pt" style:font-size-asian="12pt" style:font-size-complex="12pt"/>
    </style:style>
    <style:style style:name="T48_33" style:family="text">
      <style:text-properties fo:background-color="#ffffff" fo:font-size="12pt" style:font-size-asian="12pt" style:font-size-complex="12pt"/>
    </style:style>
    <style:style style:name="T48_34" style:family="text">
      <style:text-properties fo:background-color="#ffffff" fo:font-size="12pt" style:font-size-asian="12pt" style:font-size-complex="12pt"/>
    </style:style>
    <style:style style:name="T48_35" style:family="text">
      <style:text-properties fo:background-color="#ffffff" fo:font-size="12pt" style:font-size-asian="12pt" style:font-size-complex="12pt"/>
    </style:style>
    <style:style style:name="T48_36" style:family="text">
      <style:text-properties fo:background-color="#ffffff" fo:font-size="12pt" style:font-size-asian="12pt" style:font-size-complex="12pt"/>
    </style:style>
    <style:style style:name="T48_37" style:family="text">
      <style:text-properties fo:background-color="#ffffff" fo:font-size="12pt" style:font-size-asian="12pt" style:font-size-complex="12pt"/>
    </style:style>
    <style:style style:name="T48_38" style:family="text">
      <style:text-properties fo:background-color="#ffffff" fo:font-size="12pt" style:font-size-asian="12pt" style:font-size-complex="12pt"/>
    </style:style>
    <style:style style:name="T48_39" style:family="text">
      <style:text-properties fo:background-color="#ffffff" fo:font-size="12pt" style:font-size-asian="12pt" style:font-size-complex="12pt"/>
    </style:style>
    <style:style style:name="T48_40" style:family="text">
      <style:text-properties fo:background-color="#ffffff" fo:font-size="12pt" style:font-size-asian="12pt" style:font-size-complex="12pt"/>
    </style:style>
    <style:style style:name="T48_41" style:family="text">
      <style:text-properties fo:background-color="#ffffff" fo:font-size="12pt" style:font-size-asian="12pt" style:font-size-complex="12pt"/>
    </style:style>
    <style:style style:name="T48_42" style:family="text">
      <style:text-properties fo:background-color="#ffffff" fo:font-size="12pt" style:font-size-asian="12pt" style:font-size-complex="12pt"/>
    </style:style>
    <style:style style:name="T48_43" style:family="text">
      <style:text-properties fo:background-color="#ffffff" fo:font-size="12pt" style:font-size-asian="12pt" style:font-size-complex="12pt"/>
    </style:style>
    <style:style style:name="T48_44" style:family="text">
      <style:text-properties fo:background-color="#ffffff" fo:font-size="12pt" style:font-size-asian="12pt" style:font-size-complex="12pt"/>
    </style:style>
    <style:style style:name="T48_45" style:family="text">
      <style:text-properties fo:background-color="#ffffff" fo:font-size="12pt" style:font-size-asian="12pt" style:font-size-complex="12pt"/>
    </style:style>
    <style:style style:name="T48_46" style:family="text">
      <style:text-properties fo:background-color="#ffffff" fo:font-size="12pt" style:font-size-asian="12pt" style:font-size-complex="12pt"/>
    </style:style>
    <style:style style:name="T48_47" style:family="text">
      <style:text-properties fo:background-color="#ffffff" fo:font-size="12pt" style:font-size-asian="12pt" style:font-size-complex="12pt"/>
    </style:style>
    <style:style style:name="T48_48" style:family="text">
      <style:text-properties fo:background-color="#ffffff" fo:font-size="12pt" style:font-size-asian="12pt" style:font-size-complex="12pt"/>
    </style:style>
    <style:style style:name="T48_49" style:family="text">
      <style:text-properties fo:background-color="#ffffff" fo:font-size="12pt" style:font-size-asian="12pt" style:font-size-complex="12pt"/>
    </style:style>
    <style:style style:name="T48_50" style:family="text">
      <style:text-properties fo:background-color="#ffffff" fo:font-size="12pt" style:font-size-asian="12pt" style:font-size-complex="12pt"/>
    </style:style>
    <style:style style:name="T48_51" style:family="text">
      <style:text-properties fo:background-color="#ffffff" fo:font-size="12pt" style:font-size-asian="12pt" style:font-size-complex="12pt"/>
    </style:style>
    <style:style style:name="T48_52" style:family="text">
      <style:text-properties fo:background-color="#ffffff" fo:font-size="12pt" style:font-size-asian="12pt" style:font-size-complex="12pt"/>
    </style:style>
    <style:style style:name="T48_53" style:family="text">
      <style:text-properties fo:background-color="#ffffff" fo:font-size="12pt" style:font-size-asian="12pt" style:font-size-complex="12pt"/>
    </style:style>
    <style:style style:name="T48_54" style:family="text">
      <style:text-properties fo:background-color="#ffffff" fo:font-size="12pt" style:font-size-asian="12pt" style:font-size-complex="12pt"/>
    </style:style>
    <style:style style:name="T48_55" style:family="text">
      <style:text-properties fo:background-color="#ffffff" fo:font-size="12pt" style:font-size-asian="12pt" style:font-size-complex="12pt"/>
    </style:style>
    <style:style style:name="T48_56" style:family="text">
      <style:text-properties fo:background-color="#ffffff" fo:font-size="12pt" style:font-size-asian="12pt" style:font-size-complex="12pt"/>
    </style:style>
    <style:style style:name="T48_57" style:family="text">
      <style:text-properties fo:background-color="#ffffff" fo:font-size="12pt" style:font-size-asian="12pt" style:font-size-complex="12pt"/>
    </style:style>
    <style:style style:name="T48_58" style:family="text">
      <style:text-properties fo:background-color="#ffffff" fo:font-size="12pt" style:font-size-asian="12pt" style:font-size-complex="12pt"/>
    </style:style>
    <style:style style:name="T48_59" style:family="text">
      <style:text-properties fo:background-color="#ffffff" fo:font-size="12pt" style:font-size-asian="12pt" style:font-size-complex="12pt"/>
    </style:style>
    <style:style style:name="T48_60" style:family="text">
      <style:text-properties fo:background-color="#ffffff" fo:font-size="12pt" style:font-size-asian="12pt" style:font-size-complex="12pt"/>
    </style:style>
    <style:style style:name="T48_61" style:family="text">
      <style:text-properties fo:background-color="#ffffff" fo:font-size="12pt" style:font-size-asian="12pt" style:font-size-complex="12pt"/>
    </style:style>
    <style:style style:name="T48_62" style:family="text">
      <style:text-properties fo:background-color="#ffffff" fo:font-size="12pt" style:font-size-asian="12pt" style:font-size-complex="12pt"/>
    </style:style>
    <style:style style:name="T48_63" style:family="text">
      <style:text-properties fo:background-color="#ffffff" fo:font-size="12pt" style:font-size-asian="12pt" style:font-size-complex="12pt"/>
    </style:style>
    <style:style style:name="T48_64" style:family="text">
      <style:text-properties fo:background-color="#ffffff" fo:font-size="12pt" style:font-size-asian="12pt" style:font-size-complex="12pt"/>
    </style:style>
    <style:style style:name="T48_65" style:family="text">
      <style:text-properties fo:background-color="#ffffff" fo:font-size="12pt" style:font-size-asian="12pt" style:font-size-complex="12pt"/>
    </style:style>
    <style:style style:name="T48_66" style:family="text">
      <style:text-properties fo:background-color="#ffffff" fo:font-size="12pt" style:font-size-asian="12pt" style:font-size-complex="12pt"/>
    </style:style>
    <style:style style:name="T48_67" style:family="text">
      <style:text-properties fo:background-color="#ffffff" fo:font-size="12pt" style:font-size-asian="12pt" style:font-size-complex="12pt"/>
    </style:style>
    <style:style style:name="T48_68" style:family="text">
      <style:text-properties fo:background-color="#ffffff" fo:font-size="12pt" style:font-size-asian="12pt" style:font-size-complex="12pt"/>
    </style:style>
    <style:style style:name="T48_69" style:family="text">
      <style:text-properties fo:background-color="#ffffff" fo:font-size="12pt" style:font-size-asian="12pt" style:font-size-complex="12pt"/>
    </style:style>
    <style:style style:name="T48_70" style:family="text">
      <style:text-properties fo:background-color="#ffffff" fo:font-size="12pt" style:font-size-asian="12pt" style:font-size-complex="12pt"/>
    </style:style>
    <style:style style:name="T48_71" style:family="text">
      <style:text-properties fo:background-color="#ffffff" fo:font-size="12pt" style:font-size-asian="12pt" style:font-size-complex="12pt"/>
    </style:style>
    <style:style style:name="T48_72" style:family="text">
      <style:text-properties fo:background-color="#ffffff" fo:font-size="12pt" style:font-size-asian="12pt" style:font-size-complex="12pt"/>
    </style:style>
    <style:style style:name="T48_73" style:family="text">
      <style:text-properties fo:background-color="#ffffff" fo:font-size="12pt" style:font-size-asian="12pt" style:font-size-complex="12pt"/>
    </style:style>
    <style:style style:name="T48_74" style:family="text">
      <style:text-properties fo:background-color="#ffffff" fo:font-size="12pt" style:font-size-asian="12pt" style:font-size-complex="12pt"/>
    </style:style>
    <style:style style:name="T48_75" style:family="text">
      <style:text-properties fo:background-color="#ffffff" fo:font-size="12pt" style:font-size-asian="12pt" style:font-size-complex="12pt"/>
    </style:style>
    <style:style style:name="T48_76" style:family="text">
      <style:text-properties fo:background-color="#ffffff" fo:font-size="12pt" style:font-size-asian="12pt" style:font-size-complex="12pt"/>
    </style:style>
    <style:style style:name="T48_77" style:family="text">
      <style:text-properties fo:background-color="#ffffff" fo:font-size="12pt" style:font-size-asian="12pt" style:font-size-complex="12pt"/>
    </style:style>
    <style:style style:name="T48_78" style:family="text">
      <style:text-properties fo:background-color="#ffffff" fo:font-size="12pt" style:font-size-asian="12pt" style:font-size-complex="12pt"/>
    </style:style>
    <style:style style:name="T48_79" style:family="text">
      <style:text-properties fo:background-color="#ffffff" fo:font-size="12pt" style:font-size-asian="12pt" style:font-size-complex="12pt"/>
    </style:style>
    <style:style style:name="T48_80" style:family="text">
      <style:text-properties fo:background-color="#ffffff" fo:font-size="12pt" style:font-size-asian="12pt" style:font-size-complex="12pt"/>
    </style:style>
    <style:style style:name="T48_81" style:family="text">
      <style:text-properties fo:background-color="#ffffff" fo:font-size="12pt" style:font-size-asian="12pt" style:font-size-complex="12pt"/>
    </style:style>
    <style:style style:name="T48_82" style:family="text">
      <style:text-properties fo:background-color="#ffffff" fo:font-size="12pt" style:font-size-asian="12pt" style:font-size-complex="12pt"/>
    </style:style>
    <style:style style:name="T48_83" style:family="text">
      <style:text-properties fo:background-color="#ffffff" fo:font-size="12pt" style:font-size-asian="12pt" style:font-size-complex="12pt"/>
    </style:style>
    <style:style style:name="T48_84" style:family="text">
      <style:text-properties fo:background-color="#ffffff" fo:font-size="12pt" style:font-size-asian="12pt" style:font-size-complex="12pt"/>
    </style:style>
    <style:style style:name="T48_85" style:family="text">
      <style:text-properties fo:background-color="#ffffff" fo:font-size="12pt" style:font-size-asian="12pt" style:font-size-complex="12pt"/>
    </style:style>
    <style:style style:name="T48_86" style:family="text">
      <style:text-properties fo:background-color="#ffffff" fo:font-size="12pt" style:font-size-asian="12pt" style:font-size-complex="12pt"/>
    </style:style>
    <style:style style:name="T48_87" style:family="text">
      <style:text-properties fo:background-color="#ffffff" fo:font-size="12pt" style:font-size-asian="12pt" style:font-size-complex="12pt"/>
    </style:style>
    <style:style style:name="T48_88" style:family="text">
      <style:text-properties fo:background-color="#ffffff" fo:font-size="12pt" style:font-size-asian="12pt" style:font-size-complex="12pt"/>
    </style:style>
    <style:style style:name="T48_89" style:family="text">
      <style:text-properties fo:background-color="#ffffff" fo:font-size="12pt" style:font-size-asian="12pt" style:font-size-complex="12pt"/>
    </style:style>
    <style:style style:name="T48_90" style:family="text">
      <style:text-properties fo:background-color="#ffffff" fo:font-size="12pt" style:font-size-asian="12pt" style:font-size-complex="12pt"/>
    </style:style>
    <style:style style:name="T48_91" style:family="text">
      <style:text-properties fo:background-color="#ffffff" fo:font-size="12pt" style:font-size-asian="12pt" style:font-size-complex="12pt"/>
    </style:style>
    <style:style style:name="T48_92" style:family="text">
      <style:text-properties fo:background-color="#ffffff" fo:font-size="12pt" style:font-size-asian="12pt" style:font-size-complex="12pt"/>
    </style:style>
    <style:style style:name="T48_93" style:family="text">
      <style:text-properties fo:background-color="#ffffff" fo:font-size="12pt" style:font-size-asian="12pt" style:font-size-complex="12pt"/>
    </style:style>
    <style:style style:name="T48_94" style:family="text">
      <style:text-properties fo:background-color="#ffffff" fo:font-size="12pt" style:font-size-asian="12pt" style:font-size-complex="12pt"/>
    </style:style>
    <style:style style:name="T48_95" style:family="text">
      <style:text-properties fo:background-color="#ffffff" fo:font-size="12pt" style:font-size-asian="12pt" style:font-size-complex="12pt"/>
    </style:style>
    <style:style style:name="T48_96" style:family="text">
      <style:text-properties fo:background-color="#ffffff" fo:font-size="12pt" style:font-size-asian="12pt" style:font-size-complex="12pt"/>
    </style:style>
    <style:style style:name="T48_97" style:family="text">
      <style:text-properties fo:background-color="#ffffff" fo:font-size="12pt" style:font-size-asian="12pt" style:font-size-complex="12pt"/>
    </style:style>
    <style:style style:name="T48_98" style:family="text">
      <style:text-properties fo:background-color="#ffffff" fo:font-size="12pt" style:font-size-asian="12pt" style:font-size-complex="12pt"/>
    </style:style>
    <style:style style:name="T48_99" style:family="text">
      <style:text-properties fo:background-color="#ffffff" fo:font-size="12pt" style:font-size-asian="12pt" style:font-size-complex="12pt"/>
    </style:style>
    <style:style style:name="T48_100" style:family="text">
      <style:text-properties fo:background-color="#ffffff" fo:font-size="12pt" style:font-size-asian="12pt" style:font-size-complex="12pt"/>
    </style:style>
    <style:style style:name="T48_101" style:family="text">
      <style:text-properties fo:background-color="#ffffff" fo:font-size="12pt" style:font-size-asian="12pt" style:font-size-complex="12pt"/>
    </style:style>
    <style:style style:name="T48_102" style:family="text">
      <style:text-properties fo:background-color="#ffffff" fo:font-size="12pt" style:font-size-asian="12pt" style:font-size-complex="12pt"/>
    </style:style>
    <style:style style:name="T48_103" style:family="text">
      <style:text-properties fo:background-color="#ffffff" fo:font-size="12pt" style:font-size-asian="12pt" style:font-size-complex="12pt"/>
    </style:style>
    <style:style style:name="T48_104" style:family="text">
      <style:text-properties fo:background-color="#ffffff" fo:font-size="12pt" style:font-size-asian="12pt" style:font-size-complex="12pt"/>
    </style:style>
    <style:style style:name="T48_105" style:family="text">
      <style:text-properties fo:background-color="#ffffff" fo:font-size="12pt" style:font-size-asian="12pt" style:font-size-complex="12pt"/>
    </style:style>
    <style:style style:name="T48_106" style:family="text">
      <style:text-properties fo:background-color="#ffffff" fo:font-size="12pt" style:font-size-asian="12pt" style:font-size-complex="12pt"/>
    </style:style>
    <style:style style:name="T48_107" style:family="text">
      <style:text-properties fo:background-color="#ffffff" fo:font-size="12pt" style:font-size-asian="12pt" style:font-size-complex="12pt"/>
    </style:style>
    <style:style style:name="T48_108" style:family="text">
      <style:text-properties fo:background-color="#ffffff" fo:font-size="12pt" style:font-size-asian="12pt" style:font-size-complex="12pt"/>
    </style:style>
    <style:style style:name="T48_109" style:family="text">
      <style:text-properties fo:background-color="#ffffff" fo:font-size="12pt" style:font-size-asian="12pt" style:font-size-complex="12pt"/>
    </style:style>
    <style:style style:name="T48_110" style:family="text">
      <style:text-properties fo:background-color="#ffffff"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We</text:span><text:span text:style-name="T1_2"><text:s/></text:span><text:span text:style-name="T1_3">support</text:span><text:span text:style-name="T1_4"><text:s/></text:span><text:span text:style-name="T1_5">the</text:span><text:span text:style-name="T1_6"><text:s/></text:span><text:span text:style-name="T1_7">Donor</text:span><text:span text:style-name="T1_8"><text:s/></text:span><text:span text:style-name="T1_9">Bill</text:span><text:span text:style-name="T1_10"><text:s/></text:span><text:span text:style-name="T1_11">of</text:span><text:span text:style-name="T1_12"><text:s/></text:span><text:span text:style-name="T1_13">Rights</text:span><text:span text:style-name="T1_14">.</text:span></text:p>
      <text:p text:style-name="P2"><text:span text:style-name="T2_1">Philanthropy</text:span><text:span text:style-name="T2_2"><text:s/></text:span><text:span text:style-name="T2_3">is</text:span><text:span text:style-name="T2_4"><text:s/></text:span><text:span text:style-name="T2_5">based</text:span><text:span text:style-name="T2_6"><text:s/></text:span><text:span text:style-name="T2_7">on</text:span><text:span text:style-name="T2_8"><text:s/></text:span><text:span text:style-name="T2_9">voluntary</text:span><text:span text:style-name="T2_10"><text:s/></text:span><text:span text:style-name="T2_11">action</text:span><text:span text:style-name="T2_12"><text:s/></text:span><text:span text:style-name="T2_13">for</text:span><text:span text:style-name="T2_14"><text:s/></text:span><text:span text:style-name="T2_15">the</text:span><text:span text:style-name="T2_16"><text:s/></text:span><text:span text:style-name="T2_17">common</text:span><text:span text:style-name="T2_18"><text:s/></text:span><text:span text:style-name="T2_19">good</text:span><text:span text:style-name="T2_20">.<text:s/></text:span><text:span text:style-name="T2_21">It</text:span><text:span text:style-name="T2_22"><text:s/></text:span><text:span text:style-name="T2_23">is</text:span><text:span text:style-name="T2_24"><text:s/></text:span><text:span text:style-name="T2_25">a</text:span><text:span text:style-name="T2_26"><text:s/></text:span><text:span text:style-name="T2_27">tradition</text:span><text:span text:style-name="T2_28"><text:s/></text:span><text:span text:style-name="T2_29">of</text:span><text:span text:style-name="T2_30"><text:s/></text:span><text:span text:style-name="T2_31">giving</text:span><text:span text:style-name="T2_32"><text:s/></text:span><text:span text:style-name="T2_33">and</text:span><text:span text:style-name="T2_34"><text:s/></text:span><text:span text:style-name="T2_35">sharing</text:span><text:span text:style-name="T2_36"><text:s/></text:span><text:span text:style-name="T2_37">that</text:span><text:span text:style-name="T2_38"><text:s/></text:span><text:span text:style-name="T2_39">is</text:span><text:span text:style-name="T2_40"><text:s/></text:span><text:span text:style-name="T2_41">primary</text:span><text:span text:style-name="T2_42"><text:s/></text:span><text:span text:style-name="T2_43">to</text:span><text:span text:style-name="T2_44"><text:s/></text:span><text:span text:style-name="T2_45">the</text:span><text:span text:style-name="T2_46"><text:s/></text:span><text:span text:style-name="T2_47">quality</text:span><text:span text:style-name="T2_48"><text:s/></text:span><text:span text:style-name="T2_49">of</text:span><text:span text:style-name="T2_50"><text:s/></text:span><text:span text:style-name="T2_51">life</text:span><text:span text:style-name="T2_52">.<text:s/></text:span><text:span text:style-name="T2_53">To</text:span><text:span text:style-name="T2_54"><text:s/></text:span><text:span text:style-name="T2_55">assure</text:span><text:span text:style-name="T2_56"><text:s/></text:span><text:span text:style-name="T2_57">that</text:span><text:span text:style-name="T2_58"><text:s/></text:span><text:span text:style-name="T2_59">philanthropy</text:span><text:span text:style-name="T2_60"><text:s/></text:span><text:span text:style-name="T2_61">merits</text:span><text:span text:style-name="T2_62"><text:s/></text:span><text:span text:style-name="T2_63">the</text:span><text:span text:style-name="T2_64"><text:s/></text:span><text:span text:style-name="T2_65">respect</text:span><text:span text:style-name="T2_66"><text:s/></text:span><text:span text:style-name="T2_67">and</text:span><text:span text:style-name="T2_68"><text:s/></text:span><text:span text:style-name="T2_69">trust</text:span><text:span text:style-name="T2_70"><text:s/></text:span><text:span text:style-name="T2_71">of</text:span><text:span text:style-name="T2_72"><text:s/></text:span><text:span text:style-name="T2_73">the</text:span><text:span text:style-name="T2_74"><text:s/></text:span><text:span text:style-name="T2_75">general</text:span><text:span text:style-name="T2_76"><text:s/></text:span><text:span text:style-name="T2_77">public</text:span><text:span text:style-name="T2_78">,<text:s/></text:span><text:span text:style-name="T2_79">and</text:span><text:span text:style-name="T2_80"><text:s/></text:span><text:span text:style-name="T2_81">that</text:span><text:span text:style-name="T2_82"><text:s/></text:span><text:span text:style-name="T2_83">donors</text:span><text:span text:style-name="T2_84"><text:s/></text:span><text:span text:style-name="T2_85">and</text:span><text:span text:style-name="T2_86"><text:s/></text:span><text:span text:style-name="T2_87">prospective</text:span><text:span text:style-name="T2_88"><text:s/></text:span><text:span text:style-name="T2_89">donors</text:span><text:span text:style-name="T2_90"><text:s/></text:span><text:span text:style-name="T2_91">can</text:span><text:span text:style-name="T2_92"><text:s/></text:span><text:span text:style-name="T2_93">have</text:span><text:span text:style-name="T2_94"><text:s/></text:span><text:span text:style-name="T2_95">full</text:span><text:span text:style-name="T2_96"><text:s/></text:span><text:span text:style-name="T2_97">confidence</text:span><text:span text:style-name="T2_98"><text:s/></text:span><text:span text:style-name="T2_99">in</text:span><text:span text:style-name="T2_100"><text:s/></text:span><text:span text:style-name="T2_101">the</text:span><text:span text:style-name="T2_102"><text:s/></text:span><text:span text:style-name="T2_103">not</text:span><text:span text:style-name="T2_104">-</text:span><text:span text:style-name="T2_105">for</text:span><text:span text:style-name="T2_106">-</text:span><text:span text:style-name="T2_107">profit</text:span><text:span text:style-name="T2_108"><text:s/></text:span><text:span text:style-name="T2_109">organizations</text:span><text:span text:style-name="T2_110"><text:s/></text:span><text:span text:style-name="T2_111">and</text:span><text:span text:style-name="T2_112"><text:s/></text:span><text:span text:style-name="T2_113">causes</text:span><text:span text:style-name="T2_114"><text:s/></text:span><text:span text:style-name="T2_115">they</text:span><text:span text:style-name="T2_116"><text:s/></text:span><text:span text:style-name="T2_117">are</text:span><text:span text:style-name="T2_118"><text:s/></text:span><text:span text:style-name="T2_119">asked</text:span><text:span text:style-name="T2_120"><text:s/></text:span><text:span text:style-name="T2_121">to</text:span><text:span text:style-name="T2_122"><text:s/></text:span><text:span text:style-name="T2_123">support</text:span><text:span text:style-name="T2_124">,<text:s/></text:span><text:span text:style-name="T2_125">we</text:span><text:span text:style-name="T2_126"><text:s/></text:span><text:span text:style-name="T2_127">declare</text:span><text:span text:style-name="T2_128"><text:s/></text:span><text:span text:style-name="T2_129">that</text:span><text:span text:style-name="T2_130"><text:s/></text:span><text:span text:style-name="T2_131">all</text:span><text:span text:style-name="T2_132"><text:s/></text:span><text:span text:style-name="T2_133">donors</text:span><text:span text:style-name="T2_134"><text:s/></text:span><text:span text:style-name="T2_135">have</text:span><text:span text:style-name="T2_136"><text:s/></text:span><text:span text:style-name="T2_137">these</text:span><text:span text:style-name="T2_138"><text:s/></text:span><text:span text:style-name="T2_139">rights</text:span><text:span text:style-name="T2_140">:</text:span></text:p>
      <text:list text:style-name="LS1" xml:id="list0">
        <text:list-item>
          <text:p text:style-name="P3"><text:span text:style-name="T3_1">To</text:span><text:span text:style-name="T3_2"><text:s/></text:span><text:span text:style-name="T3_3">be</text:span><text:span text:style-name="T3_4"><text:s/></text:span><text:span text:style-name="T3_5">informed</text:span><text:span text:style-name="T3_6"><text:s/></text:span><text:span text:style-name="T3_7">of</text:span><text:span text:style-name="T3_8"><text:s/></text:span><text:span text:style-name="T3_9">the</text:span><text:span text:style-name="T3_10"><text:s/></text:span><text:span text:style-name="T3_11">organization</text:span><text:span text:style-name="T3_12">'</text:span><text:span text:style-name="T3_13">s</text:span><text:span text:style-name="T3_14"><text:s/></text:span><text:span text:style-name="T3_15">mission</text:span><text:span text:style-name="T3_16">,<text:s/></text:span><text:span text:style-name="T3_17">of</text:span><text:span text:style-name="T3_18"><text:s/></text:span><text:span text:style-name="T3_19">the</text:span><text:span text:style-name="T3_20"><text:s/></text:span><text:span text:style-name="T3_21">way</text:span><text:span text:style-name="T3_22"><text:s/></text:span><text:span text:style-name="T3_23">the</text:span><text:span text:style-name="T3_24"><text:s/></text:span><text:span text:style-name="T3_25">organization</text:span><text:span text:style-name="T3_26"><text:s/></text:span><text:span text:style-name="T3_27">intends</text:span><text:span text:style-name="T3_28"><text:s/></text:span><text:span text:style-name="T3_29">to</text:span><text:span text:style-name="T3_30"><text:s/></text:span><text:span text:style-name="T3_31">use</text:span><text:span text:style-name="T3_32"><text:s/></text:span><text:span text:style-name="T3_33">donated</text:span><text:span text:style-name="T3_34"><text:s/></text:span><text:span text:style-name="T3_35">resources</text:span><text:span text:style-name="T3_36">,<text:s/></text:span><text:span text:style-name="T3_37">and</text:span><text:span text:style-name="T3_38"><text:s/></text:span><text:span text:style-name="T3_39">of</text:span><text:span text:style-name="T3_40"><text:s/></text:span><text:span text:style-name="T3_41">its</text:span><text:span text:style-name="T3_42"><text:s/></text:span><text:span text:style-name="T3_43">capacity</text:span><text:span text:style-name="T3_44"><text:s/></text:span><text:span text:style-name="T3_45">to</text:span><text:span text:style-name="T3_46"><text:s/></text:span><text:span text:style-name="T3_47">use</text:span><text:span text:style-name="T3_48"><text:s/></text:span><text:span text:style-name="T3_49">donations</text:span><text:span text:style-name="T3_50"><text:s/></text:span><text:span text:style-name="T3_51">effectively</text:span><text:span text:style-name="T3_52"><text:s/></text:span><text:span text:style-name="T3_53">for</text:span><text:span text:style-name="T3_54"><text:s/></text:span><text:span text:style-name="T3_55">their</text:span><text:span text:style-name="T3_56"><text:s/></text:span><text:span text:style-name="T3_57">intended</text:span><text:span text:style-name="T3_58"><text:s/></text:span><text:span text:style-name="T3_59">purposes</text:span><text:span text:style-name="T3_60">.</text:span></text:p>
        </text:list-item>
        <text:list-item>
          <text:p text:style-name="P4"><text:span text:style-name="T4_1">To</text:span><text:span text:style-name="T4_2"><text:s/></text:span><text:span text:style-name="T4_3">be</text:span><text:span text:style-name="T4_4"><text:s/></text:span><text:span text:style-name="T4_5">informed</text:span><text:span text:style-name="T4_6"><text:s/></text:span><text:span text:style-name="T4_7">of</text:span><text:span text:style-name="T4_8"><text:s/></text:span><text:span text:style-name="T4_9">the</text:span><text:span text:style-name="T4_10"><text:s/></text:span><text:span text:style-name="T4_11">identity</text:span><text:span text:style-name="T4_12"><text:s/></text:span><text:span text:style-name="T4_13">of</text:span><text:span text:style-name="T4_14"><text:s/></text:span><text:span text:style-name="T4_15">those</text:span><text:span text:style-name="T4_16"><text:s/></text:span><text:span text:style-name="T4_17">serving</text:span><text:span text:style-name="T4_18"><text:s/></text:span><text:span text:style-name="T4_19">on</text:span><text:span text:style-name="T4_20"><text:s/></text:span><text:span text:style-name="T4_21">the</text:span><text:span text:style-name="T4_22"><text:s/></text:span><text:span text:style-name="T4_23">organization</text:span><text:span text:style-name="T4_24">'</text:span><text:span text:style-name="T4_25">s</text:span><text:span text:style-name="T4_26"><text:s/></text:span><text:span text:style-name="T4_27">governing</text:span><text:span text:style-name="T4_28"><text:s/></text:span><text:span text:style-name="T4_29">board</text:span><text:span text:style-name="T4_30">,<text:s/></text:span><text:span text:style-name="T4_31">and</text:span><text:span text:style-name="T4_32"><text:s/></text:span><text:span text:style-name="T4_33">to</text:span><text:span text:style-name="T4_34"><text:s/></text:span><text:span text:style-name="T4_35">expect</text:span><text:span text:style-name="T4_36"><text:s/></text:span><text:span text:style-name="T4_37">the</text:span><text:span text:style-name="T4_38"><text:s/></text:span><text:span text:style-name="T4_39">board</text:span><text:span text:style-name="T4_40"><text:s/></text:span><text:span text:style-name="T4_41">to</text:span><text:span text:style-name="T4_42"><text:s/></text:span><text:span text:style-name="T4_43">exercise</text:span><text:span text:style-name="T4_44"><text:s/></text:span><text:span text:style-name="T4_45">prudent</text:span><text:span text:style-name="T4_46"><text:s/></text:span><text:span text:style-name="T4_47">judgment</text:span><text:span text:style-name="T4_48"><text:s/></text:span><text:span text:style-name="T4_49">in</text:span><text:span text:style-name="T4_50"><text:s/></text:span><text:span text:style-name="T4_51">its</text:span><text:span text:style-name="T4_52"><text:s/></text:span><text:span text:style-name="T4_53">stewardship</text:span><text:span text:style-name="T4_54"><text:s/></text:span><text:span text:style-name="T4_55">responsibilities</text:span><text:span text:style-name="T4_56">.</text:span></text:p>
        </text:list-item>
        <text:list-item>
          <text:p text:style-name="P5"><text:span text:style-name="T5_1">To</text:span><text:span text:style-name="T5_2"><text:s/></text:span><text:span text:style-name="T5_3">have</text:span><text:span text:style-name="T5_4"><text:s/></text:span><text:span text:style-name="T5_5">access</text:span><text:span text:style-name="T5_6"><text:s/></text:span><text:span text:style-name="T5_7">to</text:span><text:span text:style-name="T5_8"><text:s/></text:span><text:span text:style-name="T5_9">the</text:span><text:span text:style-name="T5_10"><text:s/></text:span><text:span text:style-name="T5_11">organization</text:span><text:span text:style-name="T5_12">'</text:span><text:span text:style-name="T5_13">s</text:span><text:span text:style-name="T5_14"><text:s/></text:span><text:span text:style-name="T5_15">most</text:span><text:span text:style-name="T5_16"><text:s/></text:span><text:span text:style-name="T5_17">recent</text:span><text:span text:style-name="T5_18"><text:s/></text:span><text:span text:style-name="T5_19">financial</text:span><text:span text:style-name="T5_20"><text:s/></text:span><text:span text:style-name="T5_21">statements</text:span><text:span text:style-name="T5_22">.</text:span></text:p>
        </text:list-item>
        <text:list-item>
          <text:p text:style-name="P6"><text:span text:style-name="T6_1">To</text:span><text:span text:style-name="T6_2"><text:s/></text:span><text:span text:style-name="T6_3">be</text:span><text:span text:style-name="T6_4"><text:s/></text:span><text:span text:style-name="T6_5">assured</text:span><text:span text:style-name="T6_6"><text:s/></text:span><text:span text:style-name="T6_7">their</text:span><text:span text:style-name="T6_8"><text:s/></text:span><text:span text:style-name="T6_9">gifts</text:span><text:span text:style-name="T6_10"><text:s/></text:span><text:span text:style-name="T6_11">will</text:span><text:span text:style-name="T6_12"><text:s/></text:span><text:span text:style-name="T6_13">be</text:span><text:span text:style-name="T6_14"><text:s/></text:span><text:span text:style-name="T6_15">used</text:span><text:span text:style-name="T6_16"><text:s/></text:span><text:span text:style-name="T6_17">for</text:span><text:span text:style-name="T6_18"><text:s/></text:span><text:span text:style-name="T6_19">the</text:span><text:span text:style-name="T6_20"><text:s/></text:span><text:span text:style-name="T6_21">purposes</text:span><text:span text:style-name="T6_22"><text:s/></text:span><text:span text:style-name="T6_23">for</text:span><text:span text:style-name="T6_24"><text:s/></text:span><text:span text:style-name="T6_25">which</text:span><text:span text:style-name="T6_26"><text:s/></text:span><text:span text:style-name="T6_27">they</text:span><text:span text:style-name="T6_28"><text:s/></text:span><text:span text:style-name="T6_29">were</text:span><text:span text:style-name="T6_30"><text:s/></text:span><text:span text:style-name="T6_31">given</text:span><text:span text:style-name="T6_32">.</text:span></text:p>
        </text:list-item>
        <text:list-item>
          <text:p text:style-name="P7"><text:span text:style-name="T7_1">To</text:span><text:span text:style-name="T7_2"><text:s/></text:span><text:span text:style-name="T7_3">receive</text:span><text:span text:style-name="T7_4"><text:s/></text:span><text:span text:style-name="T7_5">appropriate</text:span><text:span text:style-name="T7_6"><text:s/></text:span><text:span text:style-name="T7_7">acknowledgment</text:span><text:span text:style-name="T7_8"><text:s/></text:span><text:span text:style-name="T7_9">and</text:span><text:span text:style-name="T7_10"><text:s/></text:span><text:span text:style-name="T7_11">recognition</text:span><text:span text:style-name="T7_12">.</text:span></text:p>
        </text:list-item>
        <text:list-item>
          <text:p text:style-name="P8"><text:span text:style-name="T8_1">To</text:span><text:span text:style-name="T8_2"><text:s/></text:span><text:span text:style-name="T8_3">be</text:span><text:span text:style-name="T8_4"><text:s/></text:span><text:span text:style-name="T8_5">assured</text:span><text:span text:style-name="T8_6"><text:s/></text:span><text:span text:style-name="T8_7">that</text:span><text:span text:style-name="T8_8"><text:s/></text:span><text:span text:style-name="T8_9">information</text:span><text:span text:style-name="T8_10"><text:s/></text:span><text:span text:style-name="T8_11">about</text:span><text:span text:style-name="T8_12"><text:s/></text:span><text:span text:style-name="T8_13">their</text:span><text:span text:style-name="T8_14"><text:s/></text:span><text:span text:style-name="T8_15">donations</text:span><text:span text:style-name="T8_16"><text:s/></text:span><text:span text:style-name="T8_17">is</text:span><text:span text:style-name="T8_18"><text:s/></text:span><text:span text:style-name="T8_19">handled</text:span><text:span text:style-name="T8_20"><text:s/></text:span><text:span text:style-name="T8_21">with</text:span><text:span text:style-name="T8_22"><text:s/></text:span><text:span text:style-name="T8_23">respect</text:span><text:span text:style-name="T8_24"><text:s/></text:span><text:span text:style-name="T8_25">and</text:span><text:span text:style-name="T8_26"><text:s/></text:span><text:span text:style-name="T8_27">with</text:span><text:span text:style-name="T8_28"><text:s/></text:span><text:span text:style-name="T8_29">confidentiality</text:span><text:span text:style-name="T8_30"><text:s/></text:span><text:span text:style-name="T8_31">to</text:span><text:span text:style-name="T8_32"><text:s/></text:span><text:span text:style-name="T8_33">the</text:span><text:span text:style-name="T8_34"><text:s/></text:span><text:span text:style-name="T8_35">extent</text:span><text:span text:style-name="T8_36"><text:s/></text:span><text:span text:style-name="T8_37">provided</text:span><text:span text:style-name="T8_38"><text:s/></text:span><text:span text:style-name="T8_39">by</text:span><text:span text:style-name="T8_40"><text:s/></text:span><text:span text:style-name="T8_41">law</text:span><text:span text:style-name="T8_42">.</text:span></text:p>
        </text:list-item>
        <text:list-item>
          <text:p text:style-name="P9"><text:span text:style-name="T9_1">To</text:span><text:span text:style-name="T9_2"><text:s/></text:span><text:span text:style-name="T9_3">expect</text:span><text:span text:style-name="T9_4"><text:s/></text:span><text:span text:style-name="T9_5">that</text:span><text:span text:style-name="T9_6"><text:s/></text:span><text:span text:style-name="T9_7">all</text:span><text:span text:style-name="T9_8"><text:s/></text:span><text:span text:style-name="T9_9">relationships</text:span><text:span text:style-name="T9_10"><text:s/></text:span><text:span text:style-name="T9_11">with</text:span><text:span text:style-name="T9_12"><text:s/></text:span><text:span text:style-name="T9_13">individuals</text:span><text:span text:style-name="T9_14"><text:s/></text:span><text:span text:style-name="T9_15">representing</text:span><text:span text:style-name="T9_16"><text:s/></text:span><text:span text:style-name="T9_17">organizations</text:span><text:span text:style-name="T9_18"><text:s/></text:span><text:span text:style-name="T9_19">of</text:span><text:span text:style-name="T9_20"><text:s/></text:span><text:span text:style-name="T9_21">interest</text:span><text:span text:style-name="T9_22"><text:s/></text:span><text:span text:style-name="T9_23">to</text:span><text:span text:style-name="T9_24"><text:s/></text:span><text:span text:style-name="T9_25">the</text:span><text:span text:style-name="T9_26"><text:s/></text:span><text:span text:style-name="T9_27">donor</text:span><text:span text:style-name="T9_28"><text:s/></text:span><text:span text:style-name="T9_29">will</text:span><text:span text:style-name="T9_30"><text:s/></text:span><text:span text:style-name="T9_31">be</text:span><text:span text:style-name="T9_32"><text:s/></text:span><text:span text:style-name="T9_33">professional</text:span><text:span text:style-name="T9_34"><text:s/></text:span><text:span text:style-name="T9_35">in</text:span><text:span text:style-name="T9_36"><text:s/></text:span><text:span text:style-name="T9_37">nature</text:span><text:span text:style-name="T9_38">.</text:span></text:p>
        </text:list-item>
        <text:list-item>
          <text:p text:style-name="P10"><text:span text:style-name="T10_1">To</text:span><text:span text:style-name="T10_2"><text:s/></text:span><text:span text:style-name="T10_3">be</text:span><text:span text:style-name="T10_4"><text:s/></text:span><text:span text:style-name="T10_5">informed</text:span><text:span text:style-name="T10_6"><text:s/></text:span><text:span text:style-name="T10_7">whether</text:span><text:span text:style-name="T10_8"><text:s/></text:span><text:span text:style-name="T10_9">those</text:span><text:span text:style-name="T10_10"><text:s/></text:span><text:span text:style-name="T10_11">seeking</text:span><text:span text:style-name="T10_12"><text:s/></text:span><text:span text:style-name="T10_13">donations</text:span><text:span text:style-name="T10_14"><text:s/></text:span><text:span text:style-name="T10_15">are</text:span><text:span text:style-name="T10_16"><text:s/></text:span><text:span text:style-name="T10_17">volunteers</text:span><text:span text:style-name="T10_18">,<text:s/></text:span><text:span text:style-name="T10_19">employees</text:span><text:span text:style-name="T10_20"><text:s/></text:span><text:span text:style-name="T10_21">of</text:span><text:span text:style-name="T10_22"><text:s/></text:span><text:span text:style-name="T10_23">the</text:span><text:span text:style-name="T10_24"><text:s/></text:span><text:span text:style-name="T10_25">organization</text:span><text:span text:style-name="T10_26"><text:s/></text:span><text:span text:style-name="T10_27">or</text:span><text:span text:style-name="T10_28"><text:s/></text:span><text:span text:style-name="T10_29">hired</text:span><text:span text:style-name="T10_30"><text:s/></text:span><text:span text:style-name="T10_31">solicitors</text:span><text:span text:style-name="T10_32">.</text:span></text:p>
        </text:list-item>
        <text:list-item>
          <text:p text:style-name="P11"><text:span text:style-name="T11_1">To</text:span><text:span text:style-name="T11_2"><text:s/></text:span><text:span text:style-name="T11_3">have</text:span><text:span text:style-name="T11_4"><text:s/></text:span><text:span text:style-name="T11_5">the</text:span><text:span text:style-name="T11_6"><text:s/></text:span><text:span text:style-name="T11_7">opportunity</text:span><text:span text:style-name="T11_8"><text:s/></text:span><text:span text:style-name="T11_9">for</text:span><text:span text:style-name="T11_10"><text:s/></text:span><text:span text:style-name="T11_11">their</text:span><text:span text:style-name="T11_12"><text:s/></text:span><text:span text:style-name="T11_13">names</text:span><text:span text:style-name="T11_14"><text:s/></text:span><text:span text:style-name="T11_15">to</text:span><text:span text:style-name="T11_16"><text:s/></text:span><text:span text:style-name="T11_17">be</text:span><text:span text:style-name="T11_18"><text:s/></text:span><text:span text:style-name="T11_19">deleted</text:span><text:span text:style-name="T11_20"><text:s/></text:span><text:span text:style-name="T11_21">from</text:span><text:span text:style-name="T11_22"><text:s/></text:span><text:span text:style-name="T11_23">mailing</text:span><text:span text:style-name="T11_24"><text:s/></text:span><text:span text:style-name="T11_25">lists</text:span><text:span text:style-name="T11_26"><text:s/></text:span><text:span text:style-name="T11_27">that</text:span><text:span text:style-name="T11_28"><text:s/></text:span><text:span text:style-name="T11_29">an</text:span><text:span text:style-name="T11_30"><text:s/></text:span><text:span text:style-name="T11_31">organization</text:span><text:span text:style-name="T11_32"><text:s/></text:span><text:span text:style-name="T11_33">may</text:span><text:span text:style-name="T11_34"><text:s/></text:span><text:span text:style-name="T11_35">intend</text:span><text:span text:style-name="T11_36"><text:s/></text:span><text:span text:style-name="T11_37">to</text:span><text:span text:style-name="T11_38"><text:s/></text:span><text:span text:style-name="T11_39">share</text:span><text:span text:style-name="T11_40">.</text:span></text:p>
        </text:list-item>
        <text:list-item>
          <text:p text:style-name="P12"><text:span text:style-name="T12_1">To</text:span><text:span text:style-name="T12_2"><text:s/></text:span><text:span text:style-name="T12_3">feel</text:span><text:span text:style-name="T12_4"><text:s/></text:span><text:span text:style-name="T12_5">free</text:span><text:span text:style-name="T12_6"><text:s/></text:span><text:span text:style-name="T12_7">to</text:span><text:span text:style-name="T12_8"><text:s/></text:span><text:span text:style-name="T12_9">ask</text:span><text:span text:style-name="T12_10"><text:s/></text:span><text:span text:style-name="T12_11">questions</text:span><text:span text:style-name="T12_12"><text:s/></text:span><text:span text:style-name="T12_13">when</text:span><text:span text:style-name="T12_14"><text:s/></text:span><text:span text:style-name="T12_15">making</text:span><text:span text:style-name="T12_16"><text:s/></text:span><text:span text:style-name="T12_17">a</text:span><text:span text:style-name="T12_18"><text:s/></text:span><text:span text:style-name="T12_19">donation</text:span><text:span text:style-name="T12_20"><text:s/></text:span><text:span text:style-name="T12_21">and</text:span><text:span text:style-name="T12_22"><text:s/></text:span><text:span text:style-name="T12_23">to</text:span><text:span text:style-name="T12_24"><text:s/></text:span><text:span text:style-name="T12_25">receive</text:span><text:span text:style-name="T12_26"><text:s/></text:span><text:span text:style-name="T12_27">prompt</text:span><text:span text:style-name="T12_28">,<text:s/></text:span><text:span text:style-name="T12_29">truthful</text:span><text:span text:style-name="T12_30"><text:s/></text:span><text:span text:style-name="T12_31">and</text:span><text:span text:style-name="T12_32"><text:s/></text:span><text:span text:style-name="T12_33">forthright</text:span><text:span text:style-name="T12_34"><text:s/></text:span><text:span text:style-name="T12_35">answers</text:span><text:span text:style-name="T12_36">.</text:span></text:p>
        </text:list-item>
      </text:list>
      <text:p text:style-name="P13"><text:span text:style-name="T13_1">The</text:span><text:span text:style-name="T13_2"><text:s/></text:span><text:span text:style-name="T13_3">text</text:span><text:span text:style-name="T13_4"><text:s/></text:span><text:span text:style-name="T13_5">of</text:span><text:span text:style-name="T13_6"><text:s/></text:span><text:span text:style-name="T13_7">this</text:span><text:span text:style-name="T13_8"><text:s/></text:span><text:span text:style-name="T13_9">statement</text:span><text:span text:style-name="T13_10"><text:s/></text:span><text:span text:style-name="T13_11">in</text:span><text:span text:style-name="T13_12"><text:s/></text:span><text:span text:style-name="T13_13">its</text:span><text:span text:style-name="T13_14"><text:s/></text:span><text:span text:style-name="T13_15">entirety</text:span><text:span text:style-name="T13_16"><text:s/></text:span><text:span text:style-name="T13_17">was</text:span><text:span text:style-name="T13_18"><text:s/></text:span><text:span text:style-name="T13_19">developed</text:span><text:span text:style-name="T13_20"><text:s/></text:span><text:span text:style-name="T13_21">by</text:span><text:span text:style-name="T13_22"><text:s/></text:span><text:span text:style-name="T13_23">the</text:span><text:span text:style-name="T13_24"><text:s/></text:span><text:span text:style-name="T13_25">Association</text:span><text:span text:style-name="T13_26"><text:s/></text:span><text:span text:style-name="T13_27">of</text:span><text:span text:style-name="T13_28"><text:s/></text:span><text:span text:style-name="T13_29">Fundraising</text:span><text:span text:style-name="T13_30"><text:s/></text:span><text:span text:style-name="T13_31">Professionals</text:span><text:span text:style-name="T13_32"><text:s/>(</text:span><text:span text:style-name="T13_33">AFP</text:span><text:span text:style-name="T13_34">),<text:s/></text:span><text:span text:style-name="T13_35">Association</text:span><text:span text:style-name="T13_36"><text:s/></text:span><text:span text:style-name="T13_37">for</text:span><text:span text:style-name="T13_38"><text:s/></text:span><text:span text:style-name="T13_39">Healthcare</text:span><text:span text:style-name="T13_40"><text:s/></text:span><text:span text:style-name="T13_41">Philanthropy</text:span><text:span text:style-name="T13_42"><text:s/>(</text:span><text:span text:style-name="T13_43">AHP</text:span><text:span text:style-name="T13_44">),<text:s/></text:span><text:span text:style-name="T13_45">Council</text:span><text:span text:style-name="T13_46"><text:s/></text:span><text:span text:style-name="T13_47">for</text:span><text:span text:style-name="T13_48"><text:s/></text:span><text:span text:style-name="T13_49">Advancement</text:span><text:span text:style-name="T13_50"><text:s/></text:span><text:span text:style-name="T13_51">and</text:span><text:span text:style-name="T13_52"><text:s/></text:span><text:span text:style-name="T13_53">Support</text:span><text:span text:style-name="T13_54"><text:s/></text:span><text:span text:style-name="T13_55">of</text:span><text:span text:style-name="T13_56"><text:s/></text:span><text:span text:style-name="T13_57">Education</text:span><text:span text:style-name="T13_58"><text:s/>(</text:span><text:span text:style-name="T13_59">CASE</text:span><text:span text:style-name="T13_60">),<text:s/></text:span><text:span text:style-name="T13_61">and</text:span><text:span text:style-name="T13_62"><text:s/></text:span><text:span text:style-name="T13_63">the</text:span><text:span text:style-name="T13_64"><text:s/></text:span><text:span text:style-name="T13_65">Giving</text:span><text:span text:style-name="T13_66"><text:s/></text:span><text:span text:style-name="T13_67">Institute</text:span><text:span text:style-name="T13_68">:<text:s/></text:span><text:span text:style-name="T13_69">Leading</text:span><text:span text:style-name="T13_70"><text:s/></text:span><text:span text:style-name="T13_71">Consultants</text:span><text:span text:style-name="T13_72"><text:s/></text:span><text:span text:style-name="T13_73">to</text:span><text:span text:style-name="T13_74"><text:s/></text:span><text:span text:style-name="T13_75">Non</text:span><text:span text:style-name="T13_76">-</text:span><text:span text:style-name="T13_77">Profits</text:span><text:span text:style-name="T13_78">.</text:span></text:p>
      <text:p text:style-name="P14"/>
      <text:p text:style-name="P15"/>
      <text:h text:style-name="P16" text:outline-level="10"><text:span text:style-name="T16_1">indysci</text:span><text:span text:style-name="T16_2"><text:s/></text:span><text:span text:style-name="T16_3">donor</text:span><text:span text:style-name="T16_4"><text:s/></text:span><text:span text:style-name="T16_5">privacy</text:span><text:span text:style-name="T16_6"><text:s/></text:span><text:span text:style-name="T16_7">policy</text:span></text:h>
      <text:p text:style-name="P17"><text:span text:style-name="T17_1">The</text:span><text:span text:style-name="T17_2"><text:s/></text:span><text:span text:style-name="T17_3">following</text:span><text:span text:style-name="T17_4"><text:s/></text:span><text:span text:style-name="T17_5">content</text:span><text:span text:style-name="T17_6"><text:s/></text:span><text:span text:style-name="T17_7">reflects</text:span><text:span text:style-name="T17_8"><text:s/></text:span><text:span text:style-name="T17_9">official</text:span><text:span text:style-name="T17_10"><text:s/></text:span><text:span text:style-name="T17_11">policy</text:span><text:span text:style-name="T17_12"><text:s/></text:span><text:span text:style-name="T17_13">approved</text:span><text:span text:style-name="T17_14"><text:s/></text:span><text:span text:style-name="T17_15">by</text:span><text:span text:style-name="T17_16"><text:s/></text:span><text:span text:style-name="T17_17">the</text:span><text:span text:style-name="T17_18"><text:s/></text:span><text:span text:style-name="T17_19">indysci</text:span><text:span text:style-name="T17_20"><text:s/></text:span><text:span text:style-name="T17_21">board</text:span><text:span text:style-name="T17_22"><text:s/></text:span><text:span text:style-name="T17_23">of</text:span><text:span text:style-name="T17_24"><text:s/></text:span><text:span text:style-name="T17_25">directors</text:span><text:span text:style-name="T17_26"><text:s/></text:span><text:span text:style-name="T17_27">and</text:span><text:span text:style-name="T17_28"><text:s/></text:span><text:span text:style-name="T17_29">applies</text:span><text:span text:style-name="T17_30"><text:s/></text:span><text:span text:style-name="T17_31">to</text:span><text:span text:style-name="T17_32"><text:s/></text:span><text:span text:style-name="T17_33">all</text:span><text:span text:style-name="T17_34"><text:s/></text:span><text:span text:style-name="T17_35">individuals</text:span><text:span text:style-name="T17_36"><text:s/></text:span><text:span text:style-name="T17_37">contributing</text:span><text:span text:style-name="T17_38"><text:s/></text:span><text:span text:style-name="T17_39">earmarked</text:span><text:span text:style-name="T17_40"><text:s/></text:span><text:span text:style-name="T17_41">or</text:span><text:span text:style-name="T17_42"><text:s/></text:span><text:span text:style-name="T17_43">unearmarked</text:span><text:span text:style-name="T17_44"><text:s/></text:span><text:span text:style-name="T17_45">funds</text:span><text:span text:style-name="T17_46"><text:s/></text:span><text:span text:style-name="T17_47">to</text:span><text:span text:style-name="T17_48"><text:s/></text:span><text:span text:style-name="T17_49">indysci</text:span><text:span text:style-name="T17_50">,<text:s/></text:span><text:span text:style-name="T17_51">to</text:span><text:span text:style-name="T17_52"><text:s/></text:span><text:span text:style-name="T17_53">total</text:span><text:span text:style-name="T17_54"><text:s/></text:span><text:span text:style-name="T17_55">less</text:span><text:span text:style-name="T17_56"><text:s/></text:span><text:span text:style-name="T17_57">than</text:span><text:span text:style-name="T17_58"><text:s/>$10,000.<text:s text:c="2"/></text:span><text:span text:style-name="T17_59">In</text:span><text:span text:style-name="T17_60"><text:s/></text:span><text:span text:style-name="T17_61">order</text:span><text:span text:style-name="T17_62"><text:s/></text:span><text:span text:style-name="T17_63">to</text:span><text:span text:style-name="T17_64"><text:s/></text:span><text:span text:style-name="T17_65">carefully</text:span><text:span text:style-name="T17_66"><text:s/></text:span><text:span text:style-name="T17_67">balance</text:span><text:span text:style-name="T17_68"><text:s/></text:span><text:span text:style-name="T17_69">the</text:span><text:span text:style-name="T17_70"><text:s/></text:span><text:span text:style-name="T17_71">competing</text:span><text:span text:style-name="T17_72"><text:s/></text:span><text:span text:style-name="T17_73">interests</text:span><text:span text:style-name="T17_74"><text:s/></text:span><text:span text:style-name="T17_75">of</text:span><text:span text:style-name="T17_76"><text:s/></text:span><text:span text:style-name="T17_77">scientific</text:span><text:span text:style-name="T17_78"><text:s/></text:span><text:span text:style-name="T17_79">transparency</text:span><text:span text:style-name="T17_80"><text:s/></text:span><text:span text:style-name="T17_81">with</text:span><text:span text:style-name="T17_82"><text:s/></text:span><text:span text:style-name="T17_83">a</text:span><text:span text:style-name="T17_84"><text:s/></text:span><text:span text:style-name="T17_85">donor</text:span><text:span text:style-name="T17_86">’</text:span><text:span text:style-name="T17_87">s</text:span><text:span text:style-name="T17_88"><text:s/></text:span><text:span text:style-name="T17_89">right</text:span><text:span text:style-name="T17_90"><text:s/></text:span><text:span text:style-name="T17_91">to</text:span><text:span text:style-name="T17_92"><text:s/></text:span><text:span text:style-name="T17_93">privacy</text:span><text:span text:style-name="T17_94">,<text:s/></text:span><text:span text:style-name="T17_95">we</text:span><text:span text:style-name="T17_96"><text:s/></text:span><text:span text:style-name="T17_97">have</text:span><text:span text:style-name="T17_98"><text:s/></text:span><text:span text:style-name="T17_99">developed</text:span><text:span text:style-name="T17_100"><text:s/></text:span><text:span text:style-name="T17_101">this</text:span><text:span text:style-name="T17_102"><text:s/></text:span><text:span text:style-name="T17_103">donor</text:span><text:span text:style-name="T17_104"><text:s/></text:span><text:span text:style-name="T17_105">privacy</text:span><text:span text:style-name="T17_106"><text:s/></text:span><text:span text:style-name="T17_107">policy</text:span><text:span text:style-name="T17_108"><text:s/></text:span><text:span text:style-name="T17_109">to</text:span><text:span text:style-name="T17_110"><text:s/></text:span><text:span text:style-name="T17_111">explicitly</text:span><text:span text:style-name="T17_112"><text:s/></text:span><text:span text:style-name="T17_113">enumerate</text:span><text:span text:style-name="T17_114"><text:s/></text:span><text:span text:style-name="T17_115">how</text:span><text:span text:style-name="T17_116"><text:s/></text:span><text:span text:style-name="T17_117">indysci</text:span><text:span text:style-name="T17_118"><text:s/></text:span><text:span text:style-name="T17_119">may</text:span><text:span text:style-name="T17_120"><text:s/></text:span><text:span text:style-name="T17_121">and</text:span><text:span text:style-name="T17_122"><text:s/></text:span><text:span text:style-name="T17_123">may</text:span><text:span text:style-name="T17_124"><text:s/></text:span><text:span text:style-name="T17_125">not</text:span><text:span text:style-name="T17_126"><text:s/></text:span><text:span text:style-name="T17_127">use</text:span><text:span text:style-name="T17_128"><text:s/></text:span><text:span text:style-name="T17_129">your</text:span><text:span text:style-name="T17_130"><text:s/></text:span><text:span text:style-name="T17_131">personal</text:span><text:span text:style-name="T17_132"><text:s/></text:span><text:span text:style-name="T17_133">information</text:span><text:span text:style-name="T17_134">.</text:span></text:p>
      <text:p text:style-name="P18"/>
      <text:h text:style-name="P19" text:outline-level="10"><text:span text:style-name="T19_1">What</text:span><text:span text:style-name="T19_2"><text:s/></text:span><text:span text:style-name="T19_3">information</text:span><text:span text:style-name="T19_4"><text:s/></text:span><text:span text:style-name="T19_5">we</text:span><text:span text:style-name="T19_6"><text:s/></text:span><text:span text:style-name="T19_7">collect</text:span><text:span text:style-name="T19_8">,<text:s/></text:span><text:span text:style-name="T19_9">and</text:span><text:span text:style-name="T19_10"><text:s/></text:span><text:span text:style-name="T19_11">why</text:span></text:h>
      <text:p text:style-name="P20"><text:span text:style-name="T20_1">We</text:span><text:span text:style-name="T20_2"><text:s/></text:span><text:span text:style-name="T20_3">use</text:span><text:span text:style-name="T20_4"><text:s/></text:span><text:span text:style-name="T20_5">personal</text:span><text:span text:style-name="T20_6"><text:s/></text:span><text:span text:style-name="T20_7">information</text:span><text:span text:style-name="T20_8"><text:s/></text:span><text:span text:style-name="T20_9">collected</text:span><text:span text:style-name="T20_10"><text:s/></text:span><text:span text:style-name="T20_11">from</text:span><text:span text:style-name="T20_12"><text:s/></text:span><text:span text:style-name="T20_13">donors</text:span><text:span text:style-name="T20_14"><text:s/></text:span><text:span text:style-name="T20_15">for</text:span><text:span text:style-name="T20_16"><text:s/></text:span><text:span text:style-name="T20_17">three</text:span><text:span text:style-name="T20_18"><text:s/></text:span><text:span text:style-name="T20_19">purposes</text:span><text:span text:style-name="T20_20">:</text:span></text:p>
      <text:p text:style-name="P21"/>
      <text:p text:style-name="P22"><text:span text:style-name="T22_1">1)<text:tab/></text:span><text:span text:style-name="T22_2">to</text:span><text:span text:style-name="T22_3"><text:s/></text:span><text:span text:style-name="T22_4">allow</text:span><text:span text:style-name="T22_5"><text:s/></text:span><text:span text:style-name="T22_6">anyone</text:span><text:span text:style-name="T22_7"><text:s/></text:span><text:span text:style-name="T22_8">reviewing</text:span><text:span text:style-name="T22_9"><text:s/></text:span><text:span text:style-name="T22_10">our</text:span><text:span text:style-name="T22_11"><text:s/></text:span><text:span text:style-name="T22_12">scientific</text:span><text:span text:style-name="T22_13"><text:s/></text:span><text:span text:style-name="T22_14">findings</text:span><text:span text:style-name="T22_15"><text:s/></text:span><text:span text:style-name="T22_16">the</text:span><text:span text:style-name="T22_17"><text:s/></text:span><text:span text:style-name="T22_18">ability</text:span><text:span text:style-name="T22_19"><text:s/></text:span><text:span text:style-name="T22_20">to</text:span><text:span text:style-name="T22_21"><text:s/></text:span><text:span text:style-name="T22_22">properly</text:span><text:span text:style-name="T22_23"><text:s/></text:span><text:span text:style-name="T22_24">assess</text:span><text:span text:style-name="T22_25"><text:s/></text:span><text:span text:style-name="T22_26">competing</text:span><text:span text:style-name="T22_27"><text:s/></text:span><text:span text:style-name="T22_28">interests</text:span><text:span text:style-name="T22_29"><text:s/></text:span><text:span text:style-name="T22_30">which</text:span><text:span text:style-name="T22_31"><text:s/></text:span><text:span text:style-name="T22_32">may</text:span><text:span text:style-name="T22_33"><text:s/></text:span><text:span text:style-name="T22_34">bias</text:span><text:span text:style-name="T22_35"><text:s/></text:span><text:span text:style-name="T22_36">our</text:span><text:span text:style-name="T22_37"><text:s/></text:span><text:span text:style-name="T22_38">methodology</text:span><text:span text:style-name="T22_39"><text:s/></text:span><text:span text:style-name="T22_40">or</text:span><text:span text:style-name="T22_41"><text:s/></text:span><text:span text:style-name="T22_42">the</text:span><text:span text:style-name="T22_43"><text:s/></text:span><text:span text:style-name="T22_44">interpretation</text:span><text:span text:style-name="T22_45"><text:s/></text:span><text:span text:style-name="T22_46">of</text:span><text:span text:style-name="T22_47"><text:s/></text:span><text:span text:style-name="T22_48">our</text:span><text:span text:style-name="T22_49"><text:s/></text:span><text:span text:style-name="T22_50">results</text:span><text:span text:style-name="T22_51">.</text:span></text:p>
      <text:p text:style-name="P23"><text:span text:style-name="T23_1">2)<text:tab/></text:span><text:span text:style-name="T23_2">to</text:span><text:span text:style-name="T23_3"><text:s/></text:span><text:span text:style-name="T23_4">process</text:span><text:span text:style-name="T23_5"><text:s/></text:span><text:span text:style-name="T23_6">payments</text:span></text:p>
      <text:p text:style-name="P24"><text:span text:style-name="T24_1">3)<text:tab/></text:span><text:span text:style-name="T24_2">to</text:span><text:span text:style-name="T24_3"><text:s/></text:span><text:span text:style-name="T24_4">communicate</text:span><text:span text:style-name="T24_5"><text:s/></text:span><text:span text:style-name="T24_6">to</text:span><text:span text:style-name="T24_7"><text:s/></text:span><text:span text:style-name="T24_8">donors</text:span><text:span text:style-name="T24_9"><text:s/></text:span><text:span text:style-name="T24_10">details</text:span><text:span text:style-name="T24_11"><text:s/></text:span><text:span text:style-name="T24_12">of</text:span><text:span text:style-name="T24_13"><text:s/></text:span><text:span text:style-name="T24_14">indysci</text:span><text:span text:style-name="T24_15"><text:s/></text:span><text:span text:style-name="T24_16">operations</text:span><text:span text:style-name="T24_17">.</text:span></text:p>
      <text:p text:style-name="P25"/>
      <text:p text:style-name="P26"><text:span text:style-name="T26_1">This</text:span><text:span text:style-name="T26_2"><text:s/></text:span><text:span text:style-name="T26_3">information</text:span><text:span text:style-name="T26_4"><text:s/></text:span><text:span text:style-name="T26_5">may</text:span><text:span text:style-name="T26_6"><text:s/></text:span><text:span text:style-name="T26_7">include</text:span><text:span text:style-name="T26_8"><text:s/></text:span><text:span text:style-name="T26_9">name</text:span><text:span text:style-name="T26_10">,<text:s/></text:span><text:span text:style-name="T26_11">amount</text:span><text:span text:style-name="T26_12"><text:s/></text:span><text:span text:style-name="T26_13">donated</text:span><text:span text:style-name="T26_14">,<text:s/></text:span><text:span text:style-name="T26_15">donor</text:span><text:span text:style-name="T26_16"><text:s/></text:span><text:span text:style-name="T26_17">comments</text:span><text:span text:style-name="T26_18">,<text:s/></text:span><text:span text:style-name="T26_19">email</text:span><text:span text:style-name="T26_20"><text:s/></text:span><text:span text:style-name="T26_21">address</text:span><text:span text:style-name="T26_22">,<text:s/></text:span><text:span text:style-name="T26_23">and</text:span><text:span text:style-name="T26_24"><text:s/></text:span><text:span text:style-name="T26_25">physical</text:span><text:span text:style-name="T26_26"><text:s/></text:span><text:span text:style-name="T26_27">address</text:span><text:span text:style-name="T26_28"><text:s/></text:span><text:span text:style-name="T26_29">only</text:span><text:span text:style-name="T26_30"><text:s/></text:span><text:span text:style-name="T26_31">in</text:span><text:span text:style-name="T26_32"><text:s/></text:span><text:span text:style-name="T26_33">the</text:span><text:span text:style-name="T26_34"><text:s/></text:span><text:span text:style-name="T26_35">case</text:span><text:span text:style-name="T26_36"><text:s/></text:span><text:span text:style-name="T26_37">where</text:span><text:span text:style-name="T26_38"><text:s/></text:span><text:span text:style-name="T26_39">an</text:span><text:span text:style-name="T26_40"><text:s/></text:span><text:span text:style-name="T26_41">email</text:span><text:span text:style-name="T26_42"><text:s/></text:span><text:span text:style-name="T26_43">is</text:span><text:span text:style-name="T26_44"><text:s/></text:span><text:span text:style-name="T26_45">not</text:span><text:span text:style-name="T26_46"><text:s/></text:span><text:span text:style-name="T26_47">provided</text:span><text:span text:style-name="T26_48">.<text:s/></text:span><text:span text:style-name="T26_49">For</text:span><text:span text:style-name="T26_50"><text:s/></text:span><text:span text:style-name="T26_51">donations</text:span><text:span text:style-name="T26_52"><text:s/></text:span><text:span text:style-name="T26_53">by</text:span><text:span text:style-name="T26_54"><text:s/></text:span><text:span text:style-name="T26_55">check</text:span><text:span text:style-name="T26_56">,<text:s/></text:span><text:span text:style-name="T26_57">donor</text:span><text:span text:style-name="T26_58"><text:s/></text:span><text:span text:style-name="T26_59">data</text:span><text:span text:style-name="T26_60"><text:s/></text:span><text:span text:style-name="T26_61">include</text:span><text:span text:style-name="T26_62"><text:s/></text:span><text:span text:style-name="T26_63">the</text:span><text:span text:style-name="T26_64"><text:s/></text:span><text:span text:style-name="T26_65">information</text:span><text:span text:style-name="T26_66"><text:s/></text:span><text:span text:style-name="T26_67">visible</text:span><text:span text:style-name="T26_68"><text:s/></text:span><text:span text:style-name="T26_69">on</text:span><text:span text:style-name="T26_70"><text:s/></text:span><text:span text:style-name="T26_71">the</text:span><text:span text:style-name="T26_72"><text:s/></text:span><text:span text:style-name="T26_73">check</text:span><text:span text:style-name="T26_74">.</text:span></text:p>
      <text:p text:style-name="P27"><text:span text:style-name="T27_1">As</text:span><text:span text:style-name="T27_2"><text:s/></text:span><text:span text:style-name="T27_3">part</text:span><text:span text:style-name="T27_4"><text:s/></text:span><text:span text:style-name="T27_5">of</text:span><text:span text:style-name="T27_6"><text:s/></text:span><text:span text:style-name="T27_7">providing</text:span><text:span text:style-name="T27_8"><text:s/></text:span><text:span text:style-name="T27_9">an</text:span><text:span text:style-name="T27_10"><text:s/></text:span><text:span text:style-name="T27_11">online</text:span><text:span text:style-name="T27_12"><text:s/></text:span><text:span text:style-name="T27_13">experience</text:span><text:span text:style-name="T27_14"><text:s/></text:span><text:span text:style-name="T27_15">expected</text:span><text:span text:style-name="T27_16"><text:s/></text:span><text:span text:style-name="T27_17">by</text:span><text:span text:style-name="T27_18"><text:s/></text:span><text:span text:style-name="T27_19">our</text:span><text:span text:style-name="T27_20"><text:s/></text:span><text:span text:style-name="T27_21">donors</text:span><text:span text:style-name="T27_22">,<text:s/></text:span><text:span text:style-name="T27_23">payment</text:span><text:span text:style-name="T27_24"><text:s/></text:span><text:span text:style-name="T27_25">processors</text:span><text:span text:style-name="T27_26"><text:s/></text:span><text:span text:style-name="T27_27">we</text:span><text:span text:style-name="T27_28"><text:s/></text:span><text:span text:style-name="T27_29">contract</text:span><text:span text:style-name="T27_30"><text:s/></text:span><text:span text:style-name="T27_31">with</text:span><text:span text:style-name="T27_32"><text:s/></text:span><text:span text:style-name="T27_33">may</text:span><text:span text:style-name="T27_34"><text:s/></text:span><text:span text:style-name="T27_35">store</text:span><text:span text:style-name="T27_36"><text:s/></text:span><text:span text:style-name="T27_37">various</text:span><text:span text:style-name="T27_38"><text:s/></text:span><text:span text:style-name="T27_39">data</text:span><text:span text:style-name="T27_40"><text:s/></text:span><text:span text:style-name="T27_41">that</text:span><text:span text:style-name="T27_42"><text:s/></text:span><text:span text:style-name="T27_43">are</text:span><text:span text:style-name="T27_44"><text:s/></text:span><text:span text:style-name="T27_45">collected</text:span><text:span text:style-name="T27_46"><text:s/></text:span><text:span text:style-name="T27_47">as</text:span><text:span text:style-name="T27_48"><text:s/></text:span><text:span text:style-name="T27_49">part</text:span><text:span text:style-name="T27_50"><text:s/></text:span><text:span text:style-name="T27_51">of</text:span><text:span text:style-name="T27_52"><text:s/></text:span><text:span text:style-name="T27_53">standard</text:span><text:span text:style-name="T27_54"><text:s/></text:span><text:span text:style-name="T27_55">web</text:span><text:span text:style-name="T27_56"><text:s/></text:span><text:span text:style-name="T27_57">operations</text:span><text:span text:style-name="T27_58"><text:s/>(</text:span><text:span text:style-name="T27_59">such</text:span><text:span text:style-name="T27_60"><text:s/></text:span><text:span text:style-name="T27_61">as</text:span><text:span text:style-name="T27_62"><text:s/></text:span><text:span text:style-name="T27_63">user</text:span><text:span text:style-name="T27_64"><text:s/></text:span><text:span text:style-name="T27_65">agent</text:span><text:span text:style-name="T27_66"><text:s/></text:span><text:span text:style-name="T27_67">strings</text:span><text:span text:style-name="T27_68">,<text:s/></text:span><text:span text:style-name="T27_69">ip</text:span><text:span text:style-name="T27_70"><text:s/></text:span><text:span text:style-name="T27_71">addresses</text:span><text:span text:style-name="T27_72">,<text:s/></text:span><text:span text:style-name="T27_73">referrer</text:span><text:span text:style-name="T27_74"><text:s/></text:span><text:span text:style-name="T27_75">strings</text:span><text:span text:style-name="T27_76">,<text:s/></text:span><text:span text:style-name="T27_77">and</text:span><text:span text:style-name="T27_78"><text:s/></text:span><text:span text:style-name="T27_79">cookies</text:span><text:span text:style-name="T27_80">).<text:s text:c="2"/></text:span><text:span text:style-name="T27_81">Any</text:span><text:span text:style-name="T27_82"><text:s/></text:span><text:span text:style-name="T27_83">data</text:span><text:span text:style-name="T27_84"><text:s/></text:span><text:span text:style-name="T27_85">that</text:span><text:span text:style-name="T27_86"><text:s/></text:span><text:span text:style-name="T27_87">are</text:span><text:span text:style-name="T27_88"><text:s/></text:span><text:span text:style-name="T27_89">forwarded</text:span><text:span text:style-name="T27_90"><text:s/></text:span><text:span text:style-name="T27_91">to</text:span><text:span text:style-name="T27_92"><text:s/></text:span><text:span text:style-name="T27_93">our</text:span><text:span text:style-name="T27_94"><text:s/></text:span><text:span text:style-name="T27_95">service</text:span><text:span text:style-name="T27_96"><text:s/></text:span><text:span text:style-name="T27_97">provider</text:span><text:span text:style-name="T27_98"><text:s/></text:span><text:span text:style-name="T27_99">during</text:span><text:span text:style-name="T27_100"><text:s/></text:span><text:span text:style-name="T27_101">these</text:span><text:span text:style-name="T27_102"><text:s/></text:span><text:span text:style-name="T27_103">standard</text:span><text:span text:style-name="T27_104"><text:s/></text:span><text:span text:style-name="T27_105">web</text:span><text:span text:style-name="T27_106"><text:s/></text:span><text:span text:style-name="T27_107">operations</text:span><text:span text:style-name="T27_108"><text:s/></text:span><text:span text:style-name="T27_109">may</text:span><text:span text:style-name="T27_110"><text:s/></text:span><text:span text:style-name="T27_111">be</text:span><text:span text:style-name="T27_112"><text:s/></text:span><text:span text:style-name="T27_113">incidentally</text:span><text:span text:style-name="T27_114"><text:s/></text:span><text:span text:style-name="T27_115">stored</text:span><text:span text:style-name="T27_116"><text:s/></text:span><text:span text:style-name="T27_117">in</text:span><text:span text:style-name="T27_118"><text:s/></text:span><text:span text:style-name="T27_119">logs</text:span><text:span text:style-name="T27_120">,<text:s/></text:span><text:span text:style-name="T27_121">but</text:span><text:span text:style-name="T27_122"><text:s/></text:span><text:span text:style-name="T27_123">will</text:span><text:span text:style-name="T27_124"><text:s/></text:span><text:span text:style-name="T27_125">not</text:span><text:span text:style-name="T27_126"><text:s/></text:span><text:span text:style-name="T27_127">be</text:span><text:span text:style-name="T27_128"><text:s/></text:span><text:span text:style-name="T27_129">used</text:span><text:span text:style-name="T27_130"><text:s/></text:span><text:span text:style-name="T27_131">by</text:span><text:span text:style-name="T27_132"><text:s/></text:span><text:span text:style-name="T27_133">indysci</text:span><text:span text:style-name="T27_134"><text:s/></text:span><text:span text:style-name="T27_135">for</text:span><text:span text:style-name="T27_136"><text:s/></text:span><text:span text:style-name="T27_137">any</text:span><text:span text:style-name="T27_138"><text:s/></text:span><text:span text:style-name="T27_139">purpose</text:span><text:span text:style-name="T27_140"><text:s/></text:span><text:span text:style-name="T27_141">besides</text:span><text:span text:style-name="T27_142"><text:s/></text:span><text:span text:style-name="T27_143">web</text:span><text:span text:style-name="T27_144"><text:s/></text:span><text:span text:style-name="T27_145">operation</text:span><text:span text:style-name="T27_146">,<text:s/></text:span><text:span text:style-name="T27_147">including</text:span><text:span text:style-name="T27_148"><text:s/></text:span><text:span text:style-name="T27_149">debugging</text:span><text:span text:style-name="T27_150"><text:s/></text:span><text:span text:style-name="T27_151">of</text:span><text:span text:style-name="T27_152"><text:s/></text:span><text:span text:style-name="T27_153">the</text:span><text:span text:style-name="T27_154"><text:s/></text:span><text:span text:style-name="T27_155">website</text:span><text:span text:style-name="T27_156"><text:s/></text:span><text:span text:style-name="T27_157">or</text:span><text:span text:style-name="T27_158"><text:s/></text:span><text:span text:style-name="T27_159">tracking</text:span><text:span text:style-name="T27_160"><text:s/></text:span><text:span text:style-name="T27_161">down</text:span><text:span text:style-name="T27_162"><text:s/></text:span><text:span text:style-name="T27_163">malicious</text:span><text:span text:style-name="T27_164"><text:s/></text:span><text:span text:style-name="T27_165">agents</text:span><text:span text:style-name="T27_166">.</text:span></text:p>
      <text:p text:style-name="P28"><text:span text:style-name="T28_1">Payment</text:span><text:span text:style-name="T28_2"><text:s/></text:span><text:span text:style-name="T28_3">Processors</text:span><text:span text:style-name="T28_4"><text:s/></text:span><text:span text:style-name="T28_5">and</text:span><text:span text:style-name="T28_6"><text:s/></text:span><text:span text:style-name="T28_7">Other</text:span><text:span text:style-name="T28_8"><text:s/></text:span><text:span text:style-name="T28_9">Service</text:span><text:span text:style-name="T28_10"><text:s/></text:span><text:span text:style-name="T28_11">Providers</text:span><text:span text:style-name="T28_12">.</text:span><text:span text:style-name="T28_13"><text:s/></text:span><text:span text:style-name="T28_14">Payment</text:span><text:span text:style-name="T28_15"><text:s/></text:span><text:span text:style-name="T28_16">processors</text:span><text:span text:style-name="T28_17"><text:s/></text:span><text:span text:style-name="T28_18">allow</text:span><text:span text:style-name="T28_19"><text:s/></text:span><text:span text:style-name="T28_20">donors</text:span><text:span text:style-name="T28_21"><text:s/></text:span><text:span text:style-name="T28_22">to</text:span><text:span text:style-name="T28_23"><text:s/></text:span><text:span text:style-name="T28_24">give</text:span><text:span text:style-name="T28_25"><text:s/></text:span><text:span text:style-name="T28_26">electronically</text:span><text:span text:style-name="T28_27"><text:s/></text:span><text:span text:style-name="T28_28">using</text:span><text:span text:style-name="T28_29"><text:s/></text:span><text:span text:style-name="T28_30">a</text:span><text:span text:style-name="T28_31"><text:s/></text:span><text:span text:style-name="T28_32">payment</text:span><text:span text:style-name="T28_33"><text:s/></text:span><text:span text:style-name="T28_34">services</text:span><text:span text:style-name="T28_35"><text:s/></text:span><text:span text:style-name="T28_36">account</text:span><text:span text:style-name="T28_37">,<text:s/></text:span><text:span text:style-name="T28_38">a</text:span><text:span text:style-name="T28_39"><text:s/></text:span><text:span text:style-name="T28_40">credit</text:span><text:span text:style-name="T28_41"><text:s/></text:span><text:span text:style-name="T28_42">card</text:span><text:span text:style-name="T28_43">,<text:s/></text:span><text:span text:style-name="T28_44">or</text:span><text:span text:style-name="T28_45"><text:s/></text:span><text:span text:style-name="T28_46">other</text:span><text:span text:style-name="T28_47"><text:s/></text:span><text:span text:style-name="T28_48">payment</text:span><text:span text:style-name="T28_49"><text:s/></text:span><text:span text:style-name="T28_50">method</text:span><text:span text:style-name="T28_51">.<text:s/></text:span><text:span text:style-name="T28_52">Donors</text:span><text:span text:style-name="T28_53"><text:s/></text:span><text:span text:style-name="T28_54">donating</text:span><text:span text:style-name="T28_55"><text:s/></text:span><text:span text:style-name="T28_56">via</text:span><text:span text:style-name="T28_57"><text:s/></text:span><text:span text:style-name="T28_58">the</text:span><text:span text:style-name="T28_59"><text:s/></text:span><text:span text:style-name="T28_60">web</text:span><text:span text:style-name="T28_61"><text:s/></text:span><text:span text:style-name="T28_62">should</text:span><text:span text:style-name="T28_63"><text:s/></text:span><text:span text:style-name="T28_64">consult</text:span><text:span text:style-name="T28_65"><text:s/></text:span><text:span text:style-name="T28_66">the</text:span><text:span text:style-name="T28_67"><text:s/></text:span><text:span text:style-name="T28_68">privacy</text:span><text:span text:style-name="T28_69"><text:s/></text:span><text:span text:style-name="T28_70">policies</text:span><text:span text:style-name="T28_71"><text:s/></text:span><text:span text:style-name="T28_72">of</text:span><text:span text:style-name="T28_73"><text:s/></text:span><text:span text:style-name="T28_74">our</text:span><text:span text:style-name="T28_75"><text:s/></text:span><text:span text:style-name="T28_76">payment</text:span><text:span text:style-name="T28_77"><text:s/></text:span><text:span text:style-name="T28_78">processors</text:span><text:span text:style-name="T28_79"><text:s/>(</text:span><text:span text:style-name="T28_80">balanced</text:span><text:span text:style-name="T28_81">)<text:s/></text:span><text:span text:style-name="T28_82">and</text:span><text:span text:style-name="T28_83"><text:s/></text:span><text:span text:style-name="T28_84">our</text:span><text:span text:style-name="T28_85"><text:s/></text:span><text:span text:style-name="T28_86">web</text:span><text:span text:style-name="T28_87"><text:s/></text:span><text:span text:style-name="T28_88">service</text:span><text:span text:style-name="T28_89"><text:s/></text:span><text:span text:style-name="T28_90">provider</text:span><text:span text:style-name="T28_91"><text:s/>(</text:span><text:span text:style-name="T28_92">dreamhost</text:span><text:span text:style-name="T28_93">)<text:s/></text:span><text:span text:style-name="T28_94">to</text:span><text:span text:style-name="T28_95"><text:s/></text:span><text:span text:style-name="T28_96">comprehensively</text:span><text:span text:style-name="T28_97"><text:s/></text:span><text:span text:style-name="T28_98">determine</text:span><text:span text:style-name="T28_99"><text:s/></text:span><text:span text:style-name="T28_100">their</text:span><text:span text:style-name="T28_101"><text:s/></text:span><text:span text:style-name="T28_102">practices</text:span><text:span text:style-name="T28_103">.</text:span></text:p>
      <text:p text:style-name="P29"><text:span text:style-name="T29_1">Donor</text:span><text:span text:style-name="T29_2"><text:s/></text:span><text:span text:style-name="T29_3">Data</text:span><text:span text:style-name="T29_4">.</text:span><text:span text:style-name="T29_5"><text:s/></text:span><text:span text:style-name="T29_6">Donor</text:span><text:span text:style-name="T29_7"><text:s/></text:span><text:span text:style-name="T29_8">Data</text:span><text:span text:style-name="T29_9"><text:s/></text:span><text:span text:style-name="T29_10">may</text:span><text:span text:style-name="T29_11"><text:s/></text:span><text:span text:style-name="T29_12">be</text:span><text:span text:style-name="T29_13"><text:s/></text:span><text:span text:style-name="T29_14">used</text:span><text:span text:style-name="T29_15"><text:s/></text:span><text:span text:style-name="T29_16">for</text:span><text:span text:style-name="T29_17"><text:s/></text:span><text:span text:style-name="T29_18">these</text:span><text:span text:style-name="T29_19"><text:s/></text:span><text:span text:style-name="T29_20">purposes</text:span><text:span text:style-name="T29_21">:</text:span></text:p>
      <text:list text:style-name="LS2" xml:id="list10">
        <text:list-item>
          <text:p text:style-name="P30"><text:span text:style-name="T30_1">Distributing</text:span><text:span text:style-name="T30_2"><text:s/></text:span><text:span text:style-name="T30_3">receipts</text:span><text:span text:style-name="T30_4"><text:s/></text:span><text:span text:style-name="T30_5">and</text:span><text:span text:style-name="T30_6"><text:s/></text:span><text:span text:style-name="T30_7">thanking</text:span><text:span text:style-name="T30_8"><text:s/></text:span><text:span text:style-name="T30_9">donors</text:span><text:span text:style-name="T30_10"><text:s/></text:span><text:span text:style-name="T30_11">for</text:span><text:span text:style-name="T30_12"><text:s/></text:span><text:span text:style-name="T30_13">donations</text:span></text:p>
        </text:list-item>
        <text:list-item>
          <text:p text:style-name="P31"><text:span text:style-name="T31_1">Informing</text:span><text:span text:style-name="T31_2"><text:s/></text:span><text:span text:style-name="T31_3">donors</text:span><text:span text:style-name="T31_4"><text:s/></text:span><text:span text:style-name="T31_5">about</text:span><text:span text:style-name="T31_6"><text:s/></text:span><text:span text:style-name="T31_7">the</text:span><text:span text:style-name="T31_8"><text:s/></text:span><text:span text:style-name="T31_9">status</text:span><text:span text:style-name="T31_10"><text:s/></text:span><text:span text:style-name="T31_11">of</text:span><text:span text:style-name="T31_12"><text:s/></text:span><text:span text:style-name="T31_13">the</text:span><text:span text:style-name="T31_14"><text:s/></text:span><text:span text:style-name="T31_15">projects</text:span><text:span text:style-name="T31_16"><text:s/></text:span><text:span text:style-name="T31_17">they</text:span><text:span text:style-name="T31_18"><text:s/></text:span><text:span text:style-name="T31_19">have</text:span><text:span text:style-name="T31_20"><text:s/></text:span><text:span text:style-name="T31_21">supported</text:span></text:p>
        </text:list-item>
        <text:list-item>
          <text:p text:style-name="P32"><text:span text:style-name="T32_1">Record</text:span><text:span text:style-name="T32_2"><text:s/></text:span><text:span text:style-name="T32_3">keeping</text:span></text:p>
        </text:list-item>
        <text:list-item>
          <text:p text:style-name="P33"><text:span text:style-name="T33_1">Reporting</text:span><text:span text:style-name="T33_2"><text:s/></text:span><text:span text:style-name="T33_3">to</text:span><text:span text:style-name="T33_4"><text:s/></text:span><text:span text:style-name="T33_5">applicable</text:span><text:span text:style-name="T33_6"><text:s/></text:span><text:span text:style-name="T33_7">government</text:span><text:span text:style-name="T33_8"><text:s/></text:span><text:span text:style-name="T33_9">agencies</text:span><text:span text:style-name="T33_10"><text:s/></text:span><text:span text:style-name="T33_11">as</text:span><text:span text:style-name="T33_12"><text:s/></text:span><text:span text:style-name="T33_13">required</text:span><text:span text:style-name="T33_14"><text:s/></text:span><text:span text:style-name="T33_15">by</text:span><text:span text:style-name="T33_16"><text:s/></text:span><text:span text:style-name="T33_17">law</text:span><text:span text:style-name="T33_18">.</text:span></text:p>
        </text:list-item>
      </text:list>
      <text:p text:style-name="P34"><text:span text:style-name="T34_1">Generally</text:span><text:span text:style-name="T34_2">,<text:s/></text:span><text:span text:style-name="T34_3">we</text:span><text:span text:style-name="T34_4"><text:s/></text:span><text:span text:style-name="T34_5">do</text:span><text:span text:style-name="T34_6"><text:s/></text:span><text:span text:style-name="T34_7">not</text:span><text:span text:style-name="T34_8"><text:s/></text:span><text:span text:style-name="T34_9">sell</text:span><text:span text:style-name="T34_10">,<text:s/></text:span><text:span text:style-name="T34_11">trade</text:span><text:span text:style-name="T34_12">,<text:s/></text:span><text:span text:style-name="T34_13">or</text:span><text:span text:style-name="T34_14"><text:s/></text:span><text:span text:style-name="T34_15">rent</text:span><text:span text:style-name="T34_16"><text:s/></text:span><text:span text:style-name="T34_17">Donor</text:span><text:span text:style-name="T34_18"><text:s/></text:span><text:span text:style-name="T34_19">Data</text:span><text:span text:style-name="T34_20">.<text:s text:c="2"/></text:span><text:span text:style-name="T34_21">In</text:span><text:span text:style-name="T34_22"><text:s/></text:span><text:span text:style-name="T34_23">the</text:span><text:span text:style-name="T34_24"><text:s/></text:span><text:span text:style-name="T34_25">interest</text:span><text:span text:style-name="T34_26"><text:s/></text:span><text:span text:style-name="T34_27">of</text:span><text:span text:style-name="T34_28"><text:s/></text:span><text:span text:style-name="T34_29">scientific</text:span><text:span text:style-name="T34_30"><text:s/></text:span><text:span text:style-name="T34_31">transparency</text:span><text:span text:style-name="T34_32">,<text:s/></text:span><text:span text:style-name="T34_33">donor</text:span><text:span text:style-name="T34_34"><text:s/></text:span><text:span text:style-name="T34_35">names</text:span><text:span text:style-name="T34_36"><text:s/></text:span><text:span text:style-name="T34_37">only</text:span><text:span text:style-name="T34_38"><text:s/></text:span><text:span text:style-name="T34_39">will</text:span><text:span text:style-name="T34_40"><text:s/></text:span><text:span text:style-name="T34_41">be</text:span><text:span text:style-name="T34_42"><text:s/></text:span><text:span text:style-name="T34_43">made</text:span><text:span text:style-name="T34_44"><text:s/></text:span><text:span text:style-name="T34_45">publicly</text:span><text:span text:style-name="T34_46"><text:s/></text:span><text:span text:style-name="T34_47">published</text:span><text:span text:style-name="T34_48">;<text:s/></text:span><text:span text:style-name="T34_49">donors</text:span><text:span text:style-name="T34_50"><text:s/></text:span><text:span text:style-name="T34_51">who</text:span><text:span text:style-name="T34_52"><text:s/></text:span><text:span text:style-name="T34_53">wish</text:span><text:span text:style-name="T34_54"><text:s/></text:span><text:span text:style-name="T34_55">to</text:span><text:span text:style-name="T34_56"><text:s/></text:span><text:span text:style-name="T34_57">donate</text:span><text:span text:style-name="T34_58"><text:s/></text:span><text:span text:style-name="T34_59">anonymously</text:span><text:span text:style-name="T34_60"><text:s/></text:span><text:span text:style-name="T34_61">shall</text:span><text:span text:style-name="T34_62"><text:s/></text:span><text:span text:style-name="T34_63">be</text:span><text:span text:style-name="T34_64"><text:s/></text:span><text:span text:style-name="T34_65">afforded</text:span><text:span text:style-name="T34_66"><text:s/></text:span><text:span text:style-name="T34_67">that</text:span><text:span text:style-name="T34_68"><text:s/></text:span><text:span text:style-name="T34_69">right</text:span><text:span text:style-name="T34_70"><text:s/></text:span><text:span text:style-name="T34_71">on</text:span><text:span text:style-name="T34_72"><text:s/></text:span><text:span text:style-name="T34_73">an</text:span><text:span text:style-name="T34_74"><text:s/></text:span><text:span text:style-name="T34_75">opt</text:span><text:span text:style-name="T34_76">-</text:span><text:span text:style-name="T34_77">in</text:span><text:span text:style-name="T34_78"><text:s/></text:span><text:span text:style-name="T34_79">basis</text:span><text:span text:style-name="T34_80">,<text:s/></text:span><text:span text:style-name="T34_81">except</text:span><text:span text:style-name="T34_82"><text:s/></text:span><text:span text:style-name="T34_83">if</text:span><text:span text:style-name="T34_84"><text:s/></text:span><text:span text:style-name="T34_85">their</text:span><text:span text:style-name="T34_86"><text:s/></text:span><text:span text:style-name="T34_87">contribution</text:span><text:span text:style-name="T34_88"><text:s/></text:span><text:span text:style-name="T34_89">exceeds</text:span><text:span text:style-name="T34_90"><text:s/>$10,000.<text:s text:c="2"/></text:span></text:p>
      <text:p text:style-name="P35"><text:span text:style-name="T35_1">In</text:span><text:span text:style-name="T35_2"><text:s/></text:span><text:span text:style-name="T35_3">the</text:span><text:span text:style-name="T35_4"><text:s/></text:span><text:span text:style-name="T35_5">interest</text:span><text:span text:style-name="T35_6"><text:s/></text:span><text:span text:style-name="T35_7">of</text:span><text:span text:style-name="T35_8"><text:s/></text:span><text:span text:style-name="T35_9">accountability</text:span><text:span text:style-name="T35_10">,<text:s/></text:span><text:span text:style-name="T35_11">donors</text:span><text:span text:style-name="T35_12"><text:s/></text:span><text:span text:style-name="T35_13">will</text:span><text:span text:style-name="T35_14"><text:s/></text:span><text:span text:style-name="T35_15">recieve</text:span><text:span text:style-name="T35_16"><text:s/></text:span><text:span text:style-name="T35_17">two</text:span><text:span text:style-name="T35_18"><text:s/></text:span><text:span text:style-name="T35_19">emails</text:span><text:span text:style-name="T35_20"><text:s/></text:span><text:span text:style-name="T35_21">from</text:span><text:span text:style-name="T35_22"><text:s/></text:span><text:span text:style-name="T35_23">indysci</text:span><text:span text:style-name="T35_24"><text:s/>-<text:s/></text:span><text:span text:style-name="T35_25">one</text:span><text:span text:style-name="T35_26"><text:s/></text:span><text:span text:style-name="T35_27">to</text:span><text:span text:style-name="T35_28"><text:s/></text:span><text:span text:style-name="T35_29">acknowledge</text:span><text:span text:style-name="T35_30"><text:s/></text:span><text:span text:style-name="T35_31">if</text:span><text:span text:style-name="T35_32"><text:s/></text:span><text:span text:style-name="T35_33">fundraising</text:span><text:span text:style-name="T35_34"><text:s/></text:span><text:span text:style-name="T35_35">has</text:span><text:span text:style-name="T35_36"><text:s/></text:span><text:span text:style-name="T35_37">been</text:span><text:span text:style-name="T35_38"><text:s/></text:span><text:span text:style-name="T35_39">successful</text:span><text:span text:style-name="T35_40"><text:s/></text:span><text:span text:style-name="T35_41">and</text:span><text:span text:style-name="T35_42"><text:s/></text:span><text:span text:style-name="T35_43">the</text:span><text:span text:style-name="T35_44"><text:s/></text:span><text:span text:style-name="T35_45">project</text:span><text:span text:style-name="T35_46"><text:s/></text:span><text:span text:style-name="T35_47">the</text:span><text:span text:style-name="T35_48"><text:s/></text:span><text:span text:style-name="T35_49">donor</text:span><text:span text:style-name="T35_50"><text:s/></text:span><text:span text:style-name="T35_51">supported</text:span><text:span text:style-name="T35_52"><text:s/></text:span><text:span text:style-name="T35_53">will</text:span><text:span text:style-name="T35_54"><text:s/></text:span><text:span text:style-name="T35_55">proceed</text:span><text:span text:style-name="T35_56">,<text:s/></text:span><text:span text:style-name="T35_57">and</text:span><text:span text:style-name="T35_58"><text:s/></text:span><text:span text:style-name="T35_59">one</text:span><text:span text:style-name="T35_60"><text:s/></text:span><text:span text:style-name="T35_61">email</text:span><text:span text:style-name="T35_62"><text:s/></text:span><text:span text:style-name="T35_63">to</text:span><text:span text:style-name="T35_64"><text:s/></text:span><text:span text:style-name="T35_65">update</text:span><text:span text:style-name="T35_66"><text:s/></text:span><text:span text:style-name="T35_67">the</text:span><text:span text:style-name="T35_68"><text:s/></text:span><text:span text:style-name="T35_69">donor</text:span><text:span text:style-name="T35_70"><text:s/></text:span><text:span text:style-name="T35_71">on</text:span><text:span text:style-name="T35_72"><text:s/></text:span><text:span text:style-name="T35_73">the</text:span><text:span text:style-name="T35_74"><text:s/></text:span><text:span text:style-name="T35_75">final</text:span><text:span text:style-name="T35_76"><text:s/></text:span><text:span text:style-name="T35_77">status</text:span><text:span text:style-name="T35_78"><text:s/></text:span><text:span text:style-name="T35_79">of</text:span><text:span text:style-name="T35_80"><text:s/></text:span><text:span text:style-name="T35_81">the</text:span><text:span text:style-name="T35_82"><text:s/></text:span><text:span text:style-name="T35_83">project</text:span><text:span text:style-name="T35_84">.<text:s text:c="2"/></text:span><text:span text:style-name="T35_85">Donors</text:span><text:span text:style-name="T35_86"><text:s/></text:span><text:span text:style-name="T35_87">may</text:span><text:span text:style-name="T35_88"><text:s/></text:span><text:span text:style-name="T35_89">opt</text:span><text:span text:style-name="T35_90"><text:s/></text:span><text:span text:style-name="T35_91">out</text:span><text:span text:style-name="T35_92"><text:s/></text:span><text:span text:style-name="T35_93">of</text:span><text:span text:style-name="T35_94"><text:s/></text:span><text:span text:style-name="T35_95">either</text:span><text:span text:style-name="T35_96"><text:s/></text:span><text:span text:style-name="T35_97">of</text:span><text:span text:style-name="T35_98"><text:s/></text:span><text:span text:style-name="T35_99">these</text:span><text:span text:style-name="T35_100"><text:s/></text:span><text:span text:style-name="T35_101">emails</text:span><text:span text:style-name="T35_102">.<text:s text:c="2"/></text:span><text:span text:style-name="T35_103">Indysci</text:span><text:span text:style-name="T35_104"><text:s/></text:span><text:span text:style-name="T35_105">projects</text:span><text:span text:style-name="T35_106"><text:s/></text:span><text:span text:style-name="T35_107">may</text:span><text:span text:style-name="T35_108"><text:s/></text:span><text:span text:style-name="T35_109">offer</text:span><text:span text:style-name="T35_110"><text:s/></text:span><text:span text:style-name="T35_111">other</text:span><text:span text:style-name="T35_112"><text:s/></text:span><text:span text:style-name="T35_113">communications</text:span><text:span text:style-name="T35_114">,<text:s/></text:span><text:span text:style-name="T35_115">but</text:span><text:span text:style-name="T35_116"><text:s/></text:span><text:span text:style-name="T35_117">these</text:span><text:span text:style-name="T35_118"><text:s/></text:span><text:span text:style-name="T35_119">will</text:span><text:span text:style-name="T35_120"><text:s/></text:span><text:span text:style-name="T35_121">be</text:span><text:span text:style-name="T35_122"><text:s/></text:span><text:span text:style-name="T35_123">available</text:span><text:span text:style-name="T35_124"><text:s/></text:span><text:span text:style-name="T35_125">solely</text:span><text:span text:style-name="T35_126"><text:s/></text:span><text:span text:style-name="T35_127">on</text:span><text:span text:style-name="T35_128"><text:s/></text:span><text:span text:style-name="T35_129">an</text:span><text:span text:style-name="T35_130"><text:s/></text:span><text:span text:style-name="T35_131">opt</text:span><text:span text:style-name="T35_132">-</text:span><text:span text:style-name="T35_133">in</text:span><text:span text:style-name="T35_134"><text:s/></text:span><text:span text:style-name="T35_135">basis</text:span><text:span text:style-name="T35_136">.</text:span></text:p>
      <text:p text:style-name="P36"><text:span text:style-name="T36_1">Payment</text:span><text:span text:style-name="T36_2"><text:s/></text:span><text:span text:style-name="T36_3">processors</text:span><text:span text:style-name="T36_4"><text:s/></text:span><text:span text:style-name="T36_5">contracted</text:span><text:span text:style-name="T36_6"><text:s/></text:span><text:span text:style-name="T36_7">by</text:span><text:span text:style-name="T36_8"><text:s/></text:span><text:span text:style-name="T36_9">indysci</text:span><text:span text:style-name="T36_10"><text:s/></text:span><text:span text:style-name="T36_11">may</text:span><text:span text:style-name="T36_12"><text:s/></text:span><text:span text:style-name="T36_13">furnish</text:span><text:span text:style-name="T36_14"><text:s/></text:span><text:span text:style-name="T36_15">further</text:span><text:span text:style-name="T36_16"><text:s/></text:span><text:span text:style-name="T36_17">communications</text:span><text:span text:style-name="T36_18"><text:s/></text:span><text:span text:style-name="T36_19">to</text:span><text:span text:style-name="T36_20"><text:s/></text:span><text:span text:style-name="T36_21">the</text:span><text:span text:style-name="T36_22"><text:s/></text:span><text:span text:style-name="T36_23">donors</text:span><text:span text:style-name="T36_24"><text:s/></text:span><text:span text:style-name="T36_25">as</text:span><text:span text:style-name="T36_26"><text:s/></text:span><text:span text:style-name="T36_27">they</text:span><text:span text:style-name="T36_28"><text:s/></text:span><text:span text:style-name="T36_29">see</text:span><text:span text:style-name="T36_30"><text:s/></text:span><text:span text:style-name="T36_31">fit</text:span><text:span text:style-name="T36_32"><text:s/></text:span><text:span text:style-name="T36_33">to</text:span><text:span text:style-name="T36_34"><text:s/></text:span><text:span text:style-name="T36_35">ensure</text:span><text:span text:style-name="T36_36"><text:s/></text:span><text:span text:style-name="T36_37">smooth</text:span><text:span text:style-name="T36_38"><text:s/></text:span><text:span text:style-name="T36_39">financial</text:span><text:span text:style-name="T36_40"><text:s/></text:span><text:span text:style-name="T36_41">transactions</text:span><text:span text:style-name="T36_42"><text:s/></text:span><text:span text:style-name="T36_43">with</text:span><text:span text:style-name="T36_44"><text:s/></text:span><text:span text:style-name="T36_45">the</text:span><text:span text:style-name="T36_46"><text:s/></text:span><text:span text:style-name="T36_47">donor</text:span><text:span text:style-name="T36_48">.</text:span></text:p>
      <text:h text:style-name="P37" text:outline-level="10"><text:span text:style-name="T37_1">Financial</text:span><text:span text:style-name="T37_2"><text:s/></text:span><text:span text:style-name="T37_3">information</text:span></text:h>
      <text:p text:style-name="P38"><text:span text:style-name="T38_1">We</text:span><text:span text:style-name="T38_2"><text:s/></text:span><text:span text:style-name="T38_3">use</text:span><text:span text:style-name="T38_4"><text:s/></text:span><text:span text:style-name="T38_5">partners</text:span><text:span text:style-name="T38_6"><text:s/></text:span><text:span text:style-name="T38_7">to</text:span><text:span text:style-name="T38_8"><text:s/></text:span><text:span text:style-name="T38_9">provide</text:span><text:span text:style-name="T38_10"><text:s/></text:span><text:span text:style-name="T38_11">online</text:span><text:span text:style-name="T38_12"><text:s/></text:span><text:span text:style-name="T38_13">payment</text:span><text:span text:style-name="T38_14"><text:s/></text:span><text:span text:style-name="T38_15">processing</text:span><text:span text:style-name="T38_16"><text:s/></text:span><text:span text:style-name="T38_17">services</text:span><text:span text:style-name="T38_18">.<text:s/></text:span><text:span text:style-name="T38_19">Usually</text:span><text:span text:style-name="T38_20">,<text:s/></text:span><text:span text:style-name="T38_21">the</text:span><text:span text:style-name="T38_22"><text:s/></text:span><text:span text:style-name="T38_23">privacy</text:span><text:span text:style-name="T38_24"><text:s/></text:span><text:span text:style-name="T38_25">policies</text:span><text:span text:style-name="T38_26"><text:s/></text:span><text:span text:style-name="T38_27">of</text:span><text:span text:style-name="T38_28"><text:s/></text:span><text:span text:style-name="T38_29">these</text:span><text:span text:style-name="T38_30"><text:s/></text:span><text:span text:style-name="T38_31">organizations</text:span><text:span text:style-name="T38_32"><text:s/></text:span><text:span text:style-name="T38_33">will</text:span><text:span text:style-name="T38_34"><text:s/></text:span><text:span text:style-name="T38_35">be</text:span><text:span text:style-name="T38_36"><text:s/></text:span><text:span text:style-name="T38_37">presented</text:span><text:span text:style-name="T38_38"><text:s/></text:span><text:span text:style-name="T38_39">to</text:span><text:span text:style-name="T38_40"><text:s/></text:span><text:span text:style-name="T38_41">you</text:span><text:span text:style-name="T38_42"><text:s/></text:span><text:span text:style-name="T38_43">on</text:span><text:span text:style-name="T38_44"><text:s/></text:span><text:span text:style-name="T38_45">their</text:span><text:span text:style-name="T38_46"><text:s/></text:span><text:span text:style-name="T38_47">respective</text:span><text:span text:style-name="T38_48"><text:s/></text:span><text:span text:style-name="T38_49">websites</text:span><text:span text:style-name="T38_50"><text:s/></text:span><text:span text:style-name="T38_51">and</text:span><text:span text:style-name="T38_52"><text:s/></text:span><text:span text:style-name="T38_53">typically</text:span><text:span text:style-name="T38_54"><text:s/></text:span><text:span text:style-name="T38_55">also</text:span><text:span text:style-name="T38_56"><text:s/></text:span><text:span text:style-name="T38_57">as</text:span><text:span text:style-name="T38_58"><text:s/></text:span><text:span text:style-name="T38_59">part</text:span><text:span text:style-name="T38_60"><text:s/></text:span><text:span text:style-name="T38_61">of</text:span><text:span text:style-name="T38_62"><text:s/></text:span><text:span text:style-name="T38_63">your</text:span><text:span text:style-name="T38_64"><text:s/></text:span><text:span text:style-name="T38_65">donation</text:span><text:span text:style-name="T38_66"><text:s/></text:span><text:span text:style-name="T38_67">process</text:span><text:span text:style-name="T38_68">.<text:s/></text:span><text:span text:style-name="T38_69">If</text:span><text:span text:style-name="T38_70"><text:s/></text:span><text:span text:style-name="T38_71">you</text:span><text:span text:style-name="T38_72"><text:s/></text:span><text:span text:style-name="T38_73">pay</text:span><text:span text:style-name="T38_74"><text:s/></text:span><text:span text:style-name="T38_75">by</text:span><text:span text:style-name="T38_76"><text:s/></text:span><text:span text:style-name="T38_77">credit</text:span><text:span text:style-name="T38_78"><text:s/></text:span><text:span text:style-name="T38_79">card</text:span><text:span text:style-name="T38_80">,<text:s/></text:span><text:span text:style-name="T38_81">we</text:span><text:span text:style-name="T38_82"><text:s/></text:span><text:span text:style-name="T38_83">do</text:span><text:span text:style-name="T38_84"><text:s/></text:span><text:span text:style-name="T38_85">not</text:span><text:span text:style-name="T38_86"><text:s/></text:span><text:span text:style-name="T38_87">store</text:span><text:span text:style-name="T38_88"><text:s/></text:span><text:span text:style-name="T38_89">your</text:span><text:span text:style-name="T38_90"><text:s/></text:span><text:span text:style-name="T38_91">credit</text:span><text:span text:style-name="T38_92"><text:s/></text:span><text:span text:style-name="T38_93">card</text:span><text:span text:style-name="T38_94"><text:s/></text:span><text:span text:style-name="T38_95">information</text:span><text:span text:style-name="T38_96">,<text:s/></text:span><text:span text:style-name="T38_97">bank</text:span><text:span text:style-name="T38_98"><text:s/></text:span><text:span text:style-name="T38_99">account</text:span><text:span text:style-name="T38_100"><text:s/></text:span><text:span text:style-name="T38_101">numbers</text:span><text:span text:style-name="T38_102">,<text:s/></text:span><text:span text:style-name="T38_103">or</text:span><text:span text:style-name="T38_104"><text:s/></text:span><text:span text:style-name="T38_105">other</text:span><text:span text:style-name="T38_106"><text:s/></text:span><text:span text:style-name="T38_107">financial</text:span><text:span text:style-name="T38_108"><text:s/></text:span><text:span text:style-name="T38_109">account</text:span><text:span text:style-name="T38_110"><text:s/></text:span><text:span text:style-name="T38_111">data</text:span><text:span text:style-name="T38_112"><text:s/></text:span><text:span text:style-name="T38_113">sent</text:span><text:span text:style-name="T38_114"><text:s/></text:span><text:span text:style-name="T38_115">directly</text:span><text:span text:style-name="T38_116"><text:s/></text:span><text:span text:style-name="T38_117">to</text:span><text:span text:style-name="T38_118"><text:s/></text:span><text:span text:style-name="T38_119">those</text:span><text:span text:style-name="T38_120"><text:s/></text:span><text:span text:style-name="T38_121">processing</text:span><text:span text:style-name="T38_122"><text:s/></text:span><text:span text:style-name="T38_123">services</text:span><text:span text:style-name="T38_124">.</text:span></text:p>
      <text:h text:style-name="P39" text:outline-level="10"><text:span text:style-name="T39_1">Security</text:span></text:h>
      <text:p text:style-name="P40"><text:span text:style-name="T40_1">We</text:span><text:span text:style-name="T40_2"><text:s/></text:span><text:span text:style-name="T40_3">are</text:span><text:span text:style-name="T40_4"><text:s/></text:span><text:span text:style-name="T40_5">committed</text:span><text:span text:style-name="T40_6"><text:s/></text:span><text:span text:style-name="T40_7">to</text:span><text:span text:style-name="T40_8"><text:s/></text:span><text:span text:style-name="T40_9">protecting</text:span><text:span text:style-name="T40_10"><text:s/></text:span><text:span text:style-name="T40_11">donor</text:span><text:span text:style-name="T40_12"><text:s/></text:span><text:span text:style-name="T40_13">personal</text:span><text:span text:style-name="T40_14"><text:s/></text:span><text:span text:style-name="T40_15">information</text:span><text:span text:style-name="T40_16"><text:s/></text:span><text:span text:style-name="T40_17">from</text:span><text:span text:style-name="T40_18"><text:s/></text:span><text:span text:style-name="T40_19">unauthorized</text:span><text:span text:style-name="T40_20"><text:s/></text:span><text:span text:style-name="T40_21">access</text:span><text:span text:style-name="T40_22">,<text:s/></text:span><text:span text:style-name="T40_23">alteration</text:span><text:span text:style-name="T40_24">,<text:s/></text:span><text:span text:style-name="T40_25">disclosure</text:span><text:span text:style-name="T40_26">,<text:s/></text:span><text:span text:style-name="T40_27">or</text:span><text:span text:style-name="T40_28"><text:s/></text:span><text:span text:style-name="T40_29">destruction</text:span><text:span text:style-name="T40_30">.<text:s/></text:span><text:span text:style-name="T40_31">Among</text:span><text:span text:style-name="T40_32"><text:s/></text:span><text:span text:style-name="T40_33">other</text:span><text:span text:style-name="T40_34"><text:s/></text:span><text:span text:style-name="T40_35">things</text:span><text:span text:style-name="T40_36">,<text:s/></text:span><text:span text:style-name="T40_37">we</text:span><text:span text:style-name="T40_38"><text:s/></text:span><text:span text:style-name="T40_39">undertake</text:span><text:span text:style-name="T40_40"><text:s/></text:span><text:span text:style-name="T40_41">a</text:span><text:span text:style-name="T40_42"><text:s/></text:span><text:span text:style-name="T40_43">range</text:span><text:span text:style-name="T40_44"><text:s/></text:span><text:span text:style-name="T40_45">of</text:span><text:span text:style-name="T40_46"><text:s/></text:span><text:span text:style-name="T40_47">security</text:span><text:span text:style-name="T40_48"><text:s/></text:span><text:span text:style-name="T40_49">practices</text:span><text:span text:style-name="T40_50">,<text:s/></text:span><text:span text:style-name="T40_51">including</text:span><text:span text:style-name="T40_52"><text:s/></text:span><text:span text:style-name="T40_53">measures</text:span><text:span text:style-name="T40_54"><text:s/></text:span><text:span text:style-name="T40_55">to</text:span><text:span text:style-name="T40_56"><text:s/></text:span><text:span text:style-name="T40_57">help</text:span><text:span text:style-name="T40_58"><text:s/></text:span><text:span text:style-name="T40_59">secure</text:span><text:span text:style-name="T40_60"><text:s/></text:span><text:span text:style-name="T40_61">web</text:span><text:span text:style-name="T40_62"><text:s/></text:span><text:span text:style-name="T40_63">access</text:span><text:span text:style-name="T40_64"><text:s/></text:span><text:span text:style-name="T40_65">to</text:span><text:span text:style-name="T40_66"><text:s/></text:span><text:span text:style-name="T40_67">sensitive</text:span><text:span text:style-name="T40_68"><text:s/></text:span><text:span text:style-name="T40_69">data</text:span><text:span text:style-name="T40_70"><text:s/></text:span><text:span text:style-name="T40_71">and</text:span><text:span text:style-name="T40_72"><text:s/></text:span><text:span text:style-name="T40_73">undertake</text:span><text:span text:style-name="T40_74"><text:s/></text:span><text:span text:style-name="T40_75">efforts</text:span><text:span text:style-name="T40_76"><text:s/></text:span><text:span text:style-name="T40_77">to</text:span><text:span text:style-name="T40_78"><text:s/></text:span><text:span text:style-name="T40_79">address</text:span><text:span text:style-name="T40_80"><text:s/></text:span><text:span text:style-name="T40_81">security</text:span><text:span text:style-name="T40_82"><text:s/></text:span><text:span text:style-name="T40_83">vulnerabilities</text:span><text:span text:style-name="T40_84"><text:s/></text:span><text:span text:style-name="T40_85">for</text:span><text:span text:style-name="T40_86"><text:s/></text:span><text:span text:style-name="T40_87">various</text:span><text:span text:style-name="T40_88"><text:s/></text:span><text:span text:style-name="T40_89">tools</text:span><text:span text:style-name="T40_90"><text:s/></text:span><text:span text:style-name="T40_91">and</text:span><text:span text:style-name="T40_92"><text:s/></text:span><text:span text:style-name="T40_93">databases</text:span><text:span text:style-name="T40_94">.</text:span></text:p>
      <text:h text:style-name="P41" text:outline-level="10"><text:span text:style-name="T41_1">Other</text:span><text:span text:style-name="T41_2"><text:s/></text:span><text:span text:style-name="T41_3">Disclosures</text:span></text:h>
      <text:p text:style-name="P42"><text:span text:style-name="T42_1">We</text:span><text:span text:style-name="T42_2"><text:s/></text:span><text:span text:style-name="T42_3">may</text:span><text:span text:style-name="T42_4"><text:s/></text:span><text:span text:style-name="T42_5">disclose</text:span><text:span text:style-name="T42_6"><text:s/></text:span><text:span text:style-name="T42_7">information</text:span><text:span text:style-name="T42_8"><text:s/></text:span><text:span text:style-name="T42_9">when</text:span><text:span text:style-name="T42_10"><text:s/></text:span><text:span text:style-name="T42_11">required</text:span><text:span text:style-name="T42_12"><text:s/></text:span><text:span text:style-name="T42_13">by</text:span><text:span text:style-name="T42_14"><text:s/></text:span><text:span text:style-name="T42_15">law</text:span><text:span text:style-name="T42_16">;<text:s/></text:span><text:span text:style-name="T42_17">when</text:span><text:span text:style-name="T42_18"><text:s/></text:span><text:span text:style-name="T42_19">needed</text:span><text:span text:style-name="T42_20"><text:s/></text:span><text:span text:style-name="T42_21">to</text:span><text:span text:style-name="T42_22"><text:s/></text:span><text:span text:style-name="T42_23">protect</text:span><text:span text:style-name="T42_24"><text:s/></text:span><text:span text:style-name="T42_25">our</text:span><text:span text:style-name="T42_26"><text:s/></text:span><text:span text:style-name="T42_27">rights</text:span><text:span text:style-name="T42_28">,<text:s/></text:span><text:span text:style-name="T42_29">privacy</text:span><text:span text:style-name="T42_30">,<text:s/></text:span><text:span text:style-name="T42_31">safety</text:span><text:span text:style-name="T42_32">,<text:s/></text:span><text:span text:style-name="T42_33">property</text:span><text:span text:style-name="T42_34">,<text:s/></text:span><text:span text:style-name="T42_35">donors</text:span><text:span text:style-name="T42_36">,<text:s/></text:span><text:span text:style-name="T42_37">or</text:span><text:span text:style-name="T42_38"><text:s/></text:span><text:span text:style-name="T42_39">users</text:span><text:span text:style-name="T42_40">;<text:s/></text:span><text:span text:style-name="T42_41">and</text:span><text:span text:style-name="T42_42"><text:s/></text:span><text:span text:style-name="T42_43">when</text:span><text:span text:style-name="T42_44"><text:s/></text:span><text:span text:style-name="T42_45">necessary</text:span><text:span text:style-name="T42_46"><text:s/></text:span><text:span text:style-name="T42_47">to</text:span><text:span text:style-name="T42_48"><text:s/></text:span><text:span text:style-name="T42_49">enforce</text:span><text:span text:style-name="T42_50"><text:s/></text:span><text:span text:style-name="T42_51">our</text:span><text:span text:style-name="T42_52"><text:s/></text:span><text:span text:style-name="T42_53">terms</text:span><text:span text:style-name="T42_54"><text:s/></text:span><text:span text:style-name="T42_55">of</text:span><text:span text:style-name="T42_56"><text:s/></text:span><text:span text:style-name="T42_57">service</text:span><text:span text:style-name="T42_58">.</text:span></text:p>
      <text:h text:style-name="P43" text:outline-level="10"><text:span text:style-name="T43_1">Updates</text:span></text:h>
      <text:p text:style-name="P44"><text:span text:style-name="T44_1">We</text:span><text:span text:style-name="T44_2"><text:s/></text:span><text:span text:style-name="T44_3">may</text:span><text:span text:style-name="T44_4"><text:s/></text:span><text:span text:style-name="T44_5">change</text:span><text:span text:style-name="T44_6"><text:s/></text:span><text:span text:style-name="T44_7">the</text:span><text:span text:style-name="T44_8"><text:s/></text:span><text:span text:style-name="T44_9">Donor</text:span><text:span text:style-name="T44_10"><text:s/></text:span><text:span text:style-name="T44_11">Privacy</text:span><text:span text:style-name="T44_12"><text:s/></text:span><text:span text:style-name="T44_13">Policy</text:span><text:span text:style-name="T44_14"><text:s/></text:span><text:span text:style-name="T44_15">from</text:span><text:span text:style-name="T44_16"><text:s/></text:span><text:span text:style-name="T44_17">time</text:span><text:span text:style-name="T44_18"><text:s/></text:span><text:span text:style-name="T44_19">to</text:span><text:span text:style-name="T44_20"><text:s/></text:span><text:span text:style-name="T44_21">time</text:span><text:span text:style-name="T44_22">.<text:s/></text:span><text:span text:style-name="T44_23">Any</text:span><text:span text:style-name="T44_24"><text:s/></text:span><text:span text:style-name="T44_25">and</text:span><text:span text:style-name="T44_26"><text:s/></text:span><text:span text:style-name="T44_27">all</text:span><text:span text:style-name="T44_28"><text:s/></text:span><text:span text:style-name="T44_29">changes</text:span><text:span text:style-name="T44_30"><text:s/></text:span><text:span text:style-name="T44_31">will</text:span><text:span text:style-name="T44_32"><text:s/></text:span><text:span text:style-name="T44_33">be</text:span><text:span text:style-name="T44_34"><text:s/></text:span><text:span text:style-name="T44_35">reflected</text:span><text:span text:style-name="T44_36"><text:s/></text:span><text:span text:style-name="T44_37">on</text:span><text:span text:style-name="T44_38"><text:s/></text:span><text:span text:style-name="T44_39">this</text:span><text:span text:style-name="T44_40"><text:s/></text:span><text:span text:style-name="T44_41">page</text:span><text:span text:style-name="T44_42">.<text:s/></text:span><text:span text:style-name="T44_43">Substantive</text:span><text:span text:style-name="T44_44"><text:s/></text:span><text:span text:style-name="T44_45">changes</text:span><text:span text:style-name="T44_46"><text:s/></text:span><text:span text:style-name="T44_47">may</text:span><text:span text:style-name="T44_48"><text:s/></text:span><text:span text:style-name="T44_49">also</text:span><text:span text:style-name="T44_50"><text:s/></text:span><text:span text:style-name="T44_51">be</text:span><text:span text:style-name="T44_52"><text:s/></text:span><text:span text:style-name="T44_53">announced</text:span><text:span text:style-name="T44_54"><text:s/></text:span><text:span text:style-name="T44_55">through</text:span><text:span text:style-name="T44_56"><text:s/></text:span><text:span text:style-name="T44_57">the</text:span><text:span text:style-name="T44_58"><text:s/></text:span><text:span text:style-name="T44_59">standard</text:span><text:span text:style-name="T44_60"><text:s/></text:span><text:span text:style-name="T44_61">mechanisms</text:span><text:span text:style-name="T44_62"><text:s/></text:span><text:span text:style-name="T44_63">by</text:span><text:span text:style-name="T44_64"><text:s/></text:span><text:span text:style-name="T44_65">which</text:span><text:span text:style-name="T44_66"><text:s/></text:span><text:span text:style-name="T44_67">we</text:span><text:span text:style-name="T44_68"><text:s/></text:span><text:span text:style-name="T44_69">communicate</text:span><text:span text:style-name="T44_70"><text:s/></text:span><text:span text:style-name="T44_71">with</text:span><text:span text:style-name="T44_72"><text:s/></text:span><text:span text:style-name="T44_73">our</text:span><text:span text:style-name="T44_74"><text:s/></text:span><text:span text:style-name="T44_75">users</text:span><text:span text:style-name="T44_76"><text:s/></text:span><text:span text:style-name="T44_77">and</text:span><text:span text:style-name="T44_78"><text:s/></text:span><text:span text:style-name="T44_79">community</text:span><text:span text:style-name="T44_80">.<text:s/></text:span><text:span text:style-name="T44_81">You</text:span><text:span text:style-name="T44_82"><text:s/></text:span><text:span text:style-name="T44_83">should</text:span><text:span text:style-name="T44_84"><text:s/></text:span><text:span text:style-name="T44_85">periodically</text:span><text:span text:style-name="T44_86"><text:s/></text:span><text:span text:style-name="T44_87">check</text:span><text:span text:style-name="T44_88"><text:s/></text:span><text:span text:style-name="T44_89">this</text:span><text:span text:style-name="T44_90"><text:s/></text:span><text:span text:style-name="T44_91">page</text:span><text:span text:style-name="T44_92"><text:s/></text:span><text:span text:style-name="T44_93">for</text:span><text:span text:style-name="T44_94"><text:s/></text:span><text:span text:style-name="T44_95">any</text:span><text:span text:style-name="T44_96"><text:s/></text:span><text:span text:style-name="T44_97">changes</text:span><text:span text:style-name="T44_98"><text:s/></text:span><text:span text:style-name="T44_99">to</text:span><text:span text:style-name="T44_100"><text:s/></text:span><text:span text:style-name="T44_101">the</text:span><text:span text:style-name="T44_102"><text:s/></text:span><text:span text:style-name="T44_103">current</text:span><text:span text:style-name="T44_104"><text:s/></text:span><text:span text:style-name="T44_105">policy</text:span><text:span text:style-name="T44_106">.</text:span></text:p>
      <text:h text:style-name="P45" text:outline-level="10"><text:span text:style-name="T45_1">Data</text:span><text:span text:style-name="T45_2"><text:s/></text:span><text:span text:style-name="T45_3">Retention</text:span></text:h>
      <text:p text:style-name="P46"><text:span text:style-name="T46_1">We</text:span><text:span text:style-name="T46_2"><text:s/></text:span><text:span text:style-name="T46_3">seek</text:span><text:span text:style-name="T46_4"><text:s/></text:span><text:span text:style-name="T46_5">to</text:span><text:span text:style-name="T46_6"><text:s/></text:span><text:span text:style-name="T46_7">retain</text:span><text:span text:style-name="T46_8"><text:s/></text:span><text:span text:style-name="T46_9">donor</text:span><text:span text:style-name="T46_10">-</text:span><text:span text:style-name="T46_11">related</text:span><text:span text:style-name="T46_12"><text:s/></text:span><text:span text:style-name="T46_13">information</text:span><text:span text:style-name="T46_14"><text:s/></text:span><text:span text:style-name="T46_15">only</text:span><text:span text:style-name="T46_16"><text:s/></text:span><text:span text:style-name="T46_17">as</text:span><text:span text:style-name="T46_18"><text:s/></text:span><text:span text:style-name="T46_19">needed</text:span><text:span text:style-name="T46_20"><text:s/></text:span><text:span text:style-name="T46_21">to</text:span><text:span text:style-name="T46_22"><text:s/></text:span><text:span text:style-name="T46_23">fulfill</text:span><text:span text:style-name="T46_24"><text:s/></text:span><text:span text:style-name="T46_25">the</text:span><text:span text:style-name="T46_26"><text:s/></text:span><text:span text:style-name="T46_27">purposes</text:span><text:span text:style-name="T46_28"><text:s/></text:span><text:span text:style-name="T46_29">described</text:span><text:span text:style-name="T46_30"><text:s/></text:span><text:span text:style-name="T46_31">in</text:span><text:span text:style-name="T46_32"><text:s/></text:span><text:span text:style-name="T46_33">this</text:span><text:span text:style-name="T46_34"><text:s/></text:span><text:span text:style-name="T46_35">policy</text:span><text:span text:style-name="T46_36"><text:s/></text:span><text:span text:style-name="T46_37">unless</text:span><text:span text:style-name="T46_38"><text:s/></text:span><text:span text:style-name="T46_39">a</text:span><text:span text:style-name="T46_40"><text:s/></text:span><text:span text:style-name="T46_41">longer</text:span><text:span text:style-name="T46_42"><text:s/></text:span><text:span text:style-name="T46_43">retention</text:span><text:span text:style-name="T46_44"><text:s/></text:span><text:span text:style-name="T46_45">period</text:span><text:span text:style-name="T46_46"><text:s/></text:span><text:span text:style-name="T46_47">is</text:span><text:span text:style-name="T46_48"><text:s/></text:span><text:span text:style-name="T46_49">required</text:span><text:span text:style-name="T46_50"><text:s/></text:span><text:span text:style-name="T46_51">by</text:span><text:span text:style-name="T46_52"><text:s/></text:span><text:span text:style-name="T46_53">law</text:span><text:span text:style-name="T46_54"><text:s/></text:span><text:span text:style-name="T46_55">or</text:span><text:span text:style-name="T46_56"><text:s/></text:span><text:span text:style-name="T46_57">regulations</text:span><text:span text:style-name="T46_58">.</text:span></text:p>
      <text:h text:style-name="P47" text:outline-level="10"><text:span text:style-name="T47_1">Rights</text:span></text:h>
      <text:p text:style-name="P48"><text:span text:style-name="T48_1">You</text:span><text:span text:style-name="T48_2"><text:s/></text:span><text:span text:style-name="T48_3">have</text:span><text:span text:style-name="T48_4"><text:s/></text:span><text:span text:style-name="T48_5">certain</text:span><text:span text:style-name="T48_6"><text:s/></text:span><text:span text:style-name="T48_7">rights</text:span><text:span text:style-name="T48_8"><text:s/></text:span><text:span text:style-name="T48_9">with</text:span><text:span text:style-name="T48_10"><text:s/></text:span><text:span text:style-name="T48_11">respect</text:span><text:span text:style-name="T48_12"><text:s/></text:span><text:span text:style-name="T48_13">to</text:span><text:span text:style-name="T48_14"><text:s/></text:span><text:span text:style-name="T48_15">the</text:span><text:span text:style-name="T48_16"><text:s/></text:span><text:span text:style-name="T48_17">information</text:span><text:span text:style-name="T48_18"><text:s/></text:span><text:span text:style-name="T48_19">we</text:span><text:span text:style-name="T48_20"><text:s/></text:span><text:span text:style-name="T48_21">collect</text:span><text:span text:style-name="T48_22"><text:s/></text:span><text:span text:style-name="T48_23">about</text:span><text:span text:style-name="T48_24"><text:s/></text:span><text:span text:style-name="T48_25">you</text:span><text:span text:style-name="T48_26">.<text:s/></text:span><text:span text:style-name="T48_27">Upon</text:span><text:span text:style-name="T48_28"><text:s/></text:span><text:span text:style-name="T48_29">request</text:span><text:span text:style-name="T48_30">,<text:s/></text:span><text:span text:style-name="T48_31">we</text:span><text:span text:style-name="T48_32"><text:s/></text:span><text:span text:style-name="T48_33">will</text:span><text:span text:style-name="T48_34"><text:s/></text:span><text:span text:style-name="T48_35">tell</text:span><text:span text:style-name="T48_36"><text:s/></text:span><text:span text:style-name="T48_37">you</text:span><text:span text:style-name="T48_38"><text:s/></text:span><text:span text:style-name="T48_39">what</text:span><text:span text:style-name="T48_40"><text:s/></text:span><text:span text:style-name="T48_41">information</text:span><text:span text:style-name="T48_42"><text:s/></text:span><text:span text:style-name="T48_43">we</text:span><text:span text:style-name="T48_44"><text:s/></text:span><text:span text:style-name="T48_45">hold</text:span><text:span text:style-name="T48_46"><text:s/></text:span><text:span text:style-name="T48_47">about</text:span><text:span text:style-name="T48_48"><text:s/></text:span><text:span text:style-name="T48_49">you</text:span><text:span text:style-name="T48_50"><text:s/></text:span><text:span text:style-name="T48_51">and</text:span><text:span text:style-name="T48_52"><text:s/></text:span><text:span text:style-name="T48_53">correct</text:span><text:span text:style-name="T48_54"><text:s/></text:span><text:span text:style-name="T48_55">any</text:span><text:span text:style-name="T48_56"><text:s/></text:span><text:span text:style-name="T48_57">incorrect</text:span><text:span text:style-name="T48_58"><text:s/></text:span><text:span text:style-name="T48_59">information</text:span><text:span text:style-name="T48_60">.<text:s/></text:span><text:span text:style-name="T48_61">We</text:span><text:span text:style-name="T48_62"><text:s/></text:span><text:span text:style-name="T48_63">will</text:span><text:span text:style-name="T48_64"><text:s/></text:span><text:span text:style-name="T48_65">also</text:span><text:span text:style-name="T48_66"><text:s/></text:span><text:span text:style-name="T48_67">make</text:span><text:span text:style-name="T48_68"><text:s/></text:span><text:span text:style-name="T48_69">reasonable</text:span><text:span text:style-name="T48_70"><text:s/></text:span><text:span text:style-name="T48_71">efforts</text:span><text:span text:style-name="T48_72"><text:s/></text:span><text:span text:style-name="T48_73">to</text:span><text:span text:style-name="T48_74"><text:s/></text:span><text:span text:style-name="T48_75">delete</text:span><text:span text:style-name="T48_76"><text:s/></text:span><text:span text:style-name="T48_77">your</text:span><text:span text:style-name="T48_78"><text:s/></text:span><text:span text:style-name="T48_79">information</text:span><text:span text:style-name="T48_80"><text:s/></text:span><text:span text:style-name="T48_81">if</text:span><text:span text:style-name="T48_82"><text:s/></text:span><text:span text:style-name="T48_83">you</text:span><text:span text:style-name="T48_84"><text:s/></text:span><text:span text:style-name="T48_85">ask</text:span><text:span text:style-name="T48_86"><text:s/></text:span><text:span text:style-name="T48_87">us</text:span><text:span text:style-name="T48_88"><text:s/></text:span><text:span text:style-name="T48_89">to</text:span><text:span text:style-name="T48_90"><text:s/></text:span><text:span text:style-name="T48_91">do</text:span><text:span text:style-name="T48_92"><text:s/></text:span><text:span text:style-name="T48_93">so</text:span><text:span text:style-name="T48_94">,<text:s/></text:span><text:span text:style-name="T48_95">unless</text:span><text:span text:style-name="T48_96"><text:s/></text:span><text:span text:style-name="T48_97">we</text:span><text:span text:style-name="T48_98"><text:s/></text:span><text:span text:style-name="T48_99">are</text:span><text:span text:style-name="T48_100"><text:s/></text:span><text:span text:style-name="T48_101">otherwise</text:span><text:span text:style-name="T48_102"><text:s/></text:span><text:span text:style-name="T48_103">required</text:span><text:span text:style-name="T48_104"><text:s/></text:span><text:span text:style-name="T48_105">to</text:span><text:span text:style-name="T48_106"><text:s/></text:span><text:span text:style-name="T48_107">keep</text:span><text:span text:style-name="T48_108"><text:s/></text:span><text:span text:style-name="T48_109">it</text:span><text:span text:style-name="T48_110">.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